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453.51pt" svg:height="255.09pt" svg:x="68.71pt" svg:y="2.83pt">
            <draw:object draw:notify-on-update-of-ranges="data.B1:data.B1000 data.C1:data.C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.6358434" calcext:value-type="float">
            <text:p>1.6358434</text:p>
          </table:table-cell>
          <table:table-cell office:value-type="float" office:value="0.15282635" calcext:value-type="float">
            <text:p>0.15282635</text:p>
          </table:table-cell>
          <table:table-cell table:formula="of:=[.A1]" office:value-type="float" office:value="1.6358434" calcext:value-type="float">
            <text:p>1.6358434</text:p>
          </table:table-cell>
        </table:table-row>
        <table:table-row table:style-name="ro1">
          <table:table-cell office:value-type="float" office:value="0.1655146" calcext:value-type="float">
            <text:p>0.1655146</text:p>
          </table:table-cell>
          <table:table-cell office:value-type="float" office:value="1.5104407" calcext:value-type="float">
            <text:p>1.5104407</text:p>
          </table:table-cell>
          <table:table-cell table:formula="of:=[.C1]+[.A2]" office:value-type="float" office:value="1.801358" calcext:value-type="float">
            <text:p>1.801358</text:p>
          </table:table-cell>
        </table:table-row>
        <table:table-row table:style-name="ro1">
          <table:table-cell office:value-type="float" office:value="0.16832227" calcext:value-type="float">
            <text:p>0.16832227</text:p>
          </table:table-cell>
          <table:table-cell office:value-type="float" office:value="1.4852462" calcext:value-type="float">
            <text:p>1.4852462</text:p>
          </table:table-cell>
          <table:table-cell table:formula="of:=[.C2]+[.A3]" office:value-type="float" office:value="1.96968027" calcext:value-type="float">
            <text:p>1.96968027</text:p>
          </table:table-cell>
        </table:table-row>
        <table:table-row table:style-name="ro1">
          <table:table-cell office:value-type="float" office:value="0.15106432" calcext:value-type="float">
            <text:p>0.15106432</text:p>
          </table:table-cell>
          <table:table-cell office:value-type="float" office:value="1.6549243" calcext:value-type="float">
            <text:p>1.6549243</text:p>
          </table:table-cell>
          <table:table-cell table:formula="of:=[.C3]+[.A4]" office:value-type="float" office:value="2.12074459" calcext:value-type="float">
            <text:p>2.12074459</text:p>
          </table:table-cell>
        </table:table-row>
        <table:table-row table:style-name="ro1">
          <table:table-cell office:value-type="float" office:value="0.13281453" calcext:value-type="float">
            <text:p>0.13281453</text:p>
          </table:table-cell>
          <table:table-cell office:value-type="float" office:value="1.8823242" calcext:value-type="float">
            <text:p>1.8823242</text:p>
          </table:table-cell>
          <table:table-cell table:formula="of:=[.C4]+[.A5]" office:value-type="float" office:value="2.25355912" calcext:value-type="float">
            <text:p>2.25355912</text:p>
          </table:table-cell>
        </table:table-row>
        <table:table-row table:style-name="ro1">
          <table:table-cell office:value-type="float" office:value="0.11232166" calcext:value-type="float">
            <text:p>0.11232166</text:p>
          </table:table-cell>
          <table:table-cell office:value-type="float" office:value="2.2257507" calcext:value-type="float">
            <text:p>2.2257507</text:p>
          </table:table-cell>
          <table:table-cell table:formula="of:=[.C5]+[.A6]" office:value-type="float" office:value="2.36588078" calcext:value-type="float">
            <text:p>2.36588078</text:p>
          </table:table-cell>
        </table:table-row>
        <table:table-row table:style-name="ro1">
          <table:table-cell office:value-type="float" office:value="0.09694057" calcext:value-type="float">
            <text:p>0.09694057</text:p>
          </table:table-cell>
          <table:table-cell office:value-type="float" office:value="2.5788996" calcext:value-type="float">
            <text:p>2.5788996</text:p>
          </table:table-cell>
          <table:table-cell table:formula="of:=[.C6]+[.A7]" office:value-type="float" office:value="2.46282135" calcext:value-type="float">
            <text:p>2.46282135</text:p>
          </table:table-cell>
        </table:table-row>
        <table:table-row table:style-name="ro1">
          <table:table-cell office:value-type="float" office:value="0.08358892" calcext:value-type="float">
            <text:p>0.08358892</text:p>
          </table:table-cell>
          <table:table-cell office:value-type="float" office:value="2.990827" calcext:value-type="float">
            <text:p>2.990827</text:p>
          </table:table-cell>
          <table:table-cell table:formula="of:=[.C7]+[.A8]" office:value-type="float" office:value="2.54641027" calcext:value-type="float">
            <text:p>2.54641027</text:p>
          </table:table-cell>
        </table:table-row>
        <table:table-row table:style-name="ro1">
          <table:table-cell office:value-type="float" office:value="0.072892345" calcext:value-type="float">
            <text:p>0.072892345</text:p>
          </table:table-cell>
          <table:table-cell office:value-type="float" office:value="3.4297154" calcext:value-type="float">
            <text:p>3.4297154</text:p>
          </table:table-cell>
          <table:table-cell table:formula="of:=[.C8]+[.A9]" office:value-type="float" office:value="2.619302615" calcext:value-type="float">
            <text:p>2.619302615</text:p>
          </table:table-cell>
        </table:table-row>
        <table:table-row table:style-name="ro1">
          <table:table-cell office:value-type="float" office:value="0.06413367" calcext:value-type="float">
            <text:p>0.06413367</text:p>
          </table:table-cell>
          <table:table-cell office:value-type="float" office:value="3.8981087" calcext:value-type="float">
            <text:p>3.8981087</text:p>
          </table:table-cell>
          <table:table-cell table:formula="of:=[.C9]+[.A10]" office:value-type="float" office:value="2.683436285" calcext:value-type="float">
            <text:p>2.683436285</text:p>
          </table:table-cell>
        </table:table-row>
        <table:table-row table:style-name="ro1">
          <table:table-cell office:value-type="float" office:value="0.05818265" calcext:value-type="float">
            <text:p>0.05818265</text:p>
          </table:table-cell>
          <table:table-cell office:value-type="float" office:value="4.296814" calcext:value-type="float">
            <text:p>4.296814</text:p>
          </table:table-cell>
          <table:table-cell table:formula="of:=[.C10]+[.A11]" office:value-type="float" office:value="2.741618935" calcext:value-type="float">
            <text:p>2.741618935</text:p>
          </table:table-cell>
        </table:table-row>
        <table:table-row table:style-name="ro1">
          <table:table-cell office:value-type="float" office:value="0.05255207" calcext:value-type="float">
            <text:p>0.05255207</text:p>
          </table:table-cell>
          <table:table-cell office:value-type="float" office:value="4.7571864" calcext:value-type="float">
            <text:p>4.7571864</text:p>
          </table:table-cell>
          <table:table-cell table:formula="of:=[.C11]+[.A12]" office:value-type="float" office:value="2.794171005" calcext:value-type="float">
            <text:p>2.794171005</text:p>
          </table:table-cell>
        </table:table-row>
        <table:table-row table:style-name="ro1">
          <table:table-cell office:value-type="float" office:value="0.047730222" calcext:value-type="float">
            <text:p>0.047730222</text:p>
          </table:table-cell>
          <table:table-cell office:value-type="float" office:value="5.2377715" calcext:value-type="float">
            <text:p>5.2377715</text:p>
          </table:table-cell>
          <table:table-cell table:formula="of:=[.C12]+[.A13]" office:value-type="float" office:value="2.841901227" calcext:value-type="float">
            <text:p>2.841901227</text:p>
          </table:table-cell>
        </table:table-row>
        <table:table-row table:style-name="ro1">
          <table:table-cell office:value-type="float" office:value="0.04367132" calcext:value-type="float">
            <text:p>0.04367132</text:p>
          </table:table-cell>
          <table:table-cell office:value-type="float" office:value="5.724581" calcext:value-type="float">
            <text:p>5.724581</text:p>
          </table:table-cell>
          <table:table-cell table:formula="of:=[.C13]+[.A14]" office:value-type="float" office:value="2.885572547" calcext:value-type="float">
            <text:p>2.885572547</text:p>
          </table:table-cell>
        </table:table-row>
        <table:table-row table:style-name="ro1">
          <table:table-cell office:value-type="float" office:value="0.041138325" calcext:value-type="float">
            <text:p>0.041138325</text:p>
          </table:table-cell>
          <table:table-cell office:value-type="float" office:value="6.0770583" calcext:value-type="float">
            <text:p>6.0770583</text:p>
          </table:table-cell>
          <table:table-cell table:formula="of:=[.C14]+[.A15]" office:value-type="float" office:value="2.926710872" calcext:value-type="float">
            <text:p>2.926710872</text:p>
          </table:table-cell>
        </table:table-row>
        <table:table-row table:style-name="ro1">
          <table:table-cell office:value-type="float" office:value="0.038773175" calcext:value-type="float">
            <text:p>0.038773175</text:p>
          </table:table-cell>
          <table:table-cell office:value-type="float" office:value="6.447757" calcext:value-type="float">
            <text:p>6.447757</text:p>
          </table:table-cell>
          <table:table-cell table:formula="of:=[.C15]+[.A16]" office:value-type="float" office:value="2.965484047" calcext:value-type="float">
            <text:p>2.965484047</text:p>
          </table:table-cell>
        </table:table-row>
        <table:table-row table:style-name="ro1">
          <table:table-cell office:value-type="float" office:value="0.036438543" calcext:value-type="float">
            <text:p>0.036438543</text:p>
          </table:table-cell>
          <table:table-cell office:value-type="float" office:value="6.8608665" calcext:value-type="float">
            <text:p>6.8608665</text:p>
          </table:table-cell>
          <table:table-cell table:formula="of:=[.C16]+[.A17]" office:value-type="float" office:value="3.00192259" calcext:value-type="float">
            <text:p>3.00192259</text:p>
          </table:table-cell>
        </table:table-row>
        <table:table-row table:style-name="ro1">
          <table:table-cell office:value-type="float" office:value="0.034241244" calcext:value-type="float">
            <text:p>0.034241244</text:p>
          </table:table-cell>
          <table:table-cell office:value-type="float" office:value="7.3011365" calcext:value-type="float">
            <text:p>7.3011365</text:p>
          </table:table-cell>
          <table:table-cell table:formula="of:=[.C17]+[.A18]" office:value-type="float" office:value="3.036163834" calcext:value-type="float">
            <text:p>3.036163834</text:p>
          </table:table-cell>
        </table:table-row>
        <table:table-row table:style-name="ro1">
          <table:table-cell office:value-type="float" office:value="0.033157855" calcext:value-type="float">
            <text:p>0.033157855</text:p>
          </table:table-cell>
          <table:table-cell office:value-type="float" office:value="7.5396914" calcext:value-type="float">
            <text:p>7.5396914</text:p>
          </table:table-cell>
          <table:table-cell table:formula="of:=[.C18]+[.A19]" office:value-type="float" office:value="3.069321689" calcext:value-type="float">
            <text:p>3.069321689</text:p>
          </table:table-cell>
        </table:table-row>
        <table:table-row table:style-name="ro1">
          <table:table-cell office:value-type="float" office:value="0.03186084" calcext:value-type="float">
            <text:p>0.03186084</text:p>
          </table:table-cell>
          <table:table-cell office:value-type="float" office:value="7.8466234" calcext:value-type="float">
            <text:p>7.8466234</text:p>
          </table:table-cell>
          <table:table-cell table:formula="of:=[.C19]+[.A20]" office:value-type="float" office:value="3.101182529" calcext:value-type="float">
            <text:p>3.101182529</text:p>
          </table:table-cell>
        </table:table-row>
        <table:table-row table:style-name="ro1">
          <table:table-cell office:value-type="float" office:value="0.030487526" calcext:value-type="float">
            <text:p>0.030487526</text:p>
          </table:table-cell>
          <table:table-cell office:value-type="float" office:value="8.200074" calcext:value-type="float">
            <text:p>8.200074</text:p>
          </table:table-cell>
          <table:table-cell table:formula="of:=[.C20]+[.A21]" office:value-type="float" office:value="3.131670055" calcext:value-type="float">
            <text:p>3.131670055</text:p>
          </table:table-cell>
        </table:table-row>
        <table:table-row table:style-name="ro1">
          <table:table-cell office:value-type="float" office:value="0.029144732" calcext:value-type="float">
            <text:p>0.029144732</text:p>
          </table:table-cell>
          <table:table-cell office:value-type="float" office:value="8.57788" calcext:value-type="float">
            <text:p>8.57788</text:p>
          </table:table-cell>
          <table:table-cell table:formula="of:=[.C21]+[.A22]" office:value-type="float" office:value="3.160814787" calcext:value-type="float">
            <text:p>3.160814787</text:p>
          </table:table-cell>
        </table:table-row>
        <table:table-row table:style-name="ro1">
          <table:table-cell office:value-type="float" office:value="0.028656444" calcext:value-type="float">
            <text:p>0.028656444</text:p>
          </table:table-cell>
          <table:table-cell office:value-type="float" office:value="8.724042" calcext:value-type="float">
            <text:p>8.724042</text:p>
          </table:table-cell>
          <table:table-cell table:formula="of:=[.C22]+[.A23]" office:value-type="float" office:value="3.189471231" calcext:value-type="float">
            <text:p>3.189471231</text:p>
          </table:table-cell>
        </table:table-row>
        <table:table-row table:style-name="ro1">
          <table:table-cell office:value-type="float" office:value="0.02775616" calcext:value-type="float">
            <text:p>0.02775616</text:p>
          </table:table-cell>
          <table:table-cell office:value-type="float" office:value="9.0070095" calcext:value-type="float">
            <text:p>9.0070095</text:p>
          </table:table-cell>
          <table:table-cell table:formula="of:=[.C23]+[.A24]" office:value-type="float" office:value="3.217227391" calcext:value-type="float">
            <text:p>3.217227391</text:p>
          </table:table-cell>
        </table:table-row>
        <table:table-row table:style-name="ro1">
          <table:table-cell office:value-type="float" office:value="0.026901655" calcext:value-type="float">
            <text:p>0.026901655</text:p>
          </table:table-cell>
          <table:table-cell office:value-type="float" office:value="9.293109" calcext:value-type="float">
            <text:p>9.293109</text:p>
          </table:table-cell>
          <table:table-cell table:formula="of:=[.C24]+[.A25]" office:value-type="float" office:value="3.244129046" calcext:value-type="float">
            <text:p>3.244129046</text:p>
          </table:table-cell>
        </table:table-row>
        <table:table-row table:style-name="ro1">
          <table:table-cell office:value-type="float" office:value="0.025909819" calcext:value-type="float">
            <text:p>0.025909819</text:p>
          </table:table-cell>
          <table:table-cell office:value-type="float" office:value="9.648851" calcext:value-type="float">
            <text:p>9.648851</text:p>
          </table:table-cell>
          <table:table-cell table:formula="of:=[.C25]+[.A26]" office:value-type="float" office:value="3.270038865" calcext:value-type="float">
            <text:p>3.270038865</text:p>
          </table:table-cell>
        </table:table-row>
        <table:table-row table:style-name="ro1">
          <table:table-cell office:value-type="float" office:value="0.025650416" calcext:value-type="float">
            <text:p>0.025650416</text:p>
          </table:table-cell>
          <table:table-cell office:value-type="float" office:value="9.74643" calcext:value-type="float">
            <text:p>9.74643</text:p>
          </table:table-cell>
          <table:table-cell table:formula="of:=[.C26]+[.A27]" office:value-type="float" office:value="3.295689281" calcext:value-type="float">
            <text:p>3.295689281</text:p>
          </table:table-cell>
        </table:table-row>
        <table:table-row table:style-name="ro1">
          <table:table-cell office:value-type="float" office:value="0.02513161" calcext:value-type="float">
            <text:p>0.02513161</text:p>
          </table:table-cell>
          <table:table-cell office:value-type="float" office:value="9.947633" calcext:value-type="float">
            <text:p>9.947633</text:p>
          </table:table-cell>
          <table:table-cell table:formula="of:=[.C27]+[.A28]" office:value-type="float" office:value="3.320820891" calcext:value-type="float">
            <text:p>3.320820891</text:p>
          </table:table-cell>
        </table:table-row>
        <table:table-row table:style-name="ro1">
          <table:table-cell office:value-type="float" office:value="0.024582284" calcext:value-type="float">
            <text:p>0.024582284</text:p>
          </table:table-cell>
          <table:table-cell office:value-type="float" office:value="10.169926" calcext:value-type="float">
            <text:p>10.169926</text:p>
          </table:table-cell>
          <table:table-cell table:formula="of:=[.C28]+[.A29]" office:value-type="float" office:value="3.345403175" calcext:value-type="float">
            <text:p>3.345403175</text:p>
          </table:table-cell>
        </table:table-row>
        <table:table-row table:style-name="ro1">
          <table:table-cell office:value-type="float" office:value="0.024048219" calcext:value-type="float">
            <text:p>0.024048219</text:p>
          </table:table-cell>
          <table:table-cell office:value-type="float" office:value="10.395781" calcext:value-type="float">
            <text:p>10.395781</text:p>
          </table:table-cell>
          <table:table-cell table:formula="of:=[.C29]+[.A30]" office:value-type="float" office:value="3.369451394" calcext:value-type="float">
            <text:p>3.369451394</text:p>
          </table:table-cell>
        </table:table-row>
        <table:table-row table:style-name="ro1">
          <table:table-cell office:value-type="float" office:value="0.02449073" calcext:value-type="float">
            <text:p>0.02449073</text:p>
          </table:table-cell>
          <table:table-cell office:value-type="float" office:value="10.207943" calcext:value-type="float">
            <text:p>10.207943</text:p>
          </table:table-cell>
          <table:table-cell table:formula="of:=[.C30]+[.A31]" office:value-type="float" office:value="3.393942124" calcext:value-type="float">
            <text:p>3.393942124</text:p>
          </table:table-cell>
        </table:table-row>
        <table:table-row table:style-name="ro1">
          <table:table-cell office:value-type="float" office:value="0.024567025" calcext:value-type="float">
            <text:p>0.024567025</text:p>
          </table:table-cell>
          <table:table-cell office:value-type="float" office:value="10.176242" calcext:value-type="float">
            <text:p>10.176242</text:p>
          </table:table-cell>
          <table:table-cell table:formula="of:=[.C31]+[.A32]" office:value-type="float" office:value="3.418509149" calcext:value-type="float">
            <text:p>3.418509149</text:p>
          </table:table-cell>
        </table:table-row>
        <table:table-row table:style-name="ro1">
          <table:table-cell office:value-type="float" office:value="0.024582284" calcext:value-type="float">
            <text:p>0.024582284</text:p>
          </table:table-cell>
          <table:table-cell office:value-type="float" office:value="10.169926" calcext:value-type="float">
            <text:p>10.169926</text:p>
          </table:table-cell>
          <table:table-cell table:formula="of:=[.C32]+[.A33]" office:value-type="float" office:value="3.443091433" calcext:value-type="float">
            <text:p>3.443091433</text:p>
          </table:table-cell>
        </table:table-row>
        <table:table-row table:style-name="ro1">
          <table:table-cell office:value-type="float" office:value="0.02432288" calcext:value-type="float">
            <text:p>0.02432288</text:p>
          </table:table-cell>
          <table:table-cell office:value-type="float" office:value="10.278388" calcext:value-type="float">
            <text:p>10.278388</text:p>
          </table:table-cell>
          <table:table-cell table:formula="of:=[.C33]+[.A34]" office:value-type="float" office:value="3.467414313" calcext:value-type="float">
            <text:p>3.467414313</text:p>
          </table:table-cell>
        </table:table-row>
        <table:table-row table:style-name="ro1">
          <table:table-cell office:value-type="float" office:value="0.024765393" calcext:value-type="float">
            <text:p>0.024765393</text:p>
          </table:table-cell>
          <table:table-cell office:value-type="float" office:value="10.094732" calcext:value-type="float">
            <text:p>10.094732</text:p>
          </table:table-cell>
          <table:table-cell table:formula="of:=[.C34]+[.A35]" office:value-type="float" office:value="3.492179706" calcext:value-type="float">
            <text:p>3.492179706</text:p>
          </table:table-cell>
        </table:table-row>
        <table:table-row table:style-name="ro1">
          <table:table-cell office:value-type="float" office:value="0.024826428" calcext:value-type="float">
            <text:p>0.024826428</text:p>
          </table:table-cell>
          <table:table-cell office:value-type="float" office:value="10.069915" calcext:value-type="float">
            <text:p>10.069915</text:p>
          </table:table-cell>
          <table:table-cell table:formula="of:=[.C35]+[.A36]" office:value-type="float" office:value="3.517006134" calcext:value-type="float">
            <text:p>3.517006134</text:p>
          </table:table-cell>
        </table:table-row>
        <table:table-row table:style-name="ro1">
          <table:table-cell office:value-type="float" office:value="0.024856947" calcext:value-type="float">
            <text:p>0.024856947</text:p>
          </table:table-cell>
          <table:table-cell office:value-type="float" office:value="10.05755" calcext:value-type="float">
            <text:p>10.05755</text:p>
          </table:table-cell>
          <table:table-cell table:formula="of:=[.C36]+[.A37]" office:value-type="float" office:value="3.541863081" calcext:value-type="float">
            <text:p>3.541863081</text:p>
          </table:table-cell>
        </table:table-row>
        <table:table-row table:style-name="ro1">
          <table:table-cell office:value-type="float" office:value="0.02464332" calcext:value-type="float">
            <text:p>0.02464332</text:p>
          </table:table-cell>
          <table:table-cell office:value-type="float" office:value="10.144736" calcext:value-type="float">
            <text:p>10.144736</text:p>
          </table:table-cell>
          <table:table-cell table:formula="of:=[.C37]+[.A38]" office:value-type="float" office:value="3.566506401" calcext:value-type="float">
            <text:p>3.566506401</text:p>
          </table:table-cell>
        </table:table-row>
        <table:table-row table:style-name="ro1">
          <table:table-cell office:value-type="float" office:value="0.025024796" calcext:value-type="float">
            <text:p>0.025024796</text:p>
          </table:table-cell>
          <table:table-cell office:value-type="float" office:value="9.990091" calcext:value-type="float">
            <text:p>9.990091</text:p>
          </table:table-cell>
          <table:table-cell table:formula="of:=[.C38]+[.A39]" office:value-type="float" office:value="3.591531197" calcext:value-type="float">
            <text:p>3.591531197</text:p>
          </table:table-cell>
        </table:table-row>
        <table:table-row table:style-name="ro1">
          <table:table-cell office:value-type="float" office:value="0.02513161" calcext:value-type="float">
            <text:p>0.02513161</text:p>
          </table:table-cell>
          <table:table-cell office:value-type="float" office:value="9.947633" calcext:value-type="float">
            <text:p>9.947633</text:p>
          </table:table-cell>
          <table:table-cell table:formula="of:=[.C39]+[.A40]" office:value-type="float" office:value="3.616662807" calcext:value-type="float">
            <text:p>3.616662807</text:p>
          </table:table-cell>
        </table:table-row>
        <table:table-row table:style-name="ro1">
          <table:table-cell office:value-type="float" office:value="0.02511635" calcext:value-type="float">
            <text:p>0.02511635</text:p>
          </table:table-cell>
          <table:table-cell office:value-type="float" office:value="9.953676" calcext:value-type="float">
            <text:p>9.953676</text:p>
          </table:table-cell>
          <table:table-cell table:formula="of:=[.C40]+[.A41]" office:value-type="float" office:value="3.641779157" calcext:value-type="float">
            <text:p>3.641779157</text:p>
          </table:table-cell>
        </table:table-row>
        <table:table-row table:style-name="ro1">
          <table:table-cell office:value-type="float" office:value="0.024887465" calcext:value-type="float">
            <text:p>0.024887465</text:p>
          </table:table-cell>
          <table:table-cell office:value-type="float" office:value="10.0452175" calcext:value-type="float">
            <text:p>10.0452175</text:p>
          </table:table-cell>
          <table:table-cell table:formula="of:=[.C41]+[.A42]" office:value-type="float" office:value="3.666666622" calcext:value-type="float">
            <text:p>3.666666622</text:p>
          </table:table-cell>
        </table:table-row>
        <table:table-row table:style-name="ro1">
          <table:table-cell office:value-type="float" office:value="0.025314717" calcext:value-type="float">
            <text:p>0.025314717</text:p>
          </table:table-cell>
          <table:table-cell office:value-type="float" office:value="9.875679" calcext:value-type="float">
            <text:p>9.875679</text:p>
          </table:table-cell>
          <table:table-cell table:formula="of:=[.C42]+[.A43]" office:value-type="float" office:value="3.691981339" calcext:value-type="float">
            <text:p>3.691981339</text:p>
          </table:table-cell>
        </table:table-row>
        <table:table-row table:style-name="ro1">
          <table:table-cell office:value-type="float" office:value="0.025436789" calcext:value-type="float">
            <text:p>0.025436789</text:p>
          </table:table-cell>
          <table:table-cell office:value-type="float" office:value="9.828284" calcext:value-type="float">
            <text:p>9.828284</text:p>
          </table:table-cell>
          <table:table-cell table:formula="of:=[.C43]+[.A44]" office:value-type="float" office:value="3.717418128" calcext:value-type="float">
            <text:p>3.717418128</text:p>
          </table:table-cell>
        </table:table-row>
        <table:table-row table:style-name="ro1">
          <table:table-cell office:value-type="float" office:value="0.02542153" calcext:value-type="float">
            <text:p>0.02542153</text:p>
          </table:table-cell>
          <table:table-cell office:value-type="float" office:value="9.834184" calcext:value-type="float">
            <text:p>9.834184</text:p>
          </table:table-cell>
          <table:table-cell table:formula="of:=[.C44]+[.A45]" office:value-type="float" office:value="3.742839658" calcext:value-type="float">
            <text:p>3.742839658</text:p>
          </table:table-cell>
        </table:table-row>
        <table:table-row table:style-name="ro1">
          <table:table-cell office:value-type="float" office:value="0.025207905" calcext:value-type="float">
            <text:p>0.025207905</text:p>
          </table:table-cell>
          <table:table-cell office:value-type="float" office:value="9.917524" calcext:value-type="float">
            <text:p>9.917524</text:p>
          </table:table-cell>
          <table:table-cell table:formula="of:=[.C45]+[.A46]" office:value-type="float" office:value="3.768047563" calcext:value-type="float">
            <text:p>3.768047563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46]+[.A47]" office:value-type="float" office:value="3.793652203" calcext:value-type="float">
            <text:p>3.793652203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47]+[.A48]" office:value-type="float" office:value="3.819378914" calcext:value-type="float">
            <text:p>3.819378914</text:p>
          </table:table-cell>
        </table:table-row>
        <table:table-row table:style-name="ro1">
          <table:table-cell office:value-type="float" office:value="0.025680933" calcext:value-type="float">
            <text:p>0.025680933</text:p>
          </table:table-cell>
          <table:table-cell office:value-type="float" office:value="9.734848" calcext:value-type="float">
            <text:p>9.734848</text:p>
          </table:table-cell>
          <table:table-cell table:formula="of:=[.C48]+[.A49]" office:value-type="float" office:value="3.845059847" calcext:value-type="float">
            <text:p>3.845059847</text:p>
          </table:table-cell>
        </table:table-row>
        <table:table-row table:style-name="ro1">
          <table:table-cell office:value-type="float" office:value="0.025482567" calcext:value-type="float">
            <text:p>0.025482567</text:p>
          </table:table-cell>
          <table:table-cell office:value-type="float" office:value="9.810628" calcext:value-type="float">
            <text:p>9.810628</text:p>
          </table:table-cell>
          <table:table-cell table:formula="of:=[.C49]+[.A50]" office:value-type="float" office:value="3.870542414" calcext:value-type="float">
            <text:p>3.870542414</text:p>
          </table:table-cell>
        </table:table-row>
        <table:table-row table:style-name="ro1">
          <table:table-cell office:value-type="float" office:value="0.025879301" calcext:value-type="float">
            <text:p>0.025879301</text:p>
          </table:table-cell>
          <table:table-cell office:value-type="float" office:value="9.66023" calcext:value-type="float">
            <text:p>9.66023</text:p>
          </table:table-cell>
          <table:table-cell table:formula="of:=[.C50]+[.A51]" office:value-type="float" office:value="3.896421715" calcext:value-type="float">
            <text:p>3.896421715</text:p>
          </table:table-cell>
        </table:table-row>
        <table:table-row table:style-name="ro1">
          <table:table-cell office:value-type="float" office:value="0.026001373" calcext:value-type="float">
            <text:p>0.026001373</text:p>
          </table:table-cell>
          <table:table-cell office:value-type="float" office:value="9.614877" calcext:value-type="float">
            <text:p>9.614877</text:p>
          </table:table-cell>
          <table:table-cell table:formula="of:=[.C51]+[.A52]" office:value-type="float" office:value="3.922423088" calcext:value-type="float">
            <text:p>3.922423088</text:p>
          </table:table-cell>
        </table:table-row>
        <table:table-row table:style-name="ro1">
          <table:table-cell office:value-type="float" office:value="0.026001373" calcext:value-type="float">
            <text:p>0.026001373</text:p>
          </table:table-cell>
          <table:table-cell office:value-type="float" office:value="9.614877" calcext:value-type="float">
            <text:p>9.614877</text:p>
          </table:table-cell>
          <table:table-cell table:formula="of:=[.C52]+[.A53]" office:value-type="float" office:value="3.948424461" calcext:value-type="float">
            <text:p>3.948424461</text:p>
          </table:table-cell>
        </table:table-row>
        <table:table-row table:style-name="ro1">
          <table:table-cell office:value-type="float" office:value="0.025757229" calcext:value-type="float">
            <text:p>0.025757229</text:p>
          </table:table-cell>
          <table:table-cell office:value-type="float" office:value="9.706014" calcext:value-type="float">
            <text:p>9.706014</text:p>
          </table:table-cell>
          <table:table-cell table:formula="of:=[.C53]+[.A54]" office:value-type="float" office:value="3.97418169" calcext:value-type="float">
            <text:p>3.97418169</text:p>
          </table:table-cell>
        </table:table-row>
        <table:table-row table:style-name="ro1">
          <table:table-cell office:value-type="float" office:value="0.026169222" calcext:value-type="float">
            <text:p>0.026169222</text:p>
          </table:table-cell>
          <table:table-cell office:value-type="float" office:value="9.553207" calcext:value-type="float">
            <text:p>9.553207</text:p>
          </table:table-cell>
          <table:table-cell table:formula="of:=[.C54]+[.A55]" office:value-type="float" office:value="4.000350912" calcext:value-type="float">
            <text:p>4.000350912</text:p>
          </table:table-cell>
        </table:table-row>
        <table:table-row table:style-name="ro1">
          <table:table-cell office:value-type="float" office:value="0.026321813" calcext:value-type="float">
            <text:p>0.026321813</text:p>
          </table:table-cell>
          <table:table-cell office:value-type="float" office:value="9.497826" calcext:value-type="float">
            <text:p>9.497826</text:p>
          </table:table-cell>
          <table:table-cell table:formula="of:=[.C55]+[.A56]" office:value-type="float" office:value="4.026672725" calcext:value-type="float">
            <text:p>4.026672725</text:p>
          </table:table-cell>
        </table:table-row>
        <table:table-row table:style-name="ro1">
          <table:table-cell office:value-type="float" office:value="0.026306555" calcext:value-type="float">
            <text:p>0.026306555</text:p>
          </table:table-cell>
          <table:table-cell office:value-type="float" office:value="9.503335" calcext:value-type="float">
            <text:p>9.503335</text:p>
          </table:table-cell>
          <table:table-cell table:formula="of:=[.C56]+[.A57]" office:value-type="float" office:value="4.05297928" calcext:value-type="float">
            <text:p>4.05297928</text:p>
          </table:table-cell>
        </table:table-row>
        <table:table-row table:style-name="ro1">
          <table:table-cell office:value-type="float" office:value="0.02606241" calcext:value-type="float">
            <text:p>0.02606241</text:p>
          </table:table-cell>
          <table:table-cell office:value-type="float" office:value="9.59236" calcext:value-type="float">
            <text:p>9.59236</text:p>
          </table:table-cell>
          <table:table-cell table:formula="of:=[.C57]+[.A58]" office:value-type="float" office:value="4.07904169" calcext:value-type="float">
            <text:p>4.07904169</text:p>
          </table:table-cell>
        </table:table-row>
        <table:table-row table:style-name="ro1">
          <table:table-cell office:value-type="float" office:value="0.026443886" calcext:value-type="float">
            <text:p>0.026443886</text:p>
          </table:table-cell>
          <table:table-cell office:value-type="float" office:value="9.453981" calcext:value-type="float">
            <text:p>9.453981</text:p>
          </table:table-cell>
          <table:table-cell table:formula="of:=[.C58]+[.A59]" office:value-type="float" office:value="4.105485576" calcext:value-type="float">
            <text:p>4.105485576</text:p>
          </table:table-cell>
        </table:table-row>
        <table:table-row table:style-name="ro1">
          <table:table-cell office:value-type="float" office:value="0.026596475" calcext:value-type="float">
            <text:p>0.026596475</text:p>
          </table:table-cell>
          <table:table-cell office:value-type="float" office:value="9.399741" calcext:value-type="float">
            <text:p>9.399741</text:p>
          </table:table-cell>
          <table:table-cell table:formula="of:=[.C59]+[.A60]" office:value-type="float" office:value="4.132082051" calcext:value-type="float">
            <text:p>4.132082051</text:p>
          </table:table-cell>
        </table:table-row>
        <table:table-row table:style-name="ro1">
          <table:table-cell office:value-type="float" office:value="0.026565958" calcext:value-type="float">
            <text:p>0.026565958</text:p>
          </table:table-cell>
          <table:table-cell office:value-type="float" office:value="9.41054" calcext:value-type="float">
            <text:p>9.41054</text:p>
          </table:table-cell>
          <table:table-cell table:formula="of:=[.C60]+[.A61]" office:value-type="float" office:value="4.158648009" calcext:value-type="float">
            <text:p>4.158648009</text:p>
          </table:table-cell>
        </table:table-row>
        <table:table-row table:style-name="ro1">
          <table:table-cell office:value-type="float" office:value="0.026337072" calcext:value-type="float">
            <text:p>0.026337072</text:p>
          </table:table-cell>
          <table:table-cell office:value-type="float" office:value="9.492323" calcext:value-type="float">
            <text:p>9.492323</text:p>
          </table:table-cell>
          <table:table-cell table:formula="of:=[.C61]+[.A62]" office:value-type="float" office:value="4.184985081" calcext:value-type="float">
            <text:p>4.184985081</text:p>
          </table:table-cell>
        </table:table-row>
        <table:table-row table:style-name="ro1">
          <table:table-cell office:value-type="float" office:value="0.026764324" calcext:value-type="float">
            <text:p>0.026764324</text:p>
          </table:table-cell>
          <table:table-cell office:value-type="float" office:value="9.340793" calcext:value-type="float">
            <text:p>9.340793</text:p>
          </table:table-cell>
          <table:table-cell table:formula="of:=[.C62]+[.A63]" office:value-type="float" office:value="4.211749405" calcext:value-type="float">
            <text:p>4.211749405</text:p>
          </table:table-cell>
        </table:table-row>
        <table:table-row table:style-name="ro1">
          <table:table-cell office:value-type="float" office:value="0.026886396" calcext:value-type="float">
            <text:p>0.026886396</text:p>
          </table:table-cell>
          <table:table-cell office:value-type="float" office:value="9.298383" calcext:value-type="float">
            <text:p>9.298383</text:p>
          </table:table-cell>
          <table:table-cell table:formula="of:=[.C63]+[.A64]" office:value-type="float" office:value="4.238635801" calcext:value-type="float">
            <text:p>4.238635801</text:p>
          </table:table-cell>
        </table:table-row>
        <table:table-row table:style-name="ro1">
          <table:table-cell office:value-type="float" office:value="0.026871137" calcext:value-type="float">
            <text:p>0.026871137</text:p>
          </table:table-cell>
          <table:table-cell office:value-type="float" office:value="9.303662" calcext:value-type="float">
            <text:p>9.303662</text:p>
          </table:table-cell>
          <table:table-cell table:formula="of:=[.C64]+[.A65]" office:value-type="float" office:value="4.265506938" calcext:value-type="float">
            <text:p>4.265506938</text:p>
          </table:table-cell>
        </table:table-row>
        <table:table-row table:style-name="ro1">
          <table:table-cell office:value-type="float" office:value="0.026626993" calcext:value-type="float">
            <text:p>0.026626993</text:p>
          </table:table-cell>
          <table:table-cell office:value-type="float" office:value="9.388968" calcext:value-type="float">
            <text:p>9.388968</text:p>
          </table:table-cell>
          <table:table-cell table:formula="of:=[.C65]+[.A66]" office:value-type="float" office:value="4.292133931" calcext:value-type="float">
            <text:p>4.292133931</text:p>
          </table:table-cell>
        </table:table-row>
        <table:table-row table:style-name="ro1">
          <table:table-cell office:value-type="float" office:value="0.027023727" calcext:value-type="float">
            <text:p>0.027023727</text:p>
          </table:table-cell>
          <table:table-cell office:value-type="float" office:value="9.251129" calcext:value-type="float">
            <text:p>9.251129</text:p>
          </table:table-cell>
          <table:table-cell table:formula="of:=[.C66]+[.A67]" office:value-type="float" office:value="4.319157658" calcext:value-type="float">
            <text:p>4.319157658</text:p>
          </table:table-cell>
        </table:table-row>
        <table:table-row table:style-name="ro1">
          <table:table-cell office:value-type="float" office:value="0.02716106" calcext:value-type="float">
            <text:p>0.02716106</text:p>
          </table:table-cell>
          <table:table-cell office:value-type="float" office:value="9.204354" calcext:value-type="float">
            <text:p>9.204354</text:p>
          </table:table-cell>
          <table:table-cell table:formula="of:=[.C67]+[.A68]" office:value-type="float" office:value="4.346318718" calcext:value-type="float">
            <text:p>4.346318718</text:p>
          </table:table-cell>
        </table:table-row>
        <table:table-row table:style-name="ro1">
          <table:table-cell office:value-type="float" office:value="0.027115282" calcext:value-type="float">
            <text:p>0.027115282</text:p>
          </table:table-cell>
          <table:table-cell office:value-type="float" office:value="9.219893" calcext:value-type="float">
            <text:p>9.219893</text:p>
          </table:table-cell>
          <table:table-cell table:formula="of:=[.C68]+[.A69]" office:value-type="float" office:value="4.373434" calcext:value-type="float">
            <text:p>4.373434</text:p>
          </table:table-cell>
        </table:table-row>
        <table:table-row table:style-name="ro1">
          <table:table-cell office:value-type="float" office:value="0.026855879" calcext:value-type="float">
            <text:p>0.026855879</text:p>
          </table:table-cell>
          <table:table-cell office:value-type="float" office:value="9.3089485" calcext:value-type="float">
            <text:p>9.3089485</text:p>
          </table:table-cell>
          <table:table-cell table:formula="of:=[.C69]+[.A70]" office:value-type="float" office:value="4.400289879" calcext:value-type="float">
            <text:p>4.400289879</text:p>
          </table:table-cell>
        </table:table-row>
        <table:table-row table:style-name="ro1">
          <table:table-cell office:value-type="float" office:value="0.027267871" calcext:value-type="float">
            <text:p>0.027267871</text:p>
          </table:table-cell>
          <table:table-cell office:value-type="float" office:value="9.1683" calcext:value-type="float">
            <text:p>9.1683</text:p>
          </table:table-cell>
          <table:table-cell table:formula="of:=[.C70]+[.A71]" office:value-type="float" office:value="4.42755775" calcext:value-type="float">
            <text:p>4.42755775</text:p>
          </table:table-cell>
        </table:table-row>
        <table:table-row table:style-name="ro1">
          <table:table-cell office:value-type="float" office:value="0.027344167" calcext:value-type="float">
            <text:p>0.027344167</text:p>
          </table:table-cell>
          <table:table-cell office:value-type="float" office:value="9.142717" calcext:value-type="float">
            <text:p>9.142717</text:p>
          </table:table-cell>
          <table:table-cell table:formula="of:=[.C71]+[.A72]" office:value-type="float" office:value="4.454901917" calcext:value-type="float">
            <text:p>4.454901917</text:p>
          </table:table-cell>
        </table:table-row>
        <table:table-row table:style-name="ro1">
          <table:table-cell office:value-type="float" office:value="0.027252613" calcext:value-type="float">
            <text:p>0.027252613</text:p>
          </table:table-cell>
          <table:table-cell office:value-type="float" office:value="9.173432" calcext:value-type="float">
            <text:p>9.173432</text:p>
          </table:table-cell>
          <table:table-cell table:formula="of:=[.C72]+[.A73]" office:value-type="float" office:value="4.48215453" calcext:value-type="float">
            <text:p>4.48215453</text:p>
          </table:table-cell>
        </table:table-row>
        <table:table-row table:style-name="ro1">
          <table:table-cell office:value-type="float" office:value="0.026947433" calcext:value-type="float">
            <text:p>0.026947433</text:p>
          </table:table-cell>
          <table:table-cell office:value-type="float" office:value="9.277321" calcext:value-type="float">
            <text:p>9.277321</text:p>
          </table:table-cell>
          <table:table-cell table:formula="of:=[.C73]+[.A74]" office:value-type="float" office:value="4.509101963" calcext:value-type="float">
            <text:p>4.509101963</text:p>
          </table:table-cell>
        </table:table-row>
        <table:table-row table:style-name="ro1">
          <table:table-cell office:value-type="float" office:value="0.027267871" calcext:value-type="float">
            <text:p>0.027267871</text:p>
          </table:table-cell>
          <table:table-cell office:value-type="float" office:value="9.1683" calcext:value-type="float">
            <text:p>9.1683</text:p>
          </table:table-cell>
          <table:table-cell table:formula="of:=[.C74]+[.A75]" office:value-type="float" office:value="4.536369834" calcext:value-type="float">
            <text:p>4.536369834</text:p>
          </table:table-cell>
        </table:table-row>
        <table:table-row table:style-name="ro1">
          <table:table-cell office:value-type="float" office:value="0.027237354" calcext:value-type="float">
            <text:p>0.027237354</text:p>
          </table:table-cell>
          <table:table-cell office:value-type="float" office:value="9.178572" calcext:value-type="float">
            <text:p>9.178572</text:p>
          </table:table-cell>
          <table:table-cell table:formula="of:=[.C75]+[.A76]" office:value-type="float" office:value="4.563607188" calcext:value-type="float">
            <text:p>4.563607188</text:p>
          </table:table-cell>
        </table:table-row>
        <table:table-row table:style-name="ro1">
          <table:table-cell office:value-type="float" office:value="0.027069505" calcext:value-type="float">
            <text:p>0.027069505</text:p>
          </table:table-cell>
          <table:table-cell office:value-type="float" office:value="9.235485" calcext:value-type="float">
            <text:p>9.235485</text:p>
          </table:table-cell>
          <table:table-cell table:formula="of:=[.C76]+[.A77]" office:value-type="float" office:value="4.590676693" calcext:value-type="float">
            <text:p>4.590676693</text:p>
          </table:table-cell>
        </table:table-row>
        <table:table-row table:style-name="ro1">
          <table:table-cell office:value-type="float" office:value="0.026596475" calcext:value-type="float">
            <text:p>0.026596475</text:p>
          </table:table-cell>
          <table:table-cell office:value-type="float" office:value="9.399741" calcext:value-type="float">
            <text:p>9.399741</text:p>
          </table:table-cell>
          <table:table-cell table:formula="of:=[.C77]+[.A78]" office:value-type="float" office:value="4.617273168" calcext:value-type="float">
            <text:p>4.617273168</text:p>
          </table:table-cell>
        </table:table-row>
        <table:table-row table:style-name="ro1">
          <table:table-cell office:value-type="float" office:value="0.026794843" calcext:value-type="float">
            <text:p>0.026794843</text:p>
          </table:table-cell>
          <table:table-cell office:value-type="float" office:value="9.330153" calcext:value-type="float">
            <text:p>9.330153</text:p>
          </table:table-cell>
          <table:table-cell table:formula="of:=[.C78]+[.A79]" office:value-type="float" office:value="4.644068011" calcext:value-type="float">
            <text:p>4.644068011</text:p>
          </table:table-cell>
        </table:table-row>
        <table:table-row table:style-name="ro1">
          <table:table-cell office:value-type="float" office:value="0.02665751" calcext:value-type="float">
            <text:p>0.02665751</text:p>
          </table:table-cell>
          <table:table-cell office:value-type="float" office:value="9.37822" calcext:value-type="float">
            <text:p>9.37822</text:p>
          </table:table-cell>
          <table:table-cell table:formula="of:=[.C79]+[.A80]" office:value-type="float" office:value="4.670725521" calcext:value-type="float">
            <text:p>4.670725521</text:p>
          </table:table-cell>
        </table:table-row>
        <table:table-row table:style-name="ro1">
          <table:table-cell office:value-type="float" office:value="0.026352331" calcext:value-type="float">
            <text:p>0.026352331</text:p>
          </table:table-cell>
          <table:table-cell office:value-type="float" office:value="9.486827" calcext:value-type="float">
            <text:p>9.486827</text:p>
          </table:table-cell>
          <table:table-cell table:formula="of:=[.C80]+[.A81]" office:value-type="float" office:value="4.697077852" calcext:value-type="float">
            <text:p>4.697077852</text:p>
          </table:table-cell>
        </table:table-row>
        <table:table-row table:style-name="ro1">
          <table:table-cell office:value-type="float" office:value="0.025833525" calcext:value-type="float">
            <text:p>0.025833525</text:p>
          </table:table-cell>
          <table:table-cell office:value-type="float" office:value="9.677347" calcext:value-type="float">
            <text:p>9.677347</text:p>
          </table:table-cell>
          <table:table-cell table:formula="of:=[.C81]+[.A82]" office:value-type="float" office:value="4.722911377" calcext:value-type="float">
            <text:p>4.722911377</text:p>
          </table:table-cell>
        </table:table-row>
        <table:table-row table:style-name="ro1">
          <table:table-cell office:value-type="float" office:value="0.025848784" calcext:value-type="float">
            <text:p>0.025848784</text:p>
          </table:table-cell>
          <table:table-cell office:value-type="float" office:value="9.671635" calcext:value-type="float">
            <text:p>9.671635</text:p>
          </table:table-cell>
          <table:table-cell table:formula="of:=[.C82]+[.A83]" office:value-type="float" office:value="4.748760161" calcext:value-type="float">
            <text:p>4.748760161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83]+[.A84]" office:value-type="float" office:value="4.774486872" calcext:value-type="float">
            <text:p>4.774486872</text:p>
          </table:table-cell>
        </table:table-row>
        <table:table-row table:style-name="ro1">
          <table:table-cell office:value-type="float" office:value="0.02545205" calcext:value-type="float">
            <text:p>0.02545205</text:p>
          </table:table-cell>
          <table:table-cell office:value-type="float" office:value="9.8223915" calcext:value-type="float">
            <text:p>9.8223915</text:p>
          </table:table-cell>
          <table:table-cell table:formula="of:=[.C84]+[.A85]" office:value-type="float" office:value="4.799938922" calcext:value-type="float">
            <text:p>4.799938922</text:p>
          </table:table-cell>
        </table:table-row>
        <table:table-row table:style-name="ro1">
          <table:table-cell office:value-type="float" office:value="0.025040055" calcext:value-type="float">
            <text:p>0.025040055</text:p>
          </table:table-cell>
          <table:table-cell office:value-type="float" office:value="9.984003" calcext:value-type="float">
            <text:p>9.984003</text:p>
          </table:table-cell>
          <table:table-cell table:formula="of:=[.C85]+[.A86]" office:value-type="float" office:value="4.824978977" calcext:value-type="float">
            <text:p>4.824978977</text:p>
          </table:table-cell>
        </table:table-row>
        <table:table-row table:style-name="ro1">
          <table:table-cell office:value-type="float" office:value="0.02526894" calcext:value-type="float">
            <text:p>0.02526894</text:p>
          </table:table-cell>
          <table:table-cell office:value-type="float" office:value="9.893569" calcext:value-type="float">
            <text:p>9.893569</text:p>
          </table:table-cell>
          <table:table-cell table:formula="of:=[.C86]+[.A87]" office:value-type="float" office:value="4.850247917" calcext:value-type="float">
            <text:p>4.850247917</text:p>
          </table:table-cell>
        </table:table-row>
        <table:table-row table:style-name="ro1">
          <table:table-cell office:value-type="float" office:value="0.02526894" calcext:value-type="float">
            <text:p>0.02526894</text:p>
          </table:table-cell>
          <table:table-cell office:value-type="float" office:value="9.893569" calcext:value-type="float">
            <text:p>9.893569</text:p>
          </table:table-cell>
          <table:table-cell table:formula="of:=[.C87]+[.A88]" office:value-type="float" office:value="4.875516857" calcext:value-type="float">
            <text:p>4.875516857</text:p>
          </table:table-cell>
        </table:table-row>
        <table:table-row table:style-name="ro1">
          <table:table-cell office:value-type="float" office:value="0.025162127" calcext:value-type="float">
            <text:p>0.025162127</text:p>
          </table:table-cell>
          <table:table-cell office:value-type="float" office:value="9.935568" calcext:value-type="float">
            <text:p>9.935568</text:p>
          </table:table-cell>
          <table:table-cell table:formula="of:=[.C88]+[.A89]" office:value-type="float" office:value="4.900678984" calcext:value-type="float">
            <text:p>4.900678984</text:p>
          </table:table-cell>
        </table:table-row>
        <table:table-row table:style-name="ro1">
          <table:table-cell office:value-type="float" office:value="0.024826428" calcext:value-type="float">
            <text:p>0.024826428</text:p>
          </table:table-cell>
          <table:table-cell office:value-type="float" office:value="10.069915" calcext:value-type="float">
            <text:p>10.069915</text:p>
          </table:table-cell>
          <table:table-cell table:formula="of:=[.C89]+[.A90]" office:value-type="float" office:value="4.925505412" calcext:value-type="float">
            <text:p>4.925505412</text:p>
          </table:table-cell>
        </table:table-row>
        <table:table-row table:style-name="ro1">
          <table:table-cell office:value-type="float" office:value="0.025177386" calcext:value-type="float">
            <text:p>0.025177386</text:p>
          </table:table-cell>
          <table:table-cell office:value-type="float" office:value="9.929546" calcext:value-type="float">
            <text:p>9.929546</text:p>
          </table:table-cell>
          <table:table-cell table:formula="of:=[.C90]+[.A91]" office:value-type="float" office:value="4.950682798" calcext:value-type="float">
            <text:p>4.950682798</text:p>
          </table:table-cell>
        </table:table-row>
        <table:table-row table:style-name="ro1">
          <table:table-cell office:value-type="float" office:value="0.025284199" calcext:value-type="float">
            <text:p>0.025284199</text:p>
          </table:table-cell>
          <table:table-cell office:value-type="float" office:value="9.887598" calcext:value-type="float">
            <text:p>9.887598</text:p>
          </table:table-cell>
          <table:table-cell table:formula="of:=[.C91]+[.A92]" office:value-type="float" office:value="4.975966997" calcext:value-type="float">
            <text:p>4.975966997</text:p>
          </table:table-cell>
        </table:table-row>
        <table:table-row table:style-name="ro1">
          <table:table-cell office:value-type="float" office:value="0.025299458" calcext:value-type="float">
            <text:p>0.025299458</text:p>
          </table:table-cell>
          <table:table-cell office:value-type="float" office:value="9.881635" calcext:value-type="float">
            <text:p>9.881635</text:p>
          </table:table-cell>
          <table:table-cell table:formula="of:=[.C92]+[.A93]" office:value-type="float" office:value="5.001266455" calcext:value-type="float">
            <text:p>5.001266455</text:p>
          </table:table-cell>
        </table:table-row>
        <table:table-row table:style-name="ro1">
          <table:table-cell office:value-type="float" office:value="0.025070572" calcext:value-type="float">
            <text:p>0.025070572</text:p>
          </table:table-cell>
          <table:table-cell office:value-type="float" office:value="9.97185" calcext:value-type="float">
            <text:p>9.97185</text:p>
          </table:table-cell>
          <table:table-cell table:formula="of:=[.C93]+[.A94]" office:value-type="float" office:value="5.026337027" calcext:value-type="float">
            <text:p>5.026337027</text:p>
          </table:table-cell>
        </table:table-row>
        <table:table-row table:style-name="ro1">
          <table:table-cell office:value-type="float" office:value="0.025467308" calcext:value-type="float">
            <text:p>0.025467308</text:p>
          </table:table-cell>
          <table:table-cell office:value-type="float" office:value="9.816506" calcext:value-type="float">
            <text:p>9.816506</text:p>
          </table:table-cell>
          <table:table-cell table:formula="of:=[.C94]+[.A95]" office:value-type="float" office:value="5.051804335" calcext:value-type="float">
            <text:p>5.051804335</text:p>
          </table:table-cell>
        </table:table-row>
        <table:table-row table:style-name="ro1">
          <table:table-cell office:value-type="float" office:value="0.025558861" calcext:value-type="float">
            <text:p>0.025558861</text:p>
          </table:table-cell>
          <table:table-cell office:value-type="float" office:value="9.781343" calcext:value-type="float">
            <text:p>9.781343</text:p>
          </table:table-cell>
          <table:table-cell table:formula="of:=[.C95]+[.A96]" office:value-type="float" office:value="5.077363196" calcext:value-type="float">
            <text:p>5.077363196</text:p>
          </table:table-cell>
        </table:table-row>
        <table:table-row table:style-name="ro1">
          <table:table-cell office:value-type="float" office:value="0.025558861" calcext:value-type="float">
            <text:p>0.025558861</text:p>
          </table:table-cell>
          <table:table-cell office:value-type="float" office:value="9.781343" calcext:value-type="float">
            <text:p>9.781343</text:p>
          </table:table-cell>
          <table:table-cell table:formula="of:=[.C96]+[.A97]" office:value-type="float" office:value="5.102922057" calcext:value-type="float">
            <text:p>5.102922057</text:p>
          </table:table-cell>
        </table:table-row>
        <table:table-row table:style-name="ro1">
          <table:table-cell office:value-type="float" office:value="0.025345236" calcext:value-type="float">
            <text:p>0.025345236</text:p>
          </table:table-cell>
          <table:table-cell office:value-type="float" office:value="9.863787" calcext:value-type="float">
            <text:p>9.863787</text:p>
          </table:table-cell>
          <table:table-cell table:formula="of:=[.C97]+[.A98]" office:value-type="float" office:value="5.128267293" calcext:value-type="float">
            <text:p>5.128267293</text:p>
          </table:table-cell>
        </table:table-row>
        <table:table-row table:style-name="ro1">
          <table:table-cell office:value-type="float" office:value="0.02574197" calcext:value-type="float">
            <text:p>0.02574197</text:p>
          </table:table-cell>
          <table:table-cell office:value-type="float" office:value="9.711766" calcext:value-type="float">
            <text:p>9.711766</text:p>
          </table:table-cell>
          <table:table-cell table:formula="of:=[.C98]+[.A99]" office:value-type="float" office:value="5.154009263" calcext:value-type="float">
            <text:p>5.154009263</text:p>
          </table:table-cell>
        </table:table-row>
        <table:table-row table:style-name="ro1">
          <table:table-cell office:value-type="float" office:value="0.025848784" calcext:value-type="float">
            <text:p>0.025848784</text:p>
          </table:table-cell>
          <table:table-cell office:value-type="float" office:value="9.671635" calcext:value-type="float">
            <text:p>9.671635</text:p>
          </table:table-cell>
          <table:table-cell table:formula="of:=[.C99]+[.A100]" office:value-type="float" office:value="5.179858047" calcext:value-type="float">
            <text:p>5.179858047</text:p>
          </table:table-cell>
        </table:table-row>
        <table:table-row table:style-name="ro1">
          <table:table-cell office:value-type="float" office:value="0.025848784" calcext:value-type="float">
            <text:p>0.025848784</text:p>
          </table:table-cell>
          <table:table-cell office:value-type="float" office:value="9.671635" calcext:value-type="float">
            <text:p>9.671635</text:p>
          </table:table-cell>
          <table:table-cell table:formula="of:=[.C100]+[.A101]" office:value-type="float" office:value="5.205706831" calcext:value-type="float">
            <text:p>5.205706831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101]+[.A102]" office:value-type="float" office:value="5.231311471" calcext:value-type="float">
            <text:p>5.231311471</text:p>
          </table:table-cell>
        </table:table-row>
        <table:table-row table:style-name="ro1">
          <table:table-cell office:value-type="float" office:value="0.02603189" calcext:value-type="float">
            <text:p>0.02603189</text:p>
          </table:table-cell>
          <table:table-cell office:value-type="float" office:value="9.603605" calcext:value-type="float">
            <text:p>9.603605</text:p>
          </table:table-cell>
          <table:table-cell table:formula="of:=[.C102]+[.A103]" office:value-type="float" office:value="5.257343361" calcext:value-type="float">
            <text:p>5.257343361</text:p>
          </table:table-cell>
        </table:table-row>
        <table:table-row table:style-name="ro1">
          <table:table-cell office:value-type="float" office:value="0.026123445" calcext:value-type="float">
            <text:p>0.026123445</text:p>
          </table:table-cell>
          <table:table-cell office:value-type="float" office:value="9.569948" calcext:value-type="float">
            <text:p>9.569948</text:p>
          </table:table-cell>
          <table:table-cell table:formula="of:=[.C103]+[.A104]" office:value-type="float" office:value="5.283466806" calcext:value-type="float">
            <text:p>5.283466806</text:p>
          </table:table-cell>
        </table:table-row>
        <table:table-row table:style-name="ro1">
          <table:table-cell office:value-type="float" office:value="0.026138704" calcext:value-type="float">
            <text:p>0.026138704</text:p>
          </table:table-cell>
          <table:table-cell office:value-type="float" office:value="9.564362" calcext:value-type="float">
            <text:p>9.564362</text:p>
          </table:table-cell>
          <table:table-cell table:formula="of:=[.C104]+[.A105]" office:value-type="float" office:value="5.30960551" calcext:value-type="float">
            <text:p>5.30960551</text:p>
          </table:table-cell>
        </table:table-row>
        <table:table-row table:style-name="ro1">
          <table:table-cell office:value-type="float" office:value="0.02589456" calcext:value-type="float">
            <text:p>0.02589456</text:p>
          </table:table-cell>
          <table:table-cell office:value-type="float" office:value="9.654537" calcext:value-type="float">
            <text:p>9.654537</text:p>
          </table:table-cell>
          <table:table-cell table:formula="of:=[.C105]+[.A106]" office:value-type="float" office:value="5.33550007" calcext:value-type="float">
            <text:p>5.33550007</text:p>
          </table:table-cell>
        </table:table-row>
        <table:table-row table:style-name="ro1">
          <table:table-cell office:value-type="float" office:value="0.026321813" calcext:value-type="float">
            <text:p>0.026321813</text:p>
          </table:table-cell>
          <table:table-cell office:value-type="float" office:value="9.497826" calcext:value-type="float">
            <text:p>9.497826</text:p>
          </table:table-cell>
          <table:table-cell table:formula="of:=[.C106]+[.A107]" office:value-type="float" office:value="5.361821883" calcext:value-type="float">
            <text:p>5.361821883</text:p>
          </table:table-cell>
        </table:table-row>
        <table:table-row table:style-name="ro1">
          <table:table-cell office:value-type="float" office:value="0.026428627" calcext:value-type="float">
            <text:p>0.026428627</text:p>
          </table:table-cell>
          <table:table-cell office:value-type="float" office:value="9.459439" calcext:value-type="float">
            <text:p>9.459439</text:p>
          </table:table-cell>
          <table:table-cell table:formula="of:=[.C107]+[.A108]" office:value-type="float" office:value="5.38825051" calcext:value-type="float">
            <text:p>5.38825051</text:p>
          </table:table-cell>
        </table:table-row>
        <table:table-row table:style-name="ro1">
          <table:table-cell office:value-type="float" office:value="0.026398107" calcext:value-type="float">
            <text:p>0.026398107</text:p>
          </table:table-cell>
          <table:table-cell office:value-type="float" office:value="9.470376" calcext:value-type="float">
            <text:p>9.470376</text:p>
          </table:table-cell>
          <table:table-cell table:formula="of:=[.C108]+[.A109]" office:value-type="float" office:value="5.414648617" calcext:value-type="float">
            <text:p>5.414648617</text:p>
          </table:table-cell>
        </table:table-row>
        <table:table-row table:style-name="ro1">
          <table:table-cell office:value-type="float" office:value="0.026153963" calcext:value-type="float">
            <text:p>0.026153963</text:p>
          </table:table-cell>
          <table:table-cell office:value-type="float" office:value="9.558782" calcext:value-type="float">
            <text:p>9.558782</text:p>
          </table:table-cell>
          <table:table-cell table:formula="of:=[.C109]+[.A110]" office:value-type="float" office:value="5.44080258" calcext:value-type="float">
            <text:p>5.44080258</text:p>
          </table:table-cell>
        </table:table-row>
        <table:table-row table:style-name="ro1">
          <table:table-cell office:value-type="float" office:value="0.026581217" calcext:value-type="float">
            <text:p>0.026581217</text:p>
          </table:table-cell>
          <table:table-cell office:value-type="float" office:value="9.405137" calcext:value-type="float">
            <text:p>9.405137</text:p>
          </table:table-cell>
          <table:table-cell table:formula="of:=[.C110]+[.A111]" office:value-type="float" office:value="5.467383797" calcext:value-type="float">
            <text:p>5.467383797</text:p>
          </table:table-cell>
        </table:table-row>
        <table:table-row table:style-name="ro1">
          <table:table-cell office:value-type="float" office:value="0.026718548" calcext:value-type="float">
            <text:p>0.026718548</text:p>
          </table:table-cell>
          <table:table-cell office:value-type="float" office:value="9.356796" calcext:value-type="float">
            <text:p>9.356796</text:p>
          </table:table-cell>
          <table:table-cell table:formula="of:=[.C111]+[.A112]" office:value-type="float" office:value="5.494102345" calcext:value-type="float">
            <text:p>5.494102345</text:p>
          </table:table-cell>
        </table:table-row>
        <table:table-row table:style-name="ro1">
          <table:table-cell office:value-type="float" office:value="0.026672771" calcext:value-type="float">
            <text:p>0.026672771</text:p>
          </table:table-cell>
          <table:table-cell office:value-type="float" office:value="9.372854" calcext:value-type="float">
            <text:p>9.372854</text:p>
          </table:table-cell>
          <table:table-cell table:formula="of:=[.C112]+[.A113]" office:value-type="float" office:value="5.520775116" calcext:value-type="float">
            <text:p>5.520775116</text:p>
          </table:table-cell>
        </table:table-row>
        <table:table-row table:style-name="ro1">
          <table:table-cell office:value-type="float" office:value="0.026413366" calcext:value-type="float">
            <text:p>0.026413366</text:p>
          </table:table-cell>
          <table:table-cell office:value-type="float" office:value="9.464905" calcext:value-type="float">
            <text:p>9.464905</text:p>
          </table:table-cell>
          <table:table-cell table:formula="of:=[.C113]+[.A114]" office:value-type="float" office:value="5.547188482" calcext:value-type="float">
            <text:p>5.547188482</text:p>
          </table:table-cell>
        </table:table-row>
        <table:table-row table:style-name="ro1">
          <table:table-cell office:value-type="float" office:value="0.026855879" calcext:value-type="float">
            <text:p>0.026855879</text:p>
          </table:table-cell>
          <table:table-cell office:value-type="float" office:value="9.3089485" calcext:value-type="float">
            <text:p>9.3089485</text:p>
          </table:table-cell>
          <table:table-cell table:formula="of:=[.C114]+[.A115]" office:value-type="float" office:value="5.574044361" calcext:value-type="float">
            <text:p>5.574044361</text:p>
          </table:table-cell>
        </table:table-row>
        <table:table-row table:style-name="ro1">
          <table:table-cell office:value-type="float" office:value="0.026932174" calcext:value-type="float">
            <text:p>0.026932174</text:p>
          </table:table-cell>
          <table:table-cell office:value-type="float" office:value="9.2825775" calcext:value-type="float">
            <text:p>9.2825775</text:p>
          </table:table-cell>
          <table:table-cell table:formula="of:=[.C115]+[.A116]" office:value-type="float" office:value="5.600976535" calcext:value-type="float">
            <text:p>5.600976535</text:p>
          </table:table-cell>
        </table:table-row>
        <table:table-row table:style-name="ro1">
          <table:table-cell office:value-type="float" office:value="0.026886396" calcext:value-type="float">
            <text:p>0.026886396</text:p>
          </table:table-cell>
          <table:table-cell office:value-type="float" office:value="9.298383" calcext:value-type="float">
            <text:p>9.298383</text:p>
          </table:table-cell>
          <table:table-cell table:formula="of:=[.C116]+[.A117]" office:value-type="float" office:value="5.627862931" calcext:value-type="float">
            <text:p>5.627862931</text:p>
          </table:table-cell>
        </table:table-row>
        <table:table-row table:style-name="ro1">
          <table:table-cell office:value-type="float" office:value="0.02665751" calcext:value-type="float">
            <text:p>0.02665751</text:p>
          </table:table-cell>
          <table:table-cell office:value-type="float" office:value="9.37822" calcext:value-type="float">
            <text:p>9.37822</text:p>
          </table:table-cell>
          <table:table-cell table:formula="of:=[.C117]+[.A118]" office:value-type="float" office:value="5.654520441" calcext:value-type="float">
            <text:p>5.654520441</text:p>
          </table:table-cell>
        </table:table-row>
        <table:table-row table:style-name="ro1">
          <table:table-cell office:value-type="float" office:value="0.027084764" calcext:value-type="float">
            <text:p>0.027084764</text:p>
          </table:table-cell>
          <table:table-cell office:value-type="float" office:value="9.230282" calcext:value-type="float">
            <text:p>9.230282</text:p>
          </table:table-cell>
          <table:table-cell table:formula="of:=[.C118]+[.A119]" office:value-type="float" office:value="5.681605205" calcext:value-type="float">
            <text:p>5.681605205</text:p>
          </table:table-cell>
        </table:table-row>
        <table:table-row table:style-name="ro1">
          <table:table-cell office:value-type="float" office:value="0.027176319" calcext:value-type="float">
            <text:p>0.027176319</text:p>
          </table:table-cell>
          <table:table-cell office:value-type="float" office:value="9.199185" calcext:value-type="float">
            <text:p>9.199185</text:p>
          </table:table-cell>
          <table:table-cell table:formula="of:=[.C119]+[.A120]" office:value-type="float" office:value="5.708781524" calcext:value-type="float">
            <text:p>5.708781524</text:p>
          </table:table-cell>
        </table:table-row>
        <table:table-row table:style-name="ro1">
          <table:table-cell office:value-type="float" office:value="0.027084764" calcext:value-type="float">
            <text:p>0.027084764</text:p>
          </table:table-cell>
          <table:table-cell office:value-type="float" office:value="9.230282" calcext:value-type="float">
            <text:p>9.230282</text:p>
          </table:table-cell>
          <table:table-cell table:formula="of:=[.C120]+[.A121]" office:value-type="float" office:value="5.735866288" calcext:value-type="float">
            <text:p>5.735866288</text:p>
          </table:table-cell>
        </table:table-row>
        <table:table-row table:style-name="ro1">
          <table:table-cell office:value-type="float" office:value="0.026764324" calcext:value-type="float">
            <text:p>0.026764324</text:p>
          </table:table-cell>
          <table:table-cell office:value-type="float" office:value="9.340793" calcext:value-type="float">
            <text:p>9.340793</text:p>
          </table:table-cell>
          <table:table-cell table:formula="of:=[.C121]+[.A122]" office:value-type="float" office:value="5.762630612" calcext:value-type="float">
            <text:p>5.762630612</text:p>
          </table:table-cell>
        </table:table-row>
        <table:table-row table:style-name="ro1">
          <table:table-cell office:value-type="float" office:value="0.027100023" calcext:value-type="float">
            <text:p>0.027100023</text:p>
          </table:table-cell>
          <table:table-cell office:value-type="float" office:value="9.225085" calcext:value-type="float">
            <text:p>9.225085</text:p>
          </table:table-cell>
          <table:table-cell table:formula="of:=[.C122]+[.A123]" office:value-type="float" office:value="5.789730635" calcext:value-type="float">
            <text:p>5.789730635</text:p>
          </table:table-cell>
        </table:table-row>
        <table:table-row table:style-name="ro1">
          <table:table-cell office:value-type="float" office:value="0.027084764" calcext:value-type="float">
            <text:p>0.027084764</text:p>
          </table:table-cell>
          <table:table-cell office:value-type="float" office:value="9.230282" calcext:value-type="float">
            <text:p>9.230282</text:p>
          </table:table-cell>
          <table:table-cell table:formula="of:=[.C123]+[.A124]" office:value-type="float" office:value="5.816815399" calcext:value-type="float">
            <text:p>5.816815399</text:p>
          </table:table-cell>
        </table:table-row>
        <table:table-row table:style-name="ro1">
          <table:table-cell office:value-type="float" office:value="0.026916916" calcext:value-type="float">
            <text:p>0.026916916</text:p>
          </table:table-cell>
          <table:table-cell office:value-type="float" office:value="9.28784" calcext:value-type="float">
            <text:p>9.28784</text:p>
          </table:table-cell>
          <table:table-cell table:formula="of:=[.C124]+[.A125]" office:value-type="float" office:value="5.843732315" calcext:value-type="float">
            <text:p>5.843732315</text:p>
          </table:table-cell>
        </table:table-row>
        <table:table-row table:style-name="ro1">
          <table:table-cell office:value-type="float" office:value="0.026474403" calcext:value-type="float">
            <text:p>0.026474403</text:p>
          </table:table-cell>
          <table:table-cell office:value-type="float" office:value="9.443083" calcext:value-type="float">
            <text:p>9.443083</text:p>
          </table:table-cell>
          <table:table-cell table:formula="of:=[.C125]+[.A126]" office:value-type="float" office:value="5.870206718" calcext:value-type="float">
            <text:p>5.870206718</text:p>
          </table:table-cell>
        </table:table-row>
        <table:table-row table:style-name="ro1">
          <table:table-cell office:value-type="float" office:value="0.02668803" calcext:value-type="float">
            <text:p>0.02668803</text:p>
          </table:table-cell>
          <table:table-cell office:value-type="float" office:value="9.367496" calcext:value-type="float">
            <text:p>9.367496</text:p>
          </table:table-cell>
          <table:table-cell table:formula="of:=[.C126]+[.A127]" office:value-type="float" office:value="5.896894748" calcext:value-type="float">
            <text:p>5.896894748</text:p>
          </table:table-cell>
        </table:table-row>
        <table:table-row table:style-name="ro1">
          <table:table-cell office:value-type="float" office:value="0.026535438" calcext:value-type="float">
            <text:p>0.026535438</text:p>
          </table:table-cell>
          <table:table-cell office:value-type="float" office:value="9.421363" calcext:value-type="float">
            <text:p>9.421363</text:p>
          </table:table-cell>
          <table:table-cell table:formula="of:=[.C127]+[.A128]" office:value-type="float" office:value="5.923430186" calcext:value-type="float">
            <text:p>5.923430186</text:p>
          </table:table-cell>
        </table:table-row>
        <table:table-row table:style-name="ro1">
          <table:table-cell office:value-type="float" office:value="0.026245518" calcext:value-type="float">
            <text:p>0.026245518</text:p>
          </table:table-cell>
          <table:table-cell office:value-type="float" office:value="9.525436" calcext:value-type="float">
            <text:p>9.525436</text:p>
          </table:table-cell>
          <table:table-cell table:formula="of:=[.C128]+[.A129]" office:value-type="float" office:value="5.949675704" calcext:value-type="float">
            <text:p>5.949675704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129]+[.A130]" office:value-type="float" office:value="5.975371898" calcext:value-type="float">
            <text:p>5.975371898</text:p>
          </table:table-cell>
        </table:table-row>
        <table:table-row table:style-name="ro1">
          <table:table-cell office:value-type="float" office:value="0.025848784" calcext:value-type="float">
            <text:p>0.025848784</text:p>
          </table:table-cell>
          <table:table-cell office:value-type="float" office:value="9.671635" calcext:value-type="float">
            <text:p>9.671635</text:p>
          </table:table-cell>
          <table:table-cell table:formula="of:=[.C130]+[.A131]" office:value-type="float" office:value="6.001220682" calcext:value-type="float">
            <text:p>6.001220682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131]+[.A132]" office:value-type="float" office:value="6.026916876" calcext:value-type="float">
            <text:p>6.026916876</text:p>
          </table:table-cell>
        </table:table-row>
        <table:table-row table:style-name="ro1">
          <table:table-cell office:value-type="float" office:value="0.025436789" calcext:value-type="float">
            <text:p>0.025436789</text:p>
          </table:table-cell>
          <table:table-cell office:value-type="float" office:value="9.828284" calcext:value-type="float">
            <text:p>9.828284</text:p>
          </table:table-cell>
          <table:table-cell table:formula="of:=[.C132]+[.A133]" office:value-type="float" office:value="6.052353665" calcext:value-type="float">
            <text:p>6.052353665</text:p>
          </table:table-cell>
        </table:table-row>
        <table:table-row table:style-name="ro1">
          <table:table-cell office:value-type="float" office:value="0.025040055" calcext:value-type="float">
            <text:p>0.025040055</text:p>
          </table:table-cell>
          <table:table-cell office:value-type="float" office:value="9.984003" calcext:value-type="float">
            <text:p>9.984003</text:p>
          </table:table-cell>
          <table:table-cell table:formula="of:=[.C133]+[.A134]" office:value-type="float" office:value="6.07739372" calcext:value-type="float">
            <text:p>6.07739372</text:p>
          </table:table-cell>
        </table:table-row>
        <table:table-row table:style-name="ro1">
          <table:table-cell office:value-type="float" office:value="0.025284199" calcext:value-type="float">
            <text:p>0.025284199</text:p>
          </table:table-cell>
          <table:table-cell office:value-type="float" office:value="9.887598" calcext:value-type="float">
            <text:p>9.887598</text:p>
          </table:table-cell>
          <table:table-cell table:formula="of:=[.C134]+[.A135]" office:value-type="float" office:value="6.102677919" calcext:value-type="float">
            <text:p>6.102677919</text:p>
          </table:table-cell>
        </table:table-row>
        <table:table-row table:style-name="ro1">
          <table:table-cell office:value-type="float" office:value="0.02526894" calcext:value-type="float">
            <text:p>0.02526894</text:p>
          </table:table-cell>
          <table:table-cell office:value-type="float" office:value="9.893569" calcext:value-type="float">
            <text:p>9.893569</text:p>
          </table:table-cell>
          <table:table-cell table:formula="of:=[.C135]+[.A136]" office:value-type="float" office:value="6.127946859" calcext:value-type="float">
            <text:p>6.127946859</text:p>
          </table:table-cell>
        </table:table-row>
        <table:table-row table:style-name="ro1">
          <table:table-cell office:value-type="float" office:value="0.025162127" calcext:value-type="float">
            <text:p>0.025162127</text:p>
          </table:table-cell>
          <table:table-cell office:value-type="float" office:value="9.935568" calcext:value-type="float">
            <text:p>9.935568</text:p>
          </table:table-cell>
          <table:table-cell table:formula="of:=[.C136]+[.A137]" office:value-type="float" office:value="6.153108986" calcext:value-type="float">
            <text:p>6.153108986</text:p>
          </table:table-cell>
        </table:table-row>
        <table:table-row table:style-name="ro1">
          <table:table-cell office:value-type="float" office:value="0.024826428" calcext:value-type="float">
            <text:p>0.024826428</text:p>
          </table:table-cell>
          <table:table-cell office:value-type="float" office:value="10.069915" calcext:value-type="float">
            <text:p>10.069915</text:p>
          </table:table-cell>
          <table:table-cell table:formula="of:=[.C137]+[.A138]" office:value-type="float" office:value="6.177935414" calcext:value-type="float">
            <text:p>6.177935414</text:p>
          </table:table-cell>
        </table:table-row>
        <table:table-row table:style-name="ro1">
          <table:table-cell office:value-type="float" office:value="0.025223164" calcext:value-type="float">
            <text:p>0.025223164</text:p>
          </table:table-cell>
          <table:table-cell office:value-type="float" office:value="9.911525" calcext:value-type="float">
            <text:p>9.911525</text:p>
          </table:table-cell>
          <table:table-cell table:formula="of:=[.C138]+[.A139]" office:value-type="float" office:value="6.203158578" calcext:value-type="float">
            <text:p>6.203158578</text:p>
          </table:table-cell>
        </table:table-row>
        <table:table-row table:style-name="ro1">
          <table:table-cell office:value-type="float" office:value="0.025314717" calcext:value-type="float">
            <text:p>0.025314717</text:p>
          </table:table-cell>
          <table:table-cell office:value-type="float" office:value="9.875679" calcext:value-type="float">
            <text:p>9.875679</text:p>
          </table:table-cell>
          <table:table-cell table:formula="of:=[.C139]+[.A140]" office:value-type="float" office:value="6.228473295" calcext:value-type="float">
            <text:p>6.228473295</text:p>
          </table:table-cell>
        </table:table-row>
        <table:table-row table:style-name="ro1">
          <table:table-cell office:value-type="float" office:value="0.025314717" calcext:value-type="float">
            <text:p>0.025314717</text:p>
          </table:table-cell>
          <table:table-cell office:value-type="float" office:value="9.875679" calcext:value-type="float">
            <text:p>9.875679</text:p>
          </table:table-cell>
          <table:table-cell table:formula="of:=[.C140]+[.A141]" office:value-type="float" office:value="6.253788012" calcext:value-type="float">
            <text:p>6.253788012</text:p>
          </table:table-cell>
        </table:table-row>
        <table:table-row table:style-name="ro1">
          <table:table-cell office:value-type="float" office:value="0.025085833" calcext:value-type="float">
            <text:p>0.025085833</text:p>
          </table:table-cell>
          <table:table-cell office:value-type="float" office:value="9.965785" calcext:value-type="float">
            <text:p>9.965785</text:p>
          </table:table-cell>
          <table:table-cell table:formula="of:=[.C141]+[.A142]" office:value-type="float" office:value="6.278873845" calcext:value-type="float">
            <text:p>6.278873845</text:p>
          </table:table-cell>
        </table:table-row>
        <table:table-row table:style-name="ro1">
          <table:table-cell office:value-type="float" office:value="0.025467308" calcext:value-type="float">
            <text:p>0.025467308</text:p>
          </table:table-cell>
          <table:table-cell office:value-type="float" office:value="9.816506" calcext:value-type="float">
            <text:p>9.816506</text:p>
          </table:table-cell>
          <table:table-cell table:formula="of:=[.C142]+[.A143]" office:value-type="float" office:value="6.304341153" calcext:value-type="float">
            <text:p>6.304341153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143]+[.A144]" office:value-type="float" office:value="6.329945793" calcext:value-type="float">
            <text:p>6.329945793</text:p>
          </table:table-cell>
        </table:table-row>
        <table:table-row table:style-name="ro1">
          <table:table-cell office:value-type="float" office:value="0.025558861" calcext:value-type="float">
            <text:p>0.025558861</text:p>
          </table:table-cell>
          <table:table-cell office:value-type="float" office:value="9.781343" calcext:value-type="float">
            <text:p>9.781343</text:p>
          </table:table-cell>
          <table:table-cell table:formula="of:=[.C144]+[.A145]" office:value-type="float" office:value="6.355504654" calcext:value-type="float">
            <text:p>6.355504654</text:p>
          </table:table-cell>
        </table:table-row>
        <table:table-row table:style-name="ro1">
          <table:table-cell office:value-type="float" office:value="0.025345236" calcext:value-type="float">
            <text:p>0.025345236</text:p>
          </table:table-cell>
          <table:table-cell office:value-type="float" office:value="9.863787" calcext:value-type="float">
            <text:p>9.863787</text:p>
          </table:table-cell>
          <table:table-cell table:formula="of:=[.C145]+[.A146]" office:value-type="float" office:value="6.38084989" calcext:value-type="float">
            <text:p>6.38084989</text:p>
          </table:table-cell>
        </table:table-row>
        <table:table-row table:style-name="ro1">
          <table:table-cell office:value-type="float" office:value="0.025772488" calcext:value-type="float">
            <text:p>0.025772488</text:p>
          </table:table-cell>
          <table:table-cell office:value-type="float" office:value="9.700267" calcext:value-type="float">
            <text:p>9.700267</text:p>
          </table:table-cell>
          <table:table-cell table:formula="of:=[.C146]+[.A147]" office:value-type="float" office:value="6.406622378" calcext:value-type="float">
            <text:p>6.406622378</text:p>
          </table:table-cell>
        </table:table-row>
        <table:table-row table:style-name="ro1">
          <table:table-cell office:value-type="float" office:value="0.025833525" calcext:value-type="float">
            <text:p>0.025833525</text:p>
          </table:table-cell>
          <table:table-cell office:value-type="float" office:value="9.677347" calcext:value-type="float">
            <text:p>9.677347</text:p>
          </table:table-cell>
          <table:table-cell table:formula="of:=[.C147]+[.A148]" office:value-type="float" office:value="6.432455903" calcext:value-type="float">
            <text:p>6.432455903</text:p>
          </table:table-cell>
        </table:table-row>
        <table:table-row table:style-name="ro1">
          <table:table-cell office:value-type="float" office:value="0.025864042" calcext:value-type="float">
            <text:p>0.025864042</text:p>
          </table:table-cell>
          <table:table-cell office:value-type="float" office:value="9.665929" calcext:value-type="float">
            <text:p>9.665929</text:p>
          </table:table-cell>
          <table:table-cell table:formula="of:=[.C148]+[.A149]" office:value-type="float" office:value="6.458319945" calcext:value-type="float">
            <text:p>6.458319945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149]+[.A150]" office:value-type="float" office:value="6.483939843" calcext:value-type="float">
            <text:p>6.483939843</text:p>
          </table:table-cell>
        </table:table-row>
        <table:table-row table:style-name="ro1">
          <table:table-cell office:value-type="float" office:value="0.02603189" calcext:value-type="float">
            <text:p>0.02603189</text:p>
          </table:table-cell>
          <table:table-cell office:value-type="float" office:value="9.603605" calcext:value-type="float">
            <text:p>9.603605</text:p>
          </table:table-cell>
          <table:table-cell table:formula="of:=[.C150]+[.A151]" office:value-type="float" office:value="6.509971733" calcext:value-type="float">
            <text:p>6.509971733</text:p>
          </table:table-cell>
        </table:table-row>
        <table:table-row table:style-name="ro1">
          <table:table-cell office:value-type="float" office:value="0.026138704" calcext:value-type="float">
            <text:p>0.026138704</text:p>
          </table:table-cell>
          <table:table-cell office:value-type="float" office:value="9.564362" calcext:value-type="float">
            <text:p>9.564362</text:p>
          </table:table-cell>
          <table:table-cell table:formula="of:=[.C151]+[.A152]" office:value-type="float" office:value="6.536110437" calcext:value-type="float">
            <text:p>6.536110437</text:p>
          </table:table-cell>
        </table:table-row>
        <table:table-row table:style-name="ro1">
          <table:table-cell office:value-type="float" office:value="0.026123445" calcext:value-type="float">
            <text:p>0.026123445</text:p>
          </table:table-cell>
          <table:table-cell office:value-type="float" office:value="9.569948" calcext:value-type="float">
            <text:p>9.569948</text:p>
          </table:table-cell>
          <table:table-cell table:formula="of:=[.C152]+[.A153]" office:value-type="float" office:value="6.562233882" calcext:value-type="float">
            <text:p>6.562233882</text:p>
          </table:table-cell>
        </table:table-row>
        <table:table-row table:style-name="ro1">
          <table:table-cell office:value-type="float" office:value="0.025879301" calcext:value-type="float">
            <text:p>0.025879301</text:p>
          </table:table-cell>
          <table:table-cell office:value-type="float" office:value="9.66023" calcext:value-type="float">
            <text:p>9.66023</text:p>
          </table:table-cell>
          <table:table-cell table:formula="of:=[.C153]+[.A154]" office:value-type="float" office:value="6.588113183" calcext:value-type="float">
            <text:p>6.588113183</text:p>
          </table:table-cell>
        </table:table-row>
        <table:table-row table:style-name="ro1">
          <table:table-cell office:value-type="float" office:value="0.026337072" calcext:value-type="float">
            <text:p>0.026337072</text:p>
          </table:table-cell>
          <table:table-cell office:value-type="float" office:value="9.492323" calcext:value-type="float">
            <text:p>9.492323</text:p>
          </table:table-cell>
          <table:table-cell table:formula="of:=[.C154]+[.A155]" office:value-type="float" office:value="6.614450255" calcext:value-type="float">
            <text:p>6.614450255</text:p>
          </table:table-cell>
        </table:table-row>
        <table:table-row table:style-name="ro1">
          <table:table-cell office:value-type="float" office:value="0.026443886" calcext:value-type="float">
            <text:p>0.026443886</text:p>
          </table:table-cell>
          <table:table-cell office:value-type="float" office:value="9.453981" calcext:value-type="float">
            <text:p>9.453981</text:p>
          </table:table-cell>
          <table:table-cell table:formula="of:=[.C155]+[.A156]" office:value-type="float" office:value="6.640894141" calcext:value-type="float">
            <text:p>6.640894141</text:p>
          </table:table-cell>
        </table:table-row>
        <table:table-row table:style-name="ro1">
          <table:table-cell office:value-type="float" office:value="0.026413366" calcext:value-type="float">
            <text:p>0.026413366</text:p>
          </table:table-cell>
          <table:table-cell office:value-type="float" office:value="9.464905" calcext:value-type="float">
            <text:p>9.464905</text:p>
          </table:table-cell>
          <table:table-cell table:formula="of:=[.C156]+[.A157]" office:value-type="float" office:value="6.667307507" calcext:value-type="float">
            <text:p>6.667307507</text:p>
          </table:table-cell>
        </table:table-row>
        <table:table-row table:style-name="ro1">
          <table:table-cell office:value-type="float" office:value="0.026184482" calcext:value-type="float">
            <text:p>0.026184482</text:p>
          </table:table-cell>
          <table:table-cell office:value-type="float" office:value="9.54764" calcext:value-type="float">
            <text:p>9.54764</text:p>
          </table:table-cell>
          <table:table-cell table:formula="of:=[.C157]+[.A158]" office:value-type="float" office:value="6.69349198899999" calcext:value-type="float">
            <text:p>6.69349198899999</text:p>
          </table:table-cell>
        </table:table-row>
        <table:table-row table:style-name="ro1">
          <table:table-cell office:value-type="float" office:value="0.026596475" calcext:value-type="float">
            <text:p>0.026596475</text:p>
          </table:table-cell>
          <table:table-cell office:value-type="float" office:value="9.399741" calcext:value-type="float">
            <text:p>9.399741</text:p>
          </table:table-cell>
          <table:table-cell table:formula="of:=[.C158]+[.A159]" office:value-type="float" office:value="6.72008846399999" calcext:value-type="float">
            <text:p>6.72008846399999</text:p>
          </table:table-cell>
        </table:table-row>
        <table:table-row table:style-name="ro1">
          <table:table-cell office:value-type="float" office:value="0.026703289" calcext:value-type="float">
            <text:p>0.026703289</text:p>
          </table:table-cell>
          <table:table-cell office:value-type="float" office:value="9.362143" calcext:value-type="float">
            <text:p>9.362143</text:p>
          </table:table-cell>
          <table:table-cell table:formula="of:=[.C159]+[.A160]" office:value-type="float" office:value="6.746791753" calcext:value-type="float">
            <text:p>6.746791753</text:p>
          </table:table-cell>
        </table:table-row>
        <table:table-row table:style-name="ro1">
          <table:table-cell office:value-type="float" office:value="0.026703289" calcext:value-type="float">
            <text:p>0.026703289</text:p>
          </table:table-cell>
          <table:table-cell office:value-type="float" office:value="9.362143" calcext:value-type="float">
            <text:p>9.362143</text:p>
          </table:table-cell>
          <table:table-cell table:formula="of:=[.C160]+[.A161]" office:value-type="float" office:value="6.773495042" calcext:value-type="float">
            <text:p>6.773495042</text:p>
          </table:table-cell>
        </table:table-row>
        <table:table-row table:style-name="ro1">
          <table:table-cell office:value-type="float" office:value="0.026428627" calcext:value-type="float">
            <text:p>0.026428627</text:p>
          </table:table-cell>
          <table:table-cell office:value-type="float" office:value="9.459439" calcext:value-type="float">
            <text:p>9.459439</text:p>
          </table:table-cell>
          <table:table-cell table:formula="of:=[.C161]+[.A162]" office:value-type="float" office:value="6.799923669" calcext:value-type="float">
            <text:p>6.799923669</text:p>
          </table:table-cell>
        </table:table-row>
        <table:table-row table:style-name="ro1">
          <table:table-cell office:value-type="float" office:value="0.026901655" calcext:value-type="float">
            <text:p>0.026901655</text:p>
          </table:table-cell>
          <table:table-cell office:value-type="float" office:value="9.293109" calcext:value-type="float">
            <text:p>9.293109</text:p>
          </table:table-cell>
          <table:table-cell table:formula="of:=[.C162]+[.A163]" office:value-type="float" office:value="6.82682532399999" calcext:value-type="float">
            <text:p>6.82682532399999</text:p>
          </table:table-cell>
        </table:table-row>
        <table:table-row table:style-name="ro1">
          <table:table-cell office:value-type="float" office:value="0.026947433" calcext:value-type="float">
            <text:p>0.026947433</text:p>
          </table:table-cell>
          <table:table-cell office:value-type="float" office:value="9.277321" calcext:value-type="float">
            <text:p>9.277321</text:p>
          </table:table-cell>
          <table:table-cell table:formula="of:=[.C163]+[.A164]" office:value-type="float" office:value="6.85377275699999" calcext:value-type="float">
            <text:p>6.85377275699999</text:p>
          </table:table-cell>
        </table:table-row>
        <table:table-row table:style-name="ro1">
          <table:table-cell office:value-type="float" office:value="0.026962692" calcext:value-type="float">
            <text:p>0.026962692</text:p>
          </table:table-cell>
          <table:table-cell office:value-type="float" office:value="9.272071" calcext:value-type="float">
            <text:p>9.272071</text:p>
          </table:table-cell>
          <table:table-cell table:formula="of:=[.C164]+[.A165]" office:value-type="float" office:value="6.88073544899999" calcext:value-type="float">
            <text:p>6.88073544899999</text:p>
          </table:table-cell>
        </table:table-row>
        <table:table-row table:style-name="ro1">
          <table:table-cell office:value-type="float" office:value="0.02668803" calcext:value-type="float">
            <text:p>0.02668803</text:p>
          </table:table-cell>
          <table:table-cell office:value-type="float" office:value="9.367496" calcext:value-type="float">
            <text:p>9.367496</text:p>
          </table:table-cell>
          <table:table-cell table:formula="of:=[.C165]+[.A166]" office:value-type="float" office:value="6.90742347899999" calcext:value-type="float">
            <text:p>6.90742347899999</text:p>
          </table:table-cell>
        </table:table-row>
        <table:table-row table:style-name="ro1">
          <table:table-cell office:value-type="float" office:value="0.027069505" calcext:value-type="float">
            <text:p>0.027069505</text:p>
          </table:table-cell>
          <table:table-cell office:value-type="float" office:value="9.235485" calcext:value-type="float">
            <text:p>9.235485</text:p>
          </table:table-cell>
          <table:table-cell table:formula="of:=[.C166]+[.A167]" office:value-type="float" office:value="6.93449298399999" calcext:value-type="float">
            <text:p>6.93449298399999</text:p>
          </table:table-cell>
        </table:table-row>
        <table:table-row table:style-name="ro1">
          <table:table-cell office:value-type="float" office:value="0.02716106" calcext:value-type="float">
            <text:p>0.02716106</text:p>
          </table:table-cell>
          <table:table-cell office:value-type="float" office:value="9.204354" calcext:value-type="float">
            <text:p>9.204354</text:p>
          </table:table-cell>
          <table:table-cell table:formula="of:=[.C167]+[.A168]" office:value-type="float" office:value="6.96165404399999" calcext:value-type="float">
            <text:p>6.96165404399999</text:p>
          </table:table-cell>
        </table:table-row>
        <table:table-row table:style-name="ro1">
          <table:table-cell office:value-type="float" office:value="0.027084764" calcext:value-type="float">
            <text:p>0.027084764</text:p>
          </table:table-cell>
          <table:table-cell office:value-type="float" office:value="9.230282" calcext:value-type="float">
            <text:p>9.230282</text:p>
          </table:table-cell>
          <table:table-cell table:formula="of:=[.C168]+[.A169]" office:value-type="float" office:value="6.98873880799999" calcext:value-type="float">
            <text:p>6.98873880799999</text:p>
          </table:table-cell>
        </table:table-row>
        <table:table-row table:style-name="ro1">
          <table:table-cell office:value-type="float" office:value="0.026779583" calcext:value-type="float">
            <text:p>0.026779583</text:p>
          </table:table-cell>
          <table:table-cell office:value-type="float" office:value="9.33547" calcext:value-type="float">
            <text:p>9.33547</text:p>
          </table:table-cell>
          <table:table-cell table:formula="of:=[.C169]+[.A170]" office:value-type="float" office:value="7.01551839099999" calcext:value-type="float">
            <text:p>7.01551839099999</text:p>
          </table:table-cell>
        </table:table-row>
        <table:table-row table:style-name="ro1">
          <table:table-cell office:value-type="float" office:value="0.027115282" calcext:value-type="float">
            <text:p>0.027115282</text:p>
          </table:table-cell>
          <table:table-cell office:value-type="float" office:value="9.219893" calcext:value-type="float">
            <text:p>9.219893</text:p>
          </table:table-cell>
          <table:table-cell table:formula="of:=[.C170]+[.A171]" office:value-type="float" office:value="7.04263367299999" calcext:value-type="float">
            <text:p>7.04263367299999</text:p>
          </table:table-cell>
        </table:table-row>
        <table:table-row table:style-name="ro1">
          <table:table-cell office:value-type="float" office:value="0.027115282" calcext:value-type="float">
            <text:p>0.027115282</text:p>
          </table:table-cell>
          <table:table-cell office:value-type="float" office:value="9.219893" calcext:value-type="float">
            <text:p>9.219893</text:p>
          </table:table-cell>
          <table:table-cell table:formula="of:=[.C171]+[.A172]" office:value-type="float" office:value="7.06974895499999" calcext:value-type="float">
            <text:p>7.06974895499999</text:p>
          </table:table-cell>
        </table:table-row>
        <table:table-row table:style-name="ro1">
          <table:table-cell office:value-type="float" office:value="0.026932174" calcext:value-type="float">
            <text:p>0.026932174</text:p>
          </table:table-cell>
          <table:table-cell office:value-type="float" office:value="9.2825775" calcext:value-type="float">
            <text:p>9.2825775</text:p>
          </table:table-cell>
          <table:table-cell table:formula="of:=[.C172]+[.A173]" office:value-type="float" office:value="7.09668112899999" calcext:value-type="float">
            <text:p>7.09668112899999</text:p>
          </table:table-cell>
        </table:table-row>
        <table:table-row table:style-name="ro1">
          <table:table-cell office:value-type="float" office:value="0.02650492" calcext:value-type="float">
            <text:p>0.02650492</text:p>
          </table:table-cell>
          <table:table-cell office:value-type="float" office:value="9.432211" calcext:value-type="float">
            <text:p>9.432211</text:p>
          </table:table-cell>
          <table:table-cell table:formula="of:=[.C173]+[.A174]" office:value-type="float" office:value="7.12318604899999" calcext:value-type="float">
            <text:p>7.12318604899999</text:p>
          </table:table-cell>
        </table:table-row>
        <table:table-row table:style-name="ro1">
          <table:table-cell office:value-type="float" office:value="0.026703289" calcext:value-type="float">
            <text:p>0.026703289</text:p>
          </table:table-cell>
          <table:table-cell office:value-type="float" office:value="9.362143" calcext:value-type="float">
            <text:p>9.362143</text:p>
          </table:table-cell>
          <table:table-cell table:formula="of:=[.C174]+[.A175]" office:value-type="float" office:value="7.14988933799999" calcext:value-type="float">
            <text:p>7.14988933799999</text:p>
          </table:table-cell>
        </table:table-row>
        <table:table-row table:style-name="ro1">
          <table:table-cell office:value-type="float" office:value="0.026550699" calcext:value-type="float">
            <text:p>0.026550699</text:p>
          </table:table-cell>
          <table:table-cell office:value-type="float" office:value="9.415948" calcext:value-type="float">
            <text:p>9.415948</text:p>
          </table:table-cell>
          <table:table-cell table:formula="of:=[.C175]+[.A176]" office:value-type="float" office:value="7.17644003699999" calcext:value-type="float">
            <text:p>7.17644003699999</text:p>
          </table:table-cell>
        </table:table-row>
        <table:table-row table:style-name="ro1">
          <table:table-cell office:value-type="float" office:value="0.026260776" calcext:value-type="float">
            <text:p>0.026260776</text:p>
          </table:table-cell>
          <table:table-cell office:value-type="float" office:value="9.519901" calcext:value-type="float">
            <text:p>9.519901</text:p>
          </table:table-cell>
          <table:table-cell table:formula="of:=[.C176]+[.A177]" office:value-type="float" office:value="7.20270081299999" calcext:value-type="float">
            <text:p>7.20270081299999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177]+[.A178]" office:value-type="float" office:value="7.22842752399999" calcext:value-type="float">
            <text:p>7.22842752399999</text:p>
          </table:table-cell>
        </table:table-row>
        <table:table-row table:style-name="ro1">
          <table:table-cell office:value-type="float" office:value="0.025864042" calcext:value-type="float">
            <text:p>0.025864042</text:p>
          </table:table-cell>
          <table:table-cell office:value-type="float" office:value="9.665929" calcext:value-type="float">
            <text:p>9.665929</text:p>
          </table:table-cell>
          <table:table-cell table:formula="of:=[.C178]+[.A179]" office:value-type="float" office:value="7.25429156599999" calcext:value-type="float">
            <text:p>7.25429156599999</text:p>
          </table:table-cell>
        </table:table-row>
        <table:table-row table:style-name="ro1">
          <table:table-cell office:value-type="float" office:value="0.025711453" calcext:value-type="float">
            <text:p>0.025711453</text:p>
          </table:table-cell>
          <table:table-cell office:value-type="float" office:value="9.723293" calcext:value-type="float">
            <text:p>9.723293</text:p>
          </table:table-cell>
          <table:table-cell table:formula="of:=[.C179]+[.A180]" office:value-type="float" office:value="7.28000301899999" calcext:value-type="float">
            <text:p>7.28000301899999</text:p>
          </table:table-cell>
        </table:table-row>
        <table:table-row table:style-name="ro1">
          <table:table-cell office:value-type="float" office:value="0.02545205" calcext:value-type="float">
            <text:p>0.02545205</text:p>
          </table:table-cell>
          <table:table-cell office:value-type="float" office:value="9.8223915" calcext:value-type="float">
            <text:p>9.8223915</text:p>
          </table:table-cell>
          <table:table-cell table:formula="of:=[.C180]+[.A181]" office:value-type="float" office:value="7.30545506899999" calcext:value-type="float">
            <text:p>7.30545506899999</text:p>
          </table:table-cell>
        </table:table-row>
        <table:table-row table:style-name="ro1">
          <table:table-cell office:value-type="float" office:value="0.025070572" calcext:value-type="float">
            <text:p>0.025070572</text:p>
          </table:table-cell>
          <table:table-cell office:value-type="float" office:value="9.97185" calcext:value-type="float">
            <text:p>9.97185</text:p>
          </table:table-cell>
          <table:table-cell table:formula="of:=[.C181]+[.A182]" office:value-type="float" office:value="7.33052564099999" calcext:value-type="float">
            <text:p>7.33052564099999</text:p>
          </table:table-cell>
        </table:table-row>
        <table:table-row table:style-name="ro1">
          <table:table-cell office:value-type="float" office:value="0.025299458" calcext:value-type="float">
            <text:p>0.025299458</text:p>
          </table:table-cell>
          <table:table-cell office:value-type="float" office:value="9.881635" calcext:value-type="float">
            <text:p>9.881635</text:p>
          </table:table-cell>
          <table:table-cell table:formula="of:=[.C182]+[.A183]" office:value-type="float" office:value="7.35582509899999" calcext:value-type="float">
            <text:p>7.35582509899999</text:p>
          </table:table-cell>
        </table:table-row>
        <table:table-row table:style-name="ro1">
          <table:table-cell office:value-type="float" office:value="0.025329977" calcext:value-type="float">
            <text:p>0.025329977</text:p>
          </table:table-cell>
          <table:table-cell office:value-type="float" office:value="9.869728" calcext:value-type="float">
            <text:p>9.869728</text:p>
          </table:table-cell>
          <table:table-cell table:formula="of:=[.C183]+[.A184]" office:value-type="float" office:value="7.38115507599999" calcext:value-type="float">
            <text:p>7.38115507599999</text:p>
          </table:table-cell>
        </table:table-row>
        <table:table-row table:style-name="ro1">
          <table:table-cell office:value-type="float" office:value="0.025223164" calcext:value-type="float">
            <text:p>0.025223164</text:p>
          </table:table-cell>
          <table:table-cell office:value-type="float" office:value="9.911525" calcext:value-type="float">
            <text:p>9.911525</text:p>
          </table:table-cell>
          <table:table-cell table:formula="of:=[.C184]+[.A185]" office:value-type="float" office:value="7.40637823999999" calcext:value-type="float">
            <text:p>7.40637823999999</text:p>
          </table:table-cell>
        </table:table-row>
        <table:table-row table:style-name="ro1">
          <table:table-cell office:value-type="float" office:value="0.024933241" calcext:value-type="float">
            <text:p>0.024933241</text:p>
          </table:table-cell>
          <table:table-cell office:value-type="float" office:value="10.026775" calcext:value-type="float">
            <text:p>10.026775</text:p>
          </table:table-cell>
          <table:table-cell table:formula="of:=[.C185]+[.A186]" office:value-type="float" office:value="7.43131148099999" calcext:value-type="float">
            <text:p>7.43131148099999</text:p>
          </table:table-cell>
        </table:table-row>
        <table:table-row table:style-name="ro1">
          <table:table-cell office:value-type="float" office:value="0.02526894" calcext:value-type="float">
            <text:p>0.02526894</text:p>
          </table:table-cell>
          <table:table-cell office:value-type="float" office:value="9.893569" calcext:value-type="float">
            <text:p>9.893569</text:p>
          </table:table-cell>
          <table:table-cell table:formula="of:=[.C186]+[.A187]" office:value-type="float" office:value="7.45658042099999" calcext:value-type="float">
            <text:p>7.45658042099999</text:p>
          </table:table-cell>
        </table:table-row>
        <table:table-row table:style-name="ro1">
          <table:table-cell office:value-type="float" office:value="0.025345236" calcext:value-type="float">
            <text:p>0.025345236</text:p>
          </table:table-cell>
          <table:table-cell office:value-type="float" office:value="9.863787" calcext:value-type="float">
            <text:p>9.863787</text:p>
          </table:table-cell>
          <table:table-cell table:formula="of:=[.C187]+[.A188]" office:value-type="float" office:value="7.48192565699999" calcext:value-type="float">
            <text:p>7.48192565699999</text:p>
          </table:table-cell>
        </table:table-row>
        <table:table-row table:style-name="ro1">
          <table:table-cell office:value-type="float" office:value="0.025284199" calcext:value-type="float">
            <text:p>0.025284199</text:p>
          </table:table-cell>
          <table:table-cell office:value-type="float" office:value="9.887598" calcext:value-type="float">
            <text:p>9.887598</text:p>
          </table:table-cell>
          <table:table-cell table:formula="of:=[.C188]+[.A189]" office:value-type="float" office:value="7.50720985599999" calcext:value-type="float">
            <text:p>7.50720985599999</text:p>
          </table:table-cell>
        </table:table-row>
        <table:table-row table:style-name="ro1">
          <table:table-cell office:value-type="float" office:value="0.025024796" calcext:value-type="float">
            <text:p>0.025024796</text:p>
          </table:table-cell>
          <table:table-cell office:value-type="float" office:value="9.990091" calcext:value-type="float">
            <text:p>9.990091</text:p>
          </table:table-cell>
          <table:table-cell table:formula="of:=[.C189]+[.A190]" office:value-type="float" office:value="7.53223465199999" calcext:value-type="float">
            <text:p>7.53223465199999</text:p>
          </table:table-cell>
        </table:table-row>
        <table:table-row table:style-name="ro1">
          <table:table-cell office:value-type="float" office:value="0.025406271" calcext:value-type="float">
            <text:p>0.025406271</text:p>
          </table:table-cell>
          <table:table-cell office:value-type="float" office:value="9.84009" calcext:value-type="float">
            <text:p>9.84009</text:p>
          </table:table-cell>
          <table:table-cell table:formula="of:=[.C190]+[.A191]" office:value-type="float" office:value="7.55764092299999" calcext:value-type="float">
            <text:p>7.55764092299999</text:p>
          </table:table-cell>
        </table:table-row>
        <table:table-row table:style-name="ro1">
          <table:table-cell office:value-type="float" office:value="0.025482567" calcext:value-type="float">
            <text:p>0.025482567</text:p>
          </table:table-cell>
          <table:table-cell office:value-type="float" office:value="9.810628" calcext:value-type="float">
            <text:p>9.810628</text:p>
          </table:table-cell>
          <table:table-cell table:formula="of:=[.C191]+[.A192]" office:value-type="float" office:value="7.58312348999999" calcext:value-type="float">
            <text:p>7.58312348999999</text:p>
          </table:table-cell>
        </table:table-row>
        <table:table-row table:style-name="ro1">
          <table:table-cell office:value-type="float" office:value="0.025482567" calcext:value-type="float">
            <text:p>0.025482567</text:p>
          </table:table-cell>
          <table:table-cell office:value-type="float" office:value="9.810628" calcext:value-type="float">
            <text:p>9.810628</text:p>
          </table:table-cell>
          <table:table-cell table:formula="of:=[.C192]+[.A193]" office:value-type="float" office:value="7.60860605699999" calcext:value-type="float">
            <text:p>7.60860605699999</text:p>
          </table:table-cell>
        </table:table-row>
        <table:table-row table:style-name="ro1">
          <table:table-cell office:value-type="float" office:value="0.025238423" calcext:value-type="float">
            <text:p>0.025238423</text:p>
          </table:table-cell>
          <table:table-cell office:value-type="float" office:value="9.905532" calcext:value-type="float">
            <text:p>9.905532</text:p>
          </table:table-cell>
          <table:table-cell table:formula="of:=[.C193]+[.A194]" office:value-type="float" office:value="7.63384447999999" calcext:value-type="float">
            <text:p>7.63384447999999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194]+[.A195]" office:value-type="float" office:value="7.65944911999999" calcext:value-type="float">
            <text:p>7.65944911999999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195]+[.A196]" office:value-type="float" office:value="7.68514531399999" calcext:value-type="float">
            <text:p>7.68514531399999</text:p>
          </table:table-cell>
        </table:table-row>
        <table:table-row table:style-name="ro1">
          <table:table-cell office:value-type="float" office:value="0.025680933" calcext:value-type="float">
            <text:p>0.025680933</text:p>
          </table:table-cell>
          <table:table-cell office:value-type="float" office:value="9.734848" calcext:value-type="float">
            <text:p>9.734848</text:p>
          </table:table-cell>
          <table:table-cell table:formula="of:=[.C196]+[.A197]" office:value-type="float" office:value="7.71082624699999" calcext:value-type="float">
            <text:p>7.71082624699999</text:p>
          </table:table-cell>
        </table:table-row>
        <table:table-row table:style-name="ro1">
          <table:table-cell office:value-type="float" office:value="0.02542153" calcext:value-type="float">
            <text:p>0.02542153</text:p>
          </table:table-cell>
          <table:table-cell office:value-type="float" office:value="9.834184" calcext:value-type="float">
            <text:p>9.834184</text:p>
          </table:table-cell>
          <table:table-cell table:formula="of:=[.C197]+[.A198]" office:value-type="float" office:value="7.73624777699999" calcext:value-type="float">
            <text:p>7.73624777699999</text:p>
          </table:table-cell>
        </table:table-row>
        <table:table-row table:style-name="ro1">
          <table:table-cell office:value-type="float" office:value="0.025803005" calcext:value-type="float">
            <text:p>0.025803005</text:p>
          </table:table-cell>
          <table:table-cell office:value-type="float" office:value="9.688794" calcext:value-type="float">
            <text:p>9.688794</text:p>
          </table:table-cell>
          <table:table-cell table:formula="of:=[.C198]+[.A199]" office:value-type="float" office:value="7.76205078199999" calcext:value-type="float">
            <text:p>7.76205078199999</text:p>
          </table:table-cell>
        </table:table-row>
        <table:table-row table:style-name="ro1">
          <table:table-cell office:value-type="float" office:value="0.025909819" calcext:value-type="float">
            <text:p>0.025909819</text:p>
          </table:table-cell>
          <table:table-cell office:value-type="float" office:value="9.648851" calcext:value-type="float">
            <text:p>9.648851</text:p>
          </table:table-cell>
          <table:table-cell table:formula="of:=[.C199]+[.A200]" office:value-type="float" office:value="7.78796060099999" calcext:value-type="float">
            <text:p>7.78796060099999</text:p>
          </table:table-cell>
        </table:table-row>
        <table:table-row table:style-name="ro1">
          <table:table-cell office:value-type="float" office:value="0.025818266" calcext:value-type="float">
            <text:p>0.025818266</text:p>
          </table:table-cell>
          <table:table-cell office:value-type="float" office:value="9.683067" calcext:value-type="float">
            <text:p>9.683067</text:p>
          </table:table-cell>
          <table:table-cell table:formula="of:=[.C200]+[.A201]" office:value-type="float" office:value="7.81377886699999" calcext:value-type="float">
            <text:p>7.81377886699999</text:p>
          </table:table-cell>
        </table:table-row>
        <table:table-row table:style-name="ro1">
          <table:table-cell office:value-type="float" office:value="0.025574122" calcext:value-type="float">
            <text:p>0.025574122</text:p>
          </table:table-cell>
          <table:table-cell office:value-type="float" office:value="9.775506" calcext:value-type="float">
            <text:p>9.775506</text:p>
          </table:table-cell>
          <table:table-cell table:formula="of:=[.C201]+[.A202]" office:value-type="float" office:value="7.83935298899999" calcext:value-type="float">
            <text:p>7.83935298899999</text:p>
          </table:table-cell>
        </table:table-row>
        <table:table-row table:style-name="ro1">
          <table:table-cell office:value-type="float" office:value="0.025925077" calcext:value-type="float">
            <text:p>0.025925077</text:p>
          </table:table-cell>
          <table:table-cell office:value-type="float" office:value="9.643172" calcext:value-type="float">
            <text:p>9.643172</text:p>
          </table:table-cell>
          <table:table-cell table:formula="of:=[.C202]+[.A203]" office:value-type="float" office:value="7.86527806599999" calcext:value-type="float">
            <text:p>7.86527806599999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203]+[.A204]" office:value-type="float" office:value="7.89126418099999" calcext:value-type="float">
            <text:p>7.89126418099999</text:p>
          </table:table-cell>
        </table:table-row>
        <table:table-row table:style-name="ro1">
          <table:table-cell office:value-type="float" office:value="0.025925077" calcext:value-type="float">
            <text:p>0.025925077</text:p>
          </table:table-cell>
          <table:table-cell office:value-type="float" office:value="9.643172" calcext:value-type="float">
            <text:p>9.643172</text:p>
          </table:table-cell>
          <table:table-cell table:formula="of:=[.C204]+[.A205]" office:value-type="float" office:value="7.91718925799999" calcext:value-type="float">
            <text:p>7.91718925799999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205]+[.A206]" office:value-type="float" office:value="7.942809156" calcext:value-type="float">
            <text:p>7.942809156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206]+[.A207]" office:value-type="float" office:value="7.968795271" calcext:value-type="float">
            <text:p>7.968795271</text:p>
          </table:table-cell>
        </table:table-row>
        <table:table-row table:style-name="ro1">
          <table:table-cell office:value-type="float" office:value="0.025970856" calcext:value-type="float">
            <text:p>0.025970856</text:p>
          </table:table-cell>
          <table:table-cell office:value-type="float" office:value="9.626175" calcext:value-type="float">
            <text:p>9.626175</text:p>
          </table:table-cell>
          <table:table-cell table:formula="of:=[.C207]+[.A208]" office:value-type="float" office:value="7.994766127" calcext:value-type="float">
            <text:p>7.994766127</text:p>
          </table:table-cell>
        </table:table-row>
        <table:table-row table:style-name="ro1">
          <table:table-cell office:value-type="float" office:value="0.025879301" calcext:value-type="float">
            <text:p>0.025879301</text:p>
          </table:table-cell>
          <table:table-cell office:value-type="float" office:value="9.66023" calcext:value-type="float">
            <text:p>9.66023</text:p>
          </table:table-cell>
          <table:table-cell table:formula="of:=[.C208]+[.A209]" office:value-type="float" office:value="8.02064542799999" calcext:value-type="float">
            <text:p>8.02064542799999</text:p>
          </table:table-cell>
        </table:table-row>
        <table:table-row table:style-name="ro1">
          <table:table-cell office:value-type="float" office:value="0.025528343" calcext:value-type="float">
            <text:p>0.025528343</text:p>
          </table:table-cell>
          <table:table-cell office:value-type="float" office:value="9.793036" calcext:value-type="float">
            <text:p>9.793036</text:p>
          </table:table-cell>
          <table:table-cell table:formula="of:=[.C209]+[.A210]" office:value-type="float" office:value="8.04617377099999" calcext:value-type="float">
            <text:p>8.04617377099999</text:p>
          </table:table-cell>
        </table:table-row>
        <table:table-row table:style-name="ro1">
          <table:table-cell office:value-type="float" office:value="0.025848784" calcext:value-type="float">
            <text:p>0.025848784</text:p>
          </table:table-cell>
          <table:table-cell office:value-type="float" office:value="9.671635" calcext:value-type="float">
            <text:p>9.671635</text:p>
          </table:table-cell>
          <table:table-cell table:formula="of:=[.C210]+[.A211]" office:value-type="float" office:value="8.072022555" calcext:value-type="float">
            <text:p>8.072022555</text:p>
          </table:table-cell>
        </table:table-row>
        <table:table-row table:style-name="ro1">
          <table:table-cell office:value-type="float" office:value="0.025848784" calcext:value-type="float">
            <text:p>0.025848784</text:p>
          </table:table-cell>
          <table:table-cell office:value-type="float" office:value="9.671635" calcext:value-type="float">
            <text:p>9.671635</text:p>
          </table:table-cell>
          <table:table-cell table:formula="of:=[.C211]+[.A212]" office:value-type="float" office:value="8.097871339" calcext:value-type="float">
            <text:p>8.097871339</text:p>
          </table:table-cell>
        </table:table-row>
        <table:table-row table:style-name="ro1">
          <table:table-cell office:value-type="float" office:value="0.02574197" calcext:value-type="float">
            <text:p>0.02574197</text:p>
          </table:table-cell>
          <table:table-cell office:value-type="float" office:value="9.711766" calcext:value-type="float">
            <text:p>9.711766</text:p>
          </table:table-cell>
          <table:table-cell table:formula="of:=[.C212]+[.A213]" office:value-type="float" office:value="8.123613309" calcext:value-type="float">
            <text:p>8.123613309</text:p>
          </table:table-cell>
        </table:table-row>
        <table:table-row table:style-name="ro1">
          <table:table-cell office:value-type="float" office:value="0.025391012" calcext:value-type="float">
            <text:p>0.025391012</text:p>
          </table:table-cell>
          <table:table-cell office:value-type="float" office:value="9.846004" calcext:value-type="float">
            <text:p>9.846004</text:p>
          </table:table-cell>
          <table:table-cell table:formula="of:=[.C213]+[.A214]" office:value-type="float" office:value="8.149004321" calcext:value-type="float">
            <text:p>8.149004321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214]+[.A215]" office:value-type="float" office:value="8.174731032" calcext:value-type="float">
            <text:p>8.174731032</text:p>
          </table:table-cell>
        </table:table-row>
        <table:table-row table:style-name="ro1">
          <table:table-cell office:value-type="float" office:value="0.025757229" calcext:value-type="float">
            <text:p>0.025757229</text:p>
          </table:table-cell>
          <table:table-cell office:value-type="float" office:value="9.706014" calcext:value-type="float">
            <text:p>9.706014</text:p>
          </table:table-cell>
          <table:table-cell table:formula="of:=[.C215]+[.A216]" office:value-type="float" office:value="8.200488261" calcext:value-type="float">
            <text:p>8.200488261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216]+[.A217]" office:value-type="float" office:value="8.226184455" calcext:value-type="float">
            <text:p>8.226184455</text:p>
          </table:table-cell>
        </table:table-row>
        <table:table-row table:style-name="ro1">
          <table:table-cell office:value-type="float" office:value="0.025391012" calcext:value-type="float">
            <text:p>0.025391012</text:p>
          </table:table-cell>
          <table:table-cell office:value-type="float" office:value="9.846004" calcext:value-type="float">
            <text:p>9.846004</text:p>
          </table:table-cell>
          <table:table-cell table:formula="of:=[.C217]+[.A218]" office:value-type="float" office:value="8.251575467" calcext:value-type="float">
            <text:p>8.251575467</text:p>
          </table:table-cell>
        </table:table-row>
        <table:table-row table:style-name="ro1">
          <table:table-cell office:value-type="float" office:value="0.025757229" calcext:value-type="float">
            <text:p>0.025757229</text:p>
          </table:table-cell>
          <table:table-cell office:value-type="float" office:value="9.706014" calcext:value-type="float">
            <text:p>9.706014</text:p>
          </table:table-cell>
          <table:table-cell table:formula="of:=[.C218]+[.A219]" office:value-type="float" office:value="8.277332696" calcext:value-type="float">
            <text:p>8.277332696</text:p>
          </table:table-cell>
        </table:table-row>
        <table:table-row table:style-name="ro1">
          <table:table-cell office:value-type="float" office:value="0.025787747" calcext:value-type="float">
            <text:p>0.025787747</text:p>
          </table:table-cell>
          <table:table-cell office:value-type="float" office:value="9.694527" calcext:value-type="float">
            <text:p>9.694527</text:p>
          </table:table-cell>
          <table:table-cell table:formula="of:=[.C219]+[.A220]" office:value-type="float" office:value="8.303120443" calcext:value-type="float">
            <text:p>8.303120443</text:p>
          </table:table-cell>
        </table:table-row>
        <table:table-row table:style-name="ro1">
          <table:table-cell office:value-type="float" office:value="0.02574197" calcext:value-type="float">
            <text:p>0.02574197</text:p>
          </table:table-cell>
          <table:table-cell office:value-type="float" office:value="9.711766" calcext:value-type="float">
            <text:p>9.711766</text:p>
          </table:table-cell>
          <table:table-cell table:formula="of:=[.C220]+[.A221]" office:value-type="float" office:value="8.328862413" calcext:value-type="float">
            <text:p>8.328862413</text:p>
          </table:table-cell>
        </table:table-row>
        <table:table-row table:style-name="ro1">
          <table:table-cell office:value-type="float" office:value="0.02545205" calcext:value-type="float">
            <text:p>0.02545205</text:p>
          </table:table-cell>
          <table:table-cell office:value-type="float" office:value="9.8223915" calcext:value-type="float">
            <text:p>9.8223915</text:p>
          </table:table-cell>
          <table:table-cell table:formula="of:=[.C221]+[.A222]" office:value-type="float" office:value="8.354314463" calcext:value-type="float">
            <text:p>8.354314463</text:p>
          </table:table-cell>
        </table:table-row>
        <table:table-row table:style-name="ro1">
          <table:table-cell office:value-type="float" office:value="0.025772488" calcext:value-type="float">
            <text:p>0.025772488</text:p>
          </table:table-cell>
          <table:table-cell office:value-type="float" office:value="9.700267" calcext:value-type="float">
            <text:p>9.700267</text:p>
          </table:table-cell>
          <table:table-cell table:formula="of:=[.C222]+[.A223]" office:value-type="float" office:value="8.380086951" calcext:value-type="float">
            <text:p>8.380086951</text:p>
          </table:table-cell>
        </table:table-row>
        <table:table-row table:style-name="ro1">
          <table:table-cell office:value-type="float" office:value="0.025833525" calcext:value-type="float">
            <text:p>0.025833525</text:p>
          </table:table-cell>
          <table:table-cell office:value-type="float" office:value="9.677347" calcext:value-type="float">
            <text:p>9.677347</text:p>
          </table:table-cell>
          <table:table-cell table:formula="of:=[.C223]+[.A224]" office:value-type="float" office:value="8.405920476" calcext:value-type="float">
            <text:p>8.405920476</text:p>
          </table:table-cell>
        </table:table-row>
        <table:table-row table:style-name="ro1">
          <table:table-cell office:value-type="float" office:value="0.025787747" calcext:value-type="float">
            <text:p>0.025787747</text:p>
          </table:table-cell>
          <table:table-cell office:value-type="float" office:value="9.694527" calcext:value-type="float">
            <text:p>9.694527</text:p>
          </table:table-cell>
          <table:table-cell table:formula="of:=[.C224]+[.A225]" office:value-type="float" office:value="8.431708223" calcext:value-type="float">
            <text:p>8.431708223</text:p>
          </table:table-cell>
        </table:table-row>
        <table:table-row table:style-name="ro1">
          <table:table-cell office:value-type="float" office:value="0.025497826" calcext:value-type="float">
            <text:p>0.025497826</text:p>
          </table:table-cell>
          <table:table-cell office:value-type="float" office:value="9.804757" calcext:value-type="float">
            <text:p>9.804757</text:p>
          </table:table-cell>
          <table:table-cell table:formula="of:=[.C225]+[.A226]" office:value-type="float" office:value="8.457206049" calcext:value-type="float">
            <text:p>8.457206049</text:p>
          </table:table-cell>
        </table:table-row>
        <table:table-row table:style-name="ro1">
          <table:table-cell office:value-type="float" office:value="0.025818266" calcext:value-type="float">
            <text:p>0.025818266</text:p>
          </table:table-cell>
          <table:table-cell office:value-type="float" office:value="9.683067" calcext:value-type="float">
            <text:p>9.683067</text:p>
          </table:table-cell>
          <table:table-cell table:formula="of:=[.C226]+[.A227]" office:value-type="float" office:value="8.483024315" calcext:value-type="float">
            <text:p>8.483024315</text:p>
          </table:table-cell>
        </table:table-row>
        <table:table-row table:style-name="ro1">
          <table:table-cell office:value-type="float" office:value="0.025864042" calcext:value-type="float">
            <text:p>0.025864042</text:p>
          </table:table-cell>
          <table:table-cell office:value-type="float" office:value="9.665929" calcext:value-type="float">
            <text:p>9.665929</text:p>
          </table:table-cell>
          <table:table-cell table:formula="of:=[.C227]+[.A228]" office:value-type="float" office:value="8.508888357" calcext:value-type="float">
            <text:p>8.508888357</text:p>
          </table:table-cell>
        </table:table-row>
        <table:table-row table:style-name="ro1">
          <table:table-cell office:value-type="float" office:value="0.025803005" calcext:value-type="float">
            <text:p>0.025803005</text:p>
          </table:table-cell>
          <table:table-cell office:value-type="float" office:value="9.688794" calcext:value-type="float">
            <text:p>9.688794</text:p>
          </table:table-cell>
          <table:table-cell table:formula="of:=[.C228]+[.A229]" office:value-type="float" office:value="8.534691362" calcext:value-type="float">
            <text:p>8.534691362</text:p>
          </table:table-cell>
        </table:table-row>
        <table:table-row table:style-name="ro1">
          <table:table-cell office:value-type="float" office:value="0.025513085" calcext:value-type="float">
            <text:p>0.025513085</text:p>
          </table:table-cell>
          <table:table-cell office:value-type="float" office:value="9.798893" calcext:value-type="float">
            <text:p>9.798893</text:p>
          </table:table-cell>
          <table:table-cell table:formula="of:=[.C229]+[.A230]" office:value-type="float" office:value="8.560204447" calcext:value-type="float">
            <text:p>8.560204447</text:p>
          </table:table-cell>
        </table:table-row>
        <table:table-row table:style-name="ro1">
          <table:table-cell office:value-type="float" office:value="0.025848784" calcext:value-type="float">
            <text:p>0.025848784</text:p>
          </table:table-cell>
          <table:table-cell office:value-type="float" office:value="9.671635" calcext:value-type="float">
            <text:p>9.671635</text:p>
          </table:table-cell>
          <table:table-cell table:formula="of:=[.C230]+[.A231]" office:value-type="float" office:value="8.586053231" calcext:value-type="float">
            <text:p>8.586053231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231]+[.A232]" office:value-type="float" office:value="8.611993569" calcext:value-type="float">
            <text:p>8.611993569</text:p>
          </table:table-cell>
        </table:table-row>
        <table:table-row table:style-name="ro1">
          <table:table-cell office:value-type="float" office:value="0.025864042" calcext:value-type="float">
            <text:p>0.025864042</text:p>
          </table:table-cell>
          <table:table-cell office:value-type="float" office:value="9.665929" calcext:value-type="float">
            <text:p>9.665929</text:p>
          </table:table-cell>
          <table:table-cell table:formula="of:=[.C232]+[.A233]" office:value-type="float" office:value="8.637857611" calcext:value-type="float">
            <text:p>8.637857611</text:p>
          </table:table-cell>
        </table:table-row>
        <table:table-row table:style-name="ro1">
          <table:table-cell office:value-type="float" office:value="0.025513085" calcext:value-type="float">
            <text:p>0.025513085</text:p>
          </table:table-cell>
          <table:table-cell office:value-type="float" office:value="9.798893" calcext:value-type="float">
            <text:p>9.798893</text:p>
          </table:table-cell>
          <table:table-cell table:formula="of:=[.C233]+[.A234]" office:value-type="float" office:value="8.663370696" calcext:value-type="float">
            <text:p>8.663370696</text:p>
          </table:table-cell>
        </table:table-row>
        <table:table-row table:style-name="ro1">
          <table:table-cell office:value-type="float" office:value="0.025879301" calcext:value-type="float">
            <text:p>0.025879301</text:p>
          </table:table-cell>
          <table:table-cell office:value-type="float" office:value="9.66023" calcext:value-type="float">
            <text:p>9.66023</text:p>
          </table:table-cell>
          <table:table-cell table:formula="of:=[.C234]+[.A235]" office:value-type="float" office:value="8.689249997" calcext:value-type="float">
            <text:p>8.689249997</text:p>
          </table:table-cell>
        </table:table-row>
        <table:table-row table:style-name="ro1">
          <table:table-cell office:value-type="float" office:value="0.025955597" calcext:value-type="float">
            <text:p>0.025955597</text:p>
          </table:table-cell>
          <table:table-cell office:value-type="float" office:value="9.631834" calcext:value-type="float">
            <text:p>9.631834</text:p>
          </table:table-cell>
          <table:table-cell table:formula="of:=[.C235]+[.A236]" office:value-type="float" office:value="8.715205594" calcext:value-type="float">
            <text:p>8.715205594</text:p>
          </table:table-cell>
        </table:table-row>
        <table:table-row table:style-name="ro1">
          <table:table-cell office:value-type="float" office:value="0.025848784" calcext:value-type="float">
            <text:p>0.025848784</text:p>
          </table:table-cell>
          <table:table-cell office:value-type="float" office:value="9.671635" calcext:value-type="float">
            <text:p>9.671635</text:p>
          </table:table-cell>
          <table:table-cell table:formula="of:=[.C236]+[.A237]" office:value-type="float" office:value="8.741054378" calcext:value-type="float">
            <text:p>8.741054378</text:p>
          </table:table-cell>
        </table:table-row>
        <table:table-row table:style-name="ro1">
          <table:table-cell office:value-type="float" office:value="0.025513085" calcext:value-type="float">
            <text:p>0.025513085</text:p>
          </table:table-cell>
          <table:table-cell office:value-type="float" office:value="9.798893" calcext:value-type="float">
            <text:p>9.798893</text:p>
          </table:table-cell>
          <table:table-cell table:formula="of:=[.C237]+[.A238]" office:value-type="float" office:value="8.766567463" calcext:value-type="float">
            <text:p>8.766567463</text:p>
          </table:table-cell>
        </table:table-row>
        <table:table-row table:style-name="ro1">
          <table:table-cell office:value-type="float" office:value="0.025848784" calcext:value-type="float">
            <text:p>0.025848784</text:p>
          </table:table-cell>
          <table:table-cell office:value-type="float" office:value="9.671635" calcext:value-type="float">
            <text:p>9.671635</text:p>
          </table:table-cell>
          <table:table-cell table:formula="of:=[.C238]+[.A239]" office:value-type="float" office:value="8.792416247" calcext:value-type="float">
            <text:p>8.792416247</text:p>
          </table:table-cell>
        </table:table-row>
        <table:table-row table:style-name="ro1">
          <table:table-cell office:value-type="float" office:value="0.02589456" calcext:value-type="float">
            <text:p>0.02589456</text:p>
          </table:table-cell>
          <table:table-cell office:value-type="float" office:value="9.654537" calcext:value-type="float">
            <text:p>9.654537</text:p>
          </table:table-cell>
          <table:table-cell table:formula="of:=[.C239]+[.A240]" office:value-type="float" office:value="8.818310807" calcext:value-type="float">
            <text:p>8.818310807</text:p>
          </table:table-cell>
        </table:table-row>
        <table:table-row table:style-name="ro1">
          <table:table-cell office:value-type="float" office:value="0.025772488" calcext:value-type="float">
            <text:p>0.025772488</text:p>
          </table:table-cell>
          <table:table-cell office:value-type="float" office:value="9.700267" calcext:value-type="float">
            <text:p>9.700267</text:p>
          </table:table-cell>
          <table:table-cell table:formula="of:=[.C240]+[.A241]" office:value-type="float" office:value="8.844083295" calcext:value-type="float">
            <text:p>8.844083295</text:p>
          </table:table-cell>
        </table:table-row>
        <table:table-row table:style-name="ro1">
          <table:table-cell office:value-type="float" office:value="0.02545205" calcext:value-type="float">
            <text:p>0.02545205</text:p>
          </table:table-cell>
          <table:table-cell office:value-type="float" office:value="9.8223915" calcext:value-type="float">
            <text:p>9.8223915</text:p>
          </table:table-cell>
          <table:table-cell table:formula="of:=[.C241]+[.A242]" office:value-type="float" office:value="8.869535345" calcext:value-type="float">
            <text:p>8.869535345</text:p>
          </table:table-cell>
        </table:table-row>
        <table:table-row table:style-name="ro1">
          <table:table-cell office:value-type="float" office:value="0.025757229" calcext:value-type="float">
            <text:p>0.025757229</text:p>
          </table:table-cell>
          <table:table-cell office:value-type="float" office:value="9.706014" calcext:value-type="float">
            <text:p>9.706014</text:p>
          </table:table-cell>
          <table:table-cell table:formula="of:=[.C242]+[.A243]" office:value-type="float" office:value="8.895292574" calcext:value-type="float">
            <text:p>8.895292574</text:p>
          </table:table-cell>
        </table:table-row>
        <table:table-row table:style-name="ro1">
          <table:table-cell office:value-type="float" office:value="0.025803005" calcext:value-type="float">
            <text:p>0.025803005</text:p>
          </table:table-cell>
          <table:table-cell office:value-type="float" office:value="9.688794" calcext:value-type="float">
            <text:p>9.688794</text:p>
          </table:table-cell>
          <table:table-cell table:formula="of:=[.C243]+[.A244]" office:value-type="float" office:value="8.921095579" calcext:value-type="float">
            <text:p>8.921095579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244]+[.A245]" office:value-type="float" office:value="8.94682229" calcext:value-type="float">
            <text:p>8.94682229</text:p>
          </table:table-cell>
        </table:table-row>
        <table:table-row table:style-name="ro1">
          <table:table-cell office:value-type="float" office:value="0.025406271" calcext:value-type="float">
            <text:p>0.025406271</text:p>
          </table:table-cell>
          <table:table-cell office:value-type="float" office:value="9.84009" calcext:value-type="float">
            <text:p>9.84009</text:p>
          </table:table-cell>
          <table:table-cell table:formula="of:=[.C245]+[.A246]" office:value-type="float" office:value="8.972228561" calcext:value-type="float">
            <text:p>8.972228561</text:p>
          </table:table-cell>
        </table:table-row>
        <table:table-row table:style-name="ro1">
          <table:table-cell office:value-type="float" office:value="0.025772488" calcext:value-type="float">
            <text:p>0.025772488</text:p>
          </table:table-cell>
          <table:table-cell office:value-type="float" office:value="9.700267" calcext:value-type="float">
            <text:p>9.700267</text:p>
          </table:table-cell>
          <table:table-cell table:formula="of:=[.C246]+[.A247]" office:value-type="float" office:value="8.998001049" calcext:value-type="float">
            <text:p>8.998001049</text:p>
          </table:table-cell>
        </table:table-row>
        <table:table-row table:style-name="ro1">
          <table:table-cell office:value-type="float" office:value="0.025818266" calcext:value-type="float">
            <text:p>0.025818266</text:p>
          </table:table-cell>
          <table:table-cell office:value-type="float" office:value="9.683067" calcext:value-type="float">
            <text:p>9.683067</text:p>
          </table:table-cell>
          <table:table-cell table:formula="of:=[.C247]+[.A248]" office:value-type="float" office:value="9.023819315" calcext:value-type="float">
            <text:p>9.023819315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248]+[.A249]" office:value-type="float" office:value="9.049515509" calcext:value-type="float">
            <text:p>9.049515509</text:p>
          </table:table-cell>
        </table:table-row>
        <table:table-row table:style-name="ro1">
          <table:table-cell office:value-type="float" office:value="0.02542153" calcext:value-type="float">
            <text:p>0.02542153</text:p>
          </table:table-cell>
          <table:table-cell office:value-type="float" office:value="9.834184" calcext:value-type="float">
            <text:p>9.834184</text:p>
          </table:table-cell>
          <table:table-cell table:formula="of:=[.C249]+[.A250]" office:value-type="float" office:value="9.074937039" calcext:value-type="float">
            <text:p>9.074937039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250]+[.A251]" office:value-type="float" office:value="9.10066375" calcext:value-type="float">
            <text:p>9.10066375</text:p>
          </table:table-cell>
        </table:table-row>
        <table:table-row table:style-name="ro1">
          <table:table-cell office:value-type="float" office:value="0.025772488" calcext:value-type="float">
            <text:p>0.025772488</text:p>
          </table:table-cell>
          <table:table-cell office:value-type="float" office:value="9.700267" calcext:value-type="float">
            <text:p>9.700267</text:p>
          </table:table-cell>
          <table:table-cell table:formula="of:=[.C251]+[.A252]" office:value-type="float" office:value="9.126436238" calcext:value-type="float">
            <text:p>9.126436238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252]+[.A253]" office:value-type="float" office:value="9.152101912" calcext:value-type="float">
            <text:p>9.152101912</text:p>
          </table:table-cell>
        </table:table-row>
        <table:table-row table:style-name="ro1">
          <table:table-cell office:value-type="float" office:value="0.025360495" calcext:value-type="float">
            <text:p>0.025360495</text:p>
          </table:table-cell>
          <table:table-cell office:value-type="float" office:value="9.857852" calcext:value-type="float">
            <text:p>9.857852</text:p>
          </table:table-cell>
          <table:table-cell table:formula="of:=[.C253]+[.A254]" office:value-type="float" office:value="9.177462407" calcext:value-type="float">
            <text:p>9.177462407</text:p>
          </table:table-cell>
        </table:table-row>
        <table:table-row table:style-name="ro1">
          <table:table-cell office:value-type="float" office:value="0.025711453" calcext:value-type="float">
            <text:p>0.025711453</text:p>
          </table:table-cell>
          <table:table-cell office:value-type="float" office:value="9.723293" calcext:value-type="float">
            <text:p>9.723293</text:p>
          </table:table-cell>
          <table:table-cell table:formula="of:=[.C254]+[.A255]" office:value-type="float" office:value="9.20317386" calcext:value-type="float">
            <text:p>9.20317386</text:p>
          </table:table-cell>
        </table:table-row>
        <table:table-row table:style-name="ro1">
          <table:table-cell office:value-type="float" office:value="0.025757229" calcext:value-type="float">
            <text:p>0.025757229</text:p>
          </table:table-cell>
          <table:table-cell office:value-type="float" office:value="9.706014" calcext:value-type="float">
            <text:p>9.706014</text:p>
          </table:table-cell>
          <table:table-cell table:formula="of:=[.C255]+[.A256]" office:value-type="float" office:value="9.228931089" calcext:value-type="float">
            <text:p>9.228931089</text:p>
          </table:table-cell>
        </table:table-row>
        <table:table-row table:style-name="ro1">
          <table:table-cell office:value-type="float" office:value="0.025650416" calcext:value-type="float">
            <text:p>0.025650416</text:p>
          </table:table-cell>
          <table:table-cell office:value-type="float" office:value="9.74643" calcext:value-type="float">
            <text:p>9.74643</text:p>
          </table:table-cell>
          <table:table-cell table:formula="of:=[.C256]+[.A257]" office:value-type="float" office:value="9.254581505" calcext:value-type="float">
            <text:p>9.254581505</text:p>
          </table:table-cell>
        </table:table-row>
        <table:table-row table:style-name="ro1">
          <table:table-cell office:value-type="float" office:value="0.025329977" calcext:value-type="float">
            <text:p>0.025329977</text:p>
          </table:table-cell>
          <table:table-cell office:value-type="float" office:value="9.869728" calcext:value-type="float">
            <text:p>9.869728</text:p>
          </table:table-cell>
          <table:table-cell table:formula="of:=[.C257]+[.A258]" office:value-type="float" office:value="9.279911482" calcext:value-type="float">
            <text:p>9.279911482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258]+[.A259]" office:value-type="float" office:value="9.305577156" calcext:value-type="float">
            <text:p>9.305577156</text:p>
          </table:table-cell>
        </table:table-row>
        <table:table-row table:style-name="ro1">
          <table:table-cell office:value-type="float" office:value="0.025711453" calcext:value-type="float">
            <text:p>0.025711453</text:p>
          </table:table-cell>
          <table:table-cell office:value-type="float" office:value="9.723293" calcext:value-type="float">
            <text:p>9.723293</text:p>
          </table:table-cell>
          <table:table-cell table:formula="of:=[.C259]+[.A260]" office:value-type="float" office:value="9.331288609" calcext:value-type="float">
            <text:p>9.331288609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260]+[.A261]" office:value-type="float" office:value="9.356923766" calcext:value-type="float">
            <text:p>9.356923766</text:p>
          </table:table-cell>
        </table:table-row>
        <table:table-row table:style-name="ro1">
          <table:table-cell office:value-type="float" office:value="0.025314717" calcext:value-type="float">
            <text:p>0.025314717</text:p>
          </table:table-cell>
          <table:table-cell office:value-type="float" office:value="9.875679" calcext:value-type="float">
            <text:p>9.875679</text:p>
          </table:table-cell>
          <table:table-cell table:formula="of:=[.C261]+[.A262]" office:value-type="float" office:value="9.382238483" calcext:value-type="float">
            <text:p>9.382238483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262]+[.A263]" office:value-type="float" office:value="9.40787364" calcext:value-type="float">
            <text:p>9.40787364</text:p>
          </table:table-cell>
        </table:table-row>
        <table:table-row table:style-name="ro1">
          <table:table-cell office:value-type="float" office:value="0.025680933" calcext:value-type="float">
            <text:p>0.025680933</text:p>
          </table:table-cell>
          <table:table-cell office:value-type="float" office:value="9.734848" calcext:value-type="float">
            <text:p>9.734848</text:p>
          </table:table-cell>
          <table:table-cell table:formula="of:=[.C263]+[.A264]" office:value-type="float" office:value="9.433554573" calcext:value-type="float">
            <text:p>9.433554573</text:p>
          </table:table-cell>
        </table:table-row>
        <table:table-row table:style-name="ro1">
          <table:table-cell office:value-type="float" office:value="0.02558938" calcext:value-type="float">
            <text:p>0.02558938</text:p>
          </table:table-cell>
          <table:table-cell office:value-type="float" office:value="9.769677" calcext:value-type="float">
            <text:p>9.769677</text:p>
          </table:table-cell>
          <table:table-cell table:formula="of:=[.C264]+[.A265]" office:value-type="float" office:value="9.459143953" calcext:value-type="float">
            <text:p>9.459143953</text:p>
          </table:table-cell>
        </table:table-row>
        <table:table-row table:style-name="ro1">
          <table:table-cell office:value-type="float" office:value="0.025314717" calcext:value-type="float">
            <text:p>0.025314717</text:p>
          </table:table-cell>
          <table:table-cell office:value-type="float" office:value="9.875679" calcext:value-type="float">
            <text:p>9.875679</text:p>
          </table:table-cell>
          <table:table-cell table:formula="of:=[.C265]+[.A266]" office:value-type="float" office:value="9.48445867" calcext:value-type="float">
            <text:p>9.48445867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266]+[.A267]" office:value-type="float" office:value="9.510093827" calcext:value-type="float">
            <text:p>9.510093827</text:p>
          </table:table-cell>
        </table:table-row>
        <table:table-row table:style-name="ro1">
          <table:table-cell office:value-type="float" office:value="0.025711453" calcext:value-type="float">
            <text:p>0.025711453</text:p>
          </table:table-cell>
          <table:table-cell office:value-type="float" office:value="9.723293" calcext:value-type="float">
            <text:p>9.723293</text:p>
          </table:table-cell>
          <table:table-cell table:formula="of:=[.C267]+[.A268]" office:value-type="float" office:value="9.53580528" calcext:value-type="float">
            <text:p>9.53580528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268]+[.A269]" office:value-type="float" office:value="9.561425178" calcext:value-type="float">
            <text:p>9.561425178</text:p>
          </table:table-cell>
        </table:table-row>
        <table:table-row table:style-name="ro1">
          <table:table-cell office:value-type="float" office:value="0.025299458" calcext:value-type="float">
            <text:p>0.025299458</text:p>
          </table:table-cell>
          <table:table-cell office:value-type="float" office:value="9.881635" calcext:value-type="float">
            <text:p>9.881635</text:p>
          </table:table-cell>
          <table:table-cell table:formula="of:=[.C269]+[.A270]" office:value-type="float" office:value="9.586724636" calcext:value-type="float">
            <text:p>9.586724636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270]+[.A271]" office:value-type="float" office:value="9.612359793" calcext:value-type="float">
            <text:p>9.612359793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271]+[.A272]" office:value-type="float" office:value="9.638086504" calcext:value-type="float">
            <text:p>9.638086504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272]+[.A273]" office:value-type="float" office:value="9.663752178" calcext:value-type="float">
            <text:p>9.663752178</text:p>
          </table:table-cell>
        </table:table-row>
        <table:table-row table:style-name="ro1">
          <table:table-cell office:value-type="float" office:value="0.025329977" calcext:value-type="float">
            <text:p>0.025329977</text:p>
          </table:table-cell>
          <table:table-cell office:value-type="float" office:value="9.869728" calcext:value-type="float">
            <text:p>9.869728</text:p>
          </table:table-cell>
          <table:table-cell table:formula="of:=[.C273]+[.A274]" office:value-type="float" office:value="9.689082155" calcext:value-type="float">
            <text:p>9.689082155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274]+[.A275]" office:value-type="float" office:value="9.714717312" calcext:value-type="float">
            <text:p>9.714717312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275]+[.A276]" office:value-type="float" office:value="9.740444023" calcext:value-type="float">
            <text:p>9.740444023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276]+[.A277]" office:value-type="float" office:value="9.766048663" calcext:value-type="float">
            <text:p>9.766048663</text:p>
          </table:table-cell>
        </table:table-row>
        <table:table-row table:style-name="ro1">
          <table:table-cell office:value-type="float" office:value="0.025299458" calcext:value-type="float">
            <text:p>0.025299458</text:p>
          </table:table-cell>
          <table:table-cell office:value-type="float" office:value="9.881635" calcext:value-type="float">
            <text:p>9.881635</text:p>
          </table:table-cell>
          <table:table-cell table:formula="of:=[.C277]+[.A278]" office:value-type="float" office:value="9.791348121" calcext:value-type="float">
            <text:p>9.791348121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278]+[.A279]" office:value-type="float" office:value="9.816983278" calcext:value-type="float">
            <text:p>9.816983278</text:p>
          </table:table-cell>
        </table:table-row>
        <table:table-row table:style-name="ro1">
          <table:table-cell office:value-type="float" office:value="0.025680933" calcext:value-type="float">
            <text:p>0.025680933</text:p>
          </table:table-cell>
          <table:table-cell office:value-type="float" office:value="9.734848" calcext:value-type="float">
            <text:p>9.734848</text:p>
          </table:table-cell>
          <table:table-cell table:formula="of:=[.C279]+[.A280]" office:value-type="float" office:value="9.842664211" calcext:value-type="float">
            <text:p>9.842664211</text:p>
          </table:table-cell>
        </table:table-row>
        <table:table-row table:style-name="ro1">
          <table:table-cell office:value-type="float" office:value="0.025574122" calcext:value-type="float">
            <text:p>0.025574122</text:p>
          </table:table-cell>
          <table:table-cell office:value-type="float" office:value="9.775506" calcext:value-type="float">
            <text:p>9.775506</text:p>
          </table:table-cell>
          <table:table-cell table:formula="of:=[.C280]+[.A281]" office:value-type="float" office:value="9.868238333" calcext:value-type="float">
            <text:p>9.868238333</text:p>
          </table:table-cell>
        </table:table-row>
        <table:table-row table:style-name="ro1">
          <table:table-cell office:value-type="float" office:value="0.025284199" calcext:value-type="float">
            <text:p>0.025284199</text:p>
          </table:table-cell>
          <table:table-cell office:value-type="float" office:value="9.887598" calcext:value-type="float">
            <text:p>9.887598</text:p>
          </table:table-cell>
          <table:table-cell table:formula="of:=[.C281]+[.A282]" office:value-type="float" office:value="9.893522532" calcext:value-type="float">
            <text:p>9.893522532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282]+[.A283]" office:value-type="float" office:value="9.919157689" calcext:value-type="float">
            <text:p>9.919157689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283]+[.A284]" office:value-type="float" office:value="9.944853883" calcext:value-type="float">
            <text:p>9.944853883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284]+[.A285]" office:value-type="float" office:value="9.970458523" calcext:value-type="float">
            <text:p>9.970458523</text:p>
          </table:table-cell>
        </table:table-row>
        <table:table-row table:style-name="ro1">
          <table:table-cell office:value-type="float" office:value="0.025314717" calcext:value-type="float">
            <text:p>0.025314717</text:p>
          </table:table-cell>
          <table:table-cell office:value-type="float" office:value="9.875679" calcext:value-type="float">
            <text:p>9.875679</text:p>
          </table:table-cell>
          <table:table-cell table:formula="of:=[.C285]+[.A286]" office:value-type="float" office:value="9.99577324" calcext:value-type="float">
            <text:p>9.99577324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286]+[.A287]" office:value-type="float" office:value="10.021393138" calcext:value-type="float">
            <text:p>10.021393138</text:p>
          </table:table-cell>
        </table:table-row>
        <table:table-row table:style-name="ro1">
          <table:table-cell office:value-type="float" office:value="0.025680933" calcext:value-type="float">
            <text:p>0.025680933</text:p>
          </table:table-cell>
          <table:table-cell office:value-type="float" office:value="9.734848" calcext:value-type="float">
            <text:p>9.734848</text:p>
          </table:table-cell>
          <table:table-cell table:formula="of:=[.C287]+[.A288]" office:value-type="float" office:value="10.047074071" calcext:value-type="float">
            <text:p>10.047074071</text:p>
          </table:table-cell>
        </table:table-row>
        <table:table-row table:style-name="ro1">
          <table:table-cell office:value-type="float" office:value="0.02558938" calcext:value-type="float">
            <text:p>0.02558938</text:p>
          </table:table-cell>
          <table:table-cell office:value-type="float" office:value="9.769677" calcext:value-type="float">
            <text:p>9.769677</text:p>
          </table:table-cell>
          <table:table-cell table:formula="of:=[.C288]+[.A289]" office:value-type="float" office:value="10.072663451" calcext:value-type="float">
            <text:p>10.072663451</text:p>
          </table:table-cell>
        </table:table-row>
        <table:table-row table:style-name="ro1">
          <table:table-cell office:value-type="float" office:value="0.025299458" calcext:value-type="float">
            <text:p>0.025299458</text:p>
          </table:table-cell>
          <table:table-cell office:value-type="float" office:value="9.881635" calcext:value-type="float">
            <text:p>9.881635</text:p>
          </table:table-cell>
          <table:table-cell table:formula="of:=[.C289]+[.A290]" office:value-type="float" office:value="10.097962909" calcext:value-type="float">
            <text:p>10.097962909</text:p>
          </table:table-cell>
        </table:table-row>
        <table:table-row table:style-name="ro1">
          <table:table-cell office:value-type="float" office:value="0.025650416" calcext:value-type="float">
            <text:p>0.025650416</text:p>
          </table:table-cell>
          <table:table-cell office:value-type="float" office:value="9.74643" calcext:value-type="float">
            <text:p>9.74643</text:p>
          </table:table-cell>
          <table:table-cell table:formula="of:=[.C290]+[.A291]" office:value-type="float" office:value="10.123613325" calcext:value-type="float">
            <text:p>10.123613325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291]+[.A292]" office:value-type="float" office:value="10.149278999" calcext:value-type="float">
            <text:p>10.149278999</text:p>
          </table:table-cell>
        </table:table-row>
        <table:table-row table:style-name="ro1">
          <table:table-cell office:value-type="float" office:value="0.025650416" calcext:value-type="float">
            <text:p>0.025650416</text:p>
          </table:table-cell>
          <table:table-cell office:value-type="float" office:value="9.74643" calcext:value-type="float">
            <text:p>9.74643</text:p>
          </table:table-cell>
          <table:table-cell table:formula="of:=[.C292]+[.A293]" office:value-type="float" office:value="10.174929415" calcext:value-type="float">
            <text:p>10.174929415</text:p>
          </table:table-cell>
        </table:table-row>
        <table:table-row table:style-name="ro1">
          <table:table-cell office:value-type="float" office:value="0.025329977" calcext:value-type="float">
            <text:p>0.025329977</text:p>
          </table:table-cell>
          <table:table-cell office:value-type="float" office:value="9.869728" calcext:value-type="float">
            <text:p>9.869728</text:p>
          </table:table-cell>
          <table:table-cell table:formula="of:=[.C293]+[.A294]" office:value-type="float" office:value="10.200259392" calcext:value-type="float">
            <text:p>10.200259392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294]+[.A295]" office:value-type="float" office:value="10.225925066" calcext:value-type="float">
            <text:p>10.225925066</text:p>
          </table:table-cell>
        </table:table-row>
        <table:table-row table:style-name="ro1">
          <table:table-cell office:value-type="float" office:value="0.025711453" calcext:value-type="float">
            <text:p>0.025711453</text:p>
          </table:table-cell>
          <table:table-cell office:value-type="float" office:value="9.723293" calcext:value-type="float">
            <text:p>9.723293</text:p>
          </table:table-cell>
          <table:table-cell table:formula="of:=[.C295]+[.A296]" office:value-type="float" office:value="10.251636519" calcext:value-type="float">
            <text:p>10.251636519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296]+[.A297]" office:value-type="float" office:value="10.277256417" calcext:value-type="float">
            <text:p>10.277256417</text:p>
          </table:table-cell>
        </table:table-row>
        <table:table-row table:style-name="ro1">
          <table:table-cell office:value-type="float" office:value="0.025314717" calcext:value-type="float">
            <text:p>0.025314717</text:p>
          </table:table-cell>
          <table:table-cell office:value-type="float" office:value="9.875679" calcext:value-type="float">
            <text:p>9.875679</text:p>
          </table:table-cell>
          <table:table-cell table:formula="of:=[.C297]+[.A298]" office:value-type="float" office:value="10.302571134" calcext:value-type="float">
            <text:p>10.302571134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298]+[.A299]" office:value-type="float" office:value="10.328191032" calcext:value-type="float">
            <text:p>10.328191032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299]+[.A300]" office:value-type="float" office:value="10.353856706" calcext:value-type="float">
            <text:p>10.353856706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300]+[.A301]" office:value-type="float" office:value="10.379461346" calcext:value-type="float">
            <text:p>10.379461346</text:p>
          </table:table-cell>
        </table:table-row>
        <table:table-row table:style-name="ro1">
          <table:table-cell office:value-type="float" office:value="0.025284199" calcext:value-type="float">
            <text:p>0.025284199</text:p>
          </table:table-cell>
          <table:table-cell office:value-type="float" office:value="9.887598" calcext:value-type="float">
            <text:p>9.887598</text:p>
          </table:table-cell>
          <table:table-cell table:formula="of:=[.C301]+[.A302]" office:value-type="float" office:value="10.404745545" calcext:value-type="float">
            <text:p>10.404745545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302]+[.A303]" office:value-type="float" office:value="10.430365443" calcext:value-type="float">
            <text:p>10.430365443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303]+[.A304]" office:value-type="float" office:value="10.456061637" calcext:value-type="float">
            <text:p>10.456061637</text:p>
          </table:table-cell>
        </table:table-row>
        <table:table-row table:style-name="ro1">
          <table:table-cell office:value-type="float" office:value="0.025558861" calcext:value-type="float">
            <text:p>0.025558861</text:p>
          </table:table-cell>
          <table:table-cell office:value-type="float" office:value="9.781343" calcext:value-type="float">
            <text:p>9.781343</text:p>
          </table:table-cell>
          <table:table-cell table:formula="of:=[.C304]+[.A305]" office:value-type="float" office:value="10.481620498" calcext:value-type="float">
            <text:p>10.481620498</text:p>
          </table:table-cell>
        </table:table-row>
        <table:table-row table:style-name="ro1">
          <table:table-cell office:value-type="float" office:value="0.02526894" calcext:value-type="float">
            <text:p>0.02526894</text:p>
          </table:table-cell>
          <table:table-cell office:value-type="float" office:value="9.893569" calcext:value-type="float">
            <text:p>9.893569</text:p>
          </table:table-cell>
          <table:table-cell table:formula="of:=[.C305]+[.A306]" office:value-type="float" office:value="10.506889438" calcext:value-type="float">
            <text:p>10.506889438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306]+[.A307]" office:value-type="float" office:value="10.532509336" calcext:value-type="float">
            <text:p>10.532509336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307]+[.A308]" office:value-type="float" office:value="10.558144493" calcext:value-type="float">
            <text:p>10.558144493</text:p>
          </table:table-cell>
        </table:table-row>
        <table:table-row table:style-name="ro1">
          <table:table-cell office:value-type="float" office:value="0.025558861" calcext:value-type="float">
            <text:p>0.025558861</text:p>
          </table:table-cell>
          <table:table-cell office:value-type="float" office:value="9.781343" calcext:value-type="float">
            <text:p>9.781343</text:p>
          </table:table-cell>
          <table:table-cell table:formula="of:=[.C308]+[.A309]" office:value-type="float" office:value="10.583703354" calcext:value-type="float">
            <text:p>10.583703354</text:p>
          </table:table-cell>
        </table:table-row>
        <table:table-row table:style-name="ro1">
          <table:table-cell office:value-type="float" office:value="0.025284199" calcext:value-type="float">
            <text:p>0.025284199</text:p>
          </table:table-cell>
          <table:table-cell office:value-type="float" office:value="9.887598" calcext:value-type="float">
            <text:p>9.887598</text:p>
          </table:table-cell>
          <table:table-cell table:formula="of:=[.C309]+[.A310]" office:value-type="float" office:value="10.608987553" calcext:value-type="float">
            <text:p>10.608987553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310]+[.A311]" office:value-type="float" office:value="10.63462271" calcext:value-type="float">
            <text:p>10.63462271</text:p>
          </table:table-cell>
        </table:table-row>
        <table:table-row table:style-name="ro1">
          <table:table-cell office:value-type="float" office:value="0.025680933" calcext:value-type="float">
            <text:p>0.025680933</text:p>
          </table:table-cell>
          <table:table-cell office:value-type="float" office:value="9.734848" calcext:value-type="float">
            <text:p>9.734848</text:p>
          </table:table-cell>
          <table:table-cell table:formula="of:=[.C311]+[.A312]" office:value-type="float" office:value="10.660303643" calcext:value-type="float">
            <text:p>10.660303643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312]+[.A313]" office:value-type="float" office:value="10.685908283" calcext:value-type="float">
            <text:p>10.685908283</text:p>
          </table:table-cell>
        </table:table-row>
        <table:table-row table:style-name="ro1">
          <table:table-cell office:value-type="float" office:value="0.025329977" calcext:value-type="float">
            <text:p>0.025329977</text:p>
          </table:table-cell>
          <table:table-cell office:value-type="float" office:value="9.869728" calcext:value-type="float">
            <text:p>9.869728</text:p>
          </table:table-cell>
          <table:table-cell table:formula="of:=[.C313]+[.A314]" office:value-type="float" office:value="10.71123826" calcext:value-type="float">
            <text:p>10.71123826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314]+[.A315]" office:value-type="float" office:value="10.736903934" calcext:value-type="float">
            <text:p>10.736903934</text:p>
          </table:table-cell>
        </table:table-row>
        <table:table-row table:style-name="ro1">
          <table:table-cell office:value-type="float" office:value="0.025680933" calcext:value-type="float">
            <text:p>0.025680933</text:p>
          </table:table-cell>
          <table:table-cell office:value-type="float" office:value="9.734848" calcext:value-type="float">
            <text:p>9.734848</text:p>
          </table:table-cell>
          <table:table-cell table:formula="of:=[.C315]+[.A316]" office:value-type="float" office:value="10.762584867" calcext:value-type="float">
            <text:p>10.762584867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316]+[.A317]" office:value-type="float" office:value="10.788189507" calcext:value-type="float">
            <text:p>10.788189507</text:p>
          </table:table-cell>
        </table:table-row>
        <table:table-row table:style-name="ro1">
          <table:table-cell office:value-type="float" office:value="0.025284199" calcext:value-type="float">
            <text:p>0.025284199</text:p>
          </table:table-cell>
          <table:table-cell office:value-type="float" office:value="9.887598" calcext:value-type="float">
            <text:p>9.887598</text:p>
          </table:table-cell>
          <table:table-cell table:formula="of:=[.C317]+[.A318]" office:value-type="float" office:value="10.813473706" calcext:value-type="float">
            <text:p>10.813473706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318]+[.A319]" office:value-type="float" office:value="10.83913938" calcext:value-type="float">
            <text:p>10.83913938</text:p>
          </table:table-cell>
        </table:table-row>
        <table:table-row table:style-name="ro1">
          <table:table-cell office:value-type="float" office:value="0.025680933" calcext:value-type="float">
            <text:p>0.025680933</text:p>
          </table:table-cell>
          <table:table-cell office:value-type="float" office:value="9.734848" calcext:value-type="float">
            <text:p>9.734848</text:p>
          </table:table-cell>
          <table:table-cell table:formula="of:=[.C319]+[.A320]" office:value-type="float" office:value="10.864820313" calcext:value-type="float">
            <text:p>10.864820313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320]+[.A321]" office:value-type="float" office:value="10.890440211" calcext:value-type="float">
            <text:p>10.890440211</text:p>
          </table:table-cell>
        </table:table-row>
        <table:table-row table:style-name="ro1">
          <table:table-cell office:value-type="float" office:value="0.025345236" calcext:value-type="float">
            <text:p>0.025345236</text:p>
          </table:table-cell>
          <table:table-cell office:value-type="float" office:value="9.863787" calcext:value-type="float">
            <text:p>9.863787</text:p>
          </table:table-cell>
          <table:table-cell table:formula="of:=[.C321]+[.A322]" office:value-type="float" office:value="10.915785447" calcext:value-type="float">
            <text:p>10.915785447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322]+[.A323]" office:value-type="float" office:value="10.941481641" calcext:value-type="float">
            <text:p>10.941481641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323]+[.A324]" office:value-type="float" office:value="10.967208352" calcext:value-type="float">
            <text:p>10.967208352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324]+[.A325]" office:value-type="float" office:value="10.992904546" calcext:value-type="float">
            <text:p>10.992904546</text:p>
          </table:table-cell>
        </table:table-row>
        <table:table-row table:style-name="ro1">
          <table:table-cell office:value-type="float" office:value="0.025406271" calcext:value-type="float">
            <text:p>0.025406271</text:p>
          </table:table-cell>
          <table:table-cell office:value-type="float" office:value="9.84009" calcext:value-type="float">
            <text:p>9.84009</text:p>
          </table:table-cell>
          <table:table-cell table:formula="of:=[.C325]+[.A326]" office:value-type="float" office:value="11.018310817" calcext:value-type="float">
            <text:p>11.018310817</text:p>
          </table:table-cell>
        </table:table-row>
        <table:table-row table:style-name="ro1">
          <table:table-cell office:value-type="float" office:value="0.025787747" calcext:value-type="float">
            <text:p>0.025787747</text:p>
          </table:table-cell>
          <table:table-cell office:value-type="float" office:value="9.694527" calcext:value-type="float">
            <text:p>9.694527</text:p>
          </table:table-cell>
          <table:table-cell table:formula="of:=[.C326]+[.A327]" office:value-type="float" office:value="11.044098564" calcext:value-type="float">
            <text:p>11.044098564</text:p>
          </table:table-cell>
        </table:table-row>
        <table:table-row table:style-name="ro1">
          <table:table-cell office:value-type="float" office:value="0.025833525" calcext:value-type="float">
            <text:p>0.025833525</text:p>
          </table:table-cell>
          <table:table-cell office:value-type="float" office:value="9.677347" calcext:value-type="float">
            <text:p>9.677347</text:p>
          </table:table-cell>
          <table:table-cell table:formula="of:=[.C327]+[.A328]" office:value-type="float" office:value="11.069932089" calcext:value-type="float">
            <text:p>11.069932089</text:p>
          </table:table-cell>
        </table:table-row>
        <table:table-row table:style-name="ro1">
          <table:table-cell office:value-type="float" office:value="0.025772488" calcext:value-type="float">
            <text:p>0.025772488</text:p>
          </table:table-cell>
          <table:table-cell office:value-type="float" office:value="9.700267" calcext:value-type="float">
            <text:p>9.700267</text:p>
          </table:table-cell>
          <table:table-cell table:formula="of:=[.C328]+[.A329]" office:value-type="float" office:value="11.095704577" calcext:value-type="float">
            <text:p>11.095704577</text:p>
          </table:table-cell>
        </table:table-row>
        <table:table-row table:style-name="ro1">
          <table:table-cell office:value-type="float" office:value="0.025482567" calcext:value-type="float">
            <text:p>0.025482567</text:p>
          </table:table-cell>
          <table:table-cell office:value-type="float" office:value="9.810628" calcext:value-type="float">
            <text:p>9.810628</text:p>
          </table:table-cell>
          <table:table-cell table:formula="of:=[.C329]+[.A330]" office:value-type="float" office:value="11.121187144" calcext:value-type="float">
            <text:p>11.121187144</text:p>
          </table:table-cell>
        </table:table-row>
        <table:table-row table:style-name="ro1">
          <table:table-cell office:value-type="float" office:value="0.025848784" calcext:value-type="float">
            <text:p>0.025848784</text:p>
          </table:table-cell>
          <table:table-cell office:value-type="float" office:value="9.671635" calcext:value-type="float">
            <text:p>9.671635</text:p>
          </table:table-cell>
          <table:table-cell table:formula="of:=[.C330]+[.A331]" office:value-type="float" office:value="11.147035928" calcext:value-type="float">
            <text:p>11.147035928</text:p>
          </table:table-cell>
        </table:table-row>
        <table:table-row table:style-name="ro1">
          <table:table-cell office:value-type="float" office:value="0.025909819" calcext:value-type="float">
            <text:p>0.025909819</text:p>
          </table:table-cell>
          <table:table-cell office:value-type="float" office:value="9.648851" calcext:value-type="float">
            <text:p>9.648851</text:p>
          </table:table-cell>
          <table:table-cell table:formula="of:=[.C331]+[.A332]" office:value-type="float" office:value="11.172945747" calcext:value-type="float">
            <text:p>11.172945747</text:p>
          </table:table-cell>
        </table:table-row>
        <table:table-row table:style-name="ro1">
          <table:table-cell office:value-type="float" office:value="0.025818266" calcext:value-type="float">
            <text:p>0.025818266</text:p>
          </table:table-cell>
          <table:table-cell office:value-type="float" office:value="9.683067" calcext:value-type="float">
            <text:p>9.683067</text:p>
          </table:table-cell>
          <table:table-cell table:formula="of:=[.C332]+[.A333]" office:value-type="float" office:value="11.198764013" calcext:value-type="float">
            <text:p>11.198764013</text:p>
          </table:table-cell>
        </table:table-row>
        <table:table-row table:style-name="ro1">
          <table:table-cell office:value-type="float" office:value="0.025558861" calcext:value-type="float">
            <text:p>0.025558861</text:p>
          </table:table-cell>
          <table:table-cell office:value-type="float" office:value="9.781343" calcext:value-type="float">
            <text:p>9.781343</text:p>
          </table:table-cell>
          <table:table-cell table:formula="of:=[.C333]+[.A334]" office:value-type="float" office:value="11.224322874" calcext:value-type="float">
            <text:p>11.224322874</text:p>
          </table:table-cell>
        </table:table-row>
        <table:table-row table:style-name="ro1">
          <table:table-cell office:value-type="float" office:value="0.025909819" calcext:value-type="float">
            <text:p>0.025909819</text:p>
          </table:table-cell>
          <table:table-cell office:value-type="float" office:value="9.648851" calcext:value-type="float">
            <text:p>9.648851</text:p>
          </table:table-cell>
          <table:table-cell table:formula="of:=[.C334]+[.A335]" office:value-type="float" office:value="11.250232693" calcext:value-type="float">
            <text:p>11.250232693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335]+[.A336]" office:value-type="float" office:value="11.276218808" calcext:value-type="float">
            <text:p>11.276218808</text:p>
          </table:table-cell>
        </table:table-row>
        <table:table-row table:style-name="ro1">
          <table:table-cell office:value-type="float" office:value="0.02589456" calcext:value-type="float">
            <text:p>0.02589456</text:p>
          </table:table-cell>
          <table:table-cell office:value-type="float" office:value="9.654537" calcext:value-type="float">
            <text:p>9.654537</text:p>
          </table:table-cell>
          <table:table-cell table:formula="of:=[.C336]+[.A337]" office:value-type="float" office:value="11.302113368" calcext:value-type="float">
            <text:p>11.302113368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337]+[.A338]" office:value-type="float" office:value="11.327733266" calcext:value-type="float">
            <text:p>11.327733266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338]+[.A339]" office:value-type="float" office:value="11.353719381" calcext:value-type="float">
            <text:p>11.353719381</text:p>
          </table:table-cell>
        </table:table-row>
        <table:table-row table:style-name="ro1">
          <table:table-cell office:value-type="float" office:value="0.026016632" calcext:value-type="float">
            <text:p>0.026016632</text:p>
          </table:table-cell>
          <table:table-cell office:value-type="float" office:value="9.609238" calcext:value-type="float">
            <text:p>9.609238</text:p>
          </table:table-cell>
          <table:table-cell table:formula="of:=[.C339]+[.A340]" office:value-type="float" office:value="11.379736013" calcext:value-type="float">
            <text:p>11.379736013</text:p>
          </table:table-cell>
        </table:table-row>
        <table:table-row table:style-name="ro1">
          <table:table-cell office:value-type="float" office:value="0.025955597" calcext:value-type="float">
            <text:p>0.025955597</text:p>
          </table:table-cell>
          <table:table-cell office:value-type="float" office:value="9.631834" calcext:value-type="float">
            <text:p>9.631834</text:p>
          </table:table-cell>
          <table:table-cell table:formula="of:=[.C340]+[.A341]" office:value-type="float" office:value="11.40569161" calcext:value-type="float">
            <text:p>11.40569161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341]+[.A342]" office:value-type="float" office:value="11.431326767" calcext:value-type="float">
            <text:p>11.431326767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342]+[.A343]" office:value-type="float" office:value="11.457312882" calcext:value-type="float">
            <text:p>11.457312882</text:p>
          </table:table-cell>
        </table:table-row>
        <table:table-row table:style-name="ro1">
          <table:table-cell office:value-type="float" office:value="0.02606241" calcext:value-type="float">
            <text:p>0.02606241</text:p>
          </table:table-cell>
          <table:table-cell office:value-type="float" office:value="9.59236" calcext:value-type="float">
            <text:p>9.59236</text:p>
          </table:table-cell>
          <table:table-cell table:formula="of:=[.C343]+[.A344]" office:value-type="float" office:value="11.483375292" calcext:value-type="float">
            <text:p>11.483375292</text:p>
          </table:table-cell>
        </table:table-row>
        <table:table-row table:style-name="ro1">
          <table:table-cell office:value-type="float" office:value="0.025955597" calcext:value-type="float">
            <text:p>0.025955597</text:p>
          </table:table-cell>
          <table:table-cell office:value-type="float" office:value="9.631834" calcext:value-type="float">
            <text:p>9.631834</text:p>
          </table:table-cell>
          <table:table-cell table:formula="of:=[.C344]+[.A345]" office:value-type="float" office:value="11.509330889" calcext:value-type="float">
            <text:p>11.509330889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345]+[.A346]" office:value-type="float" office:value="11.534996563" calcext:value-type="float">
            <text:p>11.534996563</text:p>
          </table:table-cell>
        </table:table-row>
        <table:table-row table:style-name="ro1">
          <table:table-cell office:value-type="float" office:value="0.02603189" calcext:value-type="float">
            <text:p>0.02603189</text:p>
          </table:table-cell>
          <table:table-cell office:value-type="float" office:value="9.603605" calcext:value-type="float">
            <text:p>9.603605</text:p>
          </table:table-cell>
          <table:table-cell table:formula="of:=[.C346]+[.A347]" office:value-type="float" office:value="11.561028453" calcext:value-type="float">
            <text:p>11.561028453</text:p>
          </table:table-cell>
        </table:table-row>
        <table:table-row table:style-name="ro1">
          <table:table-cell office:value-type="float" office:value="0.02607767" calcext:value-type="float">
            <text:p>0.02607767</text:p>
          </table:table-cell>
          <table:table-cell office:value-type="float" office:value="9.586747" calcext:value-type="float">
            <text:p>9.586747</text:p>
          </table:table-cell>
          <table:table-cell table:formula="of:=[.C347]+[.A348]" office:value-type="float" office:value="11.587106123" calcext:value-type="float">
            <text:p>11.587106123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348]+[.A349]" office:value-type="float" office:value="11.613092238" calcext:value-type="float">
            <text:p>11.613092238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349]+[.A350]" office:value-type="float" office:value="11.638727395" calcext:value-type="float">
            <text:p>11.638727395</text:p>
          </table:table-cell>
        </table:table-row>
        <table:table-row table:style-name="ro1">
          <table:table-cell office:value-type="float" office:value="0.02603189" calcext:value-type="float">
            <text:p>0.02603189</text:p>
          </table:table-cell>
          <table:table-cell office:value-type="float" office:value="9.603605" calcext:value-type="float">
            <text:p>9.603605</text:p>
          </table:table-cell>
          <table:table-cell table:formula="of:=[.C350]+[.A351]" office:value-type="float" office:value="11.664759285" calcext:value-type="float">
            <text:p>11.664759285</text:p>
          </table:table-cell>
        </table:table-row>
        <table:table-row table:style-name="ro1">
          <table:table-cell office:value-type="float" office:value="0.02606241" calcext:value-type="float">
            <text:p>0.02606241</text:p>
          </table:table-cell>
          <table:table-cell office:value-type="float" office:value="9.59236" calcext:value-type="float">
            <text:p>9.59236</text:p>
          </table:table-cell>
          <table:table-cell table:formula="of:=[.C351]+[.A352]" office:value-type="float" office:value="11.690821695" calcext:value-type="float">
            <text:p>11.690821695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352]+[.A353]" office:value-type="float" office:value="11.71680781" calcext:value-type="float">
            <text:p>11.71680781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353]+[.A354]" office:value-type="float" office:value="11.742504004" calcext:value-type="float">
            <text:p>11.742504004</text:p>
          </table:table-cell>
        </table:table-row>
        <table:table-row table:style-name="ro1">
          <table:table-cell office:value-type="float" office:value="0.02603189" calcext:value-type="float">
            <text:p>0.02603189</text:p>
          </table:table-cell>
          <table:table-cell office:value-type="float" office:value="9.603605" calcext:value-type="float">
            <text:p>9.603605</text:p>
          </table:table-cell>
          <table:table-cell table:formula="of:=[.C354]+[.A355]" office:value-type="float" office:value="11.768535894" calcext:value-type="float">
            <text:p>11.768535894</text:p>
          </table:table-cell>
        </table:table-row>
        <table:table-row table:style-name="ro1">
          <table:table-cell office:value-type="float" office:value="0.026123445" calcext:value-type="float">
            <text:p>0.026123445</text:p>
          </table:table-cell>
          <table:table-cell office:value-type="float" office:value="9.569948" calcext:value-type="float">
            <text:p>9.569948</text:p>
          </table:table-cell>
          <table:table-cell table:formula="of:=[.C355]+[.A356]" office:value-type="float" office:value="11.794659339" calcext:value-type="float">
            <text:p>11.794659339</text:p>
          </table:table-cell>
        </table:table-row>
        <table:table-row table:style-name="ro1">
          <table:table-cell office:value-type="float" office:value="0.02603189" calcext:value-type="float">
            <text:p>0.02603189</text:p>
          </table:table-cell>
          <table:table-cell office:value-type="float" office:value="9.603605" calcext:value-type="float">
            <text:p>9.603605</text:p>
          </table:table-cell>
          <table:table-cell table:formula="of:=[.C356]+[.A357]" office:value-type="float" office:value="11.820691229" calcext:value-type="float">
            <text:p>11.820691229</text:p>
          </table:table-cell>
        </table:table-row>
        <table:table-row table:style-name="ro1">
          <table:table-cell office:value-type="float" office:value="0.02574197" calcext:value-type="float">
            <text:p>0.02574197</text:p>
          </table:table-cell>
          <table:table-cell office:value-type="float" office:value="9.711766" calcext:value-type="float">
            <text:p>9.711766</text:p>
          </table:table-cell>
          <table:table-cell table:formula="of:=[.C357]+[.A358]" office:value-type="float" office:value="11.846433199" calcext:value-type="float">
            <text:p>11.846433199</text:p>
          </table:table-cell>
        </table:table-row>
        <table:table-row table:style-name="ro1">
          <table:table-cell office:value-type="float" office:value="0.02607767" calcext:value-type="float">
            <text:p>0.02607767</text:p>
          </table:table-cell>
          <table:table-cell office:value-type="float" office:value="9.586747" calcext:value-type="float">
            <text:p>9.586747</text:p>
          </table:table-cell>
          <table:table-cell table:formula="of:=[.C358]+[.A359]" office:value-type="float" office:value="11.872510869" calcext:value-type="float">
            <text:p>11.872510869</text:p>
          </table:table-cell>
        </table:table-row>
        <table:table-row table:style-name="ro1">
          <table:table-cell office:value-type="float" office:value="0.026092928" calcext:value-type="float">
            <text:p>0.026092928</text:p>
          </table:table-cell>
          <table:table-cell office:value-type="float" office:value="9.5811405" calcext:value-type="float">
            <text:p>9.5811405</text:p>
          </table:table-cell>
          <table:table-cell table:formula="of:=[.C359]+[.A360]" office:value-type="float" office:value="11.898603797" calcext:value-type="float">
            <text:p>11.898603797</text:p>
          </table:table-cell>
        </table:table-row>
        <table:table-row table:style-name="ro1">
          <table:table-cell office:value-type="float" office:value="0.02603189" calcext:value-type="float">
            <text:p>0.02603189</text:p>
          </table:table-cell>
          <table:table-cell office:value-type="float" office:value="9.603605" calcext:value-type="float">
            <text:p>9.603605</text:p>
          </table:table-cell>
          <table:table-cell table:formula="of:=[.C360]+[.A361]" office:value-type="float" office:value="11.924635687" calcext:value-type="float">
            <text:p>11.924635687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361]+[.A362]" office:value-type="float" office:value="11.950362398" calcext:value-type="float">
            <text:p>11.950362398</text:p>
          </table:table-cell>
        </table:table-row>
        <table:table-row table:style-name="ro1">
          <table:table-cell office:value-type="float" office:value="0.026092928" calcext:value-type="float">
            <text:p>0.026092928</text:p>
          </table:table-cell>
          <table:table-cell office:value-type="float" office:value="9.5811405" calcext:value-type="float">
            <text:p>9.5811405</text:p>
          </table:table-cell>
          <table:table-cell table:formula="of:=[.C362]+[.A363]" office:value-type="float" office:value="11.976455326" calcext:value-type="float">
            <text:p>11.976455326</text:p>
          </table:table-cell>
        </table:table-row>
        <table:table-row table:style-name="ro1">
          <table:table-cell office:value-type="float" office:value="0.026153963" calcext:value-type="float">
            <text:p>0.026153963</text:p>
          </table:table-cell>
          <table:table-cell office:value-type="float" office:value="9.558782" calcext:value-type="float">
            <text:p>9.558782</text:p>
          </table:table-cell>
          <table:table-cell table:formula="of:=[.C363]+[.A364]" office:value-type="float" office:value="12.002609289" calcext:value-type="float">
            <text:p>12.002609289</text:p>
          </table:table-cell>
        </table:table-row>
        <table:table-row table:style-name="ro1">
          <table:table-cell office:value-type="float" office:value="0.026016632" calcext:value-type="float">
            <text:p>0.026016632</text:p>
          </table:table-cell>
          <table:table-cell office:value-type="float" office:value="9.609238" calcext:value-type="float">
            <text:p>9.609238</text:p>
          </table:table-cell>
          <table:table-cell table:formula="of:=[.C364]+[.A365]" office:value-type="float" office:value="12.028625921" calcext:value-type="float">
            <text:p>12.028625921</text:p>
          </table:table-cell>
        </table:table-row>
        <table:table-row table:style-name="ro1">
          <table:table-cell office:value-type="float" office:value="0.02574197" calcext:value-type="float">
            <text:p>0.02574197</text:p>
          </table:table-cell>
          <table:table-cell office:value-type="float" office:value="9.711766" calcext:value-type="float">
            <text:p>9.711766</text:p>
          </table:table-cell>
          <table:table-cell table:formula="of:=[.C365]+[.A366]" office:value-type="float" office:value="12.054367891" calcext:value-type="float">
            <text:p>12.054367891</text:p>
          </table:table-cell>
        </table:table-row>
        <table:table-row table:style-name="ro1">
          <table:table-cell office:value-type="float" office:value="0.026123445" calcext:value-type="float">
            <text:p>0.026123445</text:p>
          </table:table-cell>
          <table:table-cell office:value-type="float" office:value="9.569948" calcext:value-type="float">
            <text:p>9.569948</text:p>
          </table:table-cell>
          <table:table-cell table:formula="of:=[.C366]+[.A367]" office:value-type="float" office:value="12.080491336" calcext:value-type="float">
            <text:p>12.080491336</text:p>
          </table:table-cell>
        </table:table-row>
        <table:table-row table:style-name="ro1">
          <table:table-cell office:value-type="float" office:value="0.026169222" calcext:value-type="float">
            <text:p>0.026169222</text:p>
          </table:table-cell>
          <table:table-cell office:value-type="float" office:value="9.553207" calcext:value-type="float">
            <text:p>9.553207</text:p>
          </table:table-cell>
          <table:table-cell table:formula="of:=[.C367]+[.A368]" office:value-type="float" office:value="12.106660558" calcext:value-type="float">
            <text:p>12.106660558</text:p>
          </table:table-cell>
        </table:table-row>
        <table:table-row table:style-name="ro1">
          <table:table-cell office:value-type="float" office:value="0.02607767" calcext:value-type="float">
            <text:p>0.02607767</text:p>
          </table:table-cell>
          <table:table-cell office:value-type="float" office:value="9.586747" calcext:value-type="float">
            <text:p>9.586747</text:p>
          </table:table-cell>
          <table:table-cell table:formula="of:=[.C368]+[.A369]" office:value-type="float" office:value="12.132738228" calcext:value-type="float">
            <text:p>12.132738228</text:p>
          </table:table-cell>
        </table:table-row>
        <table:table-row table:style-name="ro1">
          <table:table-cell office:value-type="float" office:value="0.025787747" calcext:value-type="float">
            <text:p>0.025787747</text:p>
          </table:table-cell>
          <table:table-cell office:value-type="float" office:value="9.694527" calcext:value-type="float">
            <text:p>9.694527</text:p>
          </table:table-cell>
          <table:table-cell table:formula="of:=[.C369]+[.A370]" office:value-type="float" office:value="12.158525975" calcext:value-type="float">
            <text:p>12.158525975</text:p>
          </table:table-cell>
        </table:table-row>
        <table:table-row table:style-name="ro1">
          <table:table-cell office:value-type="float" office:value="0.026108187" calcext:value-type="float">
            <text:p>0.026108187</text:p>
          </table:table-cell>
          <table:table-cell office:value-type="float" office:value="9.575541" calcext:value-type="float">
            <text:p>9.575541</text:p>
          </table:table-cell>
          <table:table-cell table:formula="of:=[.C370]+[.A371]" office:value-type="float" office:value="12.184634162" calcext:value-type="float">
            <text:p>12.184634162</text:p>
          </table:table-cell>
        </table:table-row>
        <table:table-row table:style-name="ro1">
          <table:table-cell office:value-type="float" office:value="0.026169222" calcext:value-type="float">
            <text:p>0.026169222</text:p>
          </table:table-cell>
          <table:table-cell office:value-type="float" office:value="9.553207" calcext:value-type="float">
            <text:p>9.553207</text:p>
          </table:table-cell>
          <table:table-cell table:formula="of:=[.C371]+[.A372]" office:value-type="float" office:value="12.210803384" calcext:value-type="float">
            <text:p>12.210803384</text:p>
          </table:table-cell>
        </table:table-row>
        <table:table-row table:style-name="ro1">
          <table:table-cell office:value-type="float" office:value="0.02603189" calcext:value-type="float">
            <text:p>0.02603189</text:p>
          </table:table-cell>
          <table:table-cell office:value-type="float" office:value="9.603605" calcext:value-type="float">
            <text:p>9.603605</text:p>
          </table:table-cell>
          <table:table-cell table:formula="of:=[.C372]+[.A373]" office:value-type="float" office:value="12.236835274" calcext:value-type="float">
            <text:p>12.236835274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373]+[.A374]" office:value-type="float" office:value="12.262561985" calcext:value-type="float">
            <text:p>12.262561985</text:p>
          </table:table-cell>
        </table:table-row>
        <table:table-row table:style-name="ro1">
          <table:table-cell office:value-type="float" office:value="0.02606241" calcext:value-type="float">
            <text:p>0.02606241</text:p>
          </table:table-cell>
          <table:table-cell office:value-type="float" office:value="9.59236" calcext:value-type="float">
            <text:p>9.59236</text:p>
          </table:table-cell>
          <table:table-cell table:formula="of:=[.C374]+[.A375]" office:value-type="float" office:value="12.288624395" calcext:value-type="float">
            <text:p>12.288624395</text:p>
          </table:table-cell>
        </table:table-row>
        <table:table-row table:style-name="ro1">
          <table:table-cell office:value-type="float" office:value="0.02607767" calcext:value-type="float">
            <text:p>0.02607767</text:p>
          </table:table-cell>
          <table:table-cell office:value-type="float" office:value="9.586747" calcext:value-type="float">
            <text:p>9.586747</text:p>
          </table:table-cell>
          <table:table-cell table:formula="of:=[.C375]+[.A376]" office:value-type="float" office:value="12.314702065" calcext:value-type="float">
            <text:p>12.314702065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376]+[.A377]" office:value-type="float" office:value="12.34068818" calcext:value-type="float">
            <text:p>12.34068818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377]+[.A378]" office:value-type="float" office:value="12.366353854" calcext:value-type="float">
            <text:p>12.366353854</text:p>
          </table:table-cell>
        </table:table-row>
        <table:table-row table:style-name="ro1">
          <table:table-cell office:value-type="float" office:value="0.02603189" calcext:value-type="float">
            <text:p>0.02603189</text:p>
          </table:table-cell>
          <table:table-cell office:value-type="float" office:value="9.603605" calcext:value-type="float">
            <text:p>9.603605</text:p>
          </table:table-cell>
          <table:table-cell table:formula="of:=[.C378]+[.A379]" office:value-type="float" office:value="12.392385744" calcext:value-type="float">
            <text:p>12.392385744</text:p>
          </table:table-cell>
        </table:table-row>
        <table:table-row table:style-name="ro1">
          <table:table-cell office:value-type="float" office:value="0.02607767" calcext:value-type="float">
            <text:p>0.02607767</text:p>
          </table:table-cell>
          <table:table-cell office:value-type="float" office:value="9.586747" calcext:value-type="float">
            <text:p>9.586747</text:p>
          </table:table-cell>
          <table:table-cell table:formula="of:=[.C379]+[.A380]" office:value-type="float" office:value="12.418463414" calcext:value-type="float">
            <text:p>12.418463414</text:p>
          </table:table-cell>
        </table:table-row>
        <table:table-row table:style-name="ro1">
          <table:table-cell office:value-type="float" office:value="0.025970856" calcext:value-type="float">
            <text:p>0.025970856</text:p>
          </table:table-cell>
          <table:table-cell office:value-type="float" office:value="9.626175" calcext:value-type="float">
            <text:p>9.626175</text:p>
          </table:table-cell>
          <table:table-cell table:formula="of:=[.C380]+[.A381]" office:value-type="float" office:value="12.44443427" calcext:value-type="float">
            <text:p>12.44443427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381]+[.A382]" office:value-type="float" office:value="12.470099944" calcext:value-type="float">
            <text:p>12.470099944</text:p>
          </table:table-cell>
        </table:table-row>
        <table:table-row table:style-name="ro1">
          <table:table-cell office:value-type="float" office:value="0.026016632" calcext:value-type="float">
            <text:p>0.026016632</text:p>
          </table:table-cell>
          <table:table-cell office:value-type="float" office:value="9.609238" calcext:value-type="float">
            <text:p>9.609238</text:p>
          </table:table-cell>
          <table:table-cell table:formula="of:=[.C382]+[.A383]" office:value-type="float" office:value="12.496116576" calcext:value-type="float">
            <text:p>12.496116576</text:p>
          </table:table-cell>
        </table:table-row>
        <table:table-row table:style-name="ro1">
          <table:table-cell office:value-type="float" office:value="0.02604715" calcext:value-type="float">
            <text:p>0.02604715</text:p>
          </table:table-cell>
          <table:table-cell office:value-type="float" office:value="9.597979" calcext:value-type="float">
            <text:p>9.597979</text:p>
          </table:table-cell>
          <table:table-cell table:formula="of:=[.C383]+[.A384]" office:value-type="float" office:value="12.522163726" calcext:value-type="float">
            <text:p>12.522163726</text:p>
          </table:table-cell>
        </table:table-row>
        <table:table-row table:style-name="ro1">
          <table:table-cell office:value-type="float" office:value="0.025955597" calcext:value-type="float">
            <text:p>0.025955597</text:p>
          </table:table-cell>
          <table:table-cell office:value-type="float" office:value="9.631834" calcext:value-type="float">
            <text:p>9.631834</text:p>
          </table:table-cell>
          <table:table-cell table:formula="of:=[.C384]+[.A385]" office:value-type="float" office:value="12.548119323" calcext:value-type="float">
            <text:p>12.548119323</text:p>
          </table:table-cell>
        </table:table-row>
        <table:table-row table:style-name="ro1">
          <table:table-cell office:value-type="float" office:value="0.02558938" calcext:value-type="float">
            <text:p>0.02558938</text:p>
          </table:table-cell>
          <table:table-cell office:value-type="float" office:value="9.769677" calcext:value-type="float">
            <text:p>9.769677</text:p>
          </table:table-cell>
          <table:table-cell table:formula="of:=[.C385]+[.A386]" office:value-type="float" office:value="12.573708703" calcext:value-type="float">
            <text:p>12.573708703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386]+[.A387]" office:value-type="float" office:value="12.599649041" calcext:value-type="float">
            <text:p>12.599649041</text:p>
          </table:table-cell>
        </table:table-row>
        <table:table-row table:style-name="ro1">
          <table:table-cell office:value-type="float" office:value="0.026001373" calcext:value-type="float">
            <text:p>0.026001373</text:p>
          </table:table-cell>
          <table:table-cell office:value-type="float" office:value="9.614877" calcext:value-type="float">
            <text:p>9.614877</text:p>
          </table:table-cell>
          <table:table-cell table:formula="of:=[.C387]+[.A388]" office:value-type="float" office:value="12.625650414" calcext:value-type="float">
            <text:p>12.625650414</text:p>
          </table:table-cell>
        </table:table-row>
        <table:table-row table:style-name="ro1">
          <table:table-cell office:value-type="float" office:value="0.02589456" calcext:value-type="float">
            <text:p>0.02589456</text:p>
          </table:table-cell>
          <table:table-cell office:value-type="float" office:value="9.654537" calcext:value-type="float">
            <text:p>9.654537</text:p>
          </table:table-cell>
          <table:table-cell table:formula="of:=[.C388]+[.A389]" office:value-type="float" office:value="12.651544974" calcext:value-type="float">
            <text:p>12.651544974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389]+[.A390]" office:value-type="float" office:value="12.677149614" calcext:value-type="float">
            <text:p>12.677149614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390]+[.A391]" office:value-type="float" office:value="12.703089952" calcext:value-type="float">
            <text:p>12.703089952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391]+[.A392]" office:value-type="float" office:value="12.729076067" calcext:value-type="float">
            <text:p>12.729076067</text:p>
          </table:table-cell>
        </table:table-row>
        <table:table-row table:style-name="ro1">
          <table:table-cell office:value-type="float" office:value="0.025909819" calcext:value-type="float">
            <text:p>0.025909819</text:p>
          </table:table-cell>
          <table:table-cell office:value-type="float" office:value="9.648851" calcext:value-type="float">
            <text:p>9.648851</text:p>
          </table:table-cell>
          <table:table-cell table:formula="of:=[.C392]+[.A393]" office:value-type="float" office:value="12.754985886" calcext:value-type="float">
            <text:p>12.754985886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393]+[.A394]" office:value-type="float" office:value="12.780605784" calcext:value-type="float">
            <text:p>12.780605784</text:p>
          </table:table-cell>
        </table:table-row>
        <table:table-row table:style-name="ro1">
          <table:table-cell office:value-type="float" office:value="0.025970856" calcext:value-type="float">
            <text:p>0.025970856</text:p>
          </table:table-cell>
          <table:table-cell office:value-type="float" office:value="9.626175" calcext:value-type="float">
            <text:p>9.626175</text:p>
          </table:table-cell>
          <table:table-cell table:formula="of:=[.C394]+[.A395]" office:value-type="float" office:value="12.80657664" calcext:value-type="float">
            <text:p>12.80657664</text:p>
          </table:table-cell>
        </table:table-row>
        <table:table-row table:style-name="ro1">
          <table:table-cell office:value-type="float" office:value="0.02603189" calcext:value-type="float">
            <text:p>0.02603189</text:p>
          </table:table-cell>
          <table:table-cell office:value-type="float" office:value="9.603605" calcext:value-type="float">
            <text:p>9.603605</text:p>
          </table:table-cell>
          <table:table-cell table:formula="of:=[.C395]+[.A396]" office:value-type="float" office:value="12.83260853" calcext:value-type="float">
            <text:p>12.83260853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396]+[.A397]" office:value-type="float" office:value="12.858548868" calcext:value-type="float">
            <text:p>12.858548868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397]+[.A398]" office:value-type="float" office:value="12.884153508" calcext:value-type="float">
            <text:p>12.884153508</text:p>
          </table:table-cell>
        </table:table-row>
        <table:table-row table:style-name="ro1">
          <table:table-cell office:value-type="float" office:value="0.025955597" calcext:value-type="float">
            <text:p>0.025955597</text:p>
          </table:table-cell>
          <table:table-cell office:value-type="float" office:value="9.631834" calcext:value-type="float">
            <text:p>9.631834</text:p>
          </table:table-cell>
          <table:table-cell table:formula="of:=[.C398]+[.A399]" office:value-type="float" office:value="12.910109105" calcext:value-type="float">
            <text:p>12.910109105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399]+[.A400]" office:value-type="float" office:value="12.93609522" calcext:value-type="float">
            <text:p>12.93609522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400]+[.A401]" office:value-type="float" office:value="12.962035558" calcext:value-type="float">
            <text:p>12.962035558</text:p>
          </table:table-cell>
        </table:table-row>
        <table:table-row table:style-name="ro1">
          <table:table-cell office:value-type="float" office:value="0.02558938" calcext:value-type="float">
            <text:p>0.02558938</text:p>
          </table:table-cell>
          <table:table-cell office:value-type="float" office:value="9.769677" calcext:value-type="float">
            <text:p>9.769677</text:p>
          </table:table-cell>
          <table:table-cell table:formula="of:=[.C401]+[.A402]" office:value-type="float" office:value="12.987624938" calcext:value-type="float">
            <text:p>12.987624938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402]+[.A403]" office:value-type="float" office:value="13.013565276" calcext:value-type="float">
            <text:p>13.013565276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403]+[.A404]" office:value-type="float" office:value="13.039551391" calcext:value-type="float">
            <text:p>13.039551391</text:p>
          </table:table-cell>
        </table:table-row>
        <table:table-row table:style-name="ro1">
          <table:table-cell office:value-type="float" office:value="0.02589456" calcext:value-type="float">
            <text:p>0.02589456</text:p>
          </table:table-cell>
          <table:table-cell office:value-type="float" office:value="9.654537" calcext:value-type="float">
            <text:p>9.654537</text:p>
          </table:table-cell>
          <table:table-cell table:formula="of:=[.C404]+[.A405]" office:value-type="float" office:value="13.065445951" calcext:value-type="float">
            <text:p>13.065445951</text:p>
          </table:table-cell>
        </table:table-row>
        <table:table-row table:style-name="ro1">
          <table:table-cell office:value-type="float" office:value="0.02558938" calcext:value-type="float">
            <text:p>0.02558938</text:p>
          </table:table-cell>
          <table:table-cell office:value-type="float" office:value="9.769677" calcext:value-type="float">
            <text:p>9.769677</text:p>
          </table:table-cell>
          <table:table-cell table:formula="of:=[.C405]+[.A406]" office:value-type="float" office:value="13.091035331" calcext:value-type="float">
            <text:p>13.091035331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406]+[.A407]" office:value-type="float" office:value="13.116975669" calcext:value-type="float">
            <text:p>13.116975669</text:p>
          </table:table-cell>
        </table:table-row>
        <table:table-row table:style-name="ro1">
          <table:table-cell office:value-type="float" office:value="0.025970856" calcext:value-type="float">
            <text:p>0.025970856</text:p>
          </table:table-cell>
          <table:table-cell office:value-type="float" office:value="9.626175" calcext:value-type="float">
            <text:p>9.626175</text:p>
          </table:table-cell>
          <table:table-cell table:formula="of:=[.C407]+[.A408]" office:value-type="float" office:value="13.142946525" calcext:value-type="float">
            <text:p>13.142946525</text:p>
          </table:table-cell>
        </table:table-row>
        <table:table-row table:style-name="ro1">
          <table:table-cell office:value-type="float" office:value="0.025909819" calcext:value-type="float">
            <text:p>0.025909819</text:p>
          </table:table-cell>
          <table:table-cell office:value-type="float" office:value="9.648851" calcext:value-type="float">
            <text:p>9.648851</text:p>
          </table:table-cell>
          <table:table-cell table:formula="of:=[.C408]+[.A409]" office:value-type="float" office:value="13.168856344" calcext:value-type="float">
            <text:p>13.168856344</text:p>
          </table:table-cell>
        </table:table-row>
        <table:table-row table:style-name="ro1">
          <table:table-cell office:value-type="float" office:value="0.02558938" calcext:value-type="float">
            <text:p>0.02558938</text:p>
          </table:table-cell>
          <table:table-cell office:value-type="float" office:value="9.769677" calcext:value-type="float">
            <text:p>9.769677</text:p>
          </table:table-cell>
          <table:table-cell table:formula="of:=[.C409]+[.A410]" office:value-type="float" office:value="13.194445724" calcext:value-type="float">
            <text:p>13.194445724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410]+[.A411]" office:value-type="float" office:value="13.220386062" calcext:value-type="float">
            <text:p>13.220386062</text:p>
          </table:table-cell>
        </table:table-row>
        <table:table-row table:style-name="ro1">
          <table:table-cell office:value-type="float" office:value="0.026016632" calcext:value-type="float">
            <text:p>0.026016632</text:p>
          </table:table-cell>
          <table:table-cell office:value-type="float" office:value="9.609238" calcext:value-type="float">
            <text:p>9.609238</text:p>
          </table:table-cell>
          <table:table-cell table:formula="of:=[.C411]+[.A412]" office:value-type="float" office:value="13.246402694" calcext:value-type="float">
            <text:p>13.246402694</text:p>
          </table:table-cell>
        </table:table-row>
        <table:table-row table:style-name="ro1">
          <table:table-cell office:value-type="float" office:value="0.025925077" calcext:value-type="float">
            <text:p>0.025925077</text:p>
          </table:table-cell>
          <table:table-cell office:value-type="float" office:value="9.643172" calcext:value-type="float">
            <text:p>9.643172</text:p>
          </table:table-cell>
          <table:table-cell table:formula="of:=[.C412]+[.A413]" office:value-type="float" office:value="13.272327771" calcext:value-type="float">
            <text:p>13.272327771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413]+[.A414]" office:value-type="float" office:value="13.297962928" calcext:value-type="float">
            <text:p>13.297962928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414]+[.A415]" office:value-type="float" office:value="13.323949043" calcext:value-type="float">
            <text:p>13.323949043</text:p>
          </table:table-cell>
        </table:table-row>
        <table:table-row table:style-name="ro1">
          <table:table-cell office:value-type="float" office:value="0.026016632" calcext:value-type="float">
            <text:p>0.026016632</text:p>
          </table:table-cell>
          <table:table-cell office:value-type="float" office:value="9.609238" calcext:value-type="float">
            <text:p>9.609238</text:p>
          </table:table-cell>
          <table:table-cell table:formula="of:=[.C415]+[.A416]" office:value-type="float" office:value="13.349965675" calcext:value-type="float">
            <text:p>13.349965675</text:p>
          </table:table-cell>
        </table:table-row>
        <table:table-row table:style-name="ro1">
          <table:table-cell office:value-type="float" office:value="0.025970856" calcext:value-type="float">
            <text:p>0.025970856</text:p>
          </table:table-cell>
          <table:table-cell office:value-type="float" office:value="9.626175" calcext:value-type="float">
            <text:p>9.626175</text:p>
          </table:table-cell>
          <table:table-cell table:formula="of:=[.C416]+[.A417]" office:value-type="float" office:value="13.375936531" calcext:value-type="float">
            <text:p>13.375936531</text:p>
          </table:table-cell>
        </table:table-row>
        <table:table-row table:style-name="ro1">
          <table:table-cell office:value-type="float" office:value="0.025680933" calcext:value-type="float">
            <text:p>0.025680933</text:p>
          </table:table-cell>
          <table:table-cell office:value-type="float" office:value="9.734848" calcext:value-type="float">
            <text:p>9.734848</text:p>
          </table:table-cell>
          <table:table-cell table:formula="of:=[.C417]+[.A418]" office:value-type="float" office:value="13.401617464" calcext:value-type="float">
            <text:p>13.401617464</text:p>
          </table:table-cell>
        </table:table-row>
        <table:table-row table:style-name="ro1">
          <table:table-cell office:value-type="float" office:value="0.026001373" calcext:value-type="float">
            <text:p>0.026001373</text:p>
          </table:table-cell>
          <table:table-cell office:value-type="float" office:value="9.614877" calcext:value-type="float">
            <text:p>9.614877</text:p>
          </table:table-cell>
          <table:table-cell table:formula="of:=[.C418]+[.A419]" office:value-type="float" office:value="13.427618837" calcext:value-type="float">
            <text:p>13.427618837</text:p>
          </table:table-cell>
        </table:table-row>
        <table:table-row table:style-name="ro1">
          <table:table-cell office:value-type="float" office:value="0.02606241" calcext:value-type="float">
            <text:p>0.02606241</text:p>
          </table:table-cell>
          <table:table-cell office:value-type="float" office:value="9.59236" calcext:value-type="float">
            <text:p>9.59236</text:p>
          </table:table-cell>
          <table:table-cell table:formula="of:=[.C419]+[.A420]" office:value-type="float" office:value="13.453681247" calcext:value-type="float">
            <text:p>13.453681247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420]+[.A421]" office:value-type="float" office:value="13.479667362" calcext:value-type="float">
            <text:p>13.479667362</text:p>
          </table:table-cell>
        </table:table-row>
        <table:table-row table:style-name="ro1">
          <table:table-cell office:value-type="float" office:value="0.025680933" calcext:value-type="float">
            <text:p>0.025680933</text:p>
          </table:table-cell>
          <table:table-cell office:value-type="float" office:value="9.734848" calcext:value-type="float">
            <text:p>9.734848</text:p>
          </table:table-cell>
          <table:table-cell table:formula="of:=[.C421]+[.A422]" office:value-type="float" office:value="13.505348295" calcext:value-type="float">
            <text:p>13.505348295</text:p>
          </table:table-cell>
        </table:table-row>
        <table:table-row table:style-name="ro1">
          <table:table-cell office:value-type="float" office:value="0.026016632" calcext:value-type="float">
            <text:p>0.026016632</text:p>
          </table:table-cell>
          <table:table-cell office:value-type="float" office:value="9.609238" calcext:value-type="float">
            <text:p>9.609238</text:p>
          </table:table-cell>
          <table:table-cell table:formula="of:=[.C422]+[.A423]" office:value-type="float" office:value="13.531364927" calcext:value-type="float">
            <text:p>13.531364927</text:p>
          </table:table-cell>
        </table:table-row>
        <table:table-row table:style-name="ro1">
          <table:table-cell office:value-type="float" office:value="0.02606241" calcext:value-type="float">
            <text:p>0.02606241</text:p>
          </table:table-cell>
          <table:table-cell office:value-type="float" office:value="9.59236" calcext:value-type="float">
            <text:p>9.59236</text:p>
          </table:table-cell>
          <table:table-cell table:formula="of:=[.C423]+[.A424]" office:value-type="float" office:value="13.557427337" calcext:value-type="float">
            <text:p>13.557427337</text:p>
          </table:table-cell>
        </table:table-row>
        <table:table-row table:style-name="ro1">
          <table:table-cell office:value-type="float" office:value="0.026001373" calcext:value-type="float">
            <text:p>0.026001373</text:p>
          </table:table-cell>
          <table:table-cell office:value-type="float" office:value="9.614877" calcext:value-type="float">
            <text:p>9.614877</text:p>
          </table:table-cell>
          <table:table-cell table:formula="of:=[.C424]+[.A425]" office:value-type="float" office:value="13.58342871" calcext:value-type="float">
            <text:p>13.58342871</text:p>
          </table:table-cell>
        </table:table-row>
        <table:table-row table:style-name="ro1">
          <table:table-cell office:value-type="float" office:value="0.025650416" calcext:value-type="float">
            <text:p>0.025650416</text:p>
          </table:table-cell>
          <table:table-cell office:value-type="float" office:value="9.74643" calcext:value-type="float">
            <text:p>9.74643</text:p>
          </table:table-cell>
          <table:table-cell table:formula="of:=[.C425]+[.A426]" office:value-type="float" office:value="13.609079126" calcext:value-type="float">
            <text:p>13.609079126</text:p>
          </table:table-cell>
        </table:table-row>
        <table:table-row table:style-name="ro1">
          <table:table-cell office:value-type="float" office:value="0.02604715" calcext:value-type="float">
            <text:p>0.02604715</text:p>
          </table:table-cell>
          <table:table-cell office:value-type="float" office:value="9.597979" calcext:value-type="float">
            <text:p>9.597979</text:p>
          </table:table-cell>
          <table:table-cell table:formula="of:=[.C426]+[.A427]" office:value-type="float" office:value="13.635126276" calcext:value-type="float">
            <text:p>13.635126276</text:p>
          </table:table-cell>
        </table:table-row>
        <table:table-row table:style-name="ro1">
          <table:table-cell office:value-type="float" office:value="0.026092928" calcext:value-type="float">
            <text:p>0.026092928</text:p>
          </table:table-cell>
          <table:table-cell office:value-type="float" office:value="9.5811405" calcext:value-type="float">
            <text:p>9.5811405</text:p>
          </table:table-cell>
          <table:table-cell table:formula="of:=[.C427]+[.A428]" office:value-type="float" office:value="13.661219204" calcext:value-type="float">
            <text:p>13.661219204</text:p>
          </table:table-cell>
        </table:table-row>
        <table:table-row table:style-name="ro1">
          <table:table-cell office:value-type="float" office:value="0.026016632" calcext:value-type="float">
            <text:p>0.026016632</text:p>
          </table:table-cell>
          <table:table-cell office:value-type="float" office:value="9.609238" calcext:value-type="float">
            <text:p>9.609238</text:p>
          </table:table-cell>
          <table:table-cell table:formula="of:=[.C428]+[.A429]" office:value-type="float" office:value="13.687235836" calcext:value-type="float">
            <text:p>13.687235836</text:p>
          </table:table-cell>
        </table:table-row>
        <table:table-row table:style-name="ro1">
          <table:table-cell office:value-type="float" office:value="0.025711453" calcext:value-type="float">
            <text:p>0.025711453</text:p>
          </table:table-cell>
          <table:table-cell office:value-type="float" office:value="9.723293" calcext:value-type="float">
            <text:p>9.723293</text:p>
          </table:table-cell>
          <table:table-cell table:formula="of:=[.C429]+[.A430]" office:value-type="float" office:value="13.712947289" calcext:value-type="float">
            <text:p>13.712947289</text:p>
          </table:table-cell>
        </table:table-row>
        <table:table-row table:style-name="ro1">
          <table:table-cell office:value-type="float" office:value="0.026016632" calcext:value-type="float">
            <text:p>0.026016632</text:p>
          </table:table-cell>
          <table:table-cell office:value-type="float" office:value="9.609238" calcext:value-type="float">
            <text:p>9.609238</text:p>
          </table:table-cell>
          <table:table-cell table:formula="of:=[.C430]+[.A431]" office:value-type="float" office:value="13.738963921" calcext:value-type="float">
            <text:p>13.738963921</text:p>
          </table:table-cell>
        </table:table-row>
        <table:table-row table:style-name="ro1">
          <table:table-cell office:value-type="float" office:value="0.026108187" calcext:value-type="float">
            <text:p>0.026108187</text:p>
          </table:table-cell>
          <table:table-cell office:value-type="float" office:value="9.575541" calcext:value-type="float">
            <text:p>9.575541</text:p>
          </table:table-cell>
          <table:table-cell table:formula="of:=[.C431]+[.A432]" office:value-type="float" office:value="13.765072108" calcext:value-type="float">
            <text:p>13.765072108</text:p>
          </table:table-cell>
        </table:table-row>
        <table:table-row table:style-name="ro1">
          <table:table-cell office:value-type="float" office:value="0.02604715" calcext:value-type="float">
            <text:p>0.02604715</text:p>
          </table:table-cell>
          <table:table-cell office:value-type="float" office:value="9.597979" calcext:value-type="float">
            <text:p>9.597979</text:p>
          </table:table-cell>
          <table:table-cell table:formula="of:=[.C432]+[.A433]" office:value-type="float" office:value="13.791119258" calcext:value-type="float">
            <text:p>13.791119258</text:p>
          </table:table-cell>
        </table:table-row>
        <table:table-row table:style-name="ro1">
          <table:table-cell office:value-type="float" office:value="0.02574197" calcext:value-type="float">
            <text:p>0.02574197</text:p>
          </table:table-cell>
          <table:table-cell office:value-type="float" office:value="9.711766" calcext:value-type="float">
            <text:p>9.711766</text:p>
          </table:table-cell>
          <table:table-cell table:formula="of:=[.C433]+[.A434]" office:value-type="float" office:value="13.816861228" calcext:value-type="float">
            <text:p>13.816861228</text:p>
          </table:table-cell>
        </table:table-row>
        <table:table-row table:style-name="ro1">
          <table:table-cell office:value-type="float" office:value="0.026092928" calcext:value-type="float">
            <text:p>0.026092928</text:p>
          </table:table-cell>
          <table:table-cell office:value-type="float" office:value="9.5811405" calcext:value-type="float">
            <text:p>9.5811405</text:p>
          </table:table-cell>
          <table:table-cell table:formula="of:=[.C434]+[.A435]" office:value-type="float" office:value="13.842954156" calcext:value-type="float">
            <text:p>13.842954156</text:p>
          </table:table-cell>
        </table:table-row>
        <table:table-row table:style-name="ro1">
          <table:table-cell office:value-type="float" office:value="0.026153963" calcext:value-type="float">
            <text:p>0.026153963</text:p>
          </table:table-cell>
          <table:table-cell office:value-type="float" office:value="9.558782" calcext:value-type="float">
            <text:p>9.558782</text:p>
          </table:table-cell>
          <table:table-cell table:formula="of:=[.C435]+[.A436]" office:value-type="float" office:value="13.869108119" calcext:value-type="float">
            <text:p>13.869108119</text:p>
          </table:table-cell>
        </table:table-row>
        <table:table-row table:style-name="ro1">
          <table:table-cell office:value-type="float" office:value="0.02607767" calcext:value-type="float">
            <text:p>0.02607767</text:p>
          </table:table-cell>
          <table:table-cell office:value-type="float" office:value="9.586747" calcext:value-type="float">
            <text:p>9.586747</text:p>
          </table:table-cell>
          <table:table-cell table:formula="of:=[.C436]+[.A437]" office:value-type="float" office:value="13.895185789" calcext:value-type="float">
            <text:p>13.895185789</text:p>
          </table:table-cell>
        </table:table-row>
        <table:table-row table:style-name="ro1">
          <table:table-cell office:value-type="float" office:value="0.025757229" calcext:value-type="float">
            <text:p>0.025757229</text:p>
          </table:table-cell>
          <table:table-cell office:value-type="float" office:value="9.706014" calcext:value-type="float">
            <text:p>9.706014</text:p>
          </table:table-cell>
          <table:table-cell table:formula="of:=[.C437]+[.A438]" office:value-type="float" office:value="13.920943018" calcext:value-type="float">
            <text:p>13.920943018</text:p>
          </table:table-cell>
        </table:table-row>
        <table:table-row table:style-name="ro1">
          <table:table-cell office:value-type="float" office:value="0.026092928" calcext:value-type="float">
            <text:p>0.026092928</text:p>
          </table:table-cell>
          <table:table-cell office:value-type="float" office:value="9.5811405" calcext:value-type="float">
            <text:p>9.5811405</text:p>
          </table:table-cell>
          <table:table-cell table:formula="of:=[.C438]+[.A439]" office:value-type="float" office:value="13.947035946" calcext:value-type="float">
            <text:p>13.947035946</text:p>
          </table:table-cell>
        </table:table-row>
        <table:table-row table:style-name="ro1">
          <table:table-cell office:value-type="float" office:value="0.026153963" calcext:value-type="float">
            <text:p>0.026153963</text:p>
          </table:table-cell>
          <table:table-cell office:value-type="float" office:value="9.558782" calcext:value-type="float">
            <text:p>9.558782</text:p>
          </table:table-cell>
          <table:table-cell table:formula="of:=[.C439]+[.A440]" office:value-type="float" office:value="13.973189909" calcext:value-type="float">
            <text:p>13.973189909</text:p>
          </table:table-cell>
        </table:table-row>
        <table:table-row table:style-name="ro1">
          <table:table-cell office:value-type="float" office:value="0.02606241" calcext:value-type="float">
            <text:p>0.02606241</text:p>
          </table:table-cell>
          <table:table-cell office:value-type="float" office:value="9.59236" calcext:value-type="float">
            <text:p>9.59236</text:p>
          </table:table-cell>
          <table:table-cell table:formula="of:=[.C440]+[.A441]" office:value-type="float" office:value="13.999252319" calcext:value-type="float">
            <text:p>13.999252319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441]+[.A442]" office:value-type="float" office:value="14.02497903" calcext:value-type="float">
            <text:p>14.02497903</text:p>
          </table:table-cell>
        </table:table-row>
        <table:table-row table:style-name="ro1">
          <table:table-cell office:value-type="float" office:value="0.026092928" calcext:value-type="float">
            <text:p>0.026092928</text:p>
          </table:table-cell>
          <table:table-cell office:value-type="float" office:value="9.5811405" calcext:value-type="float">
            <text:p>9.5811405</text:p>
          </table:table-cell>
          <table:table-cell table:formula="of:=[.C442]+[.A443]" office:value-type="float" office:value="14.051071958" calcext:value-type="float">
            <text:p>14.051071958</text:p>
          </table:table-cell>
        </table:table-row>
        <table:table-row table:style-name="ro1">
          <table:table-cell office:value-type="float" office:value="0.026138704" calcext:value-type="float">
            <text:p>0.026138704</text:p>
          </table:table-cell>
          <table:table-cell office:value-type="float" office:value="9.564362" calcext:value-type="float">
            <text:p>9.564362</text:p>
          </table:table-cell>
          <table:table-cell table:formula="of:=[.C443]+[.A444]" office:value-type="float" office:value="14.077210662" calcext:value-type="float">
            <text:p>14.077210662</text:p>
          </table:table-cell>
        </table:table-row>
        <table:table-row table:style-name="ro1">
          <table:table-cell office:value-type="float" office:value="0.02606241" calcext:value-type="float">
            <text:p>0.02606241</text:p>
          </table:table-cell>
          <table:table-cell office:value-type="float" office:value="9.59236" calcext:value-type="float">
            <text:p>9.59236</text:p>
          </table:table-cell>
          <table:table-cell table:formula="of:=[.C444]+[.A445]" office:value-type="float" office:value="14.103273072" calcext:value-type="float">
            <text:p>14.103273072</text:p>
          </table:table-cell>
        </table:table-row>
        <table:table-row table:style-name="ro1">
          <table:table-cell office:value-type="float" office:value="0.02574197" calcext:value-type="float">
            <text:p>0.02574197</text:p>
          </table:table-cell>
          <table:table-cell office:value-type="float" office:value="9.711766" calcext:value-type="float">
            <text:p>9.711766</text:p>
          </table:table-cell>
          <table:table-cell table:formula="of:=[.C445]+[.A446]" office:value-type="float" office:value="14.129015042" calcext:value-type="float">
            <text:p>14.129015042</text:p>
          </table:table-cell>
        </table:table-row>
        <table:table-row table:style-name="ro1">
          <table:table-cell office:value-type="float" office:value="0.026092928" calcext:value-type="float">
            <text:p>0.026092928</text:p>
          </table:table-cell>
          <table:table-cell office:value-type="float" office:value="9.5811405" calcext:value-type="float">
            <text:p>9.5811405</text:p>
          </table:table-cell>
          <table:table-cell table:formula="of:=[.C446]+[.A447]" office:value-type="float" office:value="14.15510797" calcext:value-type="float">
            <text:p>14.15510797</text:p>
          </table:table-cell>
        </table:table-row>
        <table:table-row table:style-name="ro1">
          <table:table-cell office:value-type="float" office:value="0.026153963" calcext:value-type="float">
            <text:p>0.026153963</text:p>
          </table:table-cell>
          <table:table-cell office:value-type="float" office:value="9.558782" calcext:value-type="float">
            <text:p>9.558782</text:p>
          </table:table-cell>
          <table:table-cell table:formula="of:=[.C447]+[.A448]" office:value-type="float" office:value="14.181261933" calcext:value-type="float">
            <text:p>14.181261933</text:p>
          </table:table-cell>
        </table:table-row>
        <table:table-row table:style-name="ro1">
          <table:table-cell office:value-type="float" office:value="0.026108187" calcext:value-type="float">
            <text:p>0.026108187</text:p>
          </table:table-cell>
          <table:table-cell office:value-type="float" office:value="9.575541" calcext:value-type="float">
            <text:p>9.575541</text:p>
          </table:table-cell>
          <table:table-cell table:formula="of:=[.C448]+[.A449]" office:value-type="float" office:value="14.20737012" calcext:value-type="float">
            <text:p>14.20737012</text:p>
          </table:table-cell>
        </table:table-row>
        <table:table-row table:style-name="ro1">
          <table:table-cell office:value-type="float" office:value="0.025787747" calcext:value-type="float">
            <text:p>0.025787747</text:p>
          </table:table-cell>
          <table:table-cell office:value-type="float" office:value="9.694527" calcext:value-type="float">
            <text:p>9.694527</text:p>
          </table:table-cell>
          <table:table-cell table:formula="of:=[.C449]+[.A450]" office:value-type="float" office:value="14.233157867" calcext:value-type="float">
            <text:p>14.233157867</text:p>
          </table:table-cell>
        </table:table-row>
        <table:table-row table:style-name="ro1">
          <table:table-cell office:value-type="float" office:value="0.026169222" calcext:value-type="float">
            <text:p>0.026169222</text:p>
          </table:table-cell>
          <table:table-cell office:value-type="float" office:value="9.553207" calcext:value-type="float">
            <text:p>9.553207</text:p>
          </table:table-cell>
          <table:table-cell table:formula="of:=[.C450]+[.A451]" office:value-type="float" office:value="14.259327089" calcext:value-type="float">
            <text:p>14.259327089</text:p>
          </table:table-cell>
        </table:table-row>
        <table:table-row table:style-name="ro1">
          <table:table-cell office:value-type="float" office:value="0.026199741" calcext:value-type="float">
            <text:p>0.026199741</text:p>
          </table:table-cell>
          <table:table-cell office:value-type="float" office:value="9.542079" calcext:value-type="float">
            <text:p>9.542079</text:p>
          </table:table-cell>
          <table:table-cell table:formula="of:=[.C451]+[.A452]" office:value-type="float" office:value="14.28552683" calcext:value-type="float">
            <text:p>14.28552683</text:p>
          </table:table-cell>
        </table:table-row>
        <table:table-row table:style-name="ro1">
          <table:table-cell office:value-type="float" office:value="0.026153963" calcext:value-type="float">
            <text:p>0.026153963</text:p>
          </table:table-cell>
          <table:table-cell office:value-type="float" office:value="9.558782" calcext:value-type="float">
            <text:p>9.558782</text:p>
          </table:table-cell>
          <table:table-cell table:formula="of:=[.C452]+[.A453]" office:value-type="float" office:value="14.311680793" calcext:value-type="float">
            <text:p>14.311680793</text:p>
          </table:table-cell>
        </table:table-row>
        <table:table-row table:style-name="ro1">
          <table:table-cell office:value-type="float" office:value="0.025864042" calcext:value-type="float">
            <text:p>0.025864042</text:p>
          </table:table-cell>
          <table:table-cell office:value-type="float" office:value="9.665929" calcext:value-type="float">
            <text:p>9.665929</text:p>
          </table:table-cell>
          <table:table-cell table:formula="of:=[.C453]+[.A454]" office:value-type="float" office:value="14.337544835" calcext:value-type="float">
            <text:p>14.337544835</text:p>
          </table:table-cell>
        </table:table-row>
        <table:table-row table:style-name="ro1">
          <table:table-cell office:value-type="float" office:value="0.026245518" calcext:value-type="float">
            <text:p>0.026245518</text:p>
          </table:table-cell>
          <table:table-cell office:value-type="float" office:value="9.525436" calcext:value-type="float">
            <text:p>9.525436</text:p>
          </table:table-cell>
          <table:table-cell table:formula="of:=[.C454]+[.A455]" office:value-type="float" office:value="14.363790353" calcext:value-type="float">
            <text:p>14.363790353</text:p>
          </table:table-cell>
        </table:table-row>
        <table:table-row table:style-name="ro1">
          <table:table-cell office:value-type="float" office:value="0.026291294" calcext:value-type="float">
            <text:p>0.026291294</text:p>
          </table:table-cell>
          <table:table-cell office:value-type="float" office:value="9.508851" calcext:value-type="float">
            <text:p>9.508851</text:p>
          </table:table-cell>
          <table:table-cell table:formula="of:=[.C455]+[.A456]" office:value-type="float" office:value="14.390081647" calcext:value-type="float">
            <text:p>14.390081647</text:p>
          </table:table-cell>
        </table:table-row>
        <table:table-row table:style-name="ro1">
          <table:table-cell office:value-type="float" office:value="0.026215" calcext:value-type="float">
            <text:p>0.026215</text:p>
          </table:table-cell>
          <table:table-cell office:value-type="float" office:value="9.536525" calcext:value-type="float">
            <text:p>9.536525</text:p>
          </table:table-cell>
          <table:table-cell table:formula="of:=[.C456]+[.A457]" office:value-type="float" office:value="14.416296647" calcext:value-type="float">
            <text:p>14.416296647</text:p>
          </table:table-cell>
        </table:table-row>
        <table:table-row table:style-name="ro1">
          <table:table-cell office:value-type="float" office:value="0.025909819" calcext:value-type="float">
            <text:p>0.025909819</text:p>
          </table:table-cell>
          <table:table-cell office:value-type="float" office:value="9.648851" calcext:value-type="float">
            <text:p>9.648851</text:p>
          </table:table-cell>
          <table:table-cell table:formula="of:=[.C457]+[.A458]" office:value-type="float" office:value="14.442206466" calcext:value-type="float">
            <text:p>14.442206466</text:p>
          </table:table-cell>
        </table:table-row>
        <table:table-row table:style-name="ro1">
          <table:table-cell office:value-type="float" office:value="0.026260776" calcext:value-type="float">
            <text:p>0.026260776</text:p>
          </table:table-cell>
          <table:table-cell office:value-type="float" office:value="9.519901" calcext:value-type="float">
            <text:p>9.519901</text:p>
          </table:table-cell>
          <table:table-cell table:formula="of:=[.C458]+[.A459]" office:value-type="float" office:value="14.468467242" calcext:value-type="float">
            <text:p>14.468467242</text:p>
          </table:table-cell>
        </table:table-row>
        <table:table-row table:style-name="ro1">
          <table:table-cell office:value-type="float" office:value="0.026306555" calcext:value-type="float">
            <text:p>0.026306555</text:p>
          </table:table-cell>
          <table:table-cell office:value-type="float" office:value="9.503335" calcext:value-type="float">
            <text:p>9.503335</text:p>
          </table:table-cell>
          <table:table-cell table:formula="of:=[.C459]+[.A460]" office:value-type="float" office:value="14.494773797" calcext:value-type="float">
            <text:p>14.494773797</text:p>
          </table:table-cell>
        </table:table-row>
        <table:table-row table:style-name="ro1">
          <table:table-cell office:value-type="float" office:value="0.026230259" calcext:value-type="float">
            <text:p>0.026230259</text:p>
          </table:table-cell>
          <table:table-cell office:value-type="float" office:value="9.530977" calcext:value-type="float">
            <text:p>9.530977</text:p>
          </table:table-cell>
          <table:table-cell table:formula="of:=[.C460]+[.A461]" office:value-type="float" office:value="14.521004056" calcext:value-type="float">
            <text:p>14.521004056</text:p>
          </table:table-cell>
        </table:table-row>
        <table:table-row table:style-name="ro1">
          <table:table-cell office:value-type="float" office:value="0.02589456" calcext:value-type="float">
            <text:p>0.02589456</text:p>
          </table:table-cell>
          <table:table-cell office:value-type="float" office:value="9.654537" calcext:value-type="float">
            <text:p>9.654537</text:p>
          </table:table-cell>
          <table:table-cell table:formula="of:=[.C461]+[.A462]" office:value-type="float" office:value="14.546898616" calcext:value-type="float">
            <text:p>14.546898616</text:p>
          </table:table-cell>
        </table:table-row>
        <table:table-row table:style-name="ro1">
          <table:table-cell office:value-type="float" office:value="0.026260776" calcext:value-type="float">
            <text:p>0.026260776</text:p>
          </table:table-cell>
          <table:table-cell office:value-type="float" office:value="9.519901" calcext:value-type="float">
            <text:p>9.519901</text:p>
          </table:table-cell>
          <table:table-cell table:formula="of:=[.C462]+[.A463]" office:value-type="float" office:value="14.573159392" calcext:value-type="float">
            <text:p>14.573159392</text:p>
          </table:table-cell>
        </table:table-row>
        <table:table-row table:style-name="ro1">
          <table:table-cell office:value-type="float" office:value="0.026321813" calcext:value-type="float">
            <text:p>0.026321813</text:p>
          </table:table-cell>
          <table:table-cell office:value-type="float" office:value="9.497826" calcext:value-type="float">
            <text:p>9.497826</text:p>
          </table:table-cell>
          <table:table-cell table:formula="of:=[.C463]+[.A464]" office:value-type="float" office:value="14.599481205" calcext:value-type="float">
            <text:p>14.599481205</text:p>
          </table:table-cell>
        </table:table-row>
        <table:table-row table:style-name="ro1">
          <table:table-cell office:value-type="float" office:value="0.026260776" calcext:value-type="float">
            <text:p>0.026260776</text:p>
          </table:table-cell>
          <table:table-cell office:value-type="float" office:value="9.519901" calcext:value-type="float">
            <text:p>9.519901</text:p>
          </table:table-cell>
          <table:table-cell table:formula="of:=[.C464]+[.A465]" office:value-type="float" office:value="14.625741981" calcext:value-type="float">
            <text:p>14.625741981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465]+[.A466]" office:value-type="float" office:value="14.651682319" calcext:value-type="float">
            <text:p>14.651682319</text:p>
          </table:table-cell>
        </table:table-row>
        <table:table-row table:style-name="ro1">
          <table:table-cell office:value-type="float" office:value="0.026306555" calcext:value-type="float">
            <text:p>0.026306555</text:p>
          </table:table-cell>
          <table:table-cell office:value-type="float" office:value="9.503335" calcext:value-type="float">
            <text:p>9.503335</text:p>
          </table:table-cell>
          <table:table-cell table:formula="of:=[.C466]+[.A467]" office:value-type="float" office:value="14.677988874" calcext:value-type="float">
            <text:p>14.677988874</text:p>
          </table:table-cell>
        </table:table-row>
        <table:table-row table:style-name="ro1">
          <table:table-cell office:value-type="float" office:value="0.02636759" calcext:value-type="float">
            <text:p>0.02636759</text:p>
          </table:table-cell>
          <table:table-cell office:value-type="float" office:value="9.481337" calcext:value-type="float">
            <text:p>9.481337</text:p>
          </table:table-cell>
          <table:table-cell table:formula="of:=[.C467]+[.A468]" office:value-type="float" office:value="14.704356464" calcext:value-type="float">
            <text:p>14.704356464</text:p>
          </table:table-cell>
        </table:table-row>
        <table:table-row table:style-name="ro1">
          <table:table-cell office:value-type="float" office:value="0.026291294" calcext:value-type="float">
            <text:p>0.026291294</text:p>
          </table:table-cell>
          <table:table-cell office:value-type="float" office:value="9.508851" calcext:value-type="float">
            <text:p>9.508851</text:p>
          </table:table-cell>
          <table:table-cell table:formula="of:=[.C468]+[.A469]" office:value-type="float" office:value="14.730647758" calcext:value-type="float">
            <text:p>14.730647758</text:p>
          </table:table-cell>
        </table:table-row>
        <table:table-row table:style-name="ro1">
          <table:table-cell office:value-type="float" office:value="0.025925077" calcext:value-type="float">
            <text:p>0.025925077</text:p>
          </table:table-cell>
          <table:table-cell office:value-type="float" office:value="9.643172" calcext:value-type="float">
            <text:p>9.643172</text:p>
          </table:table-cell>
          <table:table-cell table:formula="of:=[.C469]+[.A470]" office:value-type="float" office:value="14.756572835" calcext:value-type="float">
            <text:p>14.756572835</text:p>
          </table:table-cell>
        </table:table-row>
        <table:table-row table:style-name="ro1">
          <table:table-cell office:value-type="float" office:value="0.026276035" calcext:value-type="float">
            <text:p>0.026276035</text:p>
          </table:table-cell>
          <table:table-cell office:value-type="float" office:value="9.514373" calcext:value-type="float">
            <text:p>9.514373</text:p>
          </table:table-cell>
          <table:table-cell table:formula="of:=[.C470]+[.A471]" office:value-type="float" office:value="14.78284887" calcext:value-type="float">
            <text:p>14.78284887</text:p>
          </table:table-cell>
        </table:table-row>
        <table:table-row table:style-name="ro1">
          <table:table-cell office:value-type="float" office:value="0.026321813" calcext:value-type="float">
            <text:p>0.026321813</text:p>
          </table:table-cell>
          <table:table-cell office:value-type="float" office:value="9.497826" calcext:value-type="float">
            <text:p>9.497826</text:p>
          </table:table-cell>
          <table:table-cell table:formula="of:=[.C471]+[.A472]" office:value-type="float" office:value="14.809170683" calcext:value-type="float">
            <text:p>14.809170683</text:p>
          </table:table-cell>
        </table:table-row>
        <table:table-row table:style-name="ro1">
          <table:table-cell office:value-type="float" office:value="0.026260776" calcext:value-type="float">
            <text:p>0.026260776</text:p>
          </table:table-cell>
          <table:table-cell office:value-type="float" office:value="9.519901" calcext:value-type="float">
            <text:p>9.519901</text:p>
          </table:table-cell>
          <table:table-cell table:formula="of:=[.C472]+[.A473]" office:value-type="float" office:value="14.835431459" calcext:value-type="float">
            <text:p>14.835431459</text:p>
          </table:table-cell>
        </table:table-row>
        <table:table-row table:style-name="ro1">
          <table:table-cell office:value-type="float" office:value="0.025909819" calcext:value-type="float">
            <text:p>0.025909819</text:p>
          </table:table-cell>
          <table:table-cell office:value-type="float" office:value="9.648851" calcext:value-type="float">
            <text:p>9.648851</text:p>
          </table:table-cell>
          <table:table-cell table:formula="of:=[.C473]+[.A474]" office:value-type="float" office:value="14.861341278" calcext:value-type="float">
            <text:p>14.861341278</text:p>
          </table:table-cell>
        </table:table-row>
        <table:table-row table:style-name="ro1">
          <table:table-cell office:value-type="float" office:value="0.026245518" calcext:value-type="float">
            <text:p>0.026245518</text:p>
          </table:table-cell>
          <table:table-cell office:value-type="float" office:value="9.525436" calcext:value-type="float">
            <text:p>9.525436</text:p>
          </table:table-cell>
          <table:table-cell table:formula="of:=[.C474]+[.A475]" office:value-type="float" office:value="14.887586796" calcext:value-type="float">
            <text:p>14.887586796</text:p>
          </table:table-cell>
        </table:table-row>
        <table:table-row table:style-name="ro1">
          <table:table-cell office:value-type="float" office:value="0.026306555" calcext:value-type="float">
            <text:p>0.026306555</text:p>
          </table:table-cell>
          <table:table-cell office:value-type="float" office:value="9.503335" calcext:value-type="float">
            <text:p>9.503335</text:p>
          </table:table-cell>
          <table:table-cell table:formula="of:=[.C475]+[.A476]" office:value-type="float" office:value="14.913893351" calcext:value-type="float">
            <text:p>14.913893351</text:p>
          </table:table-cell>
        </table:table-row>
        <table:table-row table:style-name="ro1">
          <table:table-cell office:value-type="float" office:value="0.026169222" calcext:value-type="float">
            <text:p>0.026169222</text:p>
          </table:table-cell>
          <table:table-cell office:value-type="float" office:value="9.553207" calcext:value-type="float">
            <text:p>9.553207</text:p>
          </table:table-cell>
          <table:table-cell table:formula="of:=[.C476]+[.A477]" office:value-type="float" office:value="14.940062573" calcext:value-type="float">
            <text:p>14.940062573</text:p>
          </table:table-cell>
        </table:table-row>
        <table:table-row table:style-name="ro1">
          <table:table-cell office:value-type="float" office:value="0.025864042" calcext:value-type="float">
            <text:p>0.025864042</text:p>
          </table:table-cell>
          <table:table-cell office:value-type="float" office:value="9.665929" calcext:value-type="float">
            <text:p>9.665929</text:p>
          </table:table-cell>
          <table:table-cell table:formula="of:=[.C477]+[.A478]" office:value-type="float" office:value="14.965926615" calcext:value-type="float">
            <text:p>14.965926615</text:p>
          </table:table-cell>
        </table:table-row>
        <table:table-row table:style-name="ro1">
          <table:table-cell office:value-type="float" office:value="0.026215" calcext:value-type="float">
            <text:p>0.026215</text:p>
          </table:table-cell>
          <table:table-cell office:value-type="float" office:value="9.536525" calcext:value-type="float">
            <text:p>9.536525</text:p>
          </table:table-cell>
          <table:table-cell table:formula="of:=[.C478]+[.A479]" office:value-type="float" office:value="14.992141615" calcext:value-type="float">
            <text:p>14.992141615</text:p>
          </table:table-cell>
        </table:table-row>
        <table:table-row table:style-name="ro1">
          <table:table-cell office:value-type="float" office:value="0.026230259" calcext:value-type="float">
            <text:p>0.026230259</text:p>
          </table:table-cell>
          <table:table-cell office:value-type="float" office:value="9.530977" calcext:value-type="float">
            <text:p>9.530977</text:p>
          </table:table-cell>
          <table:table-cell table:formula="of:=[.C479]+[.A480]" office:value-type="float" office:value="15.018371874" calcext:value-type="float">
            <text:p>15.018371874</text:p>
          </table:table-cell>
        </table:table-row>
        <table:table-row table:style-name="ro1">
          <table:table-cell office:value-type="float" office:value="0.026123445" calcext:value-type="float">
            <text:p>0.026123445</text:p>
          </table:table-cell>
          <table:table-cell office:value-type="float" office:value="9.569948" calcext:value-type="float">
            <text:p>9.569948</text:p>
          </table:table-cell>
          <table:table-cell table:formula="of:=[.C480]+[.A481]" office:value-type="float" office:value="15.044495319" calcext:value-type="float">
            <text:p>15.044495319</text:p>
          </table:table-cell>
        </table:table-row>
        <table:table-row table:style-name="ro1">
          <table:table-cell office:value-type="float" office:value="0.025787747" calcext:value-type="float">
            <text:p>0.025787747</text:p>
          </table:table-cell>
          <table:table-cell office:value-type="float" office:value="9.694527" calcext:value-type="float">
            <text:p>9.694527</text:p>
          </table:table-cell>
          <table:table-cell table:formula="of:=[.C481]+[.A482]" office:value-type="float" office:value="15.070283066" calcext:value-type="float">
            <text:p>15.070283066</text:p>
          </table:table-cell>
        </table:table-row>
        <table:table-row table:style-name="ro1">
          <table:table-cell office:value-type="float" office:value="0.026138704" calcext:value-type="float">
            <text:p>0.026138704</text:p>
          </table:table-cell>
          <table:table-cell office:value-type="float" office:value="9.564362" calcext:value-type="float">
            <text:p>9.564362</text:p>
          </table:table-cell>
          <table:table-cell table:formula="of:=[.C482]+[.A483]" office:value-type="float" office:value="15.09642177" calcext:value-type="float">
            <text:p>15.09642177</text:p>
          </table:table-cell>
        </table:table-row>
        <table:table-row table:style-name="ro1">
          <table:table-cell office:value-type="float" office:value="0.026184482" calcext:value-type="float">
            <text:p>0.026184482</text:p>
          </table:table-cell>
          <table:table-cell office:value-type="float" office:value="9.54764" calcext:value-type="float">
            <text:p>9.54764</text:p>
          </table:table-cell>
          <table:table-cell table:formula="of:=[.C483]+[.A484]" office:value-type="float" office:value="15.122606252" calcext:value-type="float">
            <text:p>15.122606252</text:p>
          </table:table-cell>
        </table:table-row>
        <table:table-row table:style-name="ro1">
          <table:table-cell office:value-type="float" office:value="0.026092928" calcext:value-type="float">
            <text:p>0.026092928</text:p>
          </table:table-cell>
          <table:table-cell office:value-type="float" office:value="9.5811405" calcext:value-type="float">
            <text:p>9.5811405</text:p>
          </table:table-cell>
          <table:table-cell table:formula="of:=[.C484]+[.A485]" office:value-type="float" office:value="15.14869918" calcext:value-type="float">
            <text:p>15.14869918</text:p>
          </table:table-cell>
        </table:table-row>
        <table:table-row table:style-name="ro1">
          <table:table-cell office:value-type="float" office:value="0.025787747" calcext:value-type="float">
            <text:p>0.025787747</text:p>
          </table:table-cell>
          <table:table-cell office:value-type="float" office:value="9.694527" calcext:value-type="float">
            <text:p>9.694527</text:p>
          </table:table-cell>
          <table:table-cell table:formula="of:=[.C485]+[.A486]" office:value-type="float" office:value="15.174486927" calcext:value-type="float">
            <text:p>15.174486927</text:p>
          </table:table-cell>
        </table:table-row>
        <table:table-row table:style-name="ro1">
          <table:table-cell office:value-type="float" office:value="0.026108187" calcext:value-type="float">
            <text:p>0.026108187</text:p>
          </table:table-cell>
          <table:table-cell office:value-type="float" office:value="9.575541" calcext:value-type="float">
            <text:p>9.575541</text:p>
          </table:table-cell>
          <table:table-cell table:formula="of:=[.C486]+[.A487]" office:value-type="float" office:value="15.200595114" calcext:value-type="float">
            <text:p>15.200595114</text:p>
          </table:table-cell>
        </table:table-row>
        <table:table-row table:style-name="ro1">
          <table:table-cell office:value-type="float" office:value="0.026123445" calcext:value-type="float">
            <text:p>0.026123445</text:p>
          </table:table-cell>
          <table:table-cell office:value-type="float" office:value="9.569948" calcext:value-type="float">
            <text:p>9.569948</text:p>
          </table:table-cell>
          <table:table-cell table:formula="of:=[.C487]+[.A488]" office:value-type="float" office:value="15.226718559" calcext:value-type="float">
            <text:p>15.226718559</text:p>
          </table:table-cell>
        </table:table-row>
        <table:table-row table:style-name="ro1">
          <table:table-cell office:value-type="float" office:value="0.02603189" calcext:value-type="float">
            <text:p>0.02603189</text:p>
          </table:table-cell>
          <table:table-cell office:value-type="float" office:value="9.603605" calcext:value-type="float">
            <text:p>9.603605</text:p>
          </table:table-cell>
          <table:table-cell table:formula="of:=[.C488]+[.A489]" office:value-type="float" office:value="15.252750449" calcext:value-type="float">
            <text:p>15.252750449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489]+[.A490]" office:value-type="float" office:value="15.278446643" calcext:value-type="float">
            <text:p>15.278446643</text:p>
          </table:table-cell>
        </table:table-row>
        <table:table-row table:style-name="ro1">
          <table:table-cell office:value-type="float" office:value="0.02603189" calcext:value-type="float">
            <text:p>0.02603189</text:p>
          </table:table-cell>
          <table:table-cell office:value-type="float" office:value="9.603605" calcext:value-type="float">
            <text:p>9.603605</text:p>
          </table:table-cell>
          <table:table-cell table:formula="of:=[.C490]+[.A491]" office:value-type="float" office:value="15.304478533" calcext:value-type="float">
            <text:p>15.304478533</text:p>
          </table:table-cell>
        </table:table-row>
        <table:table-row table:style-name="ro1">
          <table:table-cell office:value-type="float" office:value="0.026108187" calcext:value-type="float">
            <text:p>0.026108187</text:p>
          </table:table-cell>
          <table:table-cell office:value-type="float" office:value="9.575541" calcext:value-type="float">
            <text:p>9.575541</text:p>
          </table:table-cell>
          <table:table-cell table:formula="of:=[.C491]+[.A492]" office:value-type="float" office:value="15.33058672" calcext:value-type="float">
            <text:p>15.33058672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492]+[.A493]" office:value-type="float" office:value="15.356572835" calcext:value-type="float">
            <text:p>15.356572835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493]+[.A494]" office:value-type="float" office:value="15.382238509" calcext:value-type="float">
            <text:p>15.382238509</text:p>
          </table:table-cell>
        </table:table-row>
        <table:table-row table:style-name="ro1">
          <table:table-cell office:value-type="float" office:value="0.025925077" calcext:value-type="float">
            <text:p>0.025925077</text:p>
          </table:table-cell>
          <table:table-cell office:value-type="float" office:value="9.643172" calcext:value-type="float">
            <text:p>9.643172</text:p>
          </table:table-cell>
          <table:table-cell table:formula="of:=[.C494]+[.A495]" office:value-type="float" office:value="15.408163586" calcext:value-type="float">
            <text:p>15.408163586</text:p>
          </table:table-cell>
        </table:table-row>
        <table:table-row table:style-name="ro1">
          <table:table-cell office:value-type="float" office:value="0.025955597" calcext:value-type="float">
            <text:p>0.025955597</text:p>
          </table:table-cell>
          <table:table-cell office:value-type="float" office:value="9.631834" calcext:value-type="float">
            <text:p>9.631834</text:p>
          </table:table-cell>
          <table:table-cell table:formula="of:=[.C495]+[.A496]" office:value-type="float" office:value="15.434119183" calcext:value-type="float">
            <text:p>15.434119183</text:p>
          </table:table-cell>
        </table:table-row>
        <table:table-row table:style-name="ro1">
          <table:table-cell office:value-type="float" office:value="0.02589456" calcext:value-type="float">
            <text:p>0.02589456</text:p>
          </table:table-cell>
          <table:table-cell office:value-type="float" office:value="9.654537" calcext:value-type="float">
            <text:p>9.654537</text:p>
          </table:table-cell>
          <table:table-cell table:formula="of:=[.C496]+[.A497]" office:value-type="float" office:value="15.460013743" calcext:value-type="float">
            <text:p>15.460013743</text:p>
          </table:table-cell>
        </table:table-row>
        <table:table-row table:style-name="ro1">
          <table:table-cell office:value-type="float" office:value="0.025543602" calcext:value-type="float">
            <text:p>0.025543602</text:p>
          </table:table-cell>
          <table:table-cell office:value-type="float" office:value="9.787187" calcext:value-type="float">
            <text:p>9.787187</text:p>
          </table:table-cell>
          <table:table-cell table:formula="of:=[.C497]+[.A498]" office:value-type="float" office:value="15.485557345" calcext:value-type="float">
            <text:p>15.485557345</text:p>
          </table:table-cell>
        </table:table-row>
        <table:table-row table:style-name="ro1">
          <table:table-cell office:value-type="float" office:value="0.025879301" calcext:value-type="float">
            <text:p>0.025879301</text:p>
          </table:table-cell>
          <table:table-cell office:value-type="float" office:value="9.66023" calcext:value-type="float">
            <text:p>9.66023</text:p>
          </table:table-cell>
          <table:table-cell table:formula="of:=[.C498]+[.A499]" office:value-type="float" office:value="15.511436646" calcext:value-type="float">
            <text:p>15.511436646</text:p>
          </table:table-cell>
        </table:table-row>
        <table:table-row table:style-name="ro1">
          <table:table-cell office:value-type="float" office:value="0.025925077" calcext:value-type="float">
            <text:p>0.025925077</text:p>
          </table:table-cell>
          <table:table-cell office:value-type="float" office:value="9.643172" calcext:value-type="float">
            <text:p>9.643172</text:p>
          </table:table-cell>
          <table:table-cell table:formula="of:=[.C499]+[.A500]" office:value-type="float" office:value="15.537361723" calcext:value-type="float">
            <text:p>15.537361723</text:p>
          </table:table-cell>
        </table:table-row>
        <table:table-row table:style-name="ro1">
          <table:table-cell office:value-type="float" office:value="0.025818266" calcext:value-type="float">
            <text:p>0.025818266</text:p>
          </table:table-cell>
          <table:table-cell office:value-type="float" office:value="9.683067" calcext:value-type="float">
            <text:p>9.683067</text:p>
          </table:table-cell>
          <table:table-cell table:formula="of:=[.C500]+[.A501]" office:value-type="float" office:value="15.563179989" calcext:value-type="float">
            <text:p>15.563179989</text:p>
          </table:table-cell>
        </table:table-row>
        <table:table-row table:style-name="ro1">
          <table:table-cell office:value-type="float" office:value="0.02545205" calcext:value-type="float">
            <text:p>0.02545205</text:p>
          </table:table-cell>
          <table:table-cell office:value-type="float" office:value="9.8223915" calcext:value-type="float">
            <text:p>9.8223915</text:p>
          </table:table-cell>
          <table:table-cell table:formula="of:=[.C501]+[.A502]" office:value-type="float" office:value="15.588632039" calcext:value-type="float">
            <text:p>15.588632039</text:p>
          </table:table-cell>
        </table:table-row>
        <table:table-row table:style-name="ro1">
          <table:table-cell office:value-type="float" office:value="0.025787747" calcext:value-type="float">
            <text:p>0.025787747</text:p>
          </table:table-cell>
          <table:table-cell office:value-type="float" office:value="9.694527" calcext:value-type="float">
            <text:p>9.694527</text:p>
          </table:table-cell>
          <table:table-cell table:formula="of:=[.C502]+[.A503]" office:value-type="float" office:value="15.614419786" calcext:value-type="float">
            <text:p>15.614419786</text:p>
          </table:table-cell>
        </table:table-row>
        <table:table-row table:style-name="ro1">
          <table:table-cell office:value-type="float" office:value="0.025818266" calcext:value-type="float">
            <text:p>0.025818266</text:p>
          </table:table-cell>
          <table:table-cell office:value-type="float" office:value="9.683067" calcext:value-type="float">
            <text:p>9.683067</text:p>
          </table:table-cell>
          <table:table-cell table:formula="of:=[.C503]+[.A504]" office:value-type="float" office:value="15.640238052" calcext:value-type="float">
            <text:p>15.640238052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504]+[.A505]" office:value-type="float" office:value="15.665964763" calcext:value-type="float">
            <text:p>15.665964763</text:p>
          </table:table-cell>
        </table:table-row>
        <table:table-row table:style-name="ro1">
          <table:table-cell office:value-type="float" office:value="0.025406271" calcext:value-type="float">
            <text:p>0.025406271</text:p>
          </table:table-cell>
          <table:table-cell office:value-type="float" office:value="9.84009" calcext:value-type="float">
            <text:p>9.84009</text:p>
          </table:table-cell>
          <table:table-cell table:formula="of:=[.C505]+[.A506]" office:value-type="float" office:value="15.691371034" calcext:value-type="float">
            <text:p>15.691371034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506]+[.A507]" office:value-type="float" office:value="15.717067228" calcext:value-type="float">
            <text:p>15.717067228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507]+[.A508]" office:value-type="float" office:value="15.742793939" calcext:value-type="float">
            <text:p>15.742793939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508]+[.A509]" office:value-type="float" office:value="15.768459613" calcext:value-type="float">
            <text:p>15.768459613</text:p>
          </table:table-cell>
        </table:table-row>
        <table:table-row table:style-name="ro1">
          <table:table-cell office:value-type="float" office:value="0.025329977" calcext:value-type="float">
            <text:p>0.025329977</text:p>
          </table:table-cell>
          <table:table-cell office:value-type="float" office:value="9.869728" calcext:value-type="float">
            <text:p>9.869728</text:p>
          </table:table-cell>
          <table:table-cell table:formula="of:=[.C509]+[.A510]" office:value-type="float" office:value="15.79378959" calcext:value-type="float">
            <text:p>15.79378959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510]+[.A511]" office:value-type="float" office:value="15.819455264" calcext:value-type="float">
            <text:p>15.819455264</text:p>
          </table:table-cell>
        </table:table-row>
        <table:table-row table:style-name="ro1">
          <table:table-cell office:value-type="float" office:value="0.025680933" calcext:value-type="float">
            <text:p>0.025680933</text:p>
          </table:table-cell>
          <table:table-cell office:value-type="float" office:value="9.734848" calcext:value-type="float">
            <text:p>9.734848</text:p>
          </table:table-cell>
          <table:table-cell table:formula="of:=[.C511]+[.A512]" office:value-type="float" office:value="15.845136197" calcext:value-type="float">
            <text:p>15.845136197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512]+[.A513]" office:value-type="float" office:value="15.870740837" calcext:value-type="float">
            <text:p>15.870740837</text:p>
          </table:table-cell>
        </table:table-row>
        <table:table-row table:style-name="ro1">
          <table:table-cell office:value-type="float" office:value="0.025253681" calcext:value-type="float">
            <text:p>0.025253681</text:p>
          </table:table-cell>
          <table:table-cell office:value-type="float" office:value="9.899547" calcext:value-type="float">
            <text:p>9.899547</text:p>
          </table:table-cell>
          <table:table-cell table:formula="of:=[.C513]+[.A514]" office:value-type="float" office:value="15.895994518" calcext:value-type="float">
            <text:p>15.895994518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514]+[.A515]" office:value-type="float" office:value="15.921599158" calcext:value-type="float">
            <text:p>15.921599158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515]+[.A516]" office:value-type="float" office:value="15.947264832" calcext:value-type="float">
            <text:p>15.947264832</text:p>
          </table:table-cell>
        </table:table-row>
        <table:table-row table:style-name="ro1">
          <table:table-cell office:value-type="float" office:value="0.025543602" calcext:value-type="float">
            <text:p>0.025543602</text:p>
          </table:table-cell>
          <table:table-cell office:value-type="float" office:value="9.787187" calcext:value-type="float">
            <text:p>9.787187</text:p>
          </table:table-cell>
          <table:table-cell table:formula="of:=[.C516]+[.A517]" office:value-type="float" office:value="15.972808434" calcext:value-type="float">
            <text:p>15.972808434</text:p>
          </table:table-cell>
        </table:table-row>
        <table:table-row table:style-name="ro1">
          <table:table-cell office:value-type="float" office:value="0.025253681" calcext:value-type="float">
            <text:p>0.025253681</text:p>
          </table:table-cell>
          <table:table-cell office:value-type="float" office:value="9.899547" calcext:value-type="float">
            <text:p>9.899547</text:p>
          </table:table-cell>
          <table:table-cell table:formula="of:=[.C517]+[.A518]" office:value-type="float" office:value="15.998062115" calcext:value-type="float">
            <text:p>15.998062115</text:p>
          </table:table-cell>
        </table:table-row>
        <table:table-row table:style-name="ro1">
          <table:table-cell office:value-type="float" office:value="0.025574122" calcext:value-type="float">
            <text:p>0.025574122</text:p>
          </table:table-cell>
          <table:table-cell office:value-type="float" office:value="9.775506" calcext:value-type="float">
            <text:p>9.775506</text:p>
          </table:table-cell>
          <table:table-cell table:formula="of:=[.C518]+[.A519]" office:value-type="float" office:value="16.023636237" calcext:value-type="float">
            <text:p>16.023636237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519]+[.A520]" office:value-type="float" office:value="16.049256135" calcext:value-type="float">
            <text:p>16.049256135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520]+[.A521]" office:value-type="float" office:value="16.074860775" calcext:value-type="float">
            <text:p>16.074860775</text:p>
          </table:table-cell>
        </table:table-row>
        <table:table-row table:style-name="ro1">
          <table:table-cell office:value-type="float" office:value="0.02526894" calcext:value-type="float">
            <text:p>0.02526894</text:p>
          </table:table-cell>
          <table:table-cell office:value-type="float" office:value="9.893569" calcext:value-type="float">
            <text:p>9.893569</text:p>
          </table:table-cell>
          <table:table-cell table:formula="of:=[.C521]+[.A522]" office:value-type="float" office:value="16.100129715" calcext:value-type="float">
            <text:p>16.100129715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522]+[.A523]" office:value-type="float" office:value="16.125795389" calcext:value-type="float">
            <text:p>16.125795389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523]+[.A524]" office:value-type="float" office:value="16.1515221" calcext:value-type="float">
            <text:p>16.1515221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524]+[.A525]" office:value-type="float" office:value="16.177157257" calcext:value-type="float">
            <text:p>16.177157257</text:p>
          </table:table-cell>
        </table:table-row>
        <table:table-row table:style-name="ro1">
          <table:table-cell office:value-type="float" office:value="0.025406271" calcext:value-type="float">
            <text:p>0.025406271</text:p>
          </table:table-cell>
          <table:table-cell office:value-type="float" office:value="9.84009" calcext:value-type="float">
            <text:p>9.84009</text:p>
          </table:table-cell>
          <table:table-cell table:formula="of:=[.C525]+[.A526]" office:value-type="float" office:value="16.202563528" calcext:value-type="float">
            <text:p>16.202563528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526]+[.A527]" office:value-type="float" office:value="16.228290239" calcext:value-type="float">
            <text:p>16.228290239</text:p>
          </table:table-cell>
        </table:table-row>
        <table:table-row table:style-name="ro1">
          <table:table-cell office:value-type="float" office:value="0.025848784" calcext:value-type="float">
            <text:p>0.025848784</text:p>
          </table:table-cell>
          <table:table-cell office:value-type="float" office:value="9.671635" calcext:value-type="float">
            <text:p>9.671635</text:p>
          </table:table-cell>
          <table:table-cell table:formula="of:=[.C527]+[.A528]" office:value-type="float" office:value="16.254139023" calcext:value-type="float">
            <text:p>16.254139023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528]+[.A529]" office:value-type="float" office:value="16.279865734" calcext:value-type="float">
            <text:p>16.279865734</text:p>
          </table:table-cell>
        </table:table-row>
        <table:table-row table:style-name="ro1">
          <table:table-cell office:value-type="float" office:value="0.025467308" calcext:value-type="float">
            <text:p>0.025467308</text:p>
          </table:table-cell>
          <table:table-cell office:value-type="float" office:value="9.816506" calcext:value-type="float">
            <text:p>9.816506</text:p>
          </table:table-cell>
          <table:table-cell table:formula="of:=[.C529]+[.A530]" office:value-type="float" office:value="16.305333042" calcext:value-type="float">
            <text:p>16.305333042</text:p>
          </table:table-cell>
        </table:table-row>
        <table:table-row table:style-name="ro1">
          <table:table-cell office:value-type="float" office:value="0.025833525" calcext:value-type="float">
            <text:p>0.025833525</text:p>
          </table:table-cell>
          <table:table-cell office:value-type="float" office:value="9.677347" calcext:value-type="float">
            <text:p>9.677347</text:p>
          </table:table-cell>
          <table:table-cell table:formula="of:=[.C530]+[.A531]" office:value-type="float" office:value="16.331166567" calcext:value-type="float">
            <text:p>16.331166567</text:p>
          </table:table-cell>
        </table:table-row>
        <table:table-row table:style-name="ro1">
          <table:table-cell office:value-type="float" office:value="0.025909819" calcext:value-type="float">
            <text:p>0.025909819</text:p>
          </table:table-cell>
          <table:table-cell office:value-type="float" office:value="9.648851" calcext:value-type="float">
            <text:p>9.648851</text:p>
          </table:table-cell>
          <table:table-cell table:formula="of:=[.C531]+[.A532]" office:value-type="float" office:value="16.357076386" calcext:value-type="float">
            <text:p>16.357076386</text:p>
          </table:table-cell>
        </table:table-row>
        <table:table-row table:style-name="ro1">
          <table:table-cell office:value-type="float" office:value="0.025818266" calcext:value-type="float">
            <text:p>0.025818266</text:p>
          </table:table-cell>
          <table:table-cell office:value-type="float" office:value="9.683067" calcext:value-type="float">
            <text:p>9.683067</text:p>
          </table:table-cell>
          <table:table-cell table:formula="of:=[.C532]+[.A533]" office:value-type="float" office:value="16.382894652" calcext:value-type="float">
            <text:p>16.382894652</text:p>
          </table:table-cell>
        </table:table-row>
        <table:table-row table:style-name="ro1">
          <table:table-cell office:value-type="float" office:value="0.025513085" calcext:value-type="float">
            <text:p>0.025513085</text:p>
          </table:table-cell>
          <table:table-cell office:value-type="float" office:value="9.798893" calcext:value-type="float">
            <text:p>9.798893</text:p>
          </table:table-cell>
          <table:table-cell table:formula="of:=[.C533]+[.A534]" office:value-type="float" office:value="16.408407737" calcext:value-type="float">
            <text:p>16.408407737</text:p>
          </table:table-cell>
        </table:table-row>
        <table:table-row table:style-name="ro1">
          <table:table-cell office:value-type="float" office:value="0.025848784" calcext:value-type="float">
            <text:p>0.025848784</text:p>
          </table:table-cell>
          <table:table-cell office:value-type="float" office:value="9.671635" calcext:value-type="float">
            <text:p>9.671635</text:p>
          </table:table-cell>
          <table:table-cell table:formula="of:=[.C534]+[.A535]" office:value-type="float" office:value="16.434256521" calcext:value-type="float">
            <text:p>16.434256521</text:p>
          </table:table-cell>
        </table:table-row>
        <table:table-row table:style-name="ro1">
          <table:table-cell office:value-type="float" office:value="0.02589456" calcext:value-type="float">
            <text:p>0.02589456</text:p>
          </table:table-cell>
          <table:table-cell office:value-type="float" office:value="9.654537" calcext:value-type="float">
            <text:p>9.654537</text:p>
          </table:table-cell>
          <table:table-cell table:formula="of:=[.C535]+[.A536]" office:value-type="float" office:value="16.460151081" calcext:value-type="float">
            <text:p>16.460151081</text:p>
          </table:table-cell>
        </table:table-row>
        <table:table-row table:style-name="ro1">
          <table:table-cell office:value-type="float" office:value="0.025818266" calcext:value-type="float">
            <text:p>0.025818266</text:p>
          </table:table-cell>
          <table:table-cell office:value-type="float" office:value="9.683067" calcext:value-type="float">
            <text:p>9.683067</text:p>
          </table:table-cell>
          <table:table-cell table:formula="of:=[.C536]+[.A537]" office:value-type="float" office:value="16.485969347" calcext:value-type="float">
            <text:p>16.485969347</text:p>
          </table:table-cell>
        </table:table-row>
        <table:table-row table:style-name="ro1">
          <table:table-cell office:value-type="float" office:value="0.025497826" calcext:value-type="float">
            <text:p>0.025497826</text:p>
          </table:table-cell>
          <table:table-cell office:value-type="float" office:value="9.804757" calcext:value-type="float">
            <text:p>9.804757</text:p>
          </table:table-cell>
          <table:table-cell table:formula="of:=[.C537]+[.A538]" office:value-type="float" office:value="16.511467173" calcext:value-type="float">
            <text:p>16.511467173</text:p>
          </table:table-cell>
        </table:table-row>
        <table:table-row table:style-name="ro1">
          <table:table-cell office:value-type="float" office:value="0.025833525" calcext:value-type="float">
            <text:p>0.025833525</text:p>
          </table:table-cell>
          <table:table-cell office:value-type="float" office:value="9.677347" calcext:value-type="float">
            <text:p>9.677347</text:p>
          </table:table-cell>
          <table:table-cell table:formula="of:=[.C538]+[.A539]" office:value-type="float" office:value="16.537300698" calcext:value-type="float">
            <text:p>16.537300698</text:p>
          </table:table-cell>
        </table:table-row>
        <table:table-row table:style-name="ro1">
          <table:table-cell office:value-type="float" office:value="0.025879301" calcext:value-type="float">
            <text:p>0.025879301</text:p>
          </table:table-cell>
          <table:table-cell office:value-type="float" office:value="9.66023" calcext:value-type="float">
            <text:p>9.66023</text:p>
          </table:table-cell>
          <table:table-cell table:formula="of:=[.C539]+[.A540]" office:value-type="float" office:value="16.563179999" calcext:value-type="float">
            <text:p>16.563179999</text:p>
          </table:table-cell>
        </table:table-row>
        <table:table-row table:style-name="ro1">
          <table:table-cell office:value-type="float" office:value="0.025787747" calcext:value-type="float">
            <text:p>0.025787747</text:p>
          </table:table-cell>
          <table:table-cell office:value-type="float" office:value="9.694527" calcext:value-type="float">
            <text:p>9.694527</text:p>
          </table:table-cell>
          <table:table-cell table:formula="of:=[.C540]+[.A541]" office:value-type="float" office:value="16.588967746" calcext:value-type="float">
            <text:p>16.588967746</text:p>
          </table:table-cell>
        </table:table-row>
        <table:table-row table:style-name="ro1">
          <table:table-cell office:value-type="float" office:value="0.025482567" calcext:value-type="float">
            <text:p>0.025482567</text:p>
          </table:table-cell>
          <table:table-cell office:value-type="float" office:value="9.810628" calcext:value-type="float">
            <text:p>9.810628</text:p>
          </table:table-cell>
          <table:table-cell table:formula="of:=[.C541]+[.A542]" office:value-type="float" office:value="16.614450313" calcext:value-type="float">
            <text:p>16.614450313</text:p>
          </table:table-cell>
        </table:table-row>
        <table:table-row table:style-name="ro1">
          <table:table-cell office:value-type="float" office:value="0.025848784" calcext:value-type="float">
            <text:p>0.025848784</text:p>
          </table:table-cell>
          <table:table-cell office:value-type="float" office:value="9.671635" calcext:value-type="float">
            <text:p>9.671635</text:p>
          </table:table-cell>
          <table:table-cell table:formula="of:=[.C542]+[.A543]" office:value-type="float" office:value="16.640299097" calcext:value-type="float">
            <text:p>16.640299097</text:p>
          </table:table-cell>
        </table:table-row>
        <table:table-row table:style-name="ro1">
          <table:table-cell office:value-type="float" office:value="0.025925077" calcext:value-type="float">
            <text:p>0.025925077</text:p>
          </table:table-cell>
          <table:table-cell office:value-type="float" office:value="9.643172" calcext:value-type="float">
            <text:p>9.643172</text:p>
          </table:table-cell>
          <table:table-cell table:formula="of:=[.C543]+[.A544]" office:value-type="float" office:value="16.666224174" calcext:value-type="float">
            <text:p>16.666224174</text:p>
          </table:table-cell>
        </table:table-row>
        <table:table-row table:style-name="ro1">
          <table:table-cell office:value-type="float" office:value="0.025848784" calcext:value-type="float">
            <text:p>0.025848784</text:p>
          </table:table-cell>
          <table:table-cell office:value-type="float" office:value="9.671635" calcext:value-type="float">
            <text:p>9.671635</text:p>
          </table:table-cell>
          <table:table-cell table:formula="of:=[.C544]+[.A545]" office:value-type="float" office:value="16.692072958" calcext:value-type="float">
            <text:p>16.692072958</text:p>
          </table:table-cell>
        </table:table-row>
        <table:table-row table:style-name="ro1">
          <table:table-cell office:value-type="float" office:value="0.025543602" calcext:value-type="float">
            <text:p>0.025543602</text:p>
          </table:table-cell>
          <table:table-cell office:value-type="float" office:value="9.787187" calcext:value-type="float">
            <text:p>9.787187</text:p>
          </table:table-cell>
          <table:table-cell table:formula="of:=[.C545]+[.A546]" office:value-type="float" office:value="16.71761656" calcext:value-type="float">
            <text:p>16.71761656</text:p>
          </table:table-cell>
        </table:table-row>
        <table:table-row table:style-name="ro1">
          <table:table-cell office:value-type="float" office:value="0.02589456" calcext:value-type="float">
            <text:p>0.02589456</text:p>
          </table:table-cell>
          <table:table-cell office:value-type="float" office:value="9.654537" calcext:value-type="float">
            <text:p>9.654537</text:p>
          </table:table-cell>
          <table:table-cell table:formula="of:=[.C546]+[.A547]" office:value-type="float" office:value="16.74351112" calcext:value-type="float">
            <text:p>16.74351112</text:p>
          </table:table-cell>
        </table:table-row>
        <table:table-row table:style-name="ro1">
          <table:table-cell office:value-type="float" office:value="0.025955597" calcext:value-type="float">
            <text:p>0.025955597</text:p>
          </table:table-cell>
          <table:table-cell office:value-type="float" office:value="9.631834" calcext:value-type="float">
            <text:p>9.631834</text:p>
          </table:table-cell>
          <table:table-cell table:formula="of:=[.C547]+[.A548]" office:value-type="float" office:value="16.769466717" calcext:value-type="float">
            <text:p>16.769466717</text:p>
          </table:table-cell>
        </table:table-row>
        <table:table-row table:style-name="ro1">
          <table:table-cell office:value-type="float" office:value="0.025909819" calcext:value-type="float">
            <text:p>0.025909819</text:p>
          </table:table-cell>
          <table:table-cell office:value-type="float" office:value="9.648851" calcext:value-type="float">
            <text:p>9.648851</text:p>
          </table:table-cell>
          <table:table-cell table:formula="of:=[.C548]+[.A549]" office:value-type="float" office:value="16.795376536" calcext:value-type="float">
            <text:p>16.795376536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549]+[.A550]" office:value-type="float" office:value="16.821011693" calcext:value-type="float">
            <text:p>16.821011693</text:p>
          </table:table-cell>
        </table:table-row>
        <table:table-row table:style-name="ro1">
          <table:table-cell office:value-type="float" office:value="0.025955597" calcext:value-type="float">
            <text:p>0.025955597</text:p>
          </table:table-cell>
          <table:table-cell office:value-type="float" office:value="9.631834" calcext:value-type="float">
            <text:p>9.631834</text:p>
          </table:table-cell>
          <table:table-cell table:formula="of:=[.C550]+[.A551]" office:value-type="float" office:value="16.84696729" calcext:value-type="float">
            <text:p>16.84696729</text:p>
          </table:table-cell>
        </table:table-row>
        <table:table-row table:style-name="ro1">
          <table:table-cell office:value-type="float" office:value="0.02603189" calcext:value-type="float">
            <text:p>0.02603189</text:p>
          </table:table-cell>
          <table:table-cell office:value-type="float" office:value="9.603605" calcext:value-type="float">
            <text:p>9.603605</text:p>
          </table:table-cell>
          <table:table-cell table:formula="of:=[.C551]+[.A552]" office:value-type="float" office:value="16.87299918" calcext:value-type="float">
            <text:p>16.87299918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552]+[.A553]" office:value-type="float" office:value="16.898939518" calcext:value-type="float">
            <text:p>16.898939518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553]+[.A554]" office:value-type="float" office:value="16.924574675" calcext:value-type="float">
            <text:p>16.924574675</text:p>
          </table:table-cell>
        </table:table-row>
        <table:table-row table:style-name="ro1">
          <table:table-cell office:value-type="float" office:value="0.025955597" calcext:value-type="float">
            <text:p>0.025955597</text:p>
          </table:table-cell>
          <table:table-cell office:value-type="float" office:value="9.631834" calcext:value-type="float">
            <text:p>9.631834</text:p>
          </table:table-cell>
          <table:table-cell table:formula="of:=[.C554]+[.A555]" office:value-type="float" office:value="16.950530272" calcext:value-type="float">
            <text:p>16.950530272</text:p>
          </table:table-cell>
        </table:table-row>
        <table:table-row table:style-name="ro1">
          <table:table-cell office:value-type="float" office:value="0.026001373" calcext:value-type="float">
            <text:p>0.026001373</text:p>
          </table:table-cell>
          <table:table-cell office:value-type="float" office:value="9.614877" calcext:value-type="float">
            <text:p>9.614877</text:p>
          </table:table-cell>
          <table:table-cell table:formula="of:=[.C555]+[.A556]" office:value-type="float" office:value="16.976531645" calcext:value-type="float">
            <text:p>16.976531645</text:p>
          </table:table-cell>
        </table:table-row>
        <table:table-row table:style-name="ro1">
          <table:table-cell office:value-type="float" office:value="0.02589456" calcext:value-type="float">
            <text:p>0.02589456</text:p>
          </table:table-cell>
          <table:table-cell office:value-type="float" office:value="9.654537" calcext:value-type="float">
            <text:p>9.654537</text:p>
          </table:table-cell>
          <table:table-cell table:formula="of:=[.C556]+[.A557]" office:value-type="float" office:value="17.002426205" calcext:value-type="float">
            <text:p>17.002426205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557]+[.A558]" office:value-type="float" office:value="17.028030845" calcext:value-type="float">
            <text:p>17.028030845</text:p>
          </table:table-cell>
        </table:table-row>
        <table:table-row table:style-name="ro1">
          <table:table-cell office:value-type="float" office:value="0.025955597" calcext:value-type="float">
            <text:p>0.025955597</text:p>
          </table:table-cell>
          <table:table-cell office:value-type="float" office:value="9.631834" calcext:value-type="float">
            <text:p>9.631834</text:p>
          </table:table-cell>
          <table:table-cell table:formula="of:=[.C558]+[.A559]" office:value-type="float" office:value="17.053986442" calcext:value-type="float">
            <text:p>17.053986442</text:p>
          </table:table-cell>
        </table:table-row>
        <table:table-row table:style-name="ro1">
          <table:table-cell office:value-type="float" office:value="0.025970856" calcext:value-type="float">
            <text:p>0.025970856</text:p>
          </table:table-cell>
          <table:table-cell office:value-type="float" office:value="9.626175" calcext:value-type="float">
            <text:p>9.626175</text:p>
          </table:table-cell>
          <table:table-cell table:formula="of:=[.C559]+[.A560]" office:value-type="float" office:value="17.079957298" calcext:value-type="float">
            <text:p>17.079957298</text:p>
          </table:table-cell>
        </table:table-row>
        <table:table-row table:style-name="ro1">
          <table:table-cell office:value-type="float" office:value="0.025909819" calcext:value-type="float">
            <text:p>0.025909819</text:p>
          </table:table-cell>
          <table:table-cell office:value-type="float" office:value="9.648851" calcext:value-type="float">
            <text:p>9.648851</text:p>
          </table:table-cell>
          <table:table-cell table:formula="of:=[.C560]+[.A561]" office:value-type="float" office:value="17.105867117" calcext:value-type="float">
            <text:p>17.105867117</text:p>
          </table:table-cell>
        </table:table-row>
        <table:table-row table:style-name="ro1">
          <table:table-cell office:value-type="float" office:value="0.02558938" calcext:value-type="float">
            <text:p>0.02558938</text:p>
          </table:table-cell>
          <table:table-cell office:value-type="float" office:value="9.769677" calcext:value-type="float">
            <text:p>9.769677</text:p>
          </table:table-cell>
          <table:table-cell table:formula="of:=[.C561]+[.A562]" office:value-type="float" office:value="17.131456497" calcext:value-type="float">
            <text:p>17.131456497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562]+[.A563]" office:value-type="float" office:value="17.157396835" calcext:value-type="float">
            <text:p>17.157396835</text:p>
          </table:table-cell>
        </table:table-row>
        <table:table-row table:style-name="ro1">
          <table:table-cell office:value-type="float" office:value="0.026001373" calcext:value-type="float">
            <text:p>0.026001373</text:p>
          </table:table-cell>
          <table:table-cell office:value-type="float" office:value="9.614877" calcext:value-type="float">
            <text:p>9.614877</text:p>
          </table:table-cell>
          <table:table-cell table:formula="of:=[.C563]+[.A564]" office:value-type="float" office:value="17.183398208" calcext:value-type="float">
            <text:p>17.183398208</text:p>
          </table:table-cell>
        </table:table-row>
        <table:table-row table:style-name="ro1">
          <table:table-cell office:value-type="float" office:value="0.025879301" calcext:value-type="float">
            <text:p>0.025879301</text:p>
          </table:table-cell>
          <table:table-cell office:value-type="float" office:value="9.66023" calcext:value-type="float">
            <text:p>9.66023</text:p>
          </table:table-cell>
          <table:table-cell table:formula="of:=[.C564]+[.A565]" office:value-type="float" office:value="17.209277509" calcext:value-type="float">
            <text:p>17.209277509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565]+[.A566]" office:value-type="float" office:value="17.234882149" calcext:value-type="float">
            <text:p>17.234882149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566]+[.A567]" office:value-type="float" office:value="17.260822487" calcext:value-type="float">
            <text:p>17.260822487</text:p>
          </table:table-cell>
        </table:table-row>
        <table:table-row table:style-name="ro1">
          <table:table-cell office:value-type="float" office:value="0.026001373" calcext:value-type="float">
            <text:p>0.026001373</text:p>
          </table:table-cell>
          <table:table-cell office:value-type="float" office:value="9.614877" calcext:value-type="float">
            <text:p>9.614877</text:p>
          </table:table-cell>
          <table:table-cell table:formula="of:=[.C567]+[.A568]" office:value-type="float" office:value="17.28682386" calcext:value-type="float">
            <text:p>17.28682386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568]+[.A569]" office:value-type="float" office:value="17.312764198" calcext:value-type="float">
            <text:p>17.312764198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569]+[.A570]" office:value-type="float" office:value="17.338399355" calcext:value-type="float">
            <text:p>17.338399355</text:p>
          </table:table-cell>
        </table:table-row>
        <table:table-row table:style-name="ro1">
          <table:table-cell office:value-type="float" office:value="0.026001373" calcext:value-type="float">
            <text:p>0.026001373</text:p>
          </table:table-cell>
          <table:table-cell office:value-type="float" office:value="9.614877" calcext:value-type="float">
            <text:p>9.614877</text:p>
          </table:table-cell>
          <table:table-cell table:formula="of:=[.C570]+[.A571]" office:value-type="float" office:value="17.364400728" calcext:value-type="float">
            <text:p>17.364400728</text:p>
          </table:table-cell>
        </table:table-row>
        <table:table-row table:style-name="ro1">
          <table:table-cell office:value-type="float" office:value="0.02606241" calcext:value-type="float">
            <text:p>0.02606241</text:p>
          </table:table-cell>
          <table:table-cell office:value-type="float" office:value="9.59236" calcext:value-type="float">
            <text:p>9.59236</text:p>
          </table:table-cell>
          <table:table-cell table:formula="of:=[.C571]+[.A572]" office:value-type="float" office:value="17.390463138" calcext:value-type="float">
            <text:p>17.390463138</text:p>
          </table:table-cell>
        </table:table-row>
        <table:table-row table:style-name="ro1">
          <table:table-cell office:value-type="float" office:value="0.026001373" calcext:value-type="float">
            <text:p>0.026001373</text:p>
          </table:table-cell>
          <table:table-cell office:value-type="float" office:value="9.614877" calcext:value-type="float">
            <text:p>9.614877</text:p>
          </table:table-cell>
          <table:table-cell table:formula="of:=[.C572]+[.A573]" office:value-type="float" office:value="17.416464511" calcext:value-type="float">
            <text:p>17.416464511</text:p>
          </table:table-cell>
        </table:table-row>
        <table:table-row table:style-name="ro1">
          <table:table-cell office:value-type="float" office:value="0.025680933" calcext:value-type="float">
            <text:p>0.025680933</text:p>
          </table:table-cell>
          <table:table-cell office:value-type="float" office:value="9.734848" calcext:value-type="float">
            <text:p>9.734848</text:p>
          </table:table-cell>
          <table:table-cell table:formula="of:=[.C573]+[.A574]" office:value-type="float" office:value="17.442145444" calcext:value-type="float">
            <text:p>17.442145444</text:p>
          </table:table-cell>
        </table:table-row>
        <table:table-row table:style-name="ro1">
          <table:table-cell office:value-type="float" office:value="0.02603189" calcext:value-type="float">
            <text:p>0.02603189</text:p>
          </table:table-cell>
          <table:table-cell office:value-type="float" office:value="9.603605" calcext:value-type="float">
            <text:p>9.603605</text:p>
          </table:table-cell>
          <table:table-cell table:formula="of:=[.C574]+[.A575]" office:value-type="float" office:value="17.468177334" calcext:value-type="float">
            <text:p>17.468177334</text:p>
          </table:table-cell>
        </table:table-row>
        <table:table-row table:style-name="ro1">
          <table:table-cell office:value-type="float" office:value="0.026108187" calcext:value-type="float">
            <text:p>0.026108187</text:p>
          </table:table-cell>
          <table:table-cell office:value-type="float" office:value="9.575541" calcext:value-type="float">
            <text:p>9.575541</text:p>
          </table:table-cell>
          <table:table-cell table:formula="of:=[.C575]+[.A576]" office:value-type="float" office:value="17.494285521" calcext:value-type="float">
            <text:p>17.494285521</text:p>
          </table:table-cell>
        </table:table-row>
        <table:table-row table:style-name="ro1">
          <table:table-cell office:value-type="float" office:value="0.02604715" calcext:value-type="float">
            <text:p>0.02604715</text:p>
          </table:table-cell>
          <table:table-cell office:value-type="float" office:value="9.597979" calcext:value-type="float">
            <text:p>9.597979</text:p>
          </table:table-cell>
          <table:table-cell table:formula="of:=[.C576]+[.A577]" office:value-type="float" office:value="17.520332671" calcext:value-type="float">
            <text:p>17.520332671</text:p>
          </table:table-cell>
        </table:table-row>
        <table:table-row table:style-name="ro1">
          <table:table-cell office:value-type="float" office:value="0.02574197" calcext:value-type="float">
            <text:p>0.02574197</text:p>
          </table:table-cell>
          <table:table-cell office:value-type="float" office:value="9.711766" calcext:value-type="float">
            <text:p>9.711766</text:p>
          </table:table-cell>
          <table:table-cell table:formula="of:=[.C577]+[.A578]" office:value-type="float" office:value="17.546074641" calcext:value-type="float">
            <text:p>17.546074641</text:p>
          </table:table-cell>
        </table:table-row>
        <table:table-row table:style-name="ro1">
          <table:table-cell office:value-type="float" office:value="0.026092928" calcext:value-type="float">
            <text:p>0.026092928</text:p>
          </table:table-cell>
          <table:table-cell office:value-type="float" office:value="9.5811405" calcext:value-type="float">
            <text:p>9.5811405</text:p>
          </table:table-cell>
          <table:table-cell table:formula="of:=[.C578]+[.A579]" office:value-type="float" office:value="17.572167569" calcext:value-type="float">
            <text:p>17.572167569</text:p>
          </table:table-cell>
        </table:table-row>
        <table:table-row table:style-name="ro1">
          <table:table-cell office:value-type="float" office:value="0.026153963" calcext:value-type="float">
            <text:p>0.026153963</text:p>
          </table:table-cell>
          <table:table-cell office:value-type="float" office:value="9.558782" calcext:value-type="float">
            <text:p>9.558782</text:p>
          </table:table-cell>
          <table:table-cell table:formula="of:=[.C579]+[.A580]" office:value-type="float" office:value="17.598321532" calcext:value-type="float">
            <text:p>17.598321532</text:p>
          </table:table-cell>
        </table:table-row>
        <table:table-row table:style-name="ro1">
          <table:table-cell office:value-type="float" office:value="0.02604715" calcext:value-type="float">
            <text:p>0.02604715</text:p>
          </table:table-cell>
          <table:table-cell office:value-type="float" office:value="9.597979" calcext:value-type="float">
            <text:p>9.597979</text:p>
          </table:table-cell>
          <table:table-cell table:formula="of:=[.C580]+[.A581]" office:value-type="float" office:value="17.624368682" calcext:value-type="float">
            <text:p>17.624368682</text:p>
          </table:table-cell>
        </table:table-row>
        <table:table-row table:style-name="ro1">
          <table:table-cell office:value-type="float" office:value="0.025757229" calcext:value-type="float">
            <text:p>0.025757229</text:p>
          </table:table-cell>
          <table:table-cell office:value-type="float" office:value="9.706014" calcext:value-type="float">
            <text:p>9.706014</text:p>
          </table:table-cell>
          <table:table-cell table:formula="of:=[.C581]+[.A582]" office:value-type="float" office:value="17.650125911" calcext:value-type="float">
            <text:p>17.650125911</text:p>
          </table:table-cell>
        </table:table-row>
        <table:table-row table:style-name="ro1">
          <table:table-cell office:value-type="float" office:value="0.026092928" calcext:value-type="float">
            <text:p>0.026092928</text:p>
          </table:table-cell>
          <table:table-cell office:value-type="float" office:value="9.5811405" calcext:value-type="float">
            <text:p>9.5811405</text:p>
          </table:table-cell>
          <table:table-cell table:formula="of:=[.C582]+[.A583]" office:value-type="float" office:value="17.676218839" calcext:value-type="float">
            <text:p>17.676218839</text:p>
          </table:table-cell>
        </table:table-row>
        <table:table-row table:style-name="ro1">
          <table:table-cell office:value-type="float" office:value="0.026123445" calcext:value-type="float">
            <text:p>0.026123445</text:p>
          </table:table-cell>
          <table:table-cell office:value-type="float" office:value="9.569948" calcext:value-type="float">
            <text:p>9.569948</text:p>
          </table:table-cell>
          <table:table-cell table:formula="of:=[.C583]+[.A584]" office:value-type="float" office:value="17.702342284" calcext:value-type="float">
            <text:p>17.702342284</text:p>
          </table:table-cell>
        </table:table-row>
        <table:table-row table:style-name="ro1">
          <table:table-cell office:value-type="float" office:value="0.02603189" calcext:value-type="float">
            <text:p>0.02603189</text:p>
          </table:table-cell>
          <table:table-cell office:value-type="float" office:value="9.603605" calcext:value-type="float">
            <text:p>9.603605</text:p>
          </table:table-cell>
          <table:table-cell table:formula="of:=[.C584]+[.A585]" office:value-type="float" office:value="17.728374174" calcext:value-type="float">
            <text:p>17.728374174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585]+[.A586]" office:value-type="float" office:value="17.754070368" calcext:value-type="float">
            <text:p>17.754070368</text:p>
          </table:table-cell>
        </table:table-row>
        <table:table-row table:style-name="ro1">
          <table:table-cell office:value-type="float" office:value="0.02604715" calcext:value-type="float">
            <text:p>0.02604715</text:p>
          </table:table-cell>
          <table:table-cell office:value-type="float" office:value="9.597979" calcext:value-type="float">
            <text:p>9.597979</text:p>
          </table:table-cell>
          <table:table-cell table:formula="of:=[.C586]+[.A587]" office:value-type="float" office:value="17.780117518" calcext:value-type="float">
            <text:p>17.780117518</text:p>
          </table:table-cell>
        </table:table-row>
        <table:table-row table:style-name="ro1">
          <table:table-cell office:value-type="float" office:value="0.02606241" calcext:value-type="float">
            <text:p>0.02606241</text:p>
          </table:table-cell>
          <table:table-cell office:value-type="float" office:value="9.59236" calcext:value-type="float">
            <text:p>9.59236</text:p>
          </table:table-cell>
          <table:table-cell table:formula="of:=[.C587]+[.A588]" office:value-type="float" office:value="17.806179928" calcext:value-type="float">
            <text:p>17.806179928</text:p>
          </table:table-cell>
        </table:table-row>
        <table:table-row table:style-name="ro1">
          <table:table-cell office:value-type="float" office:value="0.02604715" calcext:value-type="float">
            <text:p>0.02604715</text:p>
          </table:table-cell>
          <table:table-cell office:value-type="float" office:value="9.597979" calcext:value-type="float">
            <text:p>9.597979</text:p>
          </table:table-cell>
          <table:table-cell table:formula="of:=[.C588]+[.A589]" office:value-type="float" office:value="17.832227078" calcext:value-type="float">
            <text:p>17.832227078</text:p>
          </table:table-cell>
        </table:table-row>
        <table:table-row table:style-name="ro1">
          <table:table-cell office:value-type="float" office:value="0.02574197" calcext:value-type="float">
            <text:p>0.02574197</text:p>
          </table:table-cell>
          <table:table-cell office:value-type="float" office:value="9.711766" calcext:value-type="float">
            <text:p>9.711766</text:p>
          </table:table-cell>
          <table:table-cell table:formula="of:=[.C589]+[.A590]" office:value-type="float" office:value="17.857969048" calcext:value-type="float">
            <text:p>17.857969048</text:p>
          </table:table-cell>
        </table:table-row>
        <table:table-row table:style-name="ro1">
          <table:table-cell office:value-type="float" office:value="0.026092928" calcext:value-type="float">
            <text:p>0.026092928</text:p>
          </table:table-cell>
          <table:table-cell office:value-type="float" office:value="9.5811405" calcext:value-type="float">
            <text:p>9.5811405</text:p>
          </table:table-cell>
          <table:table-cell table:formula="of:=[.C590]+[.A591]" office:value-type="float" office:value="17.884061976" calcext:value-type="float">
            <text:p>17.884061976</text:p>
          </table:table-cell>
        </table:table-row>
        <table:table-row table:style-name="ro1">
          <table:table-cell office:value-type="float" office:value="0.026184482" calcext:value-type="float">
            <text:p>0.026184482</text:p>
          </table:table-cell>
          <table:table-cell office:value-type="float" office:value="9.54764" calcext:value-type="float">
            <text:p>9.54764</text:p>
          </table:table-cell>
          <table:table-cell table:formula="of:=[.C591]+[.A592]" office:value-type="float" office:value="17.910246458" calcext:value-type="float">
            <text:p>17.910246458</text:p>
          </table:table-cell>
        </table:table-row>
        <table:table-row table:style-name="ro1">
          <table:table-cell office:value-type="float" office:value="0.02607767" calcext:value-type="float">
            <text:p>0.02607767</text:p>
          </table:table-cell>
          <table:table-cell office:value-type="float" office:value="9.586747" calcext:value-type="float">
            <text:p>9.586747</text:p>
          </table:table-cell>
          <table:table-cell table:formula="of:=[.C592]+[.A593]" office:value-type="float" office:value="17.936324128" calcext:value-type="float">
            <text:p>17.936324128</text:p>
          </table:table-cell>
        </table:table-row>
        <table:table-row table:style-name="ro1">
          <table:table-cell office:value-type="float" office:value="0.025818266" calcext:value-type="float">
            <text:p>0.025818266</text:p>
          </table:table-cell>
          <table:table-cell office:value-type="float" office:value="9.683067" calcext:value-type="float">
            <text:p>9.683067</text:p>
          </table:table-cell>
          <table:table-cell table:formula="of:=[.C593]+[.A594]" office:value-type="float" office:value="17.962142394" calcext:value-type="float">
            <text:p>17.962142394</text:p>
          </table:table-cell>
        </table:table-row>
        <table:table-row table:style-name="ro1">
          <table:table-cell office:value-type="float" office:value="0.026138704" calcext:value-type="float">
            <text:p>0.026138704</text:p>
          </table:table-cell>
          <table:table-cell office:value-type="float" office:value="9.564362" calcext:value-type="float">
            <text:p>9.564362</text:p>
          </table:table-cell>
          <table:table-cell table:formula="of:=[.C594]+[.A595]" office:value-type="float" office:value="17.988281098" calcext:value-type="float">
            <text:p>17.988281098</text:p>
          </table:table-cell>
        </table:table-row>
        <table:table-row table:style-name="ro1">
          <table:table-cell office:value-type="float" office:value="0.026230259" calcext:value-type="float">
            <text:p>0.026230259</text:p>
          </table:table-cell>
          <table:table-cell office:value-type="float" office:value="9.530977" calcext:value-type="float">
            <text:p>9.530977</text:p>
          </table:table-cell>
          <table:table-cell table:formula="of:=[.C595]+[.A596]" office:value-type="float" office:value="18.014511357" calcext:value-type="float">
            <text:p>18.014511357</text:p>
          </table:table-cell>
        </table:table-row>
        <table:table-row table:style-name="ro1">
          <table:table-cell office:value-type="float" office:value="0.026153963" calcext:value-type="float">
            <text:p>0.026153963</text:p>
          </table:table-cell>
          <table:table-cell office:value-type="float" office:value="9.558782" calcext:value-type="float">
            <text:p>9.558782</text:p>
          </table:table-cell>
          <table:table-cell table:formula="of:=[.C596]+[.A597]" office:value-type="float" office:value="18.04066532" calcext:value-type="float">
            <text:p>18.04066532</text:p>
          </table:table-cell>
        </table:table-row>
        <table:table-row table:style-name="ro1">
          <table:table-cell office:value-type="float" office:value="0.025848784" calcext:value-type="float">
            <text:p>0.025848784</text:p>
          </table:table-cell>
          <table:table-cell office:value-type="float" office:value="9.671635" calcext:value-type="float">
            <text:p>9.671635</text:p>
          </table:table-cell>
          <table:table-cell table:formula="of:=[.C597]+[.A598]" office:value-type="float" office:value="18.066514104" calcext:value-type="float">
            <text:p>18.066514104</text:p>
          </table:table-cell>
        </table:table-row>
        <table:table-row table:style-name="ro1">
          <table:table-cell office:value-type="float" office:value="0.026215" calcext:value-type="float">
            <text:p>0.026215</text:p>
          </table:table-cell>
          <table:table-cell office:value-type="float" office:value="9.536525" calcext:value-type="float">
            <text:p>9.536525</text:p>
          </table:table-cell>
          <table:table-cell table:formula="of:=[.C598]+[.A599]" office:value-type="float" office:value="18.092729104" calcext:value-type="float">
            <text:p>18.092729104</text:p>
          </table:table-cell>
        </table:table-row>
        <table:table-row table:style-name="ro1">
          <table:table-cell office:value-type="float" office:value="0.026260776" calcext:value-type="float">
            <text:p>0.026260776</text:p>
          </table:table-cell>
          <table:table-cell office:value-type="float" office:value="9.519901" calcext:value-type="float">
            <text:p>9.519901</text:p>
          </table:table-cell>
          <table:table-cell table:formula="of:=[.C599]+[.A600]" office:value-type="float" office:value="18.11898988" calcext:value-type="float">
            <text:p>18.11898988</text:p>
          </table:table-cell>
        </table:table-row>
        <table:table-row table:style-name="ro1">
          <table:table-cell office:value-type="float" office:value="0.026215" calcext:value-type="float">
            <text:p>0.026215</text:p>
          </table:table-cell>
          <table:table-cell office:value-type="float" office:value="9.536525" calcext:value-type="float">
            <text:p>9.536525</text:p>
          </table:table-cell>
          <table:table-cell table:formula="of:=[.C600]+[.A601]" office:value-type="float" office:value="18.14520488" calcext:value-type="float">
            <text:p>18.14520488</text:p>
          </table:table-cell>
        </table:table-row>
        <table:table-row table:style-name="ro1">
          <table:table-cell office:value-type="float" office:value="0.02589456" calcext:value-type="float">
            <text:p>0.02589456</text:p>
          </table:table-cell>
          <table:table-cell office:value-type="float" office:value="9.654537" calcext:value-type="float">
            <text:p>9.654537</text:p>
          </table:table-cell>
          <table:table-cell table:formula="of:=[.C601]+[.A602]" office:value-type="float" office:value="18.17109944" calcext:value-type="float">
            <text:p>18.17109944</text:p>
          </table:table-cell>
        </table:table-row>
        <table:table-row table:style-name="ro1">
          <table:table-cell office:value-type="float" office:value="0.026230259" calcext:value-type="float">
            <text:p>0.026230259</text:p>
          </table:table-cell>
          <table:table-cell office:value-type="float" office:value="9.530977" calcext:value-type="float">
            <text:p>9.530977</text:p>
          </table:table-cell>
          <table:table-cell table:formula="of:=[.C602]+[.A603]" office:value-type="float" office:value="18.197329699" calcext:value-type="float">
            <text:p>18.197329699</text:p>
          </table:table-cell>
        </table:table-row>
        <table:table-row table:style-name="ro1">
          <table:table-cell office:value-type="float" office:value="0.026306555" calcext:value-type="float">
            <text:p>0.026306555</text:p>
          </table:table-cell>
          <table:table-cell office:value-type="float" office:value="9.503335" calcext:value-type="float">
            <text:p>9.503335</text:p>
          </table:table-cell>
          <table:table-cell table:formula="of:=[.C603]+[.A604]" office:value-type="float" office:value="18.223636254" calcext:value-type="float">
            <text:p>18.223636254</text:p>
          </table:table-cell>
        </table:table-row>
        <table:table-row table:style-name="ro1">
          <table:table-cell office:value-type="float" office:value="0.026230259" calcext:value-type="float">
            <text:p>0.026230259</text:p>
          </table:table-cell>
          <table:table-cell office:value-type="float" office:value="9.530977" calcext:value-type="float">
            <text:p>9.530977</text:p>
          </table:table-cell>
          <table:table-cell table:formula="of:=[.C604]+[.A605]" office:value-type="float" office:value="18.249866513" calcext:value-type="float">
            <text:p>18.249866513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605]+[.A606]" office:value-type="float" office:value="18.275806851" calcext:value-type="float">
            <text:p>18.275806851</text:p>
          </table:table-cell>
        </table:table-row>
        <table:table-row table:style-name="ro1">
          <table:table-cell office:value-type="float" office:value="0.026276035" calcext:value-type="float">
            <text:p>0.026276035</text:p>
          </table:table-cell>
          <table:table-cell office:value-type="float" office:value="9.514373" calcext:value-type="float">
            <text:p>9.514373</text:p>
          </table:table-cell>
          <table:table-cell table:formula="of:=[.C606]+[.A607]" office:value-type="float" office:value="18.302082886" calcext:value-type="float">
            <text:p>18.302082886</text:p>
          </table:table-cell>
        </table:table-row>
        <table:table-row table:style-name="ro1">
          <table:table-cell office:value-type="float" office:value="0.026352331" calcext:value-type="float">
            <text:p>0.026352331</text:p>
          </table:table-cell>
          <table:table-cell office:value-type="float" office:value="9.486827" calcext:value-type="float">
            <text:p>9.486827</text:p>
          </table:table-cell>
          <table:table-cell table:formula="of:=[.C607]+[.A608]" office:value-type="float" office:value="18.328435217" calcext:value-type="float">
            <text:p>18.328435217</text:p>
          </table:table-cell>
        </table:table-row>
        <table:table-row table:style-name="ro1">
          <table:table-cell office:value-type="float" office:value="0.026260776" calcext:value-type="float">
            <text:p>0.026260776</text:p>
          </table:table-cell>
          <table:table-cell office:value-type="float" office:value="9.519901" calcext:value-type="float">
            <text:p>9.519901</text:p>
          </table:table-cell>
          <table:table-cell table:formula="of:=[.C608]+[.A609]" office:value-type="float" office:value="18.354695993" calcext:value-type="float">
            <text:p>18.354695993</text:p>
          </table:table-cell>
        </table:table-row>
        <table:table-row table:style-name="ro1">
          <table:table-cell office:value-type="float" office:value="0.025925077" calcext:value-type="float">
            <text:p>0.025925077</text:p>
          </table:table-cell>
          <table:table-cell office:value-type="float" office:value="9.643172" calcext:value-type="float">
            <text:p>9.643172</text:p>
          </table:table-cell>
          <table:table-cell table:formula="of:=[.C609]+[.A610]" office:value-type="float" office:value="18.38062107" calcext:value-type="float">
            <text:p>18.38062107</text:p>
          </table:table-cell>
        </table:table-row>
        <table:table-row table:style-name="ro1">
          <table:table-cell office:value-type="float" office:value="0.026291294" calcext:value-type="float">
            <text:p>0.026291294</text:p>
          </table:table-cell>
          <table:table-cell office:value-type="float" office:value="9.508851" calcext:value-type="float">
            <text:p>9.508851</text:p>
          </table:table-cell>
          <table:table-cell table:formula="of:=[.C610]+[.A611]" office:value-type="float" office:value="18.406912364" calcext:value-type="float">
            <text:p>18.406912364</text:p>
          </table:table-cell>
        </table:table-row>
        <table:table-row table:style-name="ro1">
          <table:table-cell office:value-type="float" office:value="0.026321813" calcext:value-type="float">
            <text:p>0.026321813</text:p>
          </table:table-cell>
          <table:table-cell office:value-type="float" office:value="9.497826" calcext:value-type="float">
            <text:p>9.497826</text:p>
          </table:table-cell>
          <table:table-cell table:formula="of:=[.C611]+[.A612]" office:value-type="float" office:value="18.433234177" calcext:value-type="float">
            <text:p>18.433234177</text:p>
          </table:table-cell>
        </table:table-row>
        <table:table-row table:style-name="ro1">
          <table:table-cell office:value-type="float" office:value="0.026230259" calcext:value-type="float">
            <text:p>0.026230259</text:p>
          </table:table-cell>
          <table:table-cell office:value-type="float" office:value="9.530977" calcext:value-type="float">
            <text:p>9.530977</text:p>
          </table:table-cell>
          <table:table-cell table:formula="of:=[.C612]+[.A613]" office:value-type="float" office:value="18.459464436" calcext:value-type="float">
            <text:p>18.459464436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613]+[.A614]" office:value-type="float" office:value="18.485404774" calcext:value-type="float">
            <text:p>18.485404774</text:p>
          </table:table-cell>
        </table:table-row>
        <table:table-row table:style-name="ro1">
          <table:table-cell office:value-type="float" office:value="0.026291294" calcext:value-type="float">
            <text:p>0.026291294</text:p>
          </table:table-cell>
          <table:table-cell office:value-type="float" office:value="9.508851" calcext:value-type="float">
            <text:p>9.508851</text:p>
          </table:table-cell>
          <table:table-cell table:formula="of:=[.C614]+[.A615]" office:value-type="float" office:value="18.511696068" calcext:value-type="float">
            <text:p>18.511696068</text:p>
          </table:table-cell>
        </table:table-row>
        <table:table-row table:style-name="ro1">
          <table:table-cell office:value-type="float" office:value="0.026321813" calcext:value-type="float">
            <text:p>0.026321813</text:p>
          </table:table-cell>
          <table:table-cell office:value-type="float" office:value="9.497826" calcext:value-type="float">
            <text:p>9.497826</text:p>
          </table:table-cell>
          <table:table-cell table:formula="of:=[.C615]+[.A616]" office:value-type="float" office:value="18.538017881" calcext:value-type="float">
            <text:p>18.538017881</text:p>
          </table:table-cell>
        </table:table-row>
        <table:table-row table:style-name="ro1">
          <table:table-cell office:value-type="float" office:value="0.026230259" calcext:value-type="float">
            <text:p>0.026230259</text:p>
          </table:table-cell>
          <table:table-cell office:value-type="float" office:value="9.530977" calcext:value-type="float">
            <text:p>9.530977</text:p>
          </table:table-cell>
          <table:table-cell table:formula="of:=[.C616]+[.A617]" office:value-type="float" office:value="18.56424814" calcext:value-type="float">
            <text:p>18.56424814</text:p>
          </table:table-cell>
        </table:table-row>
        <table:table-row table:style-name="ro1">
          <table:table-cell office:value-type="float" office:value="0.025955597" calcext:value-type="float">
            <text:p>0.025955597</text:p>
          </table:table-cell>
          <table:table-cell office:value-type="float" office:value="9.631834" calcext:value-type="float">
            <text:p>9.631834</text:p>
          </table:table-cell>
          <table:table-cell table:formula="of:=[.C617]+[.A618]" office:value-type="float" office:value="18.590203737" calcext:value-type="float">
            <text:p>18.590203737</text:p>
          </table:table-cell>
        </table:table-row>
        <table:table-row table:style-name="ro1">
          <table:table-cell office:value-type="float" office:value="0.026276035" calcext:value-type="float">
            <text:p>0.026276035</text:p>
          </table:table-cell>
          <table:table-cell office:value-type="float" office:value="9.514373" calcext:value-type="float">
            <text:p>9.514373</text:p>
          </table:table-cell>
          <table:table-cell table:formula="of:=[.C618]+[.A619]" office:value-type="float" office:value="18.616479772" calcext:value-type="float">
            <text:p>18.616479772</text:p>
          </table:table-cell>
        </table:table-row>
        <table:table-row table:style-name="ro1">
          <table:table-cell office:value-type="float" office:value="0.026352331" calcext:value-type="float">
            <text:p>0.026352331</text:p>
          </table:table-cell>
          <table:table-cell office:value-type="float" office:value="9.486827" calcext:value-type="float">
            <text:p>9.486827</text:p>
          </table:table-cell>
          <table:table-cell table:formula="of:=[.C619]+[.A620]" office:value-type="float" office:value="18.642832103" calcext:value-type="float">
            <text:p>18.642832103</text:p>
          </table:table-cell>
        </table:table-row>
        <table:table-row table:style-name="ro1">
          <table:table-cell office:value-type="float" office:value="0.026245518" calcext:value-type="float">
            <text:p>0.026245518</text:p>
          </table:table-cell>
          <table:table-cell office:value-type="float" office:value="9.525436" calcext:value-type="float">
            <text:p>9.525436</text:p>
          </table:table-cell>
          <table:table-cell table:formula="of:=[.C620]+[.A621]" office:value-type="float" office:value="18.669077621" calcext:value-type="float">
            <text:p>18.669077621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621]+[.A622]" office:value-type="float" office:value="18.695017959" calcext:value-type="float">
            <text:p>18.695017959</text:p>
          </table:table-cell>
        </table:table-row>
        <table:table-row table:style-name="ro1">
          <table:table-cell office:value-type="float" office:value="0.026291294" calcext:value-type="float">
            <text:p>0.026291294</text:p>
          </table:table-cell>
          <table:table-cell office:value-type="float" office:value="9.508851" calcext:value-type="float">
            <text:p>9.508851</text:p>
          </table:table-cell>
          <table:table-cell table:formula="of:=[.C622]+[.A623]" office:value-type="float" office:value="18.721309253" calcext:value-type="float">
            <text:p>18.721309253</text:p>
          </table:table-cell>
        </table:table-row>
        <table:table-row table:style-name="ro1">
          <table:table-cell office:value-type="float" office:value="0.026321813" calcext:value-type="float">
            <text:p>0.026321813</text:p>
          </table:table-cell>
          <table:table-cell office:value-type="float" office:value="9.497826" calcext:value-type="float">
            <text:p>9.497826</text:p>
          </table:table-cell>
          <table:table-cell table:formula="of:=[.C623]+[.A624]" office:value-type="float" office:value="18.747631066" calcext:value-type="float">
            <text:p>18.747631066</text:p>
          </table:table-cell>
        </table:table-row>
        <table:table-row table:style-name="ro1">
          <table:table-cell office:value-type="float" office:value="0.026260776" calcext:value-type="float">
            <text:p>0.026260776</text:p>
          </table:table-cell>
          <table:table-cell office:value-type="float" office:value="9.519901" calcext:value-type="float">
            <text:p>9.519901</text:p>
          </table:table-cell>
          <table:table-cell table:formula="of:=[.C624]+[.A625]" office:value-type="float" office:value="18.773891842" calcext:value-type="float">
            <text:p>18.773891842</text:p>
          </table:table-cell>
        </table:table-row>
        <table:table-row table:style-name="ro1">
          <table:table-cell office:value-type="float" office:value="0.025925077" calcext:value-type="float">
            <text:p>0.025925077</text:p>
          </table:table-cell>
          <table:table-cell office:value-type="float" office:value="9.643172" calcext:value-type="float">
            <text:p>9.643172</text:p>
          </table:table-cell>
          <table:table-cell table:formula="of:=[.C625]+[.A626]" office:value-type="float" office:value="18.799816919" calcext:value-type="float">
            <text:p>18.799816919</text:p>
          </table:table-cell>
        </table:table-row>
        <table:table-row table:style-name="ro1">
          <table:table-cell office:value-type="float" office:value="0.026276035" calcext:value-type="float">
            <text:p>0.026276035</text:p>
          </table:table-cell>
          <table:table-cell office:value-type="float" office:value="9.514373" calcext:value-type="float">
            <text:p>9.514373</text:p>
          </table:table-cell>
          <table:table-cell table:formula="of:=[.C626]+[.A627]" office:value-type="float" office:value="18.826092954" calcext:value-type="float">
            <text:p>18.826092954</text:p>
          </table:table-cell>
        </table:table-row>
        <table:table-row table:style-name="ro1">
          <table:table-cell office:value-type="float" office:value="0.026337072" calcext:value-type="float">
            <text:p>0.026337072</text:p>
          </table:table-cell>
          <table:table-cell office:value-type="float" office:value="9.492323" calcext:value-type="float">
            <text:p>9.492323</text:p>
          </table:table-cell>
          <table:table-cell table:formula="of:=[.C627]+[.A628]" office:value-type="float" office:value="18.852430026" calcext:value-type="float">
            <text:p>18.852430026</text:p>
          </table:table-cell>
        </table:table-row>
        <table:table-row table:style-name="ro1">
          <table:table-cell office:value-type="float" office:value="0.026276035" calcext:value-type="float">
            <text:p>0.026276035</text:p>
          </table:table-cell>
          <table:table-cell office:value-type="float" office:value="9.514373" calcext:value-type="float">
            <text:p>9.514373</text:p>
          </table:table-cell>
          <table:table-cell table:formula="of:=[.C628]+[.A629]" office:value-type="float" office:value="18.878706061" calcext:value-type="float">
            <text:p>18.878706061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629]+[.A630]" office:value-type="float" office:value="18.904646399" calcext:value-type="float">
            <text:p>18.904646399</text:p>
          </table:table-cell>
        </table:table-row>
        <table:table-row table:style-name="ro1">
          <table:table-cell office:value-type="float" office:value="0.026291294" calcext:value-type="float">
            <text:p>0.026291294</text:p>
          </table:table-cell>
          <table:table-cell office:value-type="float" office:value="9.508851" calcext:value-type="float">
            <text:p>9.508851</text:p>
          </table:table-cell>
          <table:table-cell table:formula="of:=[.C630]+[.A631]" office:value-type="float" office:value="18.930937693" calcext:value-type="float">
            <text:p>18.930937693</text:p>
          </table:table-cell>
        </table:table-row>
        <table:table-row table:style-name="ro1">
          <table:table-cell office:value-type="float" office:value="0.026337072" calcext:value-type="float">
            <text:p>0.026337072</text:p>
          </table:table-cell>
          <table:table-cell office:value-type="float" office:value="9.492323" calcext:value-type="float">
            <text:p>9.492323</text:p>
          </table:table-cell>
          <table:table-cell table:formula="of:=[.C631]+[.A632]" office:value-type="float" office:value="18.957274765" calcext:value-type="float">
            <text:p>18.957274765</text:p>
          </table:table-cell>
        </table:table-row>
        <table:table-row table:style-name="ro1">
          <table:table-cell office:value-type="float" office:value="0.026230259" calcext:value-type="float">
            <text:p>0.026230259</text:p>
          </table:table-cell>
          <table:table-cell office:value-type="float" office:value="9.530977" calcext:value-type="float">
            <text:p>9.530977</text:p>
          </table:table-cell>
          <table:table-cell table:formula="of:=[.C632]+[.A633]" office:value-type="float" office:value="18.983505024" calcext:value-type="float">
            <text:p>18.983505024</text:p>
          </table:table-cell>
        </table:table-row>
        <table:table-row table:style-name="ro1">
          <table:table-cell office:value-type="float" office:value="0.025909819" calcext:value-type="float">
            <text:p>0.025909819</text:p>
          </table:table-cell>
          <table:table-cell office:value-type="float" office:value="9.648851" calcext:value-type="float">
            <text:p>9.648851</text:p>
          </table:table-cell>
          <table:table-cell table:formula="of:=[.C633]+[.A634]" office:value-type="float" office:value="19.009414843" calcext:value-type="float">
            <text:p>19.009414843</text:p>
          </table:table-cell>
        </table:table-row>
        <table:table-row table:style-name="ro1">
          <table:table-cell office:value-type="float" office:value="0.026230259" calcext:value-type="float">
            <text:p>0.026230259</text:p>
          </table:table-cell>
          <table:table-cell office:value-type="float" office:value="9.530977" calcext:value-type="float">
            <text:p>9.530977</text:p>
          </table:table-cell>
          <table:table-cell table:formula="of:=[.C634]+[.A635]" office:value-type="float" office:value="19.035645102" calcext:value-type="float">
            <text:p>19.035645102</text:p>
          </table:table-cell>
        </table:table-row>
        <table:table-row table:style-name="ro1">
          <table:table-cell office:value-type="float" office:value="0.026291294" calcext:value-type="float">
            <text:p>0.026291294</text:p>
          </table:table-cell>
          <table:table-cell office:value-type="float" office:value="9.508851" calcext:value-type="float">
            <text:p>9.508851</text:p>
          </table:table-cell>
          <table:table-cell table:formula="of:=[.C635]+[.A636]" office:value-type="float" office:value="19.061936396" calcext:value-type="float">
            <text:p>19.061936396</text:p>
          </table:table-cell>
        </table:table-row>
        <table:table-row table:style-name="ro1">
          <table:table-cell office:value-type="float" office:value="0.026215" calcext:value-type="float">
            <text:p>0.026215</text:p>
          </table:table-cell>
          <table:table-cell office:value-type="float" office:value="9.536525" calcext:value-type="float">
            <text:p>9.536525</text:p>
          </table:table-cell>
          <table:table-cell table:formula="of:=[.C636]+[.A637]" office:value-type="float" office:value="19.088151396" calcext:value-type="float">
            <text:p>19.088151396</text:p>
          </table:table-cell>
        </table:table-row>
        <table:table-row table:style-name="ro1">
          <table:table-cell office:value-type="float" office:value="0.025909819" calcext:value-type="float">
            <text:p>0.025909819</text:p>
          </table:table-cell>
          <table:table-cell office:value-type="float" office:value="9.648851" calcext:value-type="float">
            <text:p>9.648851</text:p>
          </table:table-cell>
          <table:table-cell table:formula="of:=[.C637]+[.A638]" office:value-type="float" office:value="19.114061215" calcext:value-type="float">
            <text:p>19.114061215</text:p>
          </table:table-cell>
        </table:table-row>
        <table:table-row table:style-name="ro1">
          <table:table-cell office:value-type="float" office:value="0.026291294" calcext:value-type="float">
            <text:p>0.026291294</text:p>
          </table:table-cell>
          <table:table-cell office:value-type="float" office:value="9.508851" calcext:value-type="float">
            <text:p>9.508851</text:p>
          </table:table-cell>
          <table:table-cell table:formula="of:=[.C638]+[.A639]" office:value-type="float" office:value="19.140352509" calcext:value-type="float">
            <text:p>19.140352509</text:p>
          </table:table-cell>
        </table:table-row>
        <table:table-row table:style-name="ro1">
          <table:table-cell office:value-type="float" office:value="0.02636759" calcext:value-type="float">
            <text:p>0.02636759</text:p>
          </table:table-cell>
          <table:table-cell office:value-type="float" office:value="9.481337" calcext:value-type="float">
            <text:p>9.481337</text:p>
          </table:table-cell>
          <table:table-cell table:formula="of:=[.C639]+[.A640]" office:value-type="float" office:value="19.166720099" calcext:value-type="float">
            <text:p>19.166720099</text:p>
          </table:table-cell>
        </table:table-row>
        <table:table-row table:style-name="ro1">
          <table:table-cell office:value-type="float" office:value="0.026276035" calcext:value-type="float">
            <text:p>0.026276035</text:p>
          </table:table-cell>
          <table:table-cell office:value-type="float" office:value="9.514373" calcext:value-type="float">
            <text:p>9.514373</text:p>
          </table:table-cell>
          <table:table-cell table:formula="of:=[.C640]+[.A641]" office:value-type="float" office:value="19.192996134" calcext:value-type="float">
            <text:p>19.192996134</text:p>
          </table:table-cell>
        </table:table-row>
        <table:table-row table:style-name="ro1">
          <table:table-cell office:value-type="float" office:value="0.025970856" calcext:value-type="float">
            <text:p>0.025970856</text:p>
          </table:table-cell>
          <table:table-cell office:value-type="float" office:value="9.626175" calcext:value-type="float">
            <text:p>9.626175</text:p>
          </table:table-cell>
          <table:table-cell table:formula="of:=[.C641]+[.A642]" office:value-type="float" office:value="19.21896699" calcext:value-type="float">
            <text:p>19.21896699</text:p>
          </table:table-cell>
        </table:table-row>
        <table:table-row table:style-name="ro1">
          <table:table-cell office:value-type="float" office:value="0.026291294" calcext:value-type="float">
            <text:p>0.026291294</text:p>
          </table:table-cell>
          <table:table-cell office:value-type="float" office:value="9.508851" calcext:value-type="float">
            <text:p>9.508851</text:p>
          </table:table-cell>
          <table:table-cell table:formula="of:=[.C642]+[.A643]" office:value-type="float" office:value="19.245258284" calcext:value-type="float">
            <text:p>19.245258284</text:p>
          </table:table-cell>
        </table:table-row>
        <table:table-row table:style-name="ro1">
          <table:table-cell office:value-type="float" office:value="0.026337072" calcext:value-type="float">
            <text:p>0.026337072</text:p>
          </table:table-cell>
          <table:table-cell office:value-type="float" office:value="9.492323" calcext:value-type="float">
            <text:p>9.492323</text:p>
          </table:table-cell>
          <table:table-cell table:formula="of:=[.C643]+[.A644]" office:value-type="float" office:value="19.271595356" calcext:value-type="float">
            <text:p>19.271595356</text:p>
          </table:table-cell>
        </table:table-row>
        <table:table-row table:style-name="ro1">
          <table:table-cell office:value-type="float" office:value="0.026245518" calcext:value-type="float">
            <text:p>0.026245518</text:p>
          </table:table-cell>
          <table:table-cell office:value-type="float" office:value="9.525436" calcext:value-type="float">
            <text:p>9.525436</text:p>
          </table:table-cell>
          <table:table-cell table:formula="of:=[.C644]+[.A645]" office:value-type="float" office:value="19.297840874" calcext:value-type="float">
            <text:p>19.297840874</text:p>
          </table:table-cell>
        </table:table-row>
        <table:table-row table:style-name="ro1">
          <table:table-cell office:value-type="float" office:value="0.02589456" calcext:value-type="float">
            <text:p>0.02589456</text:p>
          </table:table-cell>
          <table:table-cell office:value-type="float" office:value="9.654537" calcext:value-type="float">
            <text:p>9.654537</text:p>
          </table:table-cell>
          <table:table-cell table:formula="of:=[.C645]+[.A646]" office:value-type="float" office:value="19.323735434" calcext:value-type="float">
            <text:p>19.323735434</text:p>
          </table:table-cell>
        </table:table-row>
        <table:table-row table:style-name="ro1">
          <table:table-cell office:value-type="float" office:value="0.026260776" calcext:value-type="float">
            <text:p>0.026260776</text:p>
          </table:table-cell>
          <table:table-cell office:value-type="float" office:value="9.519901" calcext:value-type="float">
            <text:p>9.519901</text:p>
          </table:table-cell>
          <table:table-cell table:formula="of:=[.C646]+[.A647]" office:value-type="float" office:value="19.34999621" calcext:value-type="float">
            <text:p>19.34999621</text:p>
          </table:table-cell>
        </table:table-row>
        <table:table-row table:style-name="ro1">
          <table:table-cell office:value-type="float" office:value="0.026321813" calcext:value-type="float">
            <text:p>0.026321813</text:p>
          </table:table-cell>
          <table:table-cell office:value-type="float" office:value="9.497826" calcext:value-type="float">
            <text:p>9.497826</text:p>
          </table:table-cell>
          <table:table-cell table:formula="of:=[.C647]+[.A648]" office:value-type="float" office:value="19.376318023" calcext:value-type="float">
            <text:p>19.376318023</text:p>
          </table:table-cell>
        </table:table-row>
        <table:table-row table:style-name="ro1">
          <table:table-cell office:value-type="float" office:value="0.026199741" calcext:value-type="float">
            <text:p>0.026199741</text:p>
          </table:table-cell>
          <table:table-cell office:value-type="float" office:value="9.542079" calcext:value-type="float">
            <text:p>9.542079</text:p>
          </table:table-cell>
          <table:table-cell table:formula="of:=[.C648]+[.A649]" office:value-type="float" office:value="19.402517764" calcext:value-type="float">
            <text:p>19.402517764</text:p>
          </table:table-cell>
        </table:table-row>
        <table:table-row table:style-name="ro1">
          <table:table-cell office:value-type="float" office:value="0.025909819" calcext:value-type="float">
            <text:p>0.025909819</text:p>
          </table:table-cell>
          <table:table-cell office:value-type="float" office:value="9.648851" calcext:value-type="float">
            <text:p>9.648851</text:p>
          </table:table-cell>
          <table:table-cell table:formula="of:=[.C649]+[.A650]" office:value-type="float" office:value="19.428427583" calcext:value-type="float">
            <text:p>19.428427583</text:p>
          </table:table-cell>
        </table:table-row>
        <table:table-row table:style-name="ro1">
          <table:table-cell office:value-type="float" office:value="0.026230259" calcext:value-type="float">
            <text:p>0.026230259</text:p>
          </table:table-cell>
          <table:table-cell office:value-type="float" office:value="9.530977" calcext:value-type="float">
            <text:p>9.530977</text:p>
          </table:table-cell>
          <table:table-cell table:formula="of:=[.C650]+[.A651]" office:value-type="float" office:value="19.454657842" calcext:value-type="float">
            <text:p>19.454657842</text:p>
          </table:table-cell>
        </table:table-row>
        <table:table-row table:style-name="ro1">
          <table:table-cell office:value-type="float" office:value="0.026306555" calcext:value-type="float">
            <text:p>0.026306555</text:p>
          </table:table-cell>
          <table:table-cell office:value-type="float" office:value="9.503335" calcext:value-type="float">
            <text:p>9.503335</text:p>
          </table:table-cell>
          <table:table-cell table:formula="of:=[.C651]+[.A652]" office:value-type="float" office:value="19.480964397" calcext:value-type="float">
            <text:p>19.480964397</text:p>
          </table:table-cell>
        </table:table-row>
        <table:table-row table:style-name="ro1">
          <table:table-cell office:value-type="float" office:value="0.026199741" calcext:value-type="float">
            <text:p>0.026199741</text:p>
          </table:table-cell>
          <table:table-cell office:value-type="float" office:value="9.542079" calcext:value-type="float">
            <text:p>9.542079</text:p>
          </table:table-cell>
          <table:table-cell table:formula="of:=[.C652]+[.A653]" office:value-type="float" office:value="19.507164138" calcext:value-type="float">
            <text:p>19.507164138</text:p>
          </table:table-cell>
        </table:table-row>
        <table:table-row table:style-name="ro1">
          <table:table-cell office:value-type="float" office:value="0.025925077" calcext:value-type="float">
            <text:p>0.025925077</text:p>
          </table:table-cell>
          <table:table-cell office:value-type="float" office:value="9.643172" calcext:value-type="float">
            <text:p>9.643172</text:p>
          </table:table-cell>
          <table:table-cell table:formula="of:=[.C653]+[.A654]" office:value-type="float" office:value="19.533089215" calcext:value-type="float">
            <text:p>19.533089215</text:p>
          </table:table-cell>
        </table:table-row>
        <table:table-row table:style-name="ro1">
          <table:table-cell office:value-type="float" office:value="0.026276035" calcext:value-type="float">
            <text:p>0.026276035</text:p>
          </table:table-cell>
          <table:table-cell office:value-type="float" office:value="9.514373" calcext:value-type="float">
            <text:p>9.514373</text:p>
          </table:table-cell>
          <table:table-cell table:formula="of:=[.C654]+[.A655]" office:value-type="float" office:value="19.55936525" calcext:value-type="float">
            <text:p>19.55936525</text:p>
          </table:table-cell>
        </table:table-row>
        <table:table-row table:style-name="ro1">
          <table:table-cell office:value-type="float" office:value="0.026337072" calcext:value-type="float">
            <text:p>0.026337072</text:p>
          </table:table-cell>
          <table:table-cell office:value-type="float" office:value="9.492323" calcext:value-type="float">
            <text:p>9.492323</text:p>
          </table:table-cell>
          <table:table-cell table:formula="of:=[.C655]+[.A656]" office:value-type="float" office:value="19.585702322" calcext:value-type="float">
            <text:p>19.585702322</text:p>
          </table:table-cell>
        </table:table-row>
        <table:table-row table:style-name="ro1">
          <table:table-cell office:value-type="float" office:value="0.026276035" calcext:value-type="float">
            <text:p>0.026276035</text:p>
          </table:table-cell>
          <table:table-cell office:value-type="float" office:value="9.514373" calcext:value-type="float">
            <text:p>9.514373</text:p>
          </table:table-cell>
          <table:table-cell table:formula="of:=[.C656]+[.A657]" office:value-type="float" office:value="19.611978357" calcext:value-type="float">
            <text:p>19.611978357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657]+[.A658]" office:value-type="float" office:value="19.637918695" calcext:value-type="float">
            <text:p>19.637918695</text:p>
          </table:table-cell>
        </table:table-row>
        <table:table-row table:style-name="ro1">
          <table:table-cell office:value-type="float" office:value="0.026276035" calcext:value-type="float">
            <text:p>0.026276035</text:p>
          </table:table-cell>
          <table:table-cell office:value-type="float" office:value="9.514373" calcext:value-type="float">
            <text:p>9.514373</text:p>
          </table:table-cell>
          <table:table-cell table:formula="of:=[.C658]+[.A659]" office:value-type="float" office:value="19.66419473" calcext:value-type="float">
            <text:p>19.66419473</text:p>
          </table:table-cell>
        </table:table-row>
        <table:table-row table:style-name="ro1">
          <table:table-cell office:value-type="float" office:value="0.026382849" calcext:value-type="float">
            <text:p>0.026382849</text:p>
          </table:table-cell>
          <table:table-cell office:value-type="float" office:value="9.475853" calcext:value-type="float">
            <text:p>9.475853</text:p>
          </table:table-cell>
          <table:table-cell table:formula="of:=[.C659]+[.A660]" office:value-type="float" office:value="19.690577579" calcext:value-type="float">
            <text:p>19.690577579</text:p>
          </table:table-cell>
        </table:table-row>
        <table:table-row table:style-name="ro1">
          <table:table-cell office:value-type="float" office:value="0.026291294" calcext:value-type="float">
            <text:p>0.026291294</text:p>
          </table:table-cell>
          <table:table-cell office:value-type="float" office:value="9.508851" calcext:value-type="float">
            <text:p>9.508851</text:p>
          </table:table-cell>
          <table:table-cell table:formula="of:=[.C660]+[.A661]" office:value-type="float" office:value="19.716868873" calcext:value-type="float">
            <text:p>19.716868873</text:p>
          </table:table-cell>
        </table:table-row>
        <table:table-row table:style-name="ro1">
          <table:table-cell office:value-type="float" office:value="0.025955597" calcext:value-type="float">
            <text:p>0.025955597</text:p>
          </table:table-cell>
          <table:table-cell office:value-type="float" office:value="9.631834" calcext:value-type="float">
            <text:p>9.631834</text:p>
          </table:table-cell>
          <table:table-cell table:formula="of:=[.C661]+[.A662]" office:value-type="float" office:value="19.74282447" calcext:value-type="float">
            <text:p>19.74282447</text:p>
          </table:table-cell>
        </table:table-row>
        <table:table-row table:style-name="ro1">
          <table:table-cell office:value-type="float" office:value="0.026306555" calcext:value-type="float">
            <text:p>0.026306555</text:p>
          </table:table-cell>
          <table:table-cell office:value-type="float" office:value="9.503335" calcext:value-type="float">
            <text:p>9.503335</text:p>
          </table:table-cell>
          <table:table-cell table:formula="of:=[.C662]+[.A663]" office:value-type="float" office:value="19.769131025" calcext:value-type="float">
            <text:p>19.769131025</text:p>
          </table:table-cell>
        </table:table-row>
        <table:table-row table:style-name="ro1">
          <table:table-cell office:value-type="float" office:value="0.026337072" calcext:value-type="float">
            <text:p>0.026337072</text:p>
          </table:table-cell>
          <table:table-cell office:value-type="float" office:value="9.492323" calcext:value-type="float">
            <text:p>9.492323</text:p>
          </table:table-cell>
          <table:table-cell table:formula="of:=[.C663]+[.A664]" office:value-type="float" office:value="19.795468097" calcext:value-type="float">
            <text:p>19.795468097</text:p>
          </table:table-cell>
        </table:table-row>
        <table:table-row table:style-name="ro1">
          <table:table-cell office:value-type="float" office:value="0.026245518" calcext:value-type="float">
            <text:p>0.026245518</text:p>
          </table:table-cell>
          <table:table-cell office:value-type="float" office:value="9.525436" calcext:value-type="float">
            <text:p>9.525436</text:p>
          </table:table-cell>
          <table:table-cell table:formula="of:=[.C664]+[.A665]" office:value-type="float" office:value="19.821713615" calcext:value-type="float">
            <text:p>19.821713615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665]+[.A666]" office:value-type="float" office:value="19.847653953" calcext:value-type="float">
            <text:p>19.847653953</text:p>
          </table:table-cell>
        </table:table-row>
        <table:table-row table:style-name="ro1">
          <table:table-cell office:value-type="float" office:value="0.026260776" calcext:value-type="float">
            <text:p>0.026260776</text:p>
          </table:table-cell>
          <table:table-cell office:value-type="float" office:value="9.519901" calcext:value-type="float">
            <text:p>9.519901</text:p>
          </table:table-cell>
          <table:table-cell table:formula="of:=[.C666]+[.A667]" office:value-type="float" office:value="19.873914729" calcext:value-type="float">
            <text:p>19.873914729</text:p>
          </table:table-cell>
        </table:table-row>
        <table:table-row table:style-name="ro1">
          <table:table-cell office:value-type="float" office:value="0.026337072" calcext:value-type="float">
            <text:p>0.026337072</text:p>
          </table:table-cell>
          <table:table-cell office:value-type="float" office:value="9.492323" calcext:value-type="float">
            <text:p>9.492323</text:p>
          </table:table-cell>
          <table:table-cell table:formula="of:=[.C667]+[.A668]" office:value-type="float" office:value="19.900251801" calcext:value-type="float">
            <text:p>19.900251801</text:p>
          </table:table-cell>
        </table:table-row>
        <table:table-row table:style-name="ro1">
          <table:table-cell office:value-type="float" office:value="0.026276035" calcext:value-type="float">
            <text:p>0.026276035</text:p>
          </table:table-cell>
          <table:table-cell office:value-type="float" office:value="9.514373" calcext:value-type="float">
            <text:p>9.514373</text:p>
          </table:table-cell>
          <table:table-cell table:formula="of:=[.C668]+[.A669]" office:value-type="float" office:value="19.926527836" calcext:value-type="float">
            <text:p>19.926527836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669]+[.A670]" office:value-type="float" office:value="19.952468174" calcext:value-type="float">
            <text:p>19.952468174</text:p>
          </table:table-cell>
        </table:table-row>
        <table:table-row table:style-name="ro1">
          <table:table-cell office:value-type="float" office:value="0.026276035" calcext:value-type="float">
            <text:p>0.026276035</text:p>
          </table:table-cell>
          <table:table-cell office:value-type="float" office:value="9.514373" calcext:value-type="float">
            <text:p>9.514373</text:p>
          </table:table-cell>
          <table:table-cell table:formula="of:=[.C670]+[.A671]" office:value-type="float" office:value="19.978744209" calcext:value-type="float">
            <text:p>19.978744209</text:p>
          </table:table-cell>
        </table:table-row>
        <table:table-row table:style-name="ro1">
          <table:table-cell office:value-type="float" office:value="0.026291294" calcext:value-type="float">
            <text:p>0.026291294</text:p>
          </table:table-cell>
          <table:table-cell office:value-type="float" office:value="9.508851" calcext:value-type="float">
            <text:p>9.508851</text:p>
          </table:table-cell>
          <table:table-cell table:formula="of:=[.C671]+[.A672]" office:value-type="float" office:value="20.005035503" calcext:value-type="float">
            <text:p>20.005035503</text:p>
          </table:table-cell>
        </table:table-row>
        <table:table-row table:style-name="ro1">
          <table:table-cell office:value-type="float" office:value="0.026230259" calcext:value-type="float">
            <text:p>0.026230259</text:p>
          </table:table-cell>
          <table:table-cell office:value-type="float" office:value="9.530977" calcext:value-type="float">
            <text:p>9.530977</text:p>
          </table:table-cell>
          <table:table-cell table:formula="of:=[.C672]+[.A673]" office:value-type="float" office:value="20.031265762" calcext:value-type="float">
            <text:p>20.031265762</text:p>
          </table:table-cell>
        </table:table-row>
        <table:table-row table:style-name="ro1">
          <table:table-cell office:value-type="float" office:value="0.02589456" calcext:value-type="float">
            <text:p>0.02589456</text:p>
          </table:table-cell>
          <table:table-cell office:value-type="float" office:value="9.654537" calcext:value-type="float">
            <text:p>9.654537</text:p>
          </table:table-cell>
          <table:table-cell table:formula="of:=[.C673]+[.A674]" office:value-type="float" office:value="20.057160322" calcext:value-type="float">
            <text:p>20.057160322</text:p>
          </table:table-cell>
        </table:table-row>
        <table:table-row table:style-name="ro1">
          <table:table-cell office:value-type="float" office:value="0.026245518" calcext:value-type="float">
            <text:p>0.026245518</text:p>
          </table:table-cell>
          <table:table-cell office:value-type="float" office:value="9.525436" calcext:value-type="float">
            <text:p>9.525436</text:p>
          </table:table-cell>
          <table:table-cell table:formula="of:=[.C674]+[.A675]" office:value-type="float" office:value="20.08340584" calcext:value-type="float">
            <text:p>20.08340584</text:p>
          </table:table-cell>
        </table:table-row>
        <table:table-row table:style-name="ro1">
          <table:table-cell office:value-type="float" office:value="0.026276035" calcext:value-type="float">
            <text:p>0.026276035</text:p>
          </table:table-cell>
          <table:table-cell office:value-type="float" office:value="9.514373" calcext:value-type="float">
            <text:p>9.514373</text:p>
          </table:table-cell>
          <table:table-cell table:formula="of:=[.C675]+[.A676]" office:value-type="float" office:value="20.109681875" calcext:value-type="float">
            <text:p>20.109681875</text:p>
          </table:table-cell>
        </table:table-row>
        <table:table-row table:style-name="ro1">
          <table:table-cell office:value-type="float" office:value="0.026245518" calcext:value-type="float">
            <text:p>0.026245518</text:p>
          </table:table-cell>
          <table:table-cell office:value-type="float" office:value="9.525436" calcext:value-type="float">
            <text:p>9.525436</text:p>
          </table:table-cell>
          <table:table-cell table:formula="of:=[.C676]+[.A677]" office:value-type="float" office:value="20.135927393" calcext:value-type="float">
            <text:p>20.135927393</text:p>
          </table:table-cell>
        </table:table-row>
        <table:table-row table:style-name="ro1">
          <table:table-cell office:value-type="float" office:value="0.025909819" calcext:value-type="float">
            <text:p>0.025909819</text:p>
          </table:table-cell>
          <table:table-cell office:value-type="float" office:value="9.648851" calcext:value-type="float">
            <text:p>9.648851</text:p>
          </table:table-cell>
          <table:table-cell table:formula="of:=[.C677]+[.A678]" office:value-type="float" office:value="20.161837212" calcext:value-type="float">
            <text:p>20.161837212</text:p>
          </table:table-cell>
        </table:table-row>
        <table:table-row table:style-name="ro1">
          <table:table-cell office:value-type="float" office:value="0.026230259" calcext:value-type="float">
            <text:p>0.026230259</text:p>
          </table:table-cell>
          <table:table-cell office:value-type="float" office:value="9.530977" calcext:value-type="float">
            <text:p>9.530977</text:p>
          </table:table-cell>
          <table:table-cell table:formula="of:=[.C678]+[.A679]" office:value-type="float" office:value="20.188067471" calcext:value-type="float">
            <text:p>20.188067471</text:p>
          </table:table-cell>
        </table:table-row>
        <table:table-row table:style-name="ro1">
          <table:table-cell office:value-type="float" office:value="0.026306555" calcext:value-type="float">
            <text:p>0.026306555</text:p>
          </table:table-cell>
          <table:table-cell office:value-type="float" office:value="9.503335" calcext:value-type="float">
            <text:p>9.503335</text:p>
          </table:table-cell>
          <table:table-cell table:formula="of:=[.C679]+[.A680]" office:value-type="float" office:value="20.214374026" calcext:value-type="float">
            <text:p>20.214374026</text:p>
          </table:table-cell>
        </table:table-row>
        <table:table-row table:style-name="ro1">
          <table:table-cell office:value-type="float" office:value="0.026215" calcext:value-type="float">
            <text:p>0.026215</text:p>
          </table:table-cell>
          <table:table-cell office:value-type="float" office:value="9.536525" calcext:value-type="float">
            <text:p>9.536525</text:p>
          </table:table-cell>
          <table:table-cell table:formula="of:=[.C680]+[.A681]" office:value-type="float" office:value="20.240589026" calcext:value-type="float">
            <text:p>20.240589026</text:p>
          </table:table-cell>
        </table:table-row>
        <table:table-row table:style-name="ro1">
          <table:table-cell office:value-type="float" office:value="0.02589456" calcext:value-type="float">
            <text:p>0.02589456</text:p>
          </table:table-cell>
          <table:table-cell office:value-type="float" office:value="9.654537" calcext:value-type="float">
            <text:p>9.654537</text:p>
          </table:table-cell>
          <table:table-cell table:formula="of:=[.C681]+[.A682]" office:value-type="float" office:value="20.266483586" calcext:value-type="float">
            <text:p>20.266483586</text:p>
          </table:table-cell>
        </table:table-row>
        <table:table-row table:style-name="ro1">
          <table:table-cell office:value-type="float" office:value="0.026215" calcext:value-type="float">
            <text:p>0.026215</text:p>
          </table:table-cell>
          <table:table-cell office:value-type="float" office:value="9.536525" calcext:value-type="float">
            <text:p>9.536525</text:p>
          </table:table-cell>
          <table:table-cell table:formula="of:=[.C682]+[.A683]" office:value-type="float" office:value="20.292698586" calcext:value-type="float">
            <text:p>20.292698586</text:p>
          </table:table-cell>
        </table:table-row>
        <table:table-row table:style-name="ro1">
          <table:table-cell office:value-type="float" office:value="0.026276035" calcext:value-type="float">
            <text:p>0.026276035</text:p>
          </table:table-cell>
          <table:table-cell office:value-type="float" office:value="9.514373" calcext:value-type="float">
            <text:p>9.514373</text:p>
          </table:table-cell>
          <table:table-cell table:formula="of:=[.C683]+[.A684]" office:value-type="float" office:value="20.318974621" calcext:value-type="float">
            <text:p>20.318974621</text:p>
          </table:table-cell>
        </table:table-row>
        <table:table-row table:style-name="ro1">
          <table:table-cell office:value-type="float" office:value="0.026199741" calcext:value-type="float">
            <text:p>0.026199741</text:p>
          </table:table-cell>
          <table:table-cell office:value-type="float" office:value="9.542079" calcext:value-type="float">
            <text:p>9.542079</text:p>
          </table:table-cell>
          <table:table-cell table:formula="of:=[.C684]+[.A685]" office:value-type="float" office:value="20.345174362" calcext:value-type="float">
            <text:p>20.345174362</text:p>
          </table:table-cell>
        </table:table-row>
        <table:table-row table:style-name="ro1">
          <table:table-cell office:value-type="float" office:value="0.025879301" calcext:value-type="float">
            <text:p>0.025879301</text:p>
          </table:table-cell>
          <table:table-cell office:value-type="float" office:value="9.66023" calcext:value-type="float">
            <text:p>9.66023</text:p>
          </table:table-cell>
          <table:table-cell table:formula="of:=[.C685]+[.A686]" office:value-type="float" office:value="20.371053663" calcext:value-type="float">
            <text:p>20.371053663</text:p>
          </table:table-cell>
        </table:table-row>
        <table:table-row table:style-name="ro1">
          <table:table-cell office:value-type="float" office:value="0.026215" calcext:value-type="float">
            <text:p>0.026215</text:p>
          </table:table-cell>
          <table:table-cell office:value-type="float" office:value="9.536525" calcext:value-type="float">
            <text:p>9.536525</text:p>
          </table:table-cell>
          <table:table-cell table:formula="of:=[.C686]+[.A687]" office:value-type="float" office:value="20.397268663" calcext:value-type="float">
            <text:p>20.397268663</text:p>
          </table:table-cell>
        </table:table-row>
        <table:table-row table:style-name="ro1">
          <table:table-cell office:value-type="float" office:value="0.026245518" calcext:value-type="float">
            <text:p>0.026245518</text:p>
          </table:table-cell>
          <table:table-cell office:value-type="float" office:value="9.525436" calcext:value-type="float">
            <text:p>9.525436</text:p>
          </table:table-cell>
          <table:table-cell table:formula="of:=[.C687]+[.A688]" office:value-type="float" office:value="20.423514181" calcext:value-type="float">
            <text:p>20.423514181</text:p>
          </table:table-cell>
        </table:table-row>
        <table:table-row table:style-name="ro1">
          <table:table-cell office:value-type="float" office:value="0.026153963" calcext:value-type="float">
            <text:p>0.026153963</text:p>
          </table:table-cell>
          <table:table-cell office:value-type="float" office:value="9.558782" calcext:value-type="float">
            <text:p>9.558782</text:p>
          </table:table-cell>
          <table:table-cell table:formula="of:=[.C688]+[.A689]" office:value-type="float" office:value="20.449668144" calcext:value-type="float">
            <text:p>20.449668144</text:p>
          </table:table-cell>
        </table:table-row>
        <table:table-row table:style-name="ro1">
          <table:table-cell office:value-type="float" office:value="0.025818266" calcext:value-type="float">
            <text:p>0.025818266</text:p>
          </table:table-cell>
          <table:table-cell office:value-type="float" office:value="9.683067" calcext:value-type="float">
            <text:p>9.683067</text:p>
          </table:table-cell>
          <table:table-cell table:formula="of:=[.C689]+[.A690]" office:value-type="float" office:value="20.47548641" calcext:value-type="float">
            <text:p>20.47548641</text:p>
          </table:table-cell>
        </table:table-row>
        <table:table-row table:style-name="ro1">
          <table:table-cell office:value-type="float" office:value="0.026138704" calcext:value-type="float">
            <text:p>0.026138704</text:p>
          </table:table-cell>
          <table:table-cell office:value-type="float" office:value="9.564362" calcext:value-type="float">
            <text:p>9.564362</text:p>
          </table:table-cell>
          <table:table-cell table:formula="of:=[.C690]+[.A691]" office:value-type="float" office:value="20.501625114" calcext:value-type="float">
            <text:p>20.501625114</text:p>
          </table:table-cell>
        </table:table-row>
        <table:table-row table:style-name="ro1">
          <table:table-cell office:value-type="float" office:value="0.026184482" calcext:value-type="float">
            <text:p>0.026184482</text:p>
          </table:table-cell>
          <table:table-cell office:value-type="float" office:value="9.54764" calcext:value-type="float">
            <text:p>9.54764</text:p>
          </table:table-cell>
          <table:table-cell table:formula="of:=[.C691]+[.A692]" office:value-type="float" office:value="20.527809596" calcext:value-type="float">
            <text:p>20.527809596</text:p>
          </table:table-cell>
        </table:table-row>
        <table:table-row table:style-name="ro1">
          <table:table-cell office:value-type="float" office:value="0.026092928" calcext:value-type="float">
            <text:p>0.026092928</text:p>
          </table:table-cell>
          <table:table-cell office:value-type="float" office:value="9.5811405" calcext:value-type="float">
            <text:p>9.5811405</text:p>
          </table:table-cell>
          <table:table-cell table:formula="of:=[.C692]+[.A693]" office:value-type="float" office:value="20.553902524" calcext:value-type="float">
            <text:p>20.553902524</text:p>
          </table:table-cell>
        </table:table-row>
        <table:table-row table:style-name="ro1">
          <table:table-cell office:value-type="float" office:value="0.02574197" calcext:value-type="float">
            <text:p>0.02574197</text:p>
          </table:table-cell>
          <table:table-cell office:value-type="float" office:value="9.711766" calcext:value-type="float">
            <text:p>9.711766</text:p>
          </table:table-cell>
          <table:table-cell table:formula="of:=[.C693]+[.A694]" office:value-type="float" office:value="20.579644494" calcext:value-type="float">
            <text:p>20.579644494</text:p>
          </table:table-cell>
        </table:table-row>
        <table:table-row table:style-name="ro1">
          <table:table-cell office:value-type="float" office:value="0.026001373" calcext:value-type="float">
            <text:p>0.026001373</text:p>
          </table:table-cell>
          <table:table-cell office:value-type="float" office:value="9.614877" calcext:value-type="float">
            <text:p>9.614877</text:p>
          </table:table-cell>
          <table:table-cell table:formula="of:=[.C694]+[.A695]" office:value-type="float" office:value="20.605645867" calcext:value-type="float">
            <text:p>20.605645867</text:p>
          </table:table-cell>
        </table:table-row>
        <table:table-row table:style-name="ro1">
          <table:table-cell office:value-type="float" office:value="0.02604715" calcext:value-type="float">
            <text:p>0.02604715</text:p>
          </table:table-cell>
          <table:table-cell office:value-type="float" office:value="9.597979" calcext:value-type="float">
            <text:p>9.597979</text:p>
          </table:table-cell>
          <table:table-cell table:formula="of:=[.C695]+[.A696]" office:value-type="float" office:value="20.631693017" calcext:value-type="float">
            <text:p>20.631693017</text:p>
          </table:table-cell>
        </table:table-row>
        <table:table-row table:style-name="ro1">
          <table:table-cell office:value-type="float" office:value="0.025925077" calcext:value-type="float">
            <text:p>0.025925077</text:p>
          </table:table-cell>
          <table:table-cell office:value-type="float" office:value="9.643172" calcext:value-type="float">
            <text:p>9.643172</text:p>
          </table:table-cell>
          <table:table-cell table:formula="of:=[.C696]+[.A697]" office:value-type="float" office:value="20.657618094" calcext:value-type="float">
            <text:p>20.657618094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697]+[.A698]" office:value-type="float" office:value="20.683222734" calcext:value-type="float">
            <text:p>20.683222734</text:p>
          </table:table-cell>
        </table:table-row>
        <table:table-row table:style-name="ro1">
          <table:table-cell office:value-type="float" office:value="0.025925077" calcext:value-type="float">
            <text:p>0.025925077</text:p>
          </table:table-cell>
          <table:table-cell office:value-type="float" office:value="9.643172" calcext:value-type="float">
            <text:p>9.643172</text:p>
          </table:table-cell>
          <table:table-cell table:formula="of:=[.C698]+[.A699]" office:value-type="float" office:value="20.709147811" calcext:value-type="float">
            <text:p>20.709147811</text:p>
          </table:table-cell>
        </table:table-row>
        <table:table-row table:style-name="ro1">
          <table:table-cell office:value-type="float" office:value="0.025970856" calcext:value-type="float">
            <text:p>0.025970856</text:p>
          </table:table-cell>
          <table:table-cell office:value-type="float" office:value="9.626175" calcext:value-type="float">
            <text:p>9.626175</text:p>
          </table:table-cell>
          <table:table-cell table:formula="of:=[.C699]+[.A700]" office:value-type="float" office:value="20.735118667" calcext:value-type="float">
            <text:p>20.735118667</text:p>
          </table:table-cell>
        </table:table-row>
        <table:table-row table:style-name="ro1">
          <table:table-cell office:value-type="float" office:value="0.025864042" calcext:value-type="float">
            <text:p>0.025864042</text:p>
          </table:table-cell>
          <table:table-cell office:value-type="float" office:value="9.665929" calcext:value-type="float">
            <text:p>9.665929</text:p>
          </table:table-cell>
          <table:table-cell table:formula="of:=[.C700]+[.A701]" office:value-type="float" office:value="20.760982709" calcext:value-type="float">
            <text:p>20.760982709</text:p>
          </table:table-cell>
        </table:table-row>
        <table:table-row table:style-name="ro1">
          <table:table-cell office:value-type="float" office:value="0.025558861" calcext:value-type="float">
            <text:p>0.025558861</text:p>
          </table:table-cell>
          <table:table-cell office:value-type="float" office:value="9.781343" calcext:value-type="float">
            <text:p>9.781343</text:p>
          </table:table-cell>
          <table:table-cell table:formula="of:=[.C701]+[.A702]" office:value-type="float" office:value="20.78654157" calcext:value-type="float">
            <text:p>20.78654157</text:p>
          </table:table-cell>
        </table:table-row>
        <table:table-row table:style-name="ro1">
          <table:table-cell office:value-type="float" office:value="0.025848784" calcext:value-type="float">
            <text:p>0.025848784</text:p>
          </table:table-cell>
          <table:table-cell office:value-type="float" office:value="9.671635" calcext:value-type="float">
            <text:p>9.671635</text:p>
          </table:table-cell>
          <table:table-cell table:formula="of:=[.C702]+[.A703]" office:value-type="float" office:value="20.812390354" calcext:value-type="float">
            <text:p>20.812390354</text:p>
          </table:table-cell>
        </table:table-row>
        <table:table-row table:style-name="ro1">
          <table:table-cell office:value-type="float" office:value="0.02589456" calcext:value-type="float">
            <text:p>0.02589456</text:p>
          </table:table-cell>
          <table:table-cell office:value-type="float" office:value="9.654537" calcext:value-type="float">
            <text:p>9.654537</text:p>
          </table:table-cell>
          <table:table-cell table:formula="of:=[.C703]+[.A704]" office:value-type="float" office:value="20.838284914" calcext:value-type="float">
            <text:p>20.838284914</text:p>
          </table:table-cell>
        </table:table-row>
        <table:table-row table:style-name="ro1">
          <table:table-cell office:value-type="float" office:value="0.025757229" calcext:value-type="float">
            <text:p>0.025757229</text:p>
          </table:table-cell>
          <table:table-cell office:value-type="float" office:value="9.706014" calcext:value-type="float">
            <text:p>9.706014</text:p>
          </table:table-cell>
          <table:table-cell table:formula="of:=[.C704]+[.A705]" office:value-type="float" office:value="20.864042143" calcext:value-type="float">
            <text:p>20.864042143</text:p>
          </table:table-cell>
        </table:table-row>
        <table:table-row table:style-name="ro1">
          <table:table-cell office:value-type="float" office:value="0.02545205" calcext:value-type="float">
            <text:p>0.02545205</text:p>
          </table:table-cell>
          <table:table-cell office:value-type="float" office:value="9.8223915" calcext:value-type="float">
            <text:p>9.8223915</text:p>
          </table:table-cell>
          <table:table-cell table:formula="of:=[.C705]+[.A706]" office:value-type="float" office:value="20.889494193" calcext:value-type="float">
            <text:p>20.889494193</text:p>
          </table:table-cell>
        </table:table-row>
        <table:table-row table:style-name="ro1">
          <table:table-cell office:value-type="float" office:value="0.02574197" calcext:value-type="float">
            <text:p>0.02574197</text:p>
          </table:table-cell>
          <table:table-cell office:value-type="float" office:value="9.711766" calcext:value-type="float">
            <text:p>9.711766</text:p>
          </table:table-cell>
          <table:table-cell table:formula="of:=[.C706]+[.A707]" office:value-type="float" office:value="20.915236163" calcext:value-type="float">
            <text:p>20.915236163</text:p>
          </table:table-cell>
        </table:table-row>
        <table:table-row table:style-name="ro1">
          <table:table-cell office:value-type="float" office:value="0.025787747" calcext:value-type="float">
            <text:p>0.025787747</text:p>
          </table:table-cell>
          <table:table-cell office:value-type="float" office:value="9.694527" calcext:value-type="float">
            <text:p>9.694527</text:p>
          </table:table-cell>
          <table:table-cell table:formula="of:=[.C707]+[.A708]" office:value-type="float" office:value="20.94102391" calcext:value-type="float">
            <text:p>20.94102391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708]+[.A709]" office:value-type="float" office:value="20.966689584" calcext:value-type="float">
            <text:p>20.966689584</text:p>
          </table:table-cell>
        </table:table-row>
        <table:table-row table:style-name="ro1">
          <table:table-cell office:value-type="float" office:value="0.025360495" calcext:value-type="float">
            <text:p>0.025360495</text:p>
          </table:table-cell>
          <table:table-cell office:value-type="float" office:value="9.857852" calcext:value-type="float">
            <text:p>9.857852</text:p>
          </table:table-cell>
          <table:table-cell table:formula="of:=[.C709]+[.A710]" office:value-type="float" office:value="20.992050079" calcext:value-type="float">
            <text:p>20.992050079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710]+[.A711]" office:value-type="float" office:value="21.017685236" calcext:value-type="float">
            <text:p>21.017685236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711]+[.A712]" office:value-type="float" office:value="21.04338143" calcext:value-type="float">
            <text:p>21.04338143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712]+[.A713]" office:value-type="float" office:value="21.06898607" calcext:value-type="float">
            <text:p>21.06898607</text:p>
          </table:table-cell>
        </table:table-row>
        <table:table-row table:style-name="ro1">
          <table:table-cell office:value-type="float" office:value="0.025284199" calcext:value-type="float">
            <text:p>0.025284199</text:p>
          </table:table-cell>
          <table:table-cell office:value-type="float" office:value="9.887598" calcext:value-type="float">
            <text:p>9.887598</text:p>
          </table:table-cell>
          <table:table-cell table:formula="of:=[.C713]+[.A714]" office:value-type="float" office:value="21.094270269" calcext:value-type="float">
            <text:p>21.094270269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714]+[.A715]" office:value-type="float" office:value="21.119874909" calcext:value-type="float">
            <text:p>21.119874909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715]+[.A716]" office:value-type="float" office:value="21.145540583" calcext:value-type="float">
            <text:p>21.145540583</text:p>
          </table:table-cell>
        </table:table-row>
        <table:table-row table:style-name="ro1">
          <table:table-cell office:value-type="float" office:value="0.025558861" calcext:value-type="float">
            <text:p>0.025558861</text:p>
          </table:table-cell>
          <table:table-cell office:value-type="float" office:value="9.781343" calcext:value-type="float">
            <text:p>9.781343</text:p>
          </table:table-cell>
          <table:table-cell table:formula="of:=[.C716]+[.A717]" office:value-type="float" office:value="21.171099444" calcext:value-type="float">
            <text:p>21.171099444</text:p>
          </table:table-cell>
        </table:table-row>
        <table:table-row table:style-name="ro1">
          <table:table-cell office:value-type="float" office:value="0.025284199" calcext:value-type="float">
            <text:p>0.025284199</text:p>
          </table:table-cell>
          <table:table-cell office:value-type="float" office:value="9.887598" calcext:value-type="float">
            <text:p>9.887598</text:p>
          </table:table-cell>
          <table:table-cell table:formula="of:=[.C717]+[.A718]" office:value-type="float" office:value="21.196383643" calcext:value-type="float">
            <text:p>21.196383643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718]+[.A719]" office:value-type="float" office:value="21.222003541" calcext:value-type="float">
            <text:p>21.222003541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719]+[.A720]" office:value-type="float" office:value="21.247699735" calcext:value-type="float">
            <text:p>21.247699735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720]+[.A721]" office:value-type="float" office:value="21.273334892" calcext:value-type="float">
            <text:p>21.273334892</text:p>
          </table:table-cell>
        </table:table-row>
        <table:table-row table:style-name="ro1">
          <table:table-cell office:value-type="float" office:value="0.025360495" calcext:value-type="float">
            <text:p>0.025360495</text:p>
          </table:table-cell>
          <table:table-cell office:value-type="float" office:value="9.857852" calcext:value-type="float">
            <text:p>9.857852</text:p>
          </table:table-cell>
          <table:table-cell table:formula="of:=[.C721]+[.A722]" office:value-type="float" office:value="21.298695387" calcext:value-type="float">
            <text:p>21.298695387</text:p>
          </table:table-cell>
        </table:table-row>
        <table:table-row table:style-name="ro1">
          <table:table-cell office:value-type="float" office:value="0.025680933" calcext:value-type="float">
            <text:p>0.025680933</text:p>
          </table:table-cell>
          <table:table-cell office:value-type="float" office:value="9.734848" calcext:value-type="float">
            <text:p>9.734848</text:p>
          </table:table-cell>
          <table:table-cell table:formula="of:=[.C722]+[.A723]" office:value-type="float" office:value="21.32437632" calcext:value-type="float">
            <text:p>21.32437632</text:p>
          </table:table-cell>
        </table:table-row>
        <table:table-row table:style-name="ro1">
          <table:table-cell office:value-type="float" office:value="0.025757229" calcext:value-type="float">
            <text:p>0.025757229</text:p>
          </table:table-cell>
          <table:table-cell office:value-type="float" office:value="9.706014" calcext:value-type="float">
            <text:p>9.706014</text:p>
          </table:table-cell>
          <table:table-cell table:formula="of:=[.C723]+[.A724]" office:value-type="float" office:value="21.350133549" calcext:value-type="float">
            <text:p>21.350133549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724]+[.A725]" office:value-type="float" office:value="21.375799223" calcext:value-type="float">
            <text:p>21.375799223</text:p>
          </table:table-cell>
        </table:table-row>
        <table:table-row table:style-name="ro1">
          <table:table-cell office:value-type="float" office:value="0.025375754" calcext:value-type="float">
            <text:p>0.025375754</text:p>
          </table:table-cell>
          <table:table-cell office:value-type="float" office:value="9.851924" calcext:value-type="float">
            <text:p>9.851924</text:p>
          </table:table-cell>
          <table:table-cell table:formula="of:=[.C725]+[.A726]" office:value-type="float" office:value="21.401174977" calcext:value-type="float">
            <text:p>21.401174977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726]+[.A727]" office:value-type="float" office:value="21.426871171" calcext:value-type="float">
            <text:p>21.426871171</text:p>
          </table:table-cell>
        </table:table-row>
        <table:table-row table:style-name="ro1">
          <table:table-cell office:value-type="float" office:value="0.02574197" calcext:value-type="float">
            <text:p>0.02574197</text:p>
          </table:table-cell>
          <table:table-cell office:value-type="float" office:value="9.711766" calcext:value-type="float">
            <text:p>9.711766</text:p>
          </table:table-cell>
          <table:table-cell table:formula="of:=[.C727]+[.A728]" office:value-type="float" office:value="21.452613141" calcext:value-type="float">
            <text:p>21.452613141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728]+[.A729]" office:value-type="float" office:value="21.478278815" calcext:value-type="float">
            <text:p>21.478278815</text:p>
          </table:table-cell>
        </table:table-row>
        <table:table-row table:style-name="ro1">
          <table:table-cell office:value-type="float" office:value="0.025391012" calcext:value-type="float">
            <text:p>0.025391012</text:p>
          </table:table-cell>
          <table:table-cell office:value-type="float" office:value="9.846004" calcext:value-type="float">
            <text:p>9.846004</text:p>
          </table:table-cell>
          <table:table-cell table:formula="of:=[.C729]+[.A730]" office:value-type="float" office:value="21.503669827" calcext:value-type="float">
            <text:p>21.503669827</text:p>
          </table:table-cell>
        </table:table-row>
        <table:table-row table:style-name="ro1">
          <table:table-cell office:value-type="float" office:value="0.025757229" calcext:value-type="float">
            <text:p>0.025757229</text:p>
          </table:table-cell>
          <table:table-cell office:value-type="float" office:value="9.706014" calcext:value-type="float">
            <text:p>9.706014</text:p>
          </table:table-cell>
          <table:table-cell table:formula="of:=[.C730]+[.A731]" office:value-type="float" office:value="21.529427056" calcext:value-type="float">
            <text:p>21.529427056</text:p>
          </table:table-cell>
        </table:table-row>
        <table:table-row table:style-name="ro1">
          <table:table-cell office:value-type="float" office:value="0.025818266" calcext:value-type="float">
            <text:p>0.025818266</text:p>
          </table:table-cell>
          <table:table-cell office:value-type="float" office:value="9.683067" calcext:value-type="float">
            <text:p>9.683067</text:p>
          </table:table-cell>
          <table:table-cell table:formula="of:=[.C731]+[.A732]" office:value-type="float" office:value="21.555245322" calcext:value-type="float">
            <text:p>21.555245322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732]+[.A733]" office:value-type="float" office:value="21.580972033" calcext:value-type="float">
            <text:p>21.580972033</text:p>
          </table:table-cell>
        </table:table-row>
        <table:table-row table:style-name="ro1">
          <table:table-cell office:value-type="float" office:value="0.02545205" calcext:value-type="float">
            <text:p>0.02545205</text:p>
          </table:table-cell>
          <table:table-cell office:value-type="float" office:value="9.8223915" calcext:value-type="float">
            <text:p>9.8223915</text:p>
          </table:table-cell>
          <table:table-cell table:formula="of:=[.C733]+[.A734]" office:value-type="float" office:value="21.606424083" calcext:value-type="float">
            <text:p>21.606424083</text:p>
          </table:table-cell>
        </table:table-row>
        <table:table-row table:style-name="ro1">
          <table:table-cell office:value-type="float" office:value="0.025833525" calcext:value-type="float">
            <text:p>0.025833525</text:p>
          </table:table-cell>
          <table:table-cell office:value-type="float" office:value="9.677347" calcext:value-type="float">
            <text:p>9.677347</text:p>
          </table:table-cell>
          <table:table-cell table:formula="of:=[.C734]+[.A735]" office:value-type="float" office:value="21.632257608" calcext:value-type="float">
            <text:p>21.632257608</text:p>
          </table:table-cell>
        </table:table-row>
        <table:table-row table:style-name="ro1">
          <table:table-cell office:value-type="float" office:value="0.025925077" calcext:value-type="float">
            <text:p>0.025925077</text:p>
          </table:table-cell>
          <table:table-cell office:value-type="float" office:value="9.643172" calcext:value-type="float">
            <text:p>9.643172</text:p>
          </table:table-cell>
          <table:table-cell table:formula="of:=[.C735]+[.A736]" office:value-type="float" office:value="21.658182685" calcext:value-type="float">
            <text:p>21.658182685</text:p>
          </table:table-cell>
        </table:table-row>
        <table:table-row table:style-name="ro1">
          <table:table-cell office:value-type="float" office:value="0.025833525" calcext:value-type="float">
            <text:p>0.025833525</text:p>
          </table:table-cell>
          <table:table-cell office:value-type="float" office:value="9.677347" calcext:value-type="float">
            <text:p>9.677347</text:p>
          </table:table-cell>
          <table:table-cell table:formula="of:=[.C736]+[.A737]" office:value-type="float" office:value="21.68401621" calcext:value-type="float">
            <text:p>21.68401621</text:p>
          </table:table-cell>
        </table:table-row>
        <table:table-row table:style-name="ro1">
          <table:table-cell office:value-type="float" office:value="0.025528343" calcext:value-type="float">
            <text:p>0.025528343</text:p>
          </table:table-cell>
          <table:table-cell office:value-type="float" office:value="9.793036" calcext:value-type="float">
            <text:p>9.793036</text:p>
          </table:table-cell>
          <table:table-cell table:formula="of:=[.C737]+[.A738]" office:value-type="float" office:value="21.709544553" calcext:value-type="float">
            <text:p>21.709544553</text:p>
          </table:table-cell>
        </table:table-row>
        <table:table-row table:style-name="ro1">
          <table:table-cell office:value-type="float" office:value="0.02589456" calcext:value-type="float">
            <text:p>0.02589456</text:p>
          </table:table-cell>
          <table:table-cell office:value-type="float" office:value="9.654537" calcext:value-type="float">
            <text:p>9.654537</text:p>
          </table:table-cell>
          <table:table-cell table:formula="of:=[.C738]+[.A739]" office:value-type="float" office:value="21.735439113" calcext:value-type="float">
            <text:p>21.735439113</text:p>
          </table:table-cell>
        </table:table-row>
        <table:table-row table:style-name="ro1">
          <table:table-cell office:value-type="float" office:value="0.025955597" calcext:value-type="float">
            <text:p>0.025955597</text:p>
          </table:table-cell>
          <table:table-cell office:value-type="float" office:value="9.631834" calcext:value-type="float">
            <text:p>9.631834</text:p>
          </table:table-cell>
          <table:table-cell table:formula="of:=[.C739]+[.A740]" office:value-type="float" office:value="21.76139471" calcext:value-type="float">
            <text:p>21.76139471</text:p>
          </table:table-cell>
        </table:table-row>
        <table:table-row table:style-name="ro1">
          <table:table-cell office:value-type="float" office:value="0.025909819" calcext:value-type="float">
            <text:p>0.025909819</text:p>
          </table:table-cell>
          <table:table-cell office:value-type="float" office:value="9.648851" calcext:value-type="float">
            <text:p>9.648851</text:p>
          </table:table-cell>
          <table:table-cell table:formula="of:=[.C740]+[.A741]" office:value-type="float" office:value="21.787304529" calcext:value-type="float">
            <text:p>21.787304529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741]+[.A742]" office:value-type="float" office:value="21.812924427" calcext:value-type="float">
            <text:p>21.812924427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742]+[.A743]" office:value-type="float" office:value="21.838910542" calcext:value-type="float">
            <text:p>21.838910542</text:p>
          </table:table-cell>
        </table:table-row>
        <table:table-row table:style-name="ro1">
          <table:table-cell office:value-type="float" office:value="0.026016632" calcext:value-type="float">
            <text:p>0.026016632</text:p>
          </table:table-cell>
          <table:table-cell office:value-type="float" office:value="9.609238" calcext:value-type="float">
            <text:p>9.609238</text:p>
          </table:table-cell>
          <table:table-cell table:formula="of:=[.C743]+[.A744]" office:value-type="float" office:value="21.864927174" calcext:value-type="float">
            <text:p>21.864927174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744]+[.A745]" office:value-type="float" office:value="21.890867512" calcext:value-type="float">
            <text:p>21.890867512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745]+[.A746]" office:value-type="float" office:value="21.916502669" calcext:value-type="float">
            <text:p>21.916502669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746]+[.A747]" office:value-type="float" office:value="21.942488784" calcext:value-type="float">
            <text:p>21.942488784</text:p>
          </table:table-cell>
        </table:table-row>
        <table:table-row table:style-name="ro1">
          <table:table-cell office:value-type="float" office:value="0.02604715" calcext:value-type="float">
            <text:p>0.02604715</text:p>
          </table:table-cell>
          <table:table-cell office:value-type="float" office:value="9.597979" calcext:value-type="float">
            <text:p>9.597979</text:p>
          </table:table-cell>
          <table:table-cell table:formula="of:=[.C747]+[.A748]" office:value-type="float" office:value="21.968535934" calcext:value-type="float">
            <text:p>21.968535934</text:p>
          </table:table-cell>
        </table:table-row>
        <table:table-row table:style-name="ro1">
          <table:table-cell office:value-type="float" office:value="0.025955597" calcext:value-type="float">
            <text:p>0.025955597</text:p>
          </table:table-cell>
          <table:table-cell office:value-type="float" office:value="9.631834" calcext:value-type="float">
            <text:p>9.631834</text:p>
          </table:table-cell>
          <table:table-cell table:formula="of:=[.C748]+[.A749]" office:value-type="float" office:value="21.994491531" calcext:value-type="float">
            <text:p>21.994491531</text:p>
          </table:table-cell>
        </table:table-row>
        <table:table-row table:style-name="ro1">
          <table:table-cell office:value-type="float" office:value="0.025680933" calcext:value-type="float">
            <text:p>0.025680933</text:p>
          </table:table-cell>
          <table:table-cell office:value-type="float" office:value="9.734848" calcext:value-type="float">
            <text:p>9.734848</text:p>
          </table:table-cell>
          <table:table-cell table:formula="of:=[.C749]+[.A750]" office:value-type="float" office:value="22.020172464" calcext:value-type="float">
            <text:p>22.020172464</text:p>
          </table:table-cell>
        </table:table-row>
        <table:table-row table:style-name="ro1">
          <table:table-cell office:value-type="float" office:value="0.026001373" calcext:value-type="float">
            <text:p>0.026001373</text:p>
          </table:table-cell>
          <table:table-cell office:value-type="float" office:value="9.614877" calcext:value-type="float">
            <text:p>9.614877</text:p>
          </table:table-cell>
          <table:table-cell table:formula="of:=[.C750]+[.A751]" office:value-type="float" office:value="22.046173837" calcext:value-type="float">
            <text:p>22.046173837</text:p>
          </table:table-cell>
        </table:table-row>
        <table:table-row table:style-name="ro1">
          <table:table-cell office:value-type="float" office:value="0.02607767" calcext:value-type="float">
            <text:p>0.02607767</text:p>
          </table:table-cell>
          <table:table-cell office:value-type="float" office:value="9.586747" calcext:value-type="float">
            <text:p>9.586747</text:p>
          </table:table-cell>
          <table:table-cell table:formula="of:=[.C751]+[.A752]" office:value-type="float" office:value="22.072251507" calcext:value-type="float">
            <text:p>22.072251507</text:p>
          </table:table-cell>
        </table:table-row>
        <table:table-row table:style-name="ro1">
          <table:table-cell office:value-type="float" office:value="0.02603189" calcext:value-type="float">
            <text:p>0.02603189</text:p>
          </table:table-cell>
          <table:table-cell office:value-type="float" office:value="9.603605" calcext:value-type="float">
            <text:p>9.603605</text:p>
          </table:table-cell>
          <table:table-cell table:formula="of:=[.C752]+[.A753]" office:value-type="float" office:value="22.098283397" calcext:value-type="float">
            <text:p>22.098283397</text:p>
          </table:table-cell>
        </table:table-row>
        <table:table-row table:style-name="ro1">
          <table:table-cell office:value-type="float" office:value="0.02574197" calcext:value-type="float">
            <text:p>0.02574197</text:p>
          </table:table-cell>
          <table:table-cell office:value-type="float" office:value="9.711766" calcext:value-type="float">
            <text:p>9.711766</text:p>
          </table:table-cell>
          <table:table-cell table:formula="of:=[.C753]+[.A754]" office:value-type="float" office:value="22.124025367" calcext:value-type="float">
            <text:p>22.124025367</text:p>
          </table:table-cell>
        </table:table-row>
        <table:table-row table:style-name="ro1">
          <table:table-cell office:value-type="float" office:value="0.026092928" calcext:value-type="float">
            <text:p>0.026092928</text:p>
          </table:table-cell>
          <table:table-cell office:value-type="float" office:value="9.5811405" calcext:value-type="float">
            <text:p>9.5811405</text:p>
          </table:table-cell>
          <table:table-cell table:formula="of:=[.C754]+[.A755]" office:value-type="float" office:value="22.150118295" calcext:value-type="float">
            <text:p>22.150118295</text:p>
          </table:table-cell>
        </table:table-row>
        <table:table-row table:style-name="ro1">
          <table:table-cell office:value-type="float" office:value="0.026153963" calcext:value-type="float">
            <text:p>0.026153963</text:p>
          </table:table-cell>
          <table:table-cell office:value-type="float" office:value="9.558782" calcext:value-type="float">
            <text:p>9.558782</text:p>
          </table:table-cell>
          <table:table-cell table:formula="of:=[.C755]+[.A756]" office:value-type="float" office:value="22.176272258" calcext:value-type="float">
            <text:p>22.176272258</text:p>
          </table:table-cell>
        </table:table-row>
        <table:table-row table:style-name="ro1">
          <table:table-cell office:value-type="float" office:value="0.02607767" calcext:value-type="float">
            <text:p>0.02607767</text:p>
          </table:table-cell>
          <table:table-cell office:value-type="float" office:value="9.586747" calcext:value-type="float">
            <text:p>9.586747</text:p>
          </table:table-cell>
          <table:table-cell table:formula="of:=[.C756]+[.A757]" office:value-type="float" office:value="22.202349928" calcext:value-type="float">
            <text:p>22.202349928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757]+[.A758]" office:value-type="float" office:value="22.228076639" calcext:value-type="float">
            <text:p>22.228076639</text:p>
          </table:table-cell>
        </table:table-row>
        <table:table-row table:style-name="ro1">
          <table:table-cell office:value-type="float" office:value="0.02606241" calcext:value-type="float">
            <text:p>0.02606241</text:p>
          </table:table-cell>
          <table:table-cell office:value-type="float" office:value="9.59236" calcext:value-type="float">
            <text:p>9.59236</text:p>
          </table:table-cell>
          <table:table-cell table:formula="of:=[.C758]+[.A759]" office:value-type="float" office:value="22.254139049" calcext:value-type="float">
            <text:p>22.254139049</text:p>
          </table:table-cell>
        </table:table-row>
        <table:table-row table:style-name="ro1">
          <table:table-cell office:value-type="float" office:value="0.026153963" calcext:value-type="float">
            <text:p>0.026153963</text:p>
          </table:table-cell>
          <table:table-cell office:value-type="float" office:value="9.558782" calcext:value-type="float">
            <text:p>9.558782</text:p>
          </table:table-cell>
          <table:table-cell table:formula="of:=[.C759]+[.A760]" office:value-type="float" office:value="22.280293012" calcext:value-type="float">
            <text:p>22.280293012</text:p>
          </table:table-cell>
        </table:table-row>
        <table:table-row table:style-name="ro1">
          <table:table-cell office:value-type="float" office:value="0.02606241" calcext:value-type="float">
            <text:p>0.02606241</text:p>
          </table:table-cell>
          <table:table-cell office:value-type="float" office:value="9.59236" calcext:value-type="float">
            <text:p>9.59236</text:p>
          </table:table-cell>
          <table:table-cell table:formula="of:=[.C760]+[.A761]" office:value-type="float" office:value="22.306355422" calcext:value-type="float">
            <text:p>22.306355422</text:p>
          </table:table-cell>
        </table:table-row>
        <table:table-row table:style-name="ro1">
          <table:table-cell office:value-type="float" office:value="0.025787747" calcext:value-type="float">
            <text:p>0.025787747</text:p>
          </table:table-cell>
          <table:table-cell office:value-type="float" office:value="9.694527" calcext:value-type="float">
            <text:p>9.694527</text:p>
          </table:table-cell>
          <table:table-cell table:formula="of:=[.C761]+[.A762]" office:value-type="float" office:value="22.332143169" calcext:value-type="float">
            <text:p>22.332143169</text:p>
          </table:table-cell>
        </table:table-row>
        <table:table-row table:style-name="ro1">
          <table:table-cell office:value-type="float" office:value="0.026123445" calcext:value-type="float">
            <text:p>0.026123445</text:p>
          </table:table-cell>
          <table:table-cell office:value-type="float" office:value="9.569948" calcext:value-type="float">
            <text:p>9.569948</text:p>
          </table:table-cell>
          <table:table-cell table:formula="of:=[.C762]+[.A763]" office:value-type="float" office:value="22.358266614" calcext:value-type="float">
            <text:p>22.358266614</text:p>
          </table:table-cell>
        </table:table-row>
        <table:table-row table:style-name="ro1">
          <table:table-cell office:value-type="float" office:value="0.026169222" calcext:value-type="float">
            <text:p>0.026169222</text:p>
          </table:table-cell>
          <table:table-cell office:value-type="float" office:value="9.553207" calcext:value-type="float">
            <text:p>9.553207</text:p>
          </table:table-cell>
          <table:table-cell table:formula="of:=[.C763]+[.A764]" office:value-type="float" office:value="22.384435836" calcext:value-type="float">
            <text:p>22.384435836</text:p>
          </table:table-cell>
        </table:table-row>
        <table:table-row table:style-name="ro1">
          <table:table-cell office:value-type="float" office:value="0.026123445" calcext:value-type="float">
            <text:p>0.026123445</text:p>
          </table:table-cell>
          <table:table-cell office:value-type="float" office:value="9.569948" calcext:value-type="float">
            <text:p>9.569948</text:p>
          </table:table-cell>
          <table:table-cell table:formula="of:=[.C764]+[.A765]" office:value-type="float" office:value="22.410559281" calcext:value-type="float">
            <text:p>22.410559281</text:p>
          </table:table-cell>
        </table:table-row>
        <table:table-row table:style-name="ro1">
          <table:table-cell office:value-type="float" office:value="0.025833525" calcext:value-type="float">
            <text:p>0.025833525</text:p>
          </table:table-cell>
          <table:table-cell office:value-type="float" office:value="9.677347" calcext:value-type="float">
            <text:p>9.677347</text:p>
          </table:table-cell>
          <table:table-cell table:formula="of:=[.C765]+[.A766]" office:value-type="float" office:value="22.436392806" calcext:value-type="float">
            <text:p>22.436392806</text:p>
          </table:table-cell>
        </table:table-row>
        <table:table-row table:style-name="ro1">
          <table:table-cell office:value-type="float" office:value="0.026184482" calcext:value-type="float">
            <text:p>0.026184482</text:p>
          </table:table-cell>
          <table:table-cell office:value-type="float" office:value="9.54764" calcext:value-type="float">
            <text:p>9.54764</text:p>
          </table:table-cell>
          <table:table-cell table:formula="of:=[.C766]+[.A767]" office:value-type="float" office:value="22.462577288" calcext:value-type="float">
            <text:p>22.462577288</text:p>
          </table:table-cell>
        </table:table-row>
        <table:table-row table:style-name="ro1">
          <table:table-cell office:value-type="float" office:value="0.026306555" calcext:value-type="float">
            <text:p>0.026306555</text:p>
          </table:table-cell>
          <table:table-cell office:value-type="float" office:value="9.503335" calcext:value-type="float">
            <text:p>9.503335</text:p>
          </table:table-cell>
          <table:table-cell table:formula="of:=[.C767]+[.A768]" office:value-type="float" office:value="22.488883843" calcext:value-type="float">
            <text:p>22.488883843</text:p>
          </table:table-cell>
        </table:table-row>
        <table:table-row table:style-name="ro1">
          <table:table-cell office:value-type="float" office:value="0.026230259" calcext:value-type="float">
            <text:p>0.026230259</text:p>
          </table:table-cell>
          <table:table-cell office:value-type="float" office:value="9.530977" calcext:value-type="float">
            <text:p>9.530977</text:p>
          </table:table-cell>
          <table:table-cell table:formula="of:=[.C768]+[.A769]" office:value-type="float" office:value="22.515114102" calcext:value-type="float">
            <text:p>22.515114102</text:p>
          </table:table-cell>
        </table:table-row>
        <table:table-row table:style-name="ro1">
          <table:table-cell office:value-type="float" office:value="0.025925077" calcext:value-type="float">
            <text:p>0.025925077</text:p>
          </table:table-cell>
          <table:table-cell office:value-type="float" office:value="9.643172" calcext:value-type="float">
            <text:p>9.643172</text:p>
          </table:table-cell>
          <table:table-cell table:formula="of:=[.C769]+[.A770]" office:value-type="float" office:value="22.541039179" calcext:value-type="float">
            <text:p>22.541039179</text:p>
          </table:table-cell>
        </table:table-row>
        <table:table-row table:style-name="ro1">
          <table:table-cell office:value-type="float" office:value="0.026276035" calcext:value-type="float">
            <text:p>0.026276035</text:p>
          </table:table-cell>
          <table:table-cell office:value-type="float" office:value="9.514373" calcext:value-type="float">
            <text:p>9.514373</text:p>
          </table:table-cell>
          <table:table-cell table:formula="of:=[.C770]+[.A771]" office:value-type="float" office:value="22.567315214" calcext:value-type="float">
            <text:p>22.567315214</text:p>
          </table:table-cell>
        </table:table-row>
        <table:table-row table:style-name="ro1">
          <table:table-cell office:value-type="float" office:value="0.026337072" calcext:value-type="float">
            <text:p>0.026337072</text:p>
          </table:table-cell>
          <table:table-cell office:value-type="float" office:value="9.492323" calcext:value-type="float">
            <text:p>9.492323</text:p>
          </table:table-cell>
          <table:table-cell table:formula="of:=[.C771]+[.A772]" office:value-type="float" office:value="22.593652286" calcext:value-type="float">
            <text:p>22.593652286</text:p>
          </table:table-cell>
        </table:table-row>
        <table:table-row table:style-name="ro1">
          <table:table-cell office:value-type="float" office:value="0.026260776" calcext:value-type="float">
            <text:p>0.026260776</text:p>
          </table:table-cell>
          <table:table-cell office:value-type="float" office:value="9.519901" calcext:value-type="float">
            <text:p>9.519901</text:p>
          </table:table-cell>
          <table:table-cell table:formula="of:=[.C772]+[.A773]" office:value-type="float" office:value="22.619913062" calcext:value-type="float">
            <text:p>22.619913062</text:p>
          </table:table-cell>
        </table:table-row>
        <table:table-row table:style-name="ro1">
          <table:table-cell office:value-type="float" office:value="0.025955597" calcext:value-type="float">
            <text:p>0.025955597</text:p>
          </table:table-cell>
          <table:table-cell office:value-type="float" office:value="9.631834" calcext:value-type="float">
            <text:p>9.631834</text:p>
          </table:table-cell>
          <table:table-cell table:formula="of:=[.C773]+[.A774]" office:value-type="float" office:value="22.645868659" calcext:value-type="float">
            <text:p>22.645868659</text:p>
          </table:table-cell>
        </table:table-row>
        <table:table-row table:style-name="ro1">
          <table:table-cell office:value-type="float" office:value="0.026321813" calcext:value-type="float">
            <text:p>0.026321813</text:p>
          </table:table-cell>
          <table:table-cell office:value-type="float" office:value="9.497826" calcext:value-type="float">
            <text:p>9.497826</text:p>
          </table:table-cell>
          <table:table-cell table:formula="of:=[.C774]+[.A775]" office:value-type="float" office:value="22.672190472" calcext:value-type="float">
            <text:p>22.672190472</text:p>
          </table:table-cell>
        </table:table-row>
        <table:table-row table:style-name="ro1">
          <table:table-cell office:value-type="float" office:value="0.026352331" calcext:value-type="float">
            <text:p>0.026352331</text:p>
          </table:table-cell>
          <table:table-cell office:value-type="float" office:value="9.486827" calcext:value-type="float">
            <text:p>9.486827</text:p>
          </table:table-cell>
          <table:table-cell table:formula="of:=[.C775]+[.A776]" office:value-type="float" office:value="22.698542803" calcext:value-type="float">
            <text:p>22.698542803</text:p>
          </table:table-cell>
        </table:table-row>
        <table:table-row table:style-name="ro1">
          <table:table-cell office:value-type="float" office:value="0.026291294" calcext:value-type="float">
            <text:p>0.026291294</text:p>
          </table:table-cell>
          <table:table-cell office:value-type="float" office:value="9.508851" calcext:value-type="float">
            <text:p>9.508851</text:p>
          </table:table-cell>
          <table:table-cell table:formula="of:=[.C776]+[.A777]" office:value-type="float" office:value="22.724834097" calcext:value-type="float">
            <text:p>22.724834097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777]+[.A778]" office:value-type="float" office:value="22.750820212" calcext:value-type="float">
            <text:p>22.750820212</text:p>
          </table:table-cell>
        </table:table-row>
        <table:table-row table:style-name="ro1">
          <table:table-cell office:value-type="float" office:value="0.026306555" calcext:value-type="float">
            <text:p>0.026306555</text:p>
          </table:table-cell>
          <table:table-cell office:value-type="float" office:value="9.503335" calcext:value-type="float">
            <text:p>9.503335</text:p>
          </table:table-cell>
          <table:table-cell table:formula="of:=[.C778]+[.A779]" office:value-type="float" office:value="22.777126767" calcext:value-type="float">
            <text:p>22.777126767</text:p>
          </table:table-cell>
        </table:table-row>
        <table:table-row table:style-name="ro1">
          <table:table-cell office:value-type="float" office:value="0.02636759" calcext:value-type="float">
            <text:p>0.02636759</text:p>
          </table:table-cell>
          <table:table-cell office:value-type="float" office:value="9.481337" calcext:value-type="float">
            <text:p>9.481337</text:p>
          </table:table-cell>
          <table:table-cell table:formula="of:=[.C779]+[.A780]" office:value-type="float" office:value="22.803494357" calcext:value-type="float">
            <text:p>22.803494357</text:p>
          </table:table-cell>
        </table:table-row>
        <table:table-row table:style-name="ro1">
          <table:table-cell office:value-type="float" office:value="0.026306555" calcext:value-type="float">
            <text:p>0.026306555</text:p>
          </table:table-cell>
          <table:table-cell office:value-type="float" office:value="9.503335" calcext:value-type="float">
            <text:p>9.503335</text:p>
          </table:table-cell>
          <table:table-cell table:formula="of:=[.C780]+[.A781]" office:value-type="float" office:value="22.829800912" calcext:value-type="float">
            <text:p>22.829800912</text:p>
          </table:table-cell>
        </table:table-row>
        <table:table-row table:style-name="ro1">
          <table:table-cell office:value-type="float" office:value="0.025955597" calcext:value-type="float">
            <text:p>0.025955597</text:p>
          </table:table-cell>
          <table:table-cell office:value-type="float" office:value="9.631834" calcext:value-type="float">
            <text:p>9.631834</text:p>
          </table:table-cell>
          <table:table-cell table:formula="of:=[.C781]+[.A782]" office:value-type="float" office:value="22.855756509" calcext:value-type="float">
            <text:p>22.855756509</text:p>
          </table:table-cell>
        </table:table-row>
        <table:table-row table:style-name="ro1">
          <table:table-cell office:value-type="float" office:value="0.026291294" calcext:value-type="float">
            <text:p>0.026291294</text:p>
          </table:table-cell>
          <table:table-cell office:value-type="float" office:value="9.508851" calcext:value-type="float">
            <text:p>9.508851</text:p>
          </table:table-cell>
          <table:table-cell table:formula="of:=[.C782]+[.A783]" office:value-type="float" office:value="22.882047803" calcext:value-type="float">
            <text:p>22.882047803</text:p>
          </table:table-cell>
        </table:table-row>
        <table:table-row table:style-name="ro1">
          <table:table-cell office:value-type="float" office:value="0.026337072" calcext:value-type="float">
            <text:p>0.026337072</text:p>
          </table:table-cell>
          <table:table-cell office:value-type="float" office:value="9.492323" calcext:value-type="float">
            <text:p>9.492323</text:p>
          </table:table-cell>
          <table:table-cell table:formula="of:=[.C783]+[.A784]" office:value-type="float" office:value="22.908384875" calcext:value-type="float">
            <text:p>22.908384875</text:p>
          </table:table-cell>
        </table:table-row>
        <table:table-row table:style-name="ro1">
          <table:table-cell office:value-type="float" office:value="0.026245518" calcext:value-type="float">
            <text:p>0.026245518</text:p>
          </table:table-cell>
          <table:table-cell office:value-type="float" office:value="9.525436" calcext:value-type="float">
            <text:p>9.525436</text:p>
          </table:table-cell>
          <table:table-cell table:formula="of:=[.C784]+[.A785]" office:value-type="float" office:value="22.934630393" calcext:value-type="float">
            <text:p>22.934630393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785]+[.A786]" office:value-type="float" office:value="22.960570731" calcext:value-type="float">
            <text:p>22.960570731</text:p>
          </table:table-cell>
        </table:table-row>
        <table:table-row table:style-name="ro1">
          <table:table-cell office:value-type="float" office:value="0.026260776" calcext:value-type="float">
            <text:p>0.026260776</text:p>
          </table:table-cell>
          <table:table-cell office:value-type="float" office:value="9.519901" calcext:value-type="float">
            <text:p>9.519901</text:p>
          </table:table-cell>
          <table:table-cell table:formula="of:=[.C786]+[.A787]" office:value-type="float" office:value="22.986831507" calcext:value-type="float">
            <text:p>22.986831507</text:p>
          </table:table-cell>
        </table:table-row>
        <table:table-row table:style-name="ro1">
          <table:table-cell office:value-type="float" office:value="0.026306555" calcext:value-type="float">
            <text:p>0.026306555</text:p>
          </table:table-cell>
          <table:table-cell office:value-type="float" office:value="9.503335" calcext:value-type="float">
            <text:p>9.503335</text:p>
          </table:table-cell>
          <table:table-cell table:formula="of:=[.C787]+[.A788]" office:value-type="float" office:value="23.013138062" calcext:value-type="float">
            <text:p>23.013138062</text:p>
          </table:table-cell>
        </table:table-row>
        <table:table-row table:style-name="ro1">
          <table:table-cell office:value-type="float" office:value="0.026245518" calcext:value-type="float">
            <text:p>0.026245518</text:p>
          </table:table-cell>
          <table:table-cell office:value-type="float" office:value="9.525436" calcext:value-type="float">
            <text:p>9.525436</text:p>
          </table:table-cell>
          <table:table-cell table:formula="of:=[.C788]+[.A789]" office:value-type="float" office:value="23.03938358" calcext:value-type="float">
            <text:p>23.03938358</text:p>
          </table:table-cell>
        </table:table-row>
        <table:table-row table:style-name="ro1">
          <table:table-cell office:value-type="float" office:value="0.025909819" calcext:value-type="float">
            <text:p>0.025909819</text:p>
          </table:table-cell>
          <table:table-cell office:value-type="float" office:value="9.648851" calcext:value-type="float">
            <text:p>9.648851</text:p>
          </table:table-cell>
          <table:table-cell table:formula="of:=[.C789]+[.A790]" office:value-type="float" office:value="23.065293399" calcext:value-type="float">
            <text:p>23.065293399</text:p>
          </table:table-cell>
        </table:table-row>
        <table:table-row table:style-name="ro1">
          <table:table-cell office:value-type="float" office:value="0.026260776" calcext:value-type="float">
            <text:p>0.026260776</text:p>
          </table:table-cell>
          <table:table-cell office:value-type="float" office:value="9.519901" calcext:value-type="float">
            <text:p>9.519901</text:p>
          </table:table-cell>
          <table:table-cell table:formula="of:=[.C790]+[.A791]" office:value-type="float" office:value="23.091554175" calcext:value-type="float">
            <text:p>23.091554175</text:p>
          </table:table-cell>
        </table:table-row>
        <table:table-row table:style-name="ro1">
          <table:table-cell office:value-type="float" office:value="0.026306555" calcext:value-type="float">
            <text:p>0.026306555</text:p>
          </table:table-cell>
          <table:table-cell office:value-type="float" office:value="9.503335" calcext:value-type="float">
            <text:p>9.503335</text:p>
          </table:table-cell>
          <table:table-cell table:formula="of:=[.C791]+[.A792]" office:value-type="float" office:value="23.11786073" calcext:value-type="float">
            <text:p>23.11786073</text:p>
          </table:table-cell>
        </table:table-row>
        <table:table-row table:style-name="ro1">
          <table:table-cell office:value-type="float" office:value="0.026215" calcext:value-type="float">
            <text:p>0.026215</text:p>
          </table:table-cell>
          <table:table-cell office:value-type="float" office:value="9.536525" calcext:value-type="float">
            <text:p>9.536525</text:p>
          </table:table-cell>
          <table:table-cell table:formula="of:=[.C792]+[.A793]" office:value-type="float" office:value="23.14407573" calcext:value-type="float">
            <text:p>23.14407573</text:p>
          </table:table-cell>
        </table:table-row>
        <table:table-row table:style-name="ro1">
          <table:table-cell office:value-type="float" office:value="0.02589456" calcext:value-type="float">
            <text:p>0.02589456</text:p>
          </table:table-cell>
          <table:table-cell office:value-type="float" office:value="9.654537" calcext:value-type="float">
            <text:p>9.654537</text:p>
          </table:table-cell>
          <table:table-cell table:formula="of:=[.C793]+[.A794]" office:value-type="float" office:value="23.16997029" calcext:value-type="float">
            <text:p>23.16997029</text:p>
          </table:table-cell>
        </table:table-row>
        <table:table-row table:style-name="ro1">
          <table:table-cell office:value-type="float" office:value="0.026245518" calcext:value-type="float">
            <text:p>0.026245518</text:p>
          </table:table-cell>
          <table:table-cell office:value-type="float" office:value="9.525436" calcext:value-type="float">
            <text:p>9.525436</text:p>
          </table:table-cell>
          <table:table-cell table:formula="of:=[.C794]+[.A795]" office:value-type="float" office:value="23.196215808" calcext:value-type="float">
            <text:p>23.196215808</text:p>
          </table:table-cell>
        </table:table-row>
        <table:table-row table:style-name="ro1">
          <table:table-cell office:value-type="float" office:value="0.026321813" calcext:value-type="float">
            <text:p>0.026321813</text:p>
          </table:table-cell>
          <table:table-cell office:value-type="float" office:value="9.497826" calcext:value-type="float">
            <text:p>9.497826</text:p>
          </table:table-cell>
          <table:table-cell table:formula="of:=[.C795]+[.A796]" office:value-type="float" office:value="23.222537621" calcext:value-type="float">
            <text:p>23.222537621</text:p>
          </table:table-cell>
        </table:table-row>
        <table:table-row table:style-name="ro1">
          <table:table-cell office:value-type="float" office:value="0.026230259" calcext:value-type="float">
            <text:p>0.026230259</text:p>
          </table:table-cell>
          <table:table-cell office:value-type="float" office:value="9.530977" calcext:value-type="float">
            <text:p>9.530977</text:p>
          </table:table-cell>
          <table:table-cell table:formula="of:=[.C796]+[.A797]" office:value-type="float" office:value="23.24876788" calcext:value-type="float">
            <text:p>23.24876788</text:p>
          </table:table-cell>
        </table:table-row>
        <table:table-row table:style-name="ro1">
          <table:table-cell office:value-type="float" office:value="0.02589456" calcext:value-type="float">
            <text:p>0.02589456</text:p>
          </table:table-cell>
          <table:table-cell office:value-type="float" office:value="9.654537" calcext:value-type="float">
            <text:p>9.654537</text:p>
          </table:table-cell>
          <table:table-cell table:formula="of:=[.C797]+[.A798]" office:value-type="float" office:value="23.27466244" calcext:value-type="float">
            <text:p>23.27466244</text:p>
          </table:table-cell>
        </table:table-row>
        <table:table-row table:style-name="ro1">
          <table:table-cell office:value-type="float" office:value="0.026215" calcext:value-type="float">
            <text:p>0.026215</text:p>
          </table:table-cell>
          <table:table-cell office:value-type="float" office:value="9.536525" calcext:value-type="float">
            <text:p>9.536525</text:p>
          </table:table-cell>
          <table:table-cell table:formula="of:=[.C798]+[.A799]" office:value-type="float" office:value="23.30087744" calcext:value-type="float">
            <text:p>23.30087744</text:p>
          </table:table-cell>
        </table:table-row>
        <table:table-row table:style-name="ro1">
          <table:table-cell office:value-type="float" office:value="0.026276035" calcext:value-type="float">
            <text:p>0.026276035</text:p>
          </table:table-cell>
          <table:table-cell office:value-type="float" office:value="9.514373" calcext:value-type="float">
            <text:p>9.514373</text:p>
          </table:table-cell>
          <table:table-cell table:formula="of:=[.C799]+[.A800]" office:value-type="float" office:value="23.327153475" calcext:value-type="float">
            <text:p>23.327153475</text:p>
          </table:table-cell>
        </table:table-row>
        <table:table-row table:style-name="ro1">
          <table:table-cell office:value-type="float" office:value="0.026184482" calcext:value-type="float">
            <text:p>0.026184482</text:p>
          </table:table-cell>
          <table:table-cell office:value-type="float" office:value="9.54764" calcext:value-type="float">
            <text:p>9.54764</text:p>
          </table:table-cell>
          <table:table-cell table:formula="of:=[.C800]+[.A801]" office:value-type="float" office:value="23.353337957" calcext:value-type="float">
            <text:p>23.353337957</text:p>
          </table:table-cell>
        </table:table-row>
        <table:table-row table:style-name="ro1">
          <table:table-cell office:value-type="float" office:value="0.025833525" calcext:value-type="float">
            <text:p>0.025833525</text:p>
          </table:table-cell>
          <table:table-cell office:value-type="float" office:value="9.677347" calcext:value-type="float">
            <text:p>9.677347</text:p>
          </table:table-cell>
          <table:table-cell table:formula="of:=[.C801]+[.A802]" office:value-type="float" office:value="23.379171482" calcext:value-type="float">
            <text:p>23.379171482</text:p>
          </table:table-cell>
        </table:table-row>
        <table:table-row table:style-name="ro1">
          <table:table-cell office:value-type="float" office:value="0.026199741" calcext:value-type="float">
            <text:p>0.026199741</text:p>
          </table:table-cell>
          <table:table-cell office:value-type="float" office:value="9.542079" calcext:value-type="float">
            <text:p>9.542079</text:p>
          </table:table-cell>
          <table:table-cell table:formula="of:=[.C802]+[.A803]" office:value-type="float" office:value="23.405371223" calcext:value-type="float">
            <text:p>23.405371223</text:p>
          </table:table-cell>
        </table:table-row>
        <table:table-row table:style-name="ro1">
          <table:table-cell office:value-type="float" office:value="0.026245518" calcext:value-type="float">
            <text:p>0.026245518</text:p>
          </table:table-cell>
          <table:table-cell office:value-type="float" office:value="9.525436" calcext:value-type="float">
            <text:p>9.525436</text:p>
          </table:table-cell>
          <table:table-cell table:formula="of:=[.C803]+[.A804]" office:value-type="float" office:value="23.431616741" calcext:value-type="float">
            <text:p>23.431616741</text:p>
          </table:table-cell>
        </table:table-row>
        <table:table-row table:style-name="ro1">
          <table:table-cell office:value-type="float" office:value="0.026153963" calcext:value-type="float">
            <text:p>0.026153963</text:p>
          </table:table-cell>
          <table:table-cell office:value-type="float" office:value="9.558782" calcext:value-type="float">
            <text:p>9.558782</text:p>
          </table:table-cell>
          <table:table-cell table:formula="of:=[.C804]+[.A805]" office:value-type="float" office:value="23.457770704" calcext:value-type="float">
            <text:p>23.457770704</text:p>
          </table:table-cell>
        </table:table-row>
        <table:table-row table:style-name="ro1">
          <table:table-cell office:value-type="float" office:value="0.025833525" calcext:value-type="float">
            <text:p>0.025833525</text:p>
          </table:table-cell>
          <table:table-cell office:value-type="float" office:value="9.677347" calcext:value-type="float">
            <text:p>9.677347</text:p>
          </table:table-cell>
          <table:table-cell table:formula="of:=[.C805]+[.A806]" office:value-type="float" office:value="23.483604229" calcext:value-type="float">
            <text:p>23.483604229</text:p>
          </table:table-cell>
        </table:table-row>
        <table:table-row table:style-name="ro1">
          <table:table-cell office:value-type="float" office:value="0.026153963" calcext:value-type="float">
            <text:p>0.026153963</text:p>
          </table:table-cell>
          <table:table-cell office:value-type="float" office:value="9.558782" calcext:value-type="float">
            <text:p>9.558782</text:p>
          </table:table-cell>
          <table:table-cell table:formula="of:=[.C806]+[.A807]" office:value-type="float" office:value="23.509758192" calcext:value-type="float">
            <text:p>23.509758192</text:p>
          </table:table-cell>
        </table:table-row>
        <table:table-row table:style-name="ro1">
          <table:table-cell office:value-type="float" office:value="0.026184482" calcext:value-type="float">
            <text:p>0.026184482</text:p>
          </table:table-cell>
          <table:table-cell office:value-type="float" office:value="9.54764" calcext:value-type="float">
            <text:p>9.54764</text:p>
          </table:table-cell>
          <table:table-cell table:formula="of:=[.C807]+[.A808]" office:value-type="float" office:value="23.535942674" calcext:value-type="float">
            <text:p>23.535942674</text:p>
          </table:table-cell>
        </table:table-row>
        <table:table-row table:style-name="ro1">
          <table:table-cell office:value-type="float" office:value="0.026108187" calcext:value-type="float">
            <text:p>0.026108187</text:p>
          </table:table-cell>
          <table:table-cell office:value-type="float" office:value="9.575541" calcext:value-type="float">
            <text:p>9.575541</text:p>
          </table:table-cell>
          <table:table-cell table:formula="of:=[.C808]+[.A809]" office:value-type="float" office:value="23.562050861" calcext:value-type="float">
            <text:p>23.562050861</text:p>
          </table:table-cell>
        </table:table-row>
        <table:table-row table:style-name="ro1">
          <table:table-cell office:value-type="float" office:value="0.025803005" calcext:value-type="float">
            <text:p>0.025803005</text:p>
          </table:table-cell>
          <table:table-cell office:value-type="float" office:value="9.688794" calcext:value-type="float">
            <text:p>9.688794</text:p>
          </table:table-cell>
          <table:table-cell table:formula="of:=[.C809]+[.A810]" office:value-type="float" office:value="23.587853866" calcext:value-type="float">
            <text:p>23.587853866</text:p>
          </table:table-cell>
        </table:table-row>
        <table:table-row table:style-name="ro1">
          <table:table-cell office:value-type="float" office:value="0.026123445" calcext:value-type="float">
            <text:p>0.026123445</text:p>
          </table:table-cell>
          <table:table-cell office:value-type="float" office:value="9.569948" calcext:value-type="float">
            <text:p>9.569948</text:p>
          </table:table-cell>
          <table:table-cell table:formula="of:=[.C810]+[.A811]" office:value-type="float" office:value="23.613977311" calcext:value-type="float">
            <text:p>23.613977311</text:p>
          </table:table-cell>
        </table:table-row>
        <table:table-row table:style-name="ro1">
          <table:table-cell office:value-type="float" office:value="0.026215" calcext:value-type="float">
            <text:p>0.026215</text:p>
          </table:table-cell>
          <table:table-cell office:value-type="float" office:value="9.536525" calcext:value-type="float">
            <text:p>9.536525</text:p>
          </table:table-cell>
          <table:table-cell table:formula="of:=[.C811]+[.A812]" office:value-type="float" office:value="23.640192311" calcext:value-type="float">
            <text:p>23.640192311</text:p>
          </table:table-cell>
        </table:table-row>
        <table:table-row table:style-name="ro1">
          <table:table-cell office:value-type="float" office:value="0.026108187" calcext:value-type="float">
            <text:p>0.026108187</text:p>
          </table:table-cell>
          <table:table-cell office:value-type="float" office:value="9.575541" calcext:value-type="float">
            <text:p>9.575541</text:p>
          </table:table-cell>
          <table:table-cell table:formula="of:=[.C812]+[.A813]" office:value-type="float" office:value="23.666300498" calcext:value-type="float">
            <text:p>23.666300498</text:p>
          </table:table-cell>
        </table:table-row>
        <table:table-row table:style-name="ro1">
          <table:table-cell office:value-type="float" office:value="0.025818266" calcext:value-type="float">
            <text:p>0.025818266</text:p>
          </table:table-cell>
          <table:table-cell office:value-type="float" office:value="9.683067" calcext:value-type="float">
            <text:p>9.683067</text:p>
          </table:table-cell>
          <table:table-cell table:formula="of:=[.C813]+[.A814]" office:value-type="float" office:value="23.692118764" calcext:value-type="float">
            <text:p>23.692118764</text:p>
          </table:table-cell>
        </table:table-row>
        <table:table-row table:style-name="ro1">
          <table:table-cell office:value-type="float" office:value="0.026184482" calcext:value-type="float">
            <text:p>0.026184482</text:p>
          </table:table-cell>
          <table:table-cell office:value-type="float" office:value="9.54764" calcext:value-type="float">
            <text:p>9.54764</text:p>
          </table:table-cell>
          <table:table-cell table:formula="of:=[.C814]+[.A815]" office:value-type="float" office:value="23.718303246" calcext:value-type="float">
            <text:p>23.718303246</text:p>
          </table:table-cell>
        </table:table-row>
        <table:table-row table:style-name="ro1">
          <table:table-cell office:value-type="float" office:value="0.026260776" calcext:value-type="float">
            <text:p>0.026260776</text:p>
          </table:table-cell>
          <table:table-cell office:value-type="float" office:value="9.519901" calcext:value-type="float">
            <text:p>9.519901</text:p>
          </table:table-cell>
          <table:table-cell table:formula="of:=[.C815]+[.A816]" office:value-type="float" office:value="23.744564022" calcext:value-type="float">
            <text:p>23.744564022</text:p>
          </table:table-cell>
        </table:table-row>
        <table:table-row table:style-name="ro1">
          <table:table-cell office:value-type="float" office:value="0.026184482" calcext:value-type="float">
            <text:p>0.026184482</text:p>
          </table:table-cell>
          <table:table-cell office:value-type="float" office:value="9.54764" calcext:value-type="float">
            <text:p>9.54764</text:p>
          </table:table-cell>
          <table:table-cell table:formula="of:=[.C816]+[.A817]" office:value-type="float" office:value="23.770748504" calcext:value-type="float">
            <text:p>23.770748504</text:p>
          </table:table-cell>
        </table:table-row>
        <table:table-row table:style-name="ro1">
          <table:table-cell office:value-type="float" office:value="0.02589456" calcext:value-type="float">
            <text:p>0.02589456</text:p>
          </table:table-cell>
          <table:table-cell office:value-type="float" office:value="9.654537" calcext:value-type="float">
            <text:p>9.654537</text:p>
          </table:table-cell>
          <table:table-cell table:formula="of:=[.C817]+[.A818]" office:value-type="float" office:value="23.796643064" calcext:value-type="float">
            <text:p>23.796643064</text:p>
          </table:table-cell>
        </table:table-row>
        <table:table-row table:style-name="ro1">
          <table:table-cell office:value-type="float" office:value="0.026245518" calcext:value-type="float">
            <text:p>0.026245518</text:p>
          </table:table-cell>
          <table:table-cell office:value-type="float" office:value="9.525436" calcext:value-type="float">
            <text:p>9.525436</text:p>
          </table:table-cell>
          <table:table-cell table:formula="of:=[.C818]+[.A819]" office:value-type="float" office:value="23.822888582" calcext:value-type="float">
            <text:p>23.822888582</text:p>
          </table:table-cell>
        </table:table-row>
        <table:table-row table:style-name="ro1">
          <table:table-cell office:value-type="float" office:value="0.026276035" calcext:value-type="float">
            <text:p>0.026276035</text:p>
          </table:table-cell>
          <table:table-cell office:value-type="float" office:value="9.514373" calcext:value-type="float">
            <text:p>9.514373</text:p>
          </table:table-cell>
          <table:table-cell table:formula="of:=[.C819]+[.A820]" office:value-type="float" office:value="23.849164617" calcext:value-type="float">
            <text:p>23.849164617</text:p>
          </table:table-cell>
        </table:table-row>
        <table:table-row table:style-name="ro1">
          <table:table-cell office:value-type="float" office:value="0.026199741" calcext:value-type="float">
            <text:p>0.026199741</text:p>
          </table:table-cell>
          <table:table-cell office:value-type="float" office:value="9.542079" calcext:value-type="float">
            <text:p>9.542079</text:p>
          </table:table-cell>
          <table:table-cell table:formula="of:=[.C820]+[.A821]" office:value-type="float" office:value="23.875364358" calcext:value-type="float">
            <text:p>23.875364358</text:p>
          </table:table-cell>
        </table:table-row>
        <table:table-row table:style-name="ro1">
          <table:table-cell office:value-type="float" office:value="0.02589456" calcext:value-type="float">
            <text:p>0.02589456</text:p>
          </table:table-cell>
          <table:table-cell office:value-type="float" office:value="9.654537" calcext:value-type="float">
            <text:p>9.654537</text:p>
          </table:table-cell>
          <table:table-cell table:formula="of:=[.C821]+[.A822]" office:value-type="float" office:value="23.901258918" calcext:value-type="float">
            <text:p>23.901258918</text:p>
          </table:table-cell>
        </table:table-row>
        <table:table-row table:style-name="ro1">
          <table:table-cell office:value-type="float" office:value="0.026215" calcext:value-type="float">
            <text:p>0.026215</text:p>
          </table:table-cell>
          <table:table-cell office:value-type="float" office:value="9.536525" calcext:value-type="float">
            <text:p>9.536525</text:p>
          </table:table-cell>
          <table:table-cell table:formula="of:=[.C822]+[.A823]" office:value-type="float" office:value="23.927473918" calcext:value-type="float">
            <text:p>23.927473918</text:p>
          </table:table-cell>
        </table:table-row>
        <table:table-row table:style-name="ro1">
          <table:table-cell office:value-type="float" office:value="0.026276035" calcext:value-type="float">
            <text:p>0.026276035</text:p>
          </table:table-cell>
          <table:table-cell office:value-type="float" office:value="9.514373" calcext:value-type="float">
            <text:p>9.514373</text:p>
          </table:table-cell>
          <table:table-cell table:formula="of:=[.C823]+[.A824]" office:value-type="float" office:value="23.953749953" calcext:value-type="float">
            <text:p>23.953749953</text:p>
          </table:table-cell>
        </table:table-row>
        <table:table-row table:style-name="ro1">
          <table:table-cell office:value-type="float" office:value="0.026169222" calcext:value-type="float">
            <text:p>0.026169222</text:p>
          </table:table-cell>
          <table:table-cell office:value-type="float" office:value="9.553207" calcext:value-type="float">
            <text:p>9.553207</text:p>
          </table:table-cell>
          <table:table-cell table:formula="of:=[.C824]+[.A825]" office:value-type="float" office:value="23.979919175" calcext:value-type="float">
            <text:p>23.979919175</text:p>
          </table:table-cell>
        </table:table-row>
        <table:table-row table:style-name="ro1">
          <table:table-cell office:value-type="float" office:value="0.025848784" calcext:value-type="float">
            <text:p>0.025848784</text:p>
          </table:table-cell>
          <table:table-cell office:value-type="float" office:value="9.671635" calcext:value-type="float">
            <text:p>9.671635</text:p>
          </table:table-cell>
          <table:table-cell table:formula="of:=[.C825]+[.A826]" office:value-type="float" office:value="24.005767959" calcext:value-type="float">
            <text:p>24.005767959</text:p>
          </table:table-cell>
        </table:table-row>
        <table:table-row table:style-name="ro1">
          <table:table-cell office:value-type="float" office:value="0.026184482" calcext:value-type="float">
            <text:p>0.026184482</text:p>
          </table:table-cell>
          <table:table-cell office:value-type="float" office:value="9.54764" calcext:value-type="float">
            <text:p>9.54764</text:p>
          </table:table-cell>
          <table:table-cell table:formula="of:=[.C826]+[.A827]" office:value-type="float" office:value="24.031952441" calcext:value-type="float">
            <text:p>24.031952441</text:p>
          </table:table-cell>
        </table:table-row>
        <table:table-row table:style-name="ro1">
          <table:table-cell office:value-type="float" office:value="0.026230259" calcext:value-type="float">
            <text:p>0.026230259</text:p>
          </table:table-cell>
          <table:table-cell office:value-type="float" office:value="9.530977" calcext:value-type="float">
            <text:p>9.530977</text:p>
          </table:table-cell>
          <table:table-cell table:formula="of:=[.C827]+[.A828]" office:value-type="float" office:value="24.0581827" calcext:value-type="float">
            <text:p>24.0581827</text:p>
          </table:table-cell>
        </table:table-row>
        <table:table-row table:style-name="ro1">
          <table:table-cell office:value-type="float" office:value="0.026123445" calcext:value-type="float">
            <text:p>0.026123445</text:p>
          </table:table-cell>
          <table:table-cell office:value-type="float" office:value="9.569948" calcext:value-type="float">
            <text:p>9.569948</text:p>
          </table:table-cell>
          <table:table-cell table:formula="of:=[.C828]+[.A829]" office:value-type="float" office:value="24.084306145" calcext:value-type="float">
            <text:p>24.084306145</text:p>
          </table:table-cell>
        </table:table-row>
        <table:table-row table:style-name="ro1">
          <table:table-cell office:value-type="float" office:value="0.025803005" calcext:value-type="float">
            <text:p>0.025803005</text:p>
          </table:table-cell>
          <table:table-cell office:value-type="float" office:value="9.688794" calcext:value-type="float">
            <text:p>9.688794</text:p>
          </table:table-cell>
          <table:table-cell table:formula="of:=[.C829]+[.A830]" office:value-type="float" office:value="24.11010915" calcext:value-type="float">
            <text:p>24.11010915</text:p>
          </table:table-cell>
        </table:table-row>
        <table:table-row table:style-name="ro1">
          <table:table-cell office:value-type="float" office:value="0.026153963" calcext:value-type="float">
            <text:p>0.026153963</text:p>
          </table:table-cell>
          <table:table-cell office:value-type="float" office:value="9.558782" calcext:value-type="float">
            <text:p>9.558782</text:p>
          </table:table-cell>
          <table:table-cell table:formula="of:=[.C830]+[.A831]" office:value-type="float" office:value="24.136263113" calcext:value-type="float">
            <text:p>24.136263113</text:p>
          </table:table-cell>
        </table:table-row>
        <table:table-row table:style-name="ro1">
          <table:table-cell office:value-type="float" office:value="0.026199741" calcext:value-type="float">
            <text:p>0.026199741</text:p>
          </table:table-cell>
          <table:table-cell office:value-type="float" office:value="9.542079" calcext:value-type="float">
            <text:p>9.542079</text:p>
          </table:table-cell>
          <table:table-cell table:formula="of:=[.C831]+[.A832]" office:value-type="float" office:value="24.162462854" calcext:value-type="float">
            <text:p>24.162462854</text:p>
          </table:table-cell>
        </table:table-row>
        <table:table-row table:style-name="ro1">
          <table:table-cell office:value-type="float" office:value="0.026108187" calcext:value-type="float">
            <text:p>0.026108187</text:p>
          </table:table-cell>
          <table:table-cell office:value-type="float" office:value="9.575541" calcext:value-type="float">
            <text:p>9.575541</text:p>
          </table:table-cell>
          <table:table-cell table:formula="of:=[.C832]+[.A833]" office:value-type="float" office:value="24.188571041" calcext:value-type="float">
            <text:p>24.188571041</text:p>
          </table:table-cell>
        </table:table-row>
        <table:table-row table:style-name="ro1">
          <table:table-cell office:value-type="float" office:value="0.025787747" calcext:value-type="float">
            <text:p>0.025787747</text:p>
          </table:table-cell>
          <table:table-cell office:value-type="float" office:value="9.694527" calcext:value-type="float">
            <text:p>9.694527</text:p>
          </table:table-cell>
          <table:table-cell table:formula="of:=[.C833]+[.A834]" office:value-type="float" office:value="24.214358788" calcext:value-type="float">
            <text:p>24.214358788</text:p>
          </table:table-cell>
        </table:table-row>
        <table:table-row table:style-name="ro1">
          <table:table-cell office:value-type="float" office:value="0.026123445" calcext:value-type="float">
            <text:p>0.026123445</text:p>
          </table:table-cell>
          <table:table-cell office:value-type="float" office:value="9.569948" calcext:value-type="float">
            <text:p>9.569948</text:p>
          </table:table-cell>
          <table:table-cell table:formula="of:=[.C834]+[.A835]" office:value-type="float" office:value="24.240482233" calcext:value-type="float">
            <text:p>24.240482233</text:p>
          </table:table-cell>
        </table:table-row>
        <table:table-row table:style-name="ro1">
          <table:table-cell office:value-type="float" office:value="0.026153963" calcext:value-type="float">
            <text:p>0.026153963</text:p>
          </table:table-cell>
          <table:table-cell office:value-type="float" office:value="9.558782" calcext:value-type="float">
            <text:p>9.558782</text:p>
          </table:table-cell>
          <table:table-cell table:formula="of:=[.C835]+[.A836]" office:value-type="float" office:value="24.266636196" calcext:value-type="float">
            <text:p>24.266636196</text:p>
          </table:table-cell>
        </table:table-row>
        <table:table-row table:style-name="ro1">
          <table:table-cell office:value-type="float" office:value="0.02607767" calcext:value-type="float">
            <text:p>0.02607767</text:p>
          </table:table-cell>
          <table:table-cell office:value-type="float" office:value="9.586747" calcext:value-type="float">
            <text:p>9.586747</text:p>
          </table:table-cell>
          <table:table-cell table:formula="of:=[.C836]+[.A837]" office:value-type="float" office:value="24.292713866" calcext:value-type="float">
            <text:p>24.292713866</text:p>
          </table:table-cell>
        </table:table-row>
        <table:table-row table:style-name="ro1">
          <table:table-cell office:value-type="float" office:value="0.025757229" calcext:value-type="float">
            <text:p>0.025757229</text:p>
          </table:table-cell>
          <table:table-cell office:value-type="float" office:value="9.706014" calcext:value-type="float">
            <text:p>9.706014</text:p>
          </table:table-cell>
          <table:table-cell table:formula="of:=[.C837]+[.A838]" office:value-type="float" office:value="24.318471095" calcext:value-type="float">
            <text:p>24.318471095</text:p>
          </table:table-cell>
        </table:table-row>
        <table:table-row table:style-name="ro1">
          <table:table-cell office:value-type="float" office:value="0.026092928" calcext:value-type="float">
            <text:p>0.026092928</text:p>
          </table:table-cell>
          <table:table-cell office:value-type="float" office:value="9.5811405" calcext:value-type="float">
            <text:p>9.5811405</text:p>
          </table:table-cell>
          <table:table-cell table:formula="of:=[.C838]+[.A839]" office:value-type="float" office:value="24.344564023" calcext:value-type="float">
            <text:p>24.344564023</text:p>
          </table:table-cell>
        </table:table-row>
        <table:table-row table:style-name="ro1">
          <table:table-cell office:value-type="float" office:value="0.026169222" calcext:value-type="float">
            <text:p>0.026169222</text:p>
          </table:table-cell>
          <table:table-cell office:value-type="float" office:value="9.553207" calcext:value-type="float">
            <text:p>9.553207</text:p>
          </table:table-cell>
          <table:table-cell table:formula="of:=[.C839]+[.A840]" office:value-type="float" office:value="24.370733245" calcext:value-type="float">
            <text:p>24.370733245</text:p>
          </table:table-cell>
        </table:table-row>
        <table:table-row table:style-name="ro1">
          <table:table-cell office:value-type="float" office:value="0.02606241" calcext:value-type="float">
            <text:p>0.02606241</text:p>
          </table:table-cell>
          <table:table-cell office:value-type="float" office:value="9.59236" calcext:value-type="float">
            <text:p>9.59236</text:p>
          </table:table-cell>
          <table:table-cell table:formula="of:=[.C840]+[.A841]" office:value-type="float" office:value="24.396795655" calcext:value-type="float">
            <text:p>24.396795655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841]+[.A842]" office:value-type="float" office:value="24.422522366" calcext:value-type="float">
            <text:p>24.422522366</text:p>
          </table:table-cell>
        </table:table-row>
        <table:table-row table:style-name="ro1">
          <table:table-cell office:value-type="float" office:value="0.026092928" calcext:value-type="float">
            <text:p>0.026092928</text:p>
          </table:table-cell>
          <table:table-cell office:value-type="float" office:value="9.5811405" calcext:value-type="float">
            <text:p>9.5811405</text:p>
          </table:table-cell>
          <table:table-cell table:formula="of:=[.C842]+[.A843]" office:value-type="float" office:value="24.448615294" calcext:value-type="float">
            <text:p>24.448615294</text:p>
          </table:table-cell>
        </table:table-row>
        <table:table-row table:style-name="ro1">
          <table:table-cell office:value-type="float" office:value="0.026123445" calcext:value-type="float">
            <text:p>0.026123445</text:p>
          </table:table-cell>
          <table:table-cell office:value-type="float" office:value="9.569948" calcext:value-type="float">
            <text:p>9.569948</text:p>
          </table:table-cell>
          <table:table-cell table:formula="of:=[.C843]+[.A844]" office:value-type="float" office:value="24.474738739" calcext:value-type="float">
            <text:p>24.474738739</text:p>
          </table:table-cell>
        </table:table-row>
        <table:table-row table:style-name="ro1">
          <table:table-cell office:value-type="float" office:value="0.026016632" calcext:value-type="float">
            <text:p>0.026016632</text:p>
          </table:table-cell>
          <table:table-cell office:value-type="float" office:value="9.609238" calcext:value-type="float">
            <text:p>9.609238</text:p>
          </table:table-cell>
          <table:table-cell table:formula="of:=[.C844]+[.A845]" office:value-type="float" office:value="24.500755371" calcext:value-type="float">
            <text:p>24.500755371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845]+[.A846]" office:value-type="float" office:value="24.526482082" calcext:value-type="float">
            <text:p>24.526482082</text:p>
          </table:table-cell>
        </table:table-row>
        <table:table-row table:style-name="ro1">
          <table:table-cell office:value-type="float" office:value="0.02603189" calcext:value-type="float">
            <text:p>0.02603189</text:p>
          </table:table-cell>
          <table:table-cell office:value-type="float" office:value="9.603605" calcext:value-type="float">
            <text:p>9.603605</text:p>
          </table:table-cell>
          <table:table-cell table:formula="of:=[.C846]+[.A847]" office:value-type="float" office:value="24.552513972" calcext:value-type="float">
            <text:p>24.552513972</text:p>
          </table:table-cell>
        </table:table-row>
        <table:table-row table:style-name="ro1">
          <table:table-cell office:value-type="float" office:value="0.026123445" calcext:value-type="float">
            <text:p>0.026123445</text:p>
          </table:table-cell>
          <table:table-cell office:value-type="float" office:value="9.569948" calcext:value-type="float">
            <text:p>9.569948</text:p>
          </table:table-cell>
          <table:table-cell table:formula="of:=[.C847]+[.A848]" office:value-type="float" office:value="24.578637417" calcext:value-type="float">
            <text:p>24.578637417</text:p>
          </table:table-cell>
        </table:table-row>
        <table:table-row table:style-name="ro1">
          <table:table-cell office:value-type="float" office:value="0.026016632" calcext:value-type="float">
            <text:p>0.026016632</text:p>
          </table:table-cell>
          <table:table-cell office:value-type="float" office:value="9.609238" calcext:value-type="float">
            <text:p>9.609238</text:p>
          </table:table-cell>
          <table:table-cell table:formula="of:=[.C848]+[.A849]" office:value-type="float" office:value="24.604654049" calcext:value-type="float">
            <text:p>24.604654049</text:p>
          </table:table-cell>
        </table:table-row>
        <table:table-row table:style-name="ro1">
          <table:table-cell office:value-type="float" office:value="0.025711453" calcext:value-type="float">
            <text:p>0.025711453</text:p>
          </table:table-cell>
          <table:table-cell office:value-type="float" office:value="9.723293" calcext:value-type="float">
            <text:p>9.723293</text:p>
          </table:table-cell>
          <table:table-cell table:formula="of:=[.C849]+[.A850]" office:value-type="float" office:value="24.630365502" calcext:value-type="float">
            <text:p>24.630365502</text:p>
          </table:table-cell>
        </table:table-row>
        <table:table-row table:style-name="ro1">
          <table:table-cell office:value-type="float" office:value="0.02603189" calcext:value-type="float">
            <text:p>0.02603189</text:p>
          </table:table-cell>
          <table:table-cell office:value-type="float" office:value="9.603605" calcext:value-type="float">
            <text:p>9.603605</text:p>
          </table:table-cell>
          <table:table-cell table:formula="of:=[.C850]+[.A851]" office:value-type="float" office:value="24.656397392" calcext:value-type="float">
            <text:p>24.656397392</text:p>
          </table:table-cell>
        </table:table-row>
        <table:table-row table:style-name="ro1">
          <table:table-cell office:value-type="float" office:value="0.026092928" calcext:value-type="float">
            <text:p>0.026092928</text:p>
          </table:table-cell>
          <table:table-cell office:value-type="float" office:value="9.5811405" calcext:value-type="float">
            <text:p>9.5811405</text:p>
          </table:table-cell>
          <table:table-cell table:formula="of:=[.C851]+[.A852]" office:value-type="float" office:value="24.68249032" calcext:value-type="float">
            <text:p>24.68249032</text:p>
          </table:table-cell>
        </table:table-row>
        <table:table-row table:style-name="ro1">
          <table:table-cell office:value-type="float" office:value="0.026001373" calcext:value-type="float">
            <text:p>0.026001373</text:p>
          </table:table-cell>
          <table:table-cell office:value-type="float" office:value="9.614877" calcext:value-type="float">
            <text:p>9.614877</text:p>
          </table:table-cell>
          <table:table-cell table:formula="of:=[.C852]+[.A853]" office:value-type="float" office:value="24.708491693" calcext:value-type="float">
            <text:p>24.708491693</text:p>
          </table:table-cell>
        </table:table-row>
        <table:table-row table:style-name="ro1">
          <table:table-cell office:value-type="float" office:value="0.025680933" calcext:value-type="float">
            <text:p>0.025680933</text:p>
          </table:table-cell>
          <table:table-cell office:value-type="float" office:value="9.734848" calcext:value-type="float">
            <text:p>9.734848</text:p>
          </table:table-cell>
          <table:table-cell table:formula="of:=[.C853]+[.A854]" office:value-type="float" office:value="24.734172626" calcext:value-type="float">
            <text:p>24.734172626</text:p>
          </table:table-cell>
        </table:table-row>
        <table:table-row table:style-name="ro1">
          <table:table-cell office:value-type="float" office:value="0.025970856" calcext:value-type="float">
            <text:p>0.025970856</text:p>
          </table:table-cell>
          <table:table-cell office:value-type="float" office:value="9.626175" calcext:value-type="float">
            <text:p>9.626175</text:p>
          </table:table-cell>
          <table:table-cell table:formula="of:=[.C854]+[.A855]" office:value-type="float" office:value="24.760143482" calcext:value-type="float">
            <text:p>24.760143482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855]+[.A856]" office:value-type="float" office:value="24.786129597" calcext:value-type="float">
            <text:p>24.786129597</text:p>
          </table:table-cell>
        </table:table-row>
        <table:table-row table:style-name="ro1">
          <table:table-cell office:value-type="float" office:value="0.025864042" calcext:value-type="float">
            <text:p>0.025864042</text:p>
          </table:table-cell>
          <table:table-cell office:value-type="float" office:value="9.665929" calcext:value-type="float">
            <text:p>9.665929</text:p>
          </table:table-cell>
          <table:table-cell table:formula="of:=[.C856]+[.A857]" office:value-type="float" office:value="24.811993639" calcext:value-type="float">
            <text:p>24.811993639</text:p>
          </table:table-cell>
        </table:table-row>
        <table:table-row table:style-name="ro1">
          <table:table-cell office:value-type="float" office:value="0.025513085" calcext:value-type="float">
            <text:p>0.025513085</text:p>
          </table:table-cell>
          <table:table-cell office:value-type="float" office:value="9.798893" calcext:value-type="float">
            <text:p>9.798893</text:p>
          </table:table-cell>
          <table:table-cell table:formula="of:=[.C857]+[.A858]" office:value-type="float" office:value="24.837506724" calcext:value-type="float">
            <text:p>24.837506724</text:p>
          </table:table-cell>
        </table:table-row>
        <table:table-row table:style-name="ro1">
          <table:table-cell office:value-type="float" office:value="0.025848784" calcext:value-type="float">
            <text:p>0.025848784</text:p>
          </table:table-cell>
          <table:table-cell office:value-type="float" office:value="9.671635" calcext:value-type="float">
            <text:p>9.671635</text:p>
          </table:table-cell>
          <table:table-cell table:formula="of:=[.C858]+[.A859]" office:value-type="float" office:value="24.863355508" calcext:value-type="float">
            <text:p>24.863355508</text:p>
          </table:table-cell>
        </table:table-row>
        <table:table-row table:style-name="ro1">
          <table:table-cell office:value-type="float" office:value="0.025848784" calcext:value-type="float">
            <text:p>0.025848784</text:p>
          </table:table-cell>
          <table:table-cell office:value-type="float" office:value="9.671635" calcext:value-type="float">
            <text:p>9.671635</text:p>
          </table:table-cell>
          <table:table-cell table:formula="of:=[.C859]+[.A860]" office:value-type="float" office:value="24.889204292" calcext:value-type="float">
            <text:p>24.889204292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860]+[.A861]" office:value-type="float" office:value="24.914931003" calcext:value-type="float">
            <text:p>24.914931003</text:p>
          </table:table-cell>
        </table:table-row>
        <table:table-row table:style-name="ro1">
          <table:table-cell office:value-type="float" office:value="0.025436789" calcext:value-type="float">
            <text:p>0.025436789</text:p>
          </table:table-cell>
          <table:table-cell office:value-type="float" office:value="9.828284" calcext:value-type="float">
            <text:p>9.828284</text:p>
          </table:table-cell>
          <table:table-cell table:formula="of:=[.C861]+[.A862]" office:value-type="float" office:value="24.940367792" calcext:value-type="float">
            <text:p>24.940367792</text:p>
          </table:table-cell>
        </table:table-row>
        <table:table-row table:style-name="ro1">
          <table:table-cell office:value-type="float" office:value="0.025757229" calcext:value-type="float">
            <text:p>0.025757229</text:p>
          </table:table-cell>
          <table:table-cell office:value-type="float" office:value="9.706014" calcext:value-type="float">
            <text:p>9.706014</text:p>
          </table:table-cell>
          <table:table-cell table:formula="of:=[.C862]+[.A863]" office:value-type="float" office:value="24.966125021" calcext:value-type="float">
            <text:p>24.966125021</text:p>
          </table:table-cell>
        </table:table-row>
        <table:table-row table:style-name="ro1">
          <table:table-cell office:value-type="float" office:value="0.025772488" calcext:value-type="float">
            <text:p>0.025772488</text:p>
          </table:table-cell>
          <table:table-cell office:value-type="float" office:value="9.700267" calcext:value-type="float">
            <text:p>9.700267</text:p>
          </table:table-cell>
          <table:table-cell table:formula="of:=[.C863]+[.A864]" office:value-type="float" office:value="24.991897509" calcext:value-type="float">
            <text:p>24.991897509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864]+[.A865]" office:value-type="float" office:value="25.017593703" calcext:value-type="float">
            <text:p>25.017593703</text:p>
          </table:table-cell>
        </table:table-row>
        <table:table-row table:style-name="ro1">
          <table:table-cell office:value-type="float" office:value="0.025391012" calcext:value-type="float">
            <text:p>0.025391012</text:p>
          </table:table-cell>
          <table:table-cell office:value-type="float" office:value="9.846004" calcext:value-type="float">
            <text:p>9.846004</text:p>
          </table:table-cell>
          <table:table-cell table:formula="of:=[.C865]+[.A866]" office:value-type="float" office:value="25.042984715" calcext:value-type="float">
            <text:p>25.042984715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866]+[.A867]" office:value-type="float" office:value="25.068680909" calcext:value-type="float">
            <text:p>25.068680909</text:p>
          </table:table-cell>
        </table:table-row>
        <table:table-row table:style-name="ro1">
          <table:table-cell office:value-type="float" office:value="0.025772488" calcext:value-type="float">
            <text:p>0.025772488</text:p>
          </table:table-cell>
          <table:table-cell office:value-type="float" office:value="9.700267" calcext:value-type="float">
            <text:p>9.700267</text:p>
          </table:table-cell>
          <table:table-cell table:formula="of:=[.C867]+[.A868]" office:value-type="float" office:value="25.094453397" calcext:value-type="float">
            <text:p>25.094453397</text:p>
          </table:table-cell>
        </table:table-row>
        <table:table-row table:style-name="ro1">
          <table:table-cell office:value-type="float" office:value="0.025680933" calcext:value-type="float">
            <text:p>0.025680933</text:p>
          </table:table-cell>
          <table:table-cell office:value-type="float" office:value="9.734848" calcext:value-type="float">
            <text:p>9.734848</text:p>
          </table:table-cell>
          <table:table-cell table:formula="of:=[.C868]+[.A869]" office:value-type="float" office:value="25.12013433" calcext:value-type="float">
            <text:p>25.12013433</text:p>
          </table:table-cell>
        </table:table-row>
        <table:table-row table:style-name="ro1">
          <table:table-cell office:value-type="float" office:value="0.025345236" calcext:value-type="float">
            <text:p>0.025345236</text:p>
          </table:table-cell>
          <table:table-cell office:value-type="float" office:value="9.863787" calcext:value-type="float">
            <text:p>9.863787</text:p>
          </table:table-cell>
          <table:table-cell table:formula="of:=[.C869]+[.A870]" office:value-type="float" office:value="25.145479566" calcext:value-type="float">
            <text:p>25.145479566</text:p>
          </table:table-cell>
        </table:table-row>
        <table:table-row table:style-name="ro1">
          <table:table-cell office:value-type="float" office:value="0.025650416" calcext:value-type="float">
            <text:p>0.025650416</text:p>
          </table:table-cell>
          <table:table-cell office:value-type="float" office:value="9.74643" calcext:value-type="float">
            <text:p>9.74643</text:p>
          </table:table-cell>
          <table:table-cell table:formula="of:=[.C870]+[.A871]" office:value-type="float" office:value="25.171129982" calcext:value-type="float">
            <text:p>25.171129982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871]+[.A872]" office:value-type="float" office:value="25.196856693" calcext:value-type="float">
            <text:p>25.196856693</text:p>
          </table:table-cell>
        </table:table-row>
        <table:table-row table:style-name="ro1">
          <table:table-cell office:value-type="float" office:value="0.025650416" calcext:value-type="float">
            <text:p>0.025650416</text:p>
          </table:table-cell>
          <table:table-cell office:value-type="float" office:value="9.74643" calcext:value-type="float">
            <text:p>9.74643</text:p>
          </table:table-cell>
          <table:table-cell table:formula="of:=[.C872]+[.A873]" office:value-type="float" office:value="25.222507109" calcext:value-type="float">
            <text:p>25.222507109</text:p>
          </table:table-cell>
        </table:table-row>
        <table:table-row table:style-name="ro1">
          <table:table-cell office:value-type="float" office:value="0.025329977" calcext:value-type="float">
            <text:p>0.025329977</text:p>
          </table:table-cell>
          <table:table-cell office:value-type="float" office:value="9.869728" calcext:value-type="float">
            <text:p>9.869728</text:p>
          </table:table-cell>
          <table:table-cell table:formula="of:=[.C873]+[.A874]" office:value-type="float" office:value="25.247837086" calcext:value-type="float">
            <text:p>25.247837086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874]+[.A875]" office:value-type="float" office:value="25.273472243" calcext:value-type="float">
            <text:p>25.273472243</text:p>
          </table:table-cell>
        </table:table-row>
        <table:table-row table:style-name="ro1">
          <table:table-cell office:value-type="float" office:value="0.025680933" calcext:value-type="float">
            <text:p>0.025680933</text:p>
          </table:table-cell>
          <table:table-cell office:value-type="float" office:value="9.734848" calcext:value-type="float">
            <text:p>9.734848</text:p>
          </table:table-cell>
          <table:table-cell table:formula="of:=[.C875]+[.A876]" office:value-type="float" office:value="25.299153176" calcext:value-type="float">
            <text:p>25.299153176</text:p>
          </table:table-cell>
        </table:table-row>
        <table:table-row table:style-name="ro1">
          <table:table-cell office:value-type="float" office:value="0.02558938" calcext:value-type="float">
            <text:p>0.02558938</text:p>
          </table:table-cell>
          <table:table-cell office:value-type="float" office:value="9.769677" calcext:value-type="float">
            <text:p>9.769677</text:p>
          </table:table-cell>
          <table:table-cell table:formula="of:=[.C876]+[.A877]" office:value-type="float" office:value="25.324742556" calcext:value-type="float">
            <text:p>25.324742556</text:p>
          </table:table-cell>
        </table:table-row>
        <table:table-row table:style-name="ro1">
          <table:table-cell office:value-type="float" office:value="0.025299458" calcext:value-type="float">
            <text:p>0.025299458</text:p>
          </table:table-cell>
          <table:table-cell office:value-type="float" office:value="9.881635" calcext:value-type="float">
            <text:p>9.881635</text:p>
          </table:table-cell>
          <table:table-cell table:formula="of:=[.C877]+[.A878]" office:value-type="float" office:value="25.350042014" calcext:value-type="float">
            <text:p>25.350042014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878]+[.A879]" office:value-type="float" office:value="25.375707688" calcext:value-type="float">
            <text:p>25.375707688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879]+[.A880]" office:value-type="float" office:value="25.401403882" calcext:value-type="float">
            <text:p>25.401403882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880]+[.A881]" office:value-type="float" office:value="25.427039039" calcext:value-type="float">
            <text:p>25.427039039</text:p>
          </table:table-cell>
        </table:table-row>
        <table:table-row table:style-name="ro1">
          <table:table-cell office:value-type="float" office:value="0.025329977" calcext:value-type="float">
            <text:p>0.025329977</text:p>
          </table:table-cell>
          <table:table-cell office:value-type="float" office:value="9.869728" calcext:value-type="float">
            <text:p>9.869728</text:p>
          </table:table-cell>
          <table:table-cell table:formula="of:=[.C881]+[.A882]" office:value-type="float" office:value="25.452369016" calcext:value-type="float">
            <text:p>25.452369016</text:p>
          </table:table-cell>
        </table:table-row>
        <table:table-row table:style-name="ro1">
          <table:table-cell office:value-type="float" office:value="0.025650416" calcext:value-type="float">
            <text:p>0.025650416</text:p>
          </table:table-cell>
          <table:table-cell office:value-type="float" office:value="9.74643" calcext:value-type="float">
            <text:p>9.74643</text:p>
          </table:table-cell>
          <table:table-cell table:formula="of:=[.C882]+[.A883]" office:value-type="float" office:value="25.478019432" calcext:value-type="float">
            <text:p>25.478019432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883]+[.A884]" office:value-type="float" office:value="25.503746143" calcext:value-type="float">
            <text:p>25.503746143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884]+[.A885]" office:value-type="float" office:value="25.529350783" calcext:value-type="float">
            <text:p>25.529350783</text:p>
          </table:table-cell>
        </table:table-row>
        <table:table-row table:style-name="ro1">
          <table:table-cell office:value-type="float" office:value="0.025299458" calcext:value-type="float">
            <text:p>0.025299458</text:p>
          </table:table-cell>
          <table:table-cell office:value-type="float" office:value="9.881635" calcext:value-type="float">
            <text:p>9.881635</text:p>
          </table:table-cell>
          <table:table-cell table:formula="of:=[.C885]+[.A886]" office:value-type="float" office:value="25.554650241" calcext:value-type="float">
            <text:p>25.554650241</text:p>
          </table:table-cell>
        </table:table-row>
        <table:table-row table:style-name="ro1">
          <table:table-cell office:value-type="float" office:value="0.025650416" calcext:value-type="float">
            <text:p>0.025650416</text:p>
          </table:table-cell>
          <table:table-cell office:value-type="float" office:value="9.74643" calcext:value-type="float">
            <text:p>9.74643</text:p>
          </table:table-cell>
          <table:table-cell table:formula="of:=[.C886]+[.A887]" office:value-type="float" office:value="25.580300657" calcext:value-type="float">
            <text:p>25.580300657</text:p>
          </table:table-cell>
        </table:table-row>
        <table:table-row table:style-name="ro1">
          <table:table-cell office:value-type="float" office:value="0.025680933" calcext:value-type="float">
            <text:p>0.025680933</text:p>
          </table:table-cell>
          <table:table-cell office:value-type="float" office:value="9.734848" calcext:value-type="float">
            <text:p>9.734848</text:p>
          </table:table-cell>
          <table:table-cell table:formula="of:=[.C887]+[.A888]" office:value-type="float" office:value="25.60598159" calcext:value-type="float">
            <text:p>25.60598159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888]+[.A889]" office:value-type="float" office:value="25.631601488" calcext:value-type="float">
            <text:p>25.631601488</text:p>
          </table:table-cell>
        </table:table-row>
        <table:table-row table:style-name="ro1">
          <table:table-cell office:value-type="float" office:value="0.025299458" calcext:value-type="float">
            <text:p>0.025299458</text:p>
          </table:table-cell>
          <table:table-cell office:value-type="float" office:value="9.881635" calcext:value-type="float">
            <text:p>9.881635</text:p>
          </table:table-cell>
          <table:table-cell table:formula="of:=[.C889]+[.A890]" office:value-type="float" office:value="25.656900946" calcext:value-type="float">
            <text:p>25.656900946</text:p>
          </table:table-cell>
        </table:table-row>
        <table:table-row table:style-name="ro1">
          <table:table-cell office:value-type="float" office:value="0.025650416" calcext:value-type="float">
            <text:p>0.025650416</text:p>
          </table:table-cell>
          <table:table-cell office:value-type="float" office:value="9.74643" calcext:value-type="float">
            <text:p>9.74643</text:p>
          </table:table-cell>
          <table:table-cell table:formula="of:=[.C890]+[.A891]" office:value-type="float" office:value="25.682551362" calcext:value-type="float">
            <text:p>25.682551362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891]+[.A892]" office:value-type="float" office:value="25.708278073" calcext:value-type="float">
            <text:p>25.708278073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892]+[.A893]" office:value-type="float" office:value="25.733882713" calcext:value-type="float">
            <text:p>25.733882713</text:p>
          </table:table-cell>
        </table:table-row>
        <table:table-row table:style-name="ro1">
          <table:table-cell office:value-type="float" office:value="0.025329977" calcext:value-type="float">
            <text:p>0.025329977</text:p>
          </table:table-cell>
          <table:table-cell office:value-type="float" office:value="9.869728" calcext:value-type="float">
            <text:p>9.869728</text:p>
          </table:table-cell>
          <table:table-cell table:formula="of:=[.C893]+[.A894]" office:value-type="float" office:value="25.75921269" calcext:value-type="float">
            <text:p>25.75921269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894]+[.A895]" office:value-type="float" office:value="25.784878364" calcext:value-type="float">
            <text:p>25.784878364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895]+[.A896]" office:value-type="float" office:value="25.810605075" calcext:value-type="float">
            <text:p>25.810605075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896]+[.A897]" office:value-type="float" office:value="25.836224973" calcext:value-type="float">
            <text:p>25.836224973</text:p>
          </table:table-cell>
        </table:table-row>
        <table:table-row table:style-name="ro1">
          <table:table-cell office:value-type="float" office:value="0.025284199" calcext:value-type="float">
            <text:p>0.025284199</text:p>
          </table:table-cell>
          <table:table-cell office:value-type="float" office:value="9.887598" calcext:value-type="float">
            <text:p>9.887598</text:p>
          </table:table-cell>
          <table:table-cell table:formula="of:=[.C897]+[.A898]" office:value-type="float" office:value="25.861509172" calcext:value-type="float">
            <text:p>25.861509172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898]+[.A899]" office:value-type="float" office:value="25.88712907" calcext:value-type="float">
            <text:p>25.88712907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899]+[.A900]" office:value-type="float" office:value="25.912794744" calcext:value-type="float">
            <text:p>25.912794744</text:p>
          </table:table-cell>
        </table:table-row>
        <table:table-row table:style-name="ro1">
          <table:table-cell office:value-type="float" office:value="0.025574122" calcext:value-type="float">
            <text:p>0.025574122</text:p>
          </table:table-cell>
          <table:table-cell office:value-type="float" office:value="9.775506" calcext:value-type="float">
            <text:p>9.775506</text:p>
          </table:table-cell>
          <table:table-cell table:formula="of:=[.C900]+[.A901]" office:value-type="float" office:value="25.938368866" calcext:value-type="float">
            <text:p>25.938368866</text:p>
          </table:table-cell>
        </table:table-row>
        <table:table-row table:style-name="ro1">
          <table:table-cell office:value-type="float" office:value="0.02526894" calcext:value-type="float">
            <text:p>0.02526894</text:p>
          </table:table-cell>
          <table:table-cell office:value-type="float" office:value="9.893569" calcext:value-type="float">
            <text:p>9.893569</text:p>
          </table:table-cell>
          <table:table-cell table:formula="of:=[.C901]+[.A902]" office:value-type="float" office:value="25.963637806" calcext:value-type="float">
            <text:p>25.963637806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902]+[.A903]" office:value-type="float" office:value="25.989242446" calcext:value-type="float">
            <text:p>25.989242446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903]+[.A904]" office:value-type="float" office:value="26.01493864" calcext:value-type="float">
            <text:p>26.01493864</text:p>
          </table:table-cell>
        </table:table-row>
        <table:table-row table:style-name="ro1">
          <table:table-cell office:value-type="float" office:value="0.025574122" calcext:value-type="float">
            <text:p>0.025574122</text:p>
          </table:table-cell>
          <table:table-cell office:value-type="float" office:value="9.775506" calcext:value-type="float">
            <text:p>9.775506</text:p>
          </table:table-cell>
          <table:table-cell table:formula="of:=[.C904]+[.A905]" office:value-type="float" office:value="26.040512762" calcext:value-type="float">
            <text:p>26.040512762</text:p>
          </table:table-cell>
        </table:table-row>
        <table:table-row table:style-name="ro1">
          <table:table-cell office:value-type="float" office:value="0.025253681" calcext:value-type="float">
            <text:p>0.025253681</text:p>
          </table:table-cell>
          <table:table-cell office:value-type="float" office:value="9.899547" calcext:value-type="float">
            <text:p>9.899547</text:p>
          </table:table-cell>
          <table:table-cell table:formula="of:=[.C905]+[.A906]" office:value-type="float" office:value="26.065766443" calcext:value-type="float">
            <text:p>26.065766443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906]+[.A907]" office:value-type="float" office:value="26.0914016" calcext:value-type="float">
            <text:p>26.0914016</text:p>
          </table:table-cell>
        </table:table-row>
        <table:table-row table:style-name="ro1">
          <table:table-cell office:value-type="float" office:value="0.025711453" calcext:value-type="float">
            <text:p>0.025711453</text:p>
          </table:table-cell>
          <table:table-cell office:value-type="float" office:value="9.723293" calcext:value-type="float">
            <text:p>9.723293</text:p>
          </table:table-cell>
          <table:table-cell table:formula="of:=[.C907]+[.A908]" office:value-type="float" office:value="26.117113053" calcext:value-type="float">
            <text:p>26.117113053</text:p>
          </table:table-cell>
        </table:table-row>
        <table:table-row table:style-name="ro1">
          <table:table-cell office:value-type="float" office:value="0.02558938" calcext:value-type="float">
            <text:p>0.02558938</text:p>
          </table:table-cell>
          <table:table-cell office:value-type="float" office:value="9.769677" calcext:value-type="float">
            <text:p>9.769677</text:p>
          </table:table-cell>
          <table:table-cell table:formula="of:=[.C908]+[.A909]" office:value-type="float" office:value="26.142702433" calcext:value-type="float">
            <text:p>26.142702433</text:p>
          </table:table-cell>
        </table:table-row>
        <table:table-row table:style-name="ro1">
          <table:table-cell office:value-type="float" office:value="0.02526894" calcext:value-type="float">
            <text:p>0.02526894</text:p>
          </table:table-cell>
          <table:table-cell office:value-type="float" office:value="9.893569" calcext:value-type="float">
            <text:p>9.893569</text:p>
          </table:table-cell>
          <table:table-cell table:formula="of:=[.C909]+[.A910]" office:value-type="float" office:value="26.167971373" calcext:value-type="float">
            <text:p>26.167971373</text:p>
          </table:table-cell>
        </table:table-row>
        <table:table-row table:style-name="ro1">
          <table:table-cell office:value-type="float" office:value="0.025650416" calcext:value-type="float">
            <text:p>0.025650416</text:p>
          </table:table-cell>
          <table:table-cell office:value-type="float" office:value="9.74643" calcext:value-type="float">
            <text:p>9.74643</text:p>
          </table:table-cell>
          <table:table-cell table:formula="of:=[.C910]+[.A911]" office:value-type="float" office:value="26.193621789" calcext:value-type="float">
            <text:p>26.193621789</text:p>
          </table:table-cell>
        </table:table-row>
        <table:table-row table:style-name="ro1">
          <table:table-cell office:value-type="float" office:value="0.025680933" calcext:value-type="float">
            <text:p>0.025680933</text:p>
          </table:table-cell>
          <table:table-cell office:value-type="float" office:value="9.734848" calcext:value-type="float">
            <text:p>9.734848</text:p>
          </table:table-cell>
          <table:table-cell table:formula="of:=[.C911]+[.A912]" office:value-type="float" office:value="26.219302722" calcext:value-type="float">
            <text:p>26.219302722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912]+[.A913]" office:value-type="float" office:value="26.24492262" calcext:value-type="float">
            <text:p>26.24492262</text:p>
          </table:table-cell>
        </table:table-row>
        <table:table-row table:style-name="ro1">
          <table:table-cell office:value-type="float" office:value="0.025314717" calcext:value-type="float">
            <text:p>0.025314717</text:p>
          </table:table-cell>
          <table:table-cell office:value-type="float" office:value="9.875679" calcext:value-type="float">
            <text:p>9.875679</text:p>
          </table:table-cell>
          <table:table-cell table:formula="of:=[.C913]+[.A914]" office:value-type="float" office:value="26.270237337" calcext:value-type="float">
            <text:p>26.270237337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914]+[.A915]" office:value-type="float" office:value="26.295872494" calcext:value-type="float">
            <text:p>26.295872494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915]+[.A916]" office:value-type="float" office:value="26.321568688" calcext:value-type="float">
            <text:p>26.321568688</text:p>
          </table:table-cell>
        </table:table-row>
        <table:table-row table:style-name="ro1">
          <table:table-cell office:value-type="float" office:value="0.025574122" calcext:value-type="float">
            <text:p>0.025574122</text:p>
          </table:table-cell>
          <table:table-cell office:value-type="float" office:value="9.775506" calcext:value-type="float">
            <text:p>9.775506</text:p>
          </table:table-cell>
          <table:table-cell table:formula="of:=[.C916]+[.A917]" office:value-type="float" office:value="26.34714281" calcext:value-type="float">
            <text:p>26.34714281</text:p>
          </table:table-cell>
        </table:table-row>
        <table:table-row table:style-name="ro1">
          <table:table-cell office:value-type="float" office:value="0.025284199" calcext:value-type="float">
            <text:p>0.025284199</text:p>
          </table:table-cell>
          <table:table-cell office:value-type="float" office:value="9.887598" calcext:value-type="float">
            <text:p>9.887598</text:p>
          </table:table-cell>
          <table:table-cell table:formula="of:=[.C917]+[.A918]" office:value-type="float" office:value="26.372427009" calcext:value-type="float">
            <text:p>26.372427009</text:p>
          </table:table-cell>
        </table:table-row>
        <table:table-row table:style-name="ro1">
          <table:table-cell office:value-type="float" office:value="0.02558938" calcext:value-type="float">
            <text:p>0.02558938</text:p>
          </table:table-cell>
          <table:table-cell office:value-type="float" office:value="9.769677" calcext:value-type="float">
            <text:p>9.769677</text:p>
          </table:table-cell>
          <table:table-cell table:formula="of:=[.C918]+[.A919]" office:value-type="float" office:value="26.398016389" calcext:value-type="float">
            <text:p>26.398016389</text:p>
          </table:table-cell>
        </table:table-row>
        <table:table-row table:style-name="ro1">
          <table:table-cell office:value-type="float" office:value="0.025650416" calcext:value-type="float">
            <text:p>0.025650416</text:p>
          </table:table-cell>
          <table:table-cell office:value-type="float" office:value="9.74643" calcext:value-type="float">
            <text:p>9.74643</text:p>
          </table:table-cell>
          <table:table-cell table:formula="of:=[.C919]+[.A920]" office:value-type="float" office:value="26.423666805" calcext:value-type="float">
            <text:p>26.423666805</text:p>
          </table:table-cell>
        </table:table-row>
        <table:table-row table:style-name="ro1">
          <table:table-cell office:value-type="float" office:value="0.025558861" calcext:value-type="float">
            <text:p>0.025558861</text:p>
          </table:table-cell>
          <table:table-cell office:value-type="float" office:value="9.781343" calcext:value-type="float">
            <text:p>9.781343</text:p>
          </table:table-cell>
          <table:table-cell table:formula="of:=[.C920]+[.A921]" office:value-type="float" office:value="26.449225666" calcext:value-type="float">
            <text:p>26.449225666</text:p>
          </table:table-cell>
        </table:table-row>
        <table:table-row table:style-name="ro1">
          <table:table-cell office:value-type="float" office:value="0.02526894" calcext:value-type="float">
            <text:p>0.02526894</text:p>
          </table:table-cell>
          <table:table-cell office:value-type="float" office:value="9.893569" calcext:value-type="float">
            <text:p>9.893569</text:p>
          </table:table-cell>
          <table:table-cell table:formula="of:=[.C921]+[.A922]" office:value-type="float" office:value="26.474494606" calcext:value-type="float">
            <text:p>26.474494606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922]+[.A923]" office:value-type="float" office:value="26.500099246" calcext:value-type="float">
            <text:p>26.500099246</text:p>
          </table:table-cell>
        </table:table-row>
        <table:table-row table:style-name="ro1">
          <table:table-cell office:value-type="float" office:value="0.025650416" calcext:value-type="float">
            <text:p>0.025650416</text:p>
          </table:table-cell>
          <table:table-cell office:value-type="float" office:value="9.74643" calcext:value-type="float">
            <text:p>9.74643</text:p>
          </table:table-cell>
          <table:table-cell table:formula="of:=[.C923]+[.A924]" office:value-type="float" office:value="26.525749662" calcext:value-type="float">
            <text:p>26.525749662</text:p>
          </table:table-cell>
        </table:table-row>
        <table:table-row table:style-name="ro1">
          <table:table-cell office:value-type="float" office:value="0.02558938" calcext:value-type="float">
            <text:p>0.02558938</text:p>
          </table:table-cell>
          <table:table-cell office:value-type="float" office:value="9.769677" calcext:value-type="float">
            <text:p>9.769677</text:p>
          </table:table-cell>
          <table:table-cell table:formula="of:=[.C924]+[.A925]" office:value-type="float" office:value="26.551339042" calcext:value-type="float">
            <text:p>26.551339042</text:p>
          </table:table-cell>
        </table:table-row>
        <table:table-row table:style-name="ro1">
          <table:table-cell office:value-type="float" office:value="0.02526894" calcext:value-type="float">
            <text:p>0.02526894</text:p>
          </table:table-cell>
          <table:table-cell office:value-type="float" office:value="9.893569" calcext:value-type="float">
            <text:p>9.893569</text:p>
          </table:table-cell>
          <table:table-cell table:formula="of:=[.C925]+[.A926]" office:value-type="float" office:value="26.576607982" calcext:value-type="float">
            <text:p>26.576607982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926]+[.A927]" office:value-type="float" office:value="26.60222788" calcext:value-type="float">
            <text:p>26.60222788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927]+[.A928]" office:value-type="float" office:value="26.627893554" calcext:value-type="float">
            <text:p>26.627893554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928]+[.A929]" office:value-type="float" office:value="26.653498194" calcext:value-type="float">
            <text:p>26.653498194</text:p>
          </table:table-cell>
        </table:table-row>
        <table:table-row table:style-name="ro1">
          <table:table-cell office:value-type="float" office:value="0.025314717" calcext:value-type="float">
            <text:p>0.025314717</text:p>
          </table:table-cell>
          <table:table-cell office:value-type="float" office:value="9.875679" calcext:value-type="float">
            <text:p>9.875679</text:p>
          </table:table-cell>
          <table:table-cell table:formula="of:=[.C929]+[.A930]" office:value-type="float" office:value="26.678812911" calcext:value-type="float">
            <text:p>26.678812911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930]+[.A931]" office:value-type="float" office:value="26.704432809" calcext:value-type="float">
            <text:p>26.704432809</text:p>
          </table:table-cell>
        </table:table-row>
        <table:table-row table:style-name="ro1">
          <table:table-cell office:value-type="float" office:value="0.025650416" calcext:value-type="float">
            <text:p>0.025650416</text:p>
          </table:table-cell>
          <table:table-cell office:value-type="float" office:value="9.74643" calcext:value-type="float">
            <text:p>9.74643</text:p>
          </table:table-cell>
          <table:table-cell table:formula="of:=[.C931]+[.A932]" office:value-type="float" office:value="26.730083225" calcext:value-type="float">
            <text:p>26.730083225</text:p>
          </table:table-cell>
        </table:table-row>
        <table:table-row table:style-name="ro1">
          <table:table-cell office:value-type="float" office:value="0.025574122" calcext:value-type="float">
            <text:p>0.025574122</text:p>
          </table:table-cell>
          <table:table-cell office:value-type="float" office:value="9.775506" calcext:value-type="float">
            <text:p>9.775506</text:p>
          </table:table-cell>
          <table:table-cell table:formula="of:=[.C932]+[.A933]" office:value-type="float" office:value="26.755657347" calcext:value-type="float">
            <text:p>26.755657347</text:p>
          </table:table-cell>
        </table:table-row>
        <table:table-row table:style-name="ro1">
          <table:table-cell office:value-type="float" office:value="0.025299458" calcext:value-type="float">
            <text:p>0.025299458</text:p>
          </table:table-cell>
          <table:table-cell office:value-type="float" office:value="9.881635" calcext:value-type="float">
            <text:p>9.881635</text:p>
          </table:table-cell>
          <table:table-cell table:formula="of:=[.C933]+[.A934]" office:value-type="float" office:value="26.780956805" calcext:value-type="float">
            <text:p>26.780956805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934]+[.A935]" office:value-type="float" office:value="26.806591962" calcext:value-type="float">
            <text:p>26.806591962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935]+[.A936]" office:value-type="float" office:value="26.832318673" calcext:value-type="float">
            <text:p>26.832318673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936]+[.A937]" office:value-type="float" office:value="26.857938571" calcext:value-type="float">
            <text:p>26.857938571</text:p>
          </table:table-cell>
        </table:table-row>
        <table:table-row table:style-name="ro1">
          <table:table-cell office:value-type="float" office:value="0.025329977" calcext:value-type="float">
            <text:p>0.025329977</text:p>
          </table:table-cell>
          <table:table-cell office:value-type="float" office:value="9.869728" calcext:value-type="float">
            <text:p>9.869728</text:p>
          </table:table-cell>
          <table:table-cell table:formula="of:=[.C937]+[.A938]" office:value-type="float" office:value="26.883268548" calcext:value-type="float">
            <text:p>26.883268548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938]+[.A939]" office:value-type="float" office:value="26.908934222" calcext:value-type="float">
            <text:p>26.908934222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939]+[.A940]" office:value-type="float" office:value="26.934660933" calcext:value-type="float">
            <text:p>26.934660933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940]+[.A941]" office:value-type="float" office:value="26.96029609" calcext:value-type="float">
            <text:p>26.96029609</text:p>
          </table:table-cell>
        </table:table-row>
        <table:table-row table:style-name="ro1">
          <table:table-cell office:value-type="float" office:value="0.025345236" calcext:value-type="float">
            <text:p>0.025345236</text:p>
          </table:table-cell>
          <table:table-cell office:value-type="float" office:value="9.863787" calcext:value-type="float">
            <text:p>9.863787</text:p>
          </table:table-cell>
          <table:table-cell table:formula="of:=[.C941]+[.A942]" office:value-type="float" office:value="26.985641326" calcext:value-type="float">
            <text:p>26.985641326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942]+[.A943]" office:value-type="float" office:value="27.01133752" calcext:value-type="float">
            <text:p>27.01133752</text:p>
          </table:table-cell>
        </table:table-row>
        <table:table-row table:style-name="ro1">
          <table:table-cell office:value-type="float" office:value="0.025772488" calcext:value-type="float">
            <text:p>0.025772488</text:p>
          </table:table-cell>
          <table:table-cell office:value-type="float" office:value="9.700267" calcext:value-type="float">
            <text:p>9.700267</text:p>
          </table:table-cell>
          <table:table-cell table:formula="of:=[.C943]+[.A944]" office:value-type="float" office:value="27.037110008" calcext:value-type="float">
            <text:p>27.037110008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944]+[.A945]" office:value-type="float" office:value="27.062836719" calcext:value-type="float">
            <text:p>27.062836719</text:p>
          </table:table-cell>
        </table:table-row>
        <table:table-row table:style-name="ro1">
          <table:table-cell office:value-type="float" office:value="0.02542153" calcext:value-type="float">
            <text:p>0.02542153</text:p>
          </table:table-cell>
          <table:table-cell office:value-type="float" office:value="9.834184" calcext:value-type="float">
            <text:p>9.834184</text:p>
          </table:table-cell>
          <table:table-cell table:formula="of:=[.C945]+[.A946]" office:value-type="float" office:value="27.088258249" calcext:value-type="float">
            <text:p>27.088258249</text:p>
          </table:table-cell>
        </table:table-row>
        <table:table-row table:style-name="ro1">
          <table:table-cell office:value-type="float" office:value="0.025757229" calcext:value-type="float">
            <text:p>0.025757229</text:p>
          </table:table-cell>
          <table:table-cell office:value-type="float" office:value="9.706014" calcext:value-type="float">
            <text:p>9.706014</text:p>
          </table:table-cell>
          <table:table-cell table:formula="of:=[.C946]+[.A947]" office:value-type="float" office:value="27.114015478" calcext:value-type="float">
            <text:p>27.114015478</text:p>
          </table:table-cell>
        </table:table-row>
        <table:table-row table:style-name="ro1">
          <table:table-cell office:value-type="float" office:value="0.025833525" calcext:value-type="float">
            <text:p>0.025833525</text:p>
          </table:table-cell>
          <table:table-cell office:value-type="float" office:value="9.677347" calcext:value-type="float">
            <text:p>9.677347</text:p>
          </table:table-cell>
          <table:table-cell table:formula="of:=[.C947]+[.A948]" office:value-type="float" office:value="27.139849003" calcext:value-type="float">
            <text:p>27.139849003</text:p>
          </table:table-cell>
        </table:table-row>
        <table:table-row table:style-name="ro1">
          <table:table-cell office:value-type="float" office:value="0.025787747" calcext:value-type="float">
            <text:p>0.025787747</text:p>
          </table:table-cell>
          <table:table-cell office:value-type="float" office:value="9.694527" calcext:value-type="float">
            <text:p>9.694527</text:p>
          </table:table-cell>
          <table:table-cell table:formula="of:=[.C948]+[.A949]" office:value-type="float" office:value="27.16563675" calcext:value-type="float">
            <text:p>27.16563675</text:p>
          </table:table-cell>
        </table:table-row>
        <table:table-row table:style-name="ro1">
          <table:table-cell office:value-type="float" office:value="0.025467308" calcext:value-type="float">
            <text:p>0.025467308</text:p>
          </table:table-cell>
          <table:table-cell office:value-type="float" office:value="9.816506" calcext:value-type="float">
            <text:p>9.816506</text:p>
          </table:table-cell>
          <table:table-cell table:formula="of:=[.C949]+[.A950]" office:value-type="float" office:value="27.191104058" calcext:value-type="float">
            <text:p>27.191104058</text:p>
          </table:table-cell>
        </table:table-row>
        <table:table-row table:style-name="ro1">
          <table:table-cell office:value-type="float" office:value="0.025818266" calcext:value-type="float">
            <text:p>0.025818266</text:p>
          </table:table-cell>
          <table:table-cell office:value-type="float" office:value="9.683067" calcext:value-type="float">
            <text:p>9.683067</text:p>
          </table:table-cell>
          <table:table-cell table:formula="of:=[.C950]+[.A951]" office:value-type="float" office:value="27.216922324" calcext:value-type="float">
            <text:p>27.216922324</text:p>
          </table:table-cell>
        </table:table-row>
        <table:table-row table:style-name="ro1">
          <table:table-cell office:value-type="float" office:value="0.025848784" calcext:value-type="float">
            <text:p>0.025848784</text:p>
          </table:table-cell>
          <table:table-cell office:value-type="float" office:value="9.671635" calcext:value-type="float">
            <text:p>9.671635</text:p>
          </table:table-cell>
          <table:table-cell table:formula="of:=[.C951]+[.A952]" office:value-type="float" office:value="27.242771108" calcext:value-type="float">
            <text:p>27.242771108</text:p>
          </table:table-cell>
        </table:table-row>
        <table:table-row table:style-name="ro1">
          <table:table-cell office:value-type="float" office:value="0.025787747" calcext:value-type="float">
            <text:p>0.025787747</text:p>
          </table:table-cell>
          <table:table-cell office:value-type="float" office:value="9.694527" calcext:value-type="float">
            <text:p>9.694527</text:p>
          </table:table-cell>
          <table:table-cell table:formula="of:=[.C952]+[.A953]" office:value-type="float" office:value="27.268558855" calcext:value-type="float">
            <text:p>27.268558855</text:p>
          </table:table-cell>
        </table:table-row>
        <table:table-row table:style-name="ro1">
          <table:table-cell office:value-type="float" office:value="0.025497826" calcext:value-type="float">
            <text:p>0.025497826</text:p>
          </table:table-cell>
          <table:table-cell office:value-type="float" office:value="9.804757" calcext:value-type="float">
            <text:p>9.804757</text:p>
          </table:table-cell>
          <table:table-cell table:formula="of:=[.C953]+[.A954]" office:value-type="float" office:value="27.294056681" calcext:value-type="float">
            <text:p>27.294056681</text:p>
          </table:table-cell>
        </table:table-row>
        <table:table-row table:style-name="ro1">
          <table:table-cell office:value-type="float" office:value="0.025833525" calcext:value-type="float">
            <text:p>0.025833525</text:p>
          </table:table-cell>
          <table:table-cell office:value-type="float" office:value="9.677347" calcext:value-type="float">
            <text:p>9.677347</text:p>
          </table:table-cell>
          <table:table-cell table:formula="of:=[.C954]+[.A955]" office:value-type="float" office:value="27.319890206" calcext:value-type="float">
            <text:p>27.319890206</text:p>
          </table:table-cell>
        </table:table-row>
        <table:table-row table:style-name="ro1">
          <table:table-cell office:value-type="float" office:value="0.025909819" calcext:value-type="float">
            <text:p>0.025909819</text:p>
          </table:table-cell>
          <table:table-cell office:value-type="float" office:value="9.648851" calcext:value-type="float">
            <text:p>9.648851</text:p>
          </table:table-cell>
          <table:table-cell table:formula="of:=[.C955]+[.A956]" office:value-type="float" office:value="27.345800025" calcext:value-type="float">
            <text:p>27.345800025</text:p>
          </table:table-cell>
        </table:table-row>
        <table:table-row table:style-name="ro1">
          <table:table-cell office:value-type="float" office:value="0.025833525" calcext:value-type="float">
            <text:p>0.025833525</text:p>
          </table:table-cell>
          <table:table-cell office:value-type="float" office:value="9.677347" calcext:value-type="float">
            <text:p>9.677347</text:p>
          </table:table-cell>
          <table:table-cell table:formula="of:=[.C956]+[.A957]" office:value-type="float" office:value="27.37163355" calcext:value-type="float">
            <text:p>27.37163355</text:p>
          </table:table-cell>
        </table:table-row>
        <table:table-row table:style-name="ro1">
          <table:table-cell office:value-type="float" office:value="0.025513085" calcext:value-type="float">
            <text:p>0.025513085</text:p>
          </table:table-cell>
          <table:table-cell office:value-type="float" office:value="9.798893" calcext:value-type="float">
            <text:p>9.798893</text:p>
          </table:table-cell>
          <table:table-cell table:formula="of:=[.C957]+[.A958]" office:value-type="float" office:value="27.397146635" calcext:value-type="float">
            <text:p>27.397146635</text:p>
          </table:table-cell>
        </table:table-row>
        <table:table-row table:style-name="ro1">
          <table:table-cell office:value-type="float" office:value="0.02589456" calcext:value-type="float">
            <text:p>0.02589456</text:p>
          </table:table-cell>
          <table:table-cell office:value-type="float" office:value="9.654537" calcext:value-type="float">
            <text:p>9.654537</text:p>
          </table:table-cell>
          <table:table-cell table:formula="of:=[.C958]+[.A959]" office:value-type="float" office:value="27.423041195" calcext:value-type="float">
            <text:p>27.423041195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959]+[.A960]" office:value-type="float" office:value="27.448981533" calcext:value-type="float">
            <text:p>27.448981533</text:p>
          </table:table-cell>
        </table:table-row>
        <table:table-row table:style-name="ro1">
          <table:table-cell office:value-type="float" office:value="0.025848784" calcext:value-type="float">
            <text:p>0.025848784</text:p>
          </table:table-cell>
          <table:table-cell office:value-type="float" office:value="9.671635" calcext:value-type="float">
            <text:p>9.671635</text:p>
          </table:table-cell>
          <table:table-cell table:formula="of:=[.C960]+[.A961]" office:value-type="float" office:value="27.474830317" calcext:value-type="float">
            <text:p>27.474830317</text:p>
          </table:table-cell>
        </table:table-row>
        <table:table-row table:style-name="ro1">
          <table:table-cell office:value-type="float" office:value="0.025558861" calcext:value-type="float">
            <text:p>0.025558861</text:p>
          </table:table-cell>
          <table:table-cell office:value-type="float" office:value="9.781343" calcext:value-type="float">
            <text:p>9.781343</text:p>
          </table:table-cell>
          <table:table-cell table:formula="of:=[.C961]+[.A962]" office:value-type="float" office:value="27.500389178" calcext:value-type="float">
            <text:p>27.500389178</text:p>
          </table:table-cell>
        </table:table-row>
        <table:table-row table:style-name="ro1">
          <table:table-cell office:value-type="float" office:value="0.025925077" calcext:value-type="float">
            <text:p>0.025925077</text:p>
          </table:table-cell>
          <table:table-cell office:value-type="float" office:value="9.643172" calcext:value-type="float">
            <text:p>9.643172</text:p>
          </table:table-cell>
          <table:table-cell table:formula="of:=[.C962]+[.A963]" office:value-type="float" office:value="27.526314255" calcext:value-type="float">
            <text:p>27.526314255</text:p>
          </table:table-cell>
        </table:table-row>
        <table:table-row table:style-name="ro1">
          <table:table-cell office:value-type="float" office:value="0.026001373" calcext:value-type="float">
            <text:p>0.026001373</text:p>
          </table:table-cell>
          <table:table-cell office:value-type="float" office:value="9.614877" calcext:value-type="float">
            <text:p>9.614877</text:p>
          </table:table-cell>
          <table:table-cell table:formula="of:=[.C963]+[.A964]" office:value-type="float" office:value="27.552315628" calcext:value-type="float">
            <text:p>27.552315628</text:p>
          </table:table-cell>
        </table:table-row>
        <table:table-row table:style-name="ro1">
          <table:table-cell office:value-type="float" office:value="0.025909819" calcext:value-type="float">
            <text:p>0.025909819</text:p>
          </table:table-cell>
          <table:table-cell office:value-type="float" office:value="9.648851" calcext:value-type="float">
            <text:p>9.648851</text:p>
          </table:table-cell>
          <table:table-cell table:formula="of:=[.C964]+[.A965]" office:value-type="float" office:value="27.578225447" calcext:value-type="float">
            <text:p>27.578225447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965]+[.A966]" office:value-type="float" office:value="27.603830087" calcext:value-type="float">
            <text:p>27.603830087</text:p>
          </table:table-cell>
        </table:table-row>
        <table:table-row table:style-name="ro1">
          <table:table-cell office:value-type="float" office:value="0.025955597" calcext:value-type="float">
            <text:p>0.025955597</text:p>
          </table:table-cell>
          <table:table-cell office:value-type="float" office:value="9.631834" calcext:value-type="float">
            <text:p>9.631834</text:p>
          </table:table-cell>
          <table:table-cell table:formula="of:=[.C966]+[.A967]" office:value-type="float" office:value="27.629785684" calcext:value-type="float">
            <text:p>27.629785684</text:p>
          </table:table-cell>
        </table:table-row>
        <table:table-row table:style-name="ro1">
          <table:table-cell office:value-type="float" office:value="0.026016632" calcext:value-type="float">
            <text:p>0.026016632</text:p>
          </table:table-cell>
          <table:table-cell office:value-type="float" office:value="9.609238" calcext:value-type="float">
            <text:p>9.609238</text:p>
          </table:table-cell>
          <table:table-cell table:formula="of:=[.C967]+[.A968]" office:value-type="float" office:value="27.655802316" calcext:value-type="float">
            <text:p>27.655802316</text:p>
          </table:table-cell>
        </table:table-row>
        <table:table-row table:style-name="ro1">
          <table:table-cell office:value-type="float" office:value="0.025955597" calcext:value-type="float">
            <text:p>0.025955597</text:p>
          </table:table-cell>
          <table:table-cell office:value-type="float" office:value="9.631834" calcext:value-type="float">
            <text:p>9.631834</text:p>
          </table:table-cell>
          <table:table-cell table:formula="of:=[.C968]+[.A969]" office:value-type="float" office:value="27.681757913" calcext:value-type="float">
            <text:p>27.681757913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969]+[.A970]" office:value-type="float" office:value="27.70739307" calcext:value-type="float">
            <text:p>27.70739307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970]+[.A971]" office:value-type="float" office:value="27.733379185" calcext:value-type="float">
            <text:p>27.733379185</text:p>
          </table:table-cell>
        </table:table-row>
        <table:table-row table:style-name="ro1">
          <table:table-cell office:value-type="float" office:value="0.02606241" calcext:value-type="float">
            <text:p>0.02606241</text:p>
          </table:table-cell>
          <table:table-cell office:value-type="float" office:value="9.59236" calcext:value-type="float">
            <text:p>9.59236</text:p>
          </table:table-cell>
          <table:table-cell table:formula="of:=[.C971]+[.A972]" office:value-type="float" office:value="27.759441595" calcext:value-type="float">
            <text:p>27.759441595</text:p>
          </table:table-cell>
        </table:table-row>
        <table:table-row table:style-name="ro1">
          <table:table-cell office:value-type="float" office:value="0.025955597" calcext:value-type="float">
            <text:p>0.025955597</text:p>
          </table:table-cell>
          <table:table-cell office:value-type="float" office:value="9.631834" calcext:value-type="float">
            <text:p>9.631834</text:p>
          </table:table-cell>
          <table:table-cell table:formula="of:=[.C972]+[.A973]" office:value-type="float" office:value="27.785397192" calcext:value-type="float">
            <text:p>27.785397192</text:p>
          </table:table-cell>
        </table:table-row>
        <table:table-row table:style-name="ro1">
          <table:table-cell office:value-type="float" office:value="0.025650416" calcext:value-type="float">
            <text:p>0.025650416</text:p>
          </table:table-cell>
          <table:table-cell office:value-type="float" office:value="9.74643" calcext:value-type="float">
            <text:p>9.74643</text:p>
          </table:table-cell>
          <table:table-cell table:formula="of:=[.C973]+[.A974]" office:value-type="float" office:value="27.811047608" calcext:value-type="float">
            <text:p>27.811047608</text:p>
          </table:table-cell>
        </table:table-row>
        <table:table-row table:style-name="ro1">
          <table:table-cell office:value-type="float" office:value="0.02603189" calcext:value-type="float">
            <text:p>0.02603189</text:p>
          </table:table-cell>
          <table:table-cell office:value-type="float" office:value="9.603605" calcext:value-type="float">
            <text:p>9.603605</text:p>
          </table:table-cell>
          <table:table-cell table:formula="of:=[.C974]+[.A975]" office:value-type="float" office:value="27.837079498" calcext:value-type="float">
            <text:p>27.837079498</text:p>
          </table:table-cell>
        </table:table-row>
        <table:table-row table:style-name="ro1">
          <table:table-cell office:value-type="float" office:value="0.02606241" calcext:value-type="float">
            <text:p>0.02606241</text:p>
          </table:table-cell>
          <table:table-cell office:value-type="float" office:value="9.59236" calcext:value-type="float">
            <text:p>9.59236</text:p>
          </table:table-cell>
          <table:table-cell table:formula="of:=[.C975]+[.A976]" office:value-type="float" office:value="27.863141908" calcext:value-type="float">
            <text:p>27.863141908</text:p>
          </table:table-cell>
        </table:table-row>
        <table:table-row table:style-name="ro1">
          <table:table-cell office:value-type="float" office:value="0.026001373" calcext:value-type="float">
            <text:p>0.026001373</text:p>
          </table:table-cell>
          <table:table-cell office:value-type="float" office:value="9.614877" calcext:value-type="float">
            <text:p>9.614877</text:p>
          </table:table-cell>
          <table:table-cell table:formula="of:=[.C976]+[.A977]" office:value-type="float" office:value="27.889143281" calcext:value-type="float">
            <text:p>27.889143281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977]+[.A978]" office:value-type="float" office:value="27.914808955" calcext:value-type="float">
            <text:p>27.914808955</text:p>
          </table:table-cell>
        </table:table-row>
        <table:table-row table:style-name="ro1">
          <table:table-cell office:value-type="float" office:value="0.02604715" calcext:value-type="float">
            <text:p>0.02604715</text:p>
          </table:table-cell>
          <table:table-cell office:value-type="float" office:value="9.597979" calcext:value-type="float">
            <text:p>9.597979</text:p>
          </table:table-cell>
          <table:table-cell table:formula="of:=[.C978]+[.A979]" office:value-type="float" office:value="27.940856105" calcext:value-type="float">
            <text:p>27.940856105</text:p>
          </table:table-cell>
        </table:table-row>
        <table:table-row table:style-name="ro1">
          <table:table-cell office:value-type="float" office:value="0.02606241" calcext:value-type="float">
            <text:p>0.02606241</text:p>
          </table:table-cell>
          <table:table-cell office:value-type="float" office:value="9.59236" calcext:value-type="float">
            <text:p>9.59236</text:p>
          </table:table-cell>
          <table:table-cell table:formula="of:=[.C979]+[.A980]" office:value-type="float" office:value="27.966918515" calcext:value-type="float">
            <text:p>27.966918515</text:p>
          </table:table-cell>
        </table:table-row>
        <table:table-row table:style-name="ro1">
          <table:table-cell office:value-type="float" office:value="0.025970856" calcext:value-type="float">
            <text:p>0.025970856</text:p>
          </table:table-cell>
          <table:table-cell office:value-type="float" office:value="9.626175" calcext:value-type="float">
            <text:p>9.626175</text:p>
          </table:table-cell>
          <table:table-cell table:formula="of:=[.C980]+[.A981]" office:value-type="float" office:value="27.992889371" calcext:value-type="float">
            <text:p>27.992889371</text:p>
          </table:table-cell>
        </table:table-row>
        <table:table-row table:style-name="ro1">
          <table:table-cell office:value-type="float" office:value="0.025680933" calcext:value-type="float">
            <text:p>0.025680933</text:p>
          </table:table-cell>
          <table:table-cell office:value-type="float" office:value="9.734848" calcext:value-type="float">
            <text:p>9.734848</text:p>
          </table:table-cell>
          <table:table-cell table:formula="of:=[.C981]+[.A982]" office:value-type="float" office:value="28.018570304" calcext:value-type="float">
            <text:p>28.018570304</text:p>
          </table:table-cell>
        </table:table-row>
        <table:table-row table:style-name="ro1">
          <table:table-cell office:value-type="float" office:value="0.026016632" calcext:value-type="float">
            <text:p>0.026016632</text:p>
          </table:table-cell>
          <table:table-cell office:value-type="float" office:value="9.609238" calcext:value-type="float">
            <text:p>9.609238</text:p>
          </table:table-cell>
          <table:table-cell table:formula="of:=[.C982]+[.A983]" office:value-type="float" office:value="28.044586936" calcext:value-type="float">
            <text:p>28.044586936</text:p>
          </table:table-cell>
        </table:table-row>
        <table:table-row table:style-name="ro1">
          <table:table-cell office:value-type="float" office:value="0.026092928" calcext:value-type="float">
            <text:p>0.026092928</text:p>
          </table:table-cell>
          <table:table-cell office:value-type="float" office:value="9.5811405" calcext:value-type="float">
            <text:p>9.5811405</text:p>
          </table:table-cell>
          <table:table-cell table:formula="of:=[.C983]+[.A984]" office:value-type="float" office:value="28.070679864" calcext:value-type="float">
            <text:p>28.070679864</text:p>
          </table:table-cell>
        </table:table-row>
        <table:table-row table:style-name="ro1">
          <table:table-cell office:value-type="float" office:value="0.026016632" calcext:value-type="float">
            <text:p>0.026016632</text:p>
          </table:table-cell>
          <table:table-cell office:value-type="float" office:value="9.609238" calcext:value-type="float">
            <text:p>9.609238</text:p>
          </table:table-cell>
          <table:table-cell table:formula="of:=[.C984]+[.A985]" office:value-type="float" office:value="28.096696496" calcext:value-type="float">
            <text:p>28.096696496</text:p>
          </table:table-cell>
        </table:table-row>
        <table:table-row table:style-name="ro1">
          <table:table-cell office:value-type="float" office:value="0.025711453" calcext:value-type="float">
            <text:p>0.025711453</text:p>
          </table:table-cell>
          <table:table-cell office:value-type="float" office:value="9.723293" calcext:value-type="float">
            <text:p>9.723293</text:p>
          </table:table-cell>
          <table:table-cell table:formula="of:=[.C985]+[.A986]" office:value-type="float" office:value="28.122407949" calcext:value-type="float">
            <text:p>28.122407949</text:p>
          </table:table-cell>
        </table:table-row>
        <table:table-row table:style-name="ro1">
          <table:table-cell office:value-type="float" office:value="0.02604715" calcext:value-type="float">
            <text:p>0.02604715</text:p>
          </table:table-cell>
          <table:table-cell office:value-type="float" office:value="9.597979" calcext:value-type="float">
            <text:p>9.597979</text:p>
          </table:table-cell>
          <table:table-cell table:formula="of:=[.C986]+[.A987]" office:value-type="float" office:value="28.148455099" calcext:value-type="float">
            <text:p>28.148455099</text:p>
          </table:table-cell>
        </table:table-row>
        <table:table-row table:style-name="ro1">
          <table:table-cell office:value-type="float" office:value="0.026108187" calcext:value-type="float">
            <text:p>0.026108187</text:p>
          </table:table-cell>
          <table:table-cell office:value-type="float" office:value="9.575541" calcext:value-type="float">
            <text:p>9.575541</text:p>
          </table:table-cell>
          <table:table-cell table:formula="of:=[.C987]+[.A988]" office:value-type="float" office:value="28.174563286" calcext:value-type="float">
            <text:p>28.174563286</text:p>
          </table:table-cell>
        </table:table-row>
        <table:table-row table:style-name="ro1">
          <table:table-cell office:value-type="float" office:value="0.02604715" calcext:value-type="float">
            <text:p>0.02604715</text:p>
          </table:table-cell>
          <table:table-cell office:value-type="float" office:value="9.597979" calcext:value-type="float">
            <text:p>9.597979</text:p>
          </table:table-cell>
          <table:table-cell table:formula="of:=[.C988]+[.A989]" office:value-type="float" office:value="28.200610436" calcext:value-type="float">
            <text:p>28.200610436</text:p>
          </table:table-cell>
        </table:table-row>
        <table:table-row table:style-name="ro1">
          <table:table-cell office:value-type="float" office:value="0.025772488" calcext:value-type="float">
            <text:p>0.025772488</text:p>
          </table:table-cell>
          <table:table-cell office:value-type="float" office:value="9.700267" calcext:value-type="float">
            <text:p>9.700267</text:p>
          </table:table-cell>
          <table:table-cell table:formula="of:=[.C989]+[.A990]" office:value-type="float" office:value="28.226382924" calcext:value-type="float">
            <text:p>28.226382924</text:p>
          </table:table-cell>
        </table:table-row>
        <table:table-row table:style-name="ro1">
          <table:table-cell office:value-type="float" office:value="0.026108187" calcext:value-type="float">
            <text:p>0.026108187</text:p>
          </table:table-cell>
          <table:table-cell office:value-type="float" office:value="9.575541" calcext:value-type="float">
            <text:p>9.575541</text:p>
          </table:table-cell>
          <table:table-cell table:formula="of:=[.C990]+[.A991]" office:value-type="float" office:value="28.252491111" calcext:value-type="float">
            <text:p>28.252491111</text:p>
          </table:table-cell>
        </table:table-row>
        <table:table-row table:style-name="ro1">
          <table:table-cell office:value-type="float" office:value="0.026169222" calcext:value-type="float">
            <text:p>0.026169222</text:p>
          </table:table-cell>
          <table:table-cell office:value-type="float" office:value="9.553207" calcext:value-type="float">
            <text:p>9.553207</text:p>
          </table:table-cell>
          <table:table-cell table:formula="of:=[.C991]+[.A992]" office:value-type="float" office:value="28.278660333" calcext:value-type="float">
            <text:p>28.278660333</text:p>
          </table:table-cell>
        </table:table-row>
        <table:table-row table:style-name="ro1">
          <table:table-cell office:value-type="float" office:value="0.02607767" calcext:value-type="float">
            <text:p>0.02607767</text:p>
          </table:table-cell>
          <table:table-cell office:value-type="float" office:value="9.586747" calcext:value-type="float">
            <text:p>9.586747</text:p>
          </table:table-cell>
          <table:table-cell table:formula="of:=[.C992]+[.A993]" office:value-type="float" office:value="28.304738003" calcext:value-type="float">
            <text:p>28.304738003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993]+[.A994]" office:value-type="float" office:value="28.330464714" calcext:value-type="float">
            <text:p>28.330464714</text:p>
          </table:table-cell>
        </table:table-row>
        <table:table-row table:style-name="ro1">
          <table:table-cell office:value-type="float" office:value="0.02607767" calcext:value-type="float">
            <text:p>0.02607767</text:p>
          </table:table-cell>
          <table:table-cell office:value-type="float" office:value="9.586747" calcext:value-type="float">
            <text:p>9.586747</text:p>
          </table:table-cell>
          <table:table-cell table:formula="of:=[.C994]+[.A995]" office:value-type="float" office:value="28.356542384" calcext:value-type="float">
            <text:p>28.356542384</text:p>
          </table:table-cell>
        </table:table-row>
        <table:table-row table:style-name="ro1">
          <table:table-cell office:value-type="float" office:value="0.026123445" calcext:value-type="float">
            <text:p>0.026123445</text:p>
          </table:table-cell>
          <table:table-cell office:value-type="float" office:value="9.569948" calcext:value-type="float">
            <text:p>9.569948</text:p>
          </table:table-cell>
          <table:table-cell table:formula="of:=[.C995]+[.A996]" office:value-type="float" office:value="28.382665829" calcext:value-type="float">
            <text:p>28.382665829</text:p>
          </table:table-cell>
        </table:table-row>
        <table:table-row table:style-name="ro1">
          <table:table-cell office:value-type="float" office:value="0.02606241" calcext:value-type="float">
            <text:p>0.02606241</text:p>
          </table:table-cell>
          <table:table-cell office:value-type="float" office:value="9.59236" calcext:value-type="float">
            <text:p>9.59236</text:p>
          </table:table-cell>
          <table:table-cell table:formula="of:=[.C996]+[.A997]" office:value-type="float" office:value="28.408728239" calcext:value-type="float">
            <text:p>28.408728239</text:p>
          </table:table-cell>
        </table:table-row>
        <table:table-row table:style-name="ro1">
          <table:table-cell office:value-type="float" office:value="0.02574197" calcext:value-type="float">
            <text:p>0.02574197</text:p>
          </table:table-cell>
          <table:table-cell office:value-type="float" office:value="9.711766" calcext:value-type="float">
            <text:p>9.711766</text:p>
          </table:table-cell>
          <table:table-cell table:formula="of:=[.C997]+[.A998]" office:value-type="float" office:value="28.434470209" calcext:value-type="float">
            <text:p>28.434470209</text:p>
          </table:table-cell>
        </table:table-row>
        <table:table-row table:style-name="ro1">
          <table:table-cell office:value-type="float" office:value="0.02607767" calcext:value-type="float">
            <text:p>0.02607767</text:p>
          </table:table-cell>
          <table:table-cell office:value-type="float" office:value="9.586747" calcext:value-type="float">
            <text:p>9.586747</text:p>
          </table:table-cell>
          <table:table-cell table:formula="of:=[.C998]+[.A999]" office:value-type="float" office:value="28.460547879" calcext:value-type="float">
            <text:p>28.460547879</text:p>
          </table:table-cell>
        </table:table-row>
        <table:table-row table:style-name="ro1">
          <table:table-cell office:value-type="float" office:value="0.026108187" calcext:value-type="float">
            <text:p>0.026108187</text:p>
          </table:table-cell>
          <table:table-cell office:value-type="float" office:value="9.575541" calcext:value-type="float">
            <text:p>9.575541</text:p>
          </table:table-cell>
          <table:table-cell table:formula="of:=[.C999]+[.A1000]" office:value-type="float" office:value="28.486656066" calcext:value-type="float">
            <text:p>28.4866560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09T06:45:25.514509548</dc:date>
    <meta:editing-duration>PT1M57S</meta:editing-duration>
    <meta:editing-cycles>1</meta:editing-cycles>
    <meta:generator>LibreOffice/6.3.1.2$Linux_X86_64 LibreOffice_project/30$Build-2</meta:generator>
    <meta:document-statistic meta:table-count="1" meta:cell-count="3000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3.148cm" svg:y="4.201cm" style:legend-expansion="high" chart:style-name="ch2"/>
        <chart:plot-area chart:style-name="ch3" table:cell-range-address="data.B1:data.C1000" svg:x="0.32cm" svg:y="0.18cm" svg:width="12.508cm" svg:height="8.64cm">
          <chartooo:coordinate-region svg:x="0.756cm" svg:y="0.379cm" svg:width="11.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B1:data.B1000" chart:class="chart:scatter">
            <chart:domain table:cell-range-address="data.C1:data.C1000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358434">
                <text:p>1.6358434</text:p>
                <draw:g>
                  <svg:desc>data.C1:data.C1000</svg:desc>
                </draw:g>
              </table:table-cell>
              <table:table-cell office:value-type="float" office:value="0.15282635">
                <text:p>0.15282635</text:p>
                <draw:g>
                  <svg:desc>data.B1:data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01358">
                <text:p>1.801358</text:p>
              </table:table-cell>
              <table:table-cell office:value-type="float" office:value="1.5104407">
                <text:p>1.51044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6968027">
                <text:p>1.96968027</text:p>
              </table:table-cell>
              <table:table-cell office:value-type="float" office:value="1.4852462">
                <text:p>1.48524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2074459">
                <text:p>2.12074459</text:p>
              </table:table-cell>
              <table:table-cell office:value-type="float" office:value="1.6549243">
                <text:p>1.65492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5355912">
                <text:p>2.25355912</text:p>
              </table:table-cell>
              <table:table-cell office:value-type="float" office:value="1.8823242">
                <text:p>1.8823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6588078">
                <text:p>2.36588078</text:p>
              </table:table-cell>
              <table:table-cell office:value-type="float" office:value="2.2257507">
                <text:p>2.22575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6282135">
                <text:p>2.46282135</text:p>
              </table:table-cell>
              <table:table-cell office:value-type="float" office:value="2.5788996">
                <text:p>2.57889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4641027">
                <text:p>2.54641027</text:p>
              </table:table-cell>
              <table:table-cell office:value-type="float" office:value="2.990827">
                <text:p>2.9908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619302615">
                <text:p>2.619302615</text:p>
              </table:table-cell>
              <table:table-cell office:value-type="float" office:value="3.4297154">
                <text:p>3.42971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683436285">
                <text:p>2.683436285</text:p>
              </table:table-cell>
              <table:table-cell office:value-type="float" office:value="3.8981087">
                <text:p>3.89810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41618935">
                <text:p>2.741618935</text:p>
              </table:table-cell>
              <table:table-cell office:value-type="float" office:value="4.296814">
                <text:p>4.2968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94171005">
                <text:p>2.794171005</text:p>
              </table:table-cell>
              <table:table-cell office:value-type="float" office:value="4.7571864">
                <text:p>4.75718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841901227">
                <text:p>2.841901227</text:p>
              </table:table-cell>
              <table:table-cell office:value-type="float" office:value="5.2377715">
                <text:p>5.23777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85572547">
                <text:p>2.885572547</text:p>
              </table:table-cell>
              <table:table-cell office:value-type="float" office:value="5.724581">
                <text:p>5.7245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926710872">
                <text:p>2.926710872</text:p>
              </table:table-cell>
              <table:table-cell office:value-type="float" office:value="6.0770583">
                <text:p>6.07705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965484047">
                <text:p>2.965484047</text:p>
              </table:table-cell>
              <table:table-cell office:value-type="float" office:value="6.447757">
                <text:p>6.4477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00192259">
                <text:p>3.00192259</text:p>
              </table:table-cell>
              <table:table-cell office:value-type="float" office:value="6.8608665">
                <text:p>6.86086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036163834">
                <text:p>3.036163834</text:p>
              </table:table-cell>
              <table:table-cell office:value-type="float" office:value="7.3011365">
                <text:p>7.30113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69321689">
                <text:p>3.069321689</text:p>
              </table:table-cell>
              <table:table-cell office:value-type="float" office:value="7.5396914">
                <text:p>7.53969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01182529">
                <text:p>3.101182529</text:p>
              </table:table-cell>
              <table:table-cell office:value-type="float" office:value="7.8466234">
                <text:p>7.84662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131670055">
                <text:p>3.131670055</text:p>
              </table:table-cell>
              <table:table-cell office:value-type="float" office:value="8.200074">
                <text:p>8.2000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160814787">
                <text:p>3.160814787</text:p>
              </table:table-cell>
              <table:table-cell office:value-type="float" office:value="8.57788">
                <text:p>8.577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189471231">
                <text:p>3.189471231</text:p>
              </table:table-cell>
              <table:table-cell office:value-type="float" office:value="8.724042">
                <text:p>8.7240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217227391">
                <text:p>3.217227391</text:p>
              </table:table-cell>
              <table:table-cell office:value-type="float" office:value="9.0070095">
                <text:p>9.00700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244129046">
                <text:p>3.244129046</text:p>
              </table:table-cell>
              <table:table-cell office:value-type="float" office:value="9.293109">
                <text:p>9.2931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270038865">
                <text:p>3.270038865</text:p>
              </table:table-cell>
              <table:table-cell office:value-type="float" office:value="9.648851">
                <text:p>9.6488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295689281">
                <text:p>3.295689281</text:p>
              </table:table-cell>
              <table:table-cell office:value-type="float" office:value="9.74643">
                <text:p>9.746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20820891">
                <text:p>3.320820891</text:p>
              </table:table-cell>
              <table:table-cell office:value-type="float" office:value="9.947633">
                <text:p>9.9476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345403175">
                <text:p>3.345403175</text:p>
              </table:table-cell>
              <table:table-cell office:value-type="float" office:value="10.169926">
                <text:p>10.1699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369451394">
                <text:p>3.369451394</text:p>
              </table:table-cell>
              <table:table-cell office:value-type="float" office:value="10.395781">
                <text:p>10.3957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393942124">
                <text:p>3.393942124</text:p>
              </table:table-cell>
              <table:table-cell office:value-type="float" office:value="10.207943">
                <text:p>10.2079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418509149">
                <text:p>3.418509149</text:p>
              </table:table-cell>
              <table:table-cell office:value-type="float" office:value="10.176242">
                <text:p>10.1762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443091433">
                <text:p>3.443091433</text:p>
              </table:table-cell>
              <table:table-cell office:value-type="float" office:value="10.169926">
                <text:p>10.1699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467414313">
                <text:p>3.467414313</text:p>
              </table:table-cell>
              <table:table-cell office:value-type="float" office:value="10.278388">
                <text:p>10.2783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92179706">
                <text:p>3.492179706</text:p>
              </table:table-cell>
              <table:table-cell office:value-type="float" office:value="10.094732">
                <text:p>10.0947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17006134">
                <text:p>3.517006134</text:p>
              </table:table-cell>
              <table:table-cell office:value-type="float" office:value="10.069915">
                <text:p>10.0699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541863081">
                <text:p>3.541863081</text:p>
              </table:table-cell>
              <table:table-cell office:value-type="float" office:value="10.05755">
                <text:p>10.057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566506401">
                <text:p>3.566506401</text:p>
              </table:table-cell>
              <table:table-cell office:value-type="float" office:value="10.144736">
                <text:p>10.1447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591531197">
                <text:p>3.591531197</text:p>
              </table:table-cell>
              <table:table-cell office:value-type="float" office:value="9.990091">
                <text:p>9.9900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616662807">
                <text:p>3.616662807</text:p>
              </table:table-cell>
              <table:table-cell office:value-type="float" office:value="9.947633">
                <text:p>9.9476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641779157">
                <text:p>3.641779157</text:p>
              </table:table-cell>
              <table:table-cell office:value-type="float" office:value="9.953676">
                <text:p>9.9536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666666622">
                <text:p>3.666666622</text:p>
              </table:table-cell>
              <table:table-cell office:value-type="float" office:value="10.0452175">
                <text:p>10.04521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691981339">
                <text:p>3.691981339</text:p>
              </table:table-cell>
              <table:table-cell office:value-type="float" office:value="9.875679">
                <text:p>9.8756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717418128">
                <text:p>3.717418128</text:p>
              </table:table-cell>
              <table:table-cell office:value-type="float" office:value="9.828284">
                <text:p>9.8282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742839658">
                <text:p>3.742839658</text:p>
              </table:table-cell>
              <table:table-cell office:value-type="float" office:value="9.834184">
                <text:p>9.8341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768047563">
                <text:p>3.768047563</text:p>
              </table:table-cell>
              <table:table-cell office:value-type="float" office:value="9.917524">
                <text:p>9.9175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793652203">
                <text:p>3.793652203</text:p>
              </table:table-cell>
              <table:table-cell office:value-type="float" office:value="9.763855">
                <text:p>9.7638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819378914">
                <text:p>3.819378914</text:p>
              </table:table-cell>
              <table:table-cell office:value-type="float" office:value="9.717526">
                <text:p>9.7175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845059847">
                <text:p>3.845059847</text:p>
              </table:table-cell>
              <table:table-cell office:value-type="float" office:value="9.734848">
                <text:p>9.7348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870542414">
                <text:p>3.870542414</text:p>
              </table:table-cell>
              <table:table-cell office:value-type="float" office:value="9.810628">
                <text:p>9.8106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896421715">
                <text:p>3.896421715</text:p>
              </table:table-cell>
              <table:table-cell office:value-type="float" office:value="9.66023">
                <text:p>9.660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922423088">
                <text:p>3.922423088</text:p>
              </table:table-cell>
              <table:table-cell office:value-type="float" office:value="9.614877">
                <text:p>9.6148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948424461">
                <text:p>3.948424461</text:p>
              </table:table-cell>
              <table:table-cell office:value-type="float" office:value="9.614877">
                <text:p>9.6148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97418169">
                <text:p>3.97418169</text:p>
              </table:table-cell>
              <table:table-cell office:value-type="float" office:value="9.706014">
                <text:p>9.7060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000350912">
                <text:p>4.000350912</text:p>
              </table:table-cell>
              <table:table-cell office:value-type="float" office:value="9.553207">
                <text:p>9.5532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026672725">
                <text:p>4.026672725</text:p>
              </table:table-cell>
              <table:table-cell office:value-type="float" office:value="9.497826">
                <text:p>9.4978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05297928">
                <text:p>4.05297928</text:p>
              </table:table-cell>
              <table:table-cell office:value-type="float" office:value="9.503335">
                <text:p>9.5033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07904169">
                <text:p>4.07904169</text:p>
              </table:table-cell>
              <table:table-cell office:value-type="float" office:value="9.59236">
                <text:p>9.592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105485576">
                <text:p>4.105485576</text:p>
              </table:table-cell>
              <table:table-cell office:value-type="float" office:value="9.453981">
                <text:p>9.4539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132082051">
                <text:p>4.132082051</text:p>
              </table:table-cell>
              <table:table-cell office:value-type="float" office:value="9.399741">
                <text:p>9.3997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158648009">
                <text:p>4.158648009</text:p>
              </table:table-cell>
              <table:table-cell office:value-type="float" office:value="9.41054">
                <text:p>9.410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184985081">
                <text:p>4.184985081</text:p>
              </table:table-cell>
              <table:table-cell office:value-type="float" office:value="9.492323">
                <text:p>9.4923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211749405">
                <text:p>4.211749405</text:p>
              </table:table-cell>
              <table:table-cell office:value-type="float" office:value="9.340793">
                <text:p>9.3407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238635801">
                <text:p>4.238635801</text:p>
              </table:table-cell>
              <table:table-cell office:value-type="float" office:value="9.298383">
                <text:p>9.2983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265506938">
                <text:p>4.265506938</text:p>
              </table:table-cell>
              <table:table-cell office:value-type="float" office:value="9.303662">
                <text:p>9.3036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292133931">
                <text:p>4.292133931</text:p>
              </table:table-cell>
              <table:table-cell office:value-type="float" office:value="9.388968">
                <text:p>9.3889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319157658">
                <text:p>4.319157658</text:p>
              </table:table-cell>
              <table:table-cell office:value-type="float" office:value="9.251129">
                <text:p>9.2511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346318718">
                <text:p>4.346318718</text:p>
              </table:table-cell>
              <table:table-cell office:value-type="float" office:value="9.204354">
                <text:p>9.2043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373434">
                <text:p>4.373434</text:p>
              </table:table-cell>
              <table:table-cell office:value-type="float" office:value="9.219893">
                <text:p>9.2198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400289879">
                <text:p>4.400289879</text:p>
              </table:table-cell>
              <table:table-cell office:value-type="float" office:value="9.3089485">
                <text:p>9.30894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42755775">
                <text:p>4.42755775</text:p>
              </table:table-cell>
              <table:table-cell office:value-type="float" office:value="9.1683">
                <text:p>9.16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454901917">
                <text:p>4.454901917</text:p>
              </table:table-cell>
              <table:table-cell office:value-type="float" office:value="9.142717">
                <text:p>9.1427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48215453">
                <text:p>4.48215453</text:p>
              </table:table-cell>
              <table:table-cell office:value-type="float" office:value="9.173432">
                <text:p>9.1734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509101963">
                <text:p>4.509101963</text:p>
              </table:table-cell>
              <table:table-cell office:value-type="float" office:value="9.277321">
                <text:p>9.2773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536369834">
                <text:p>4.536369834</text:p>
              </table:table-cell>
              <table:table-cell office:value-type="float" office:value="9.1683">
                <text:p>9.16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563607188">
                <text:p>4.563607188</text:p>
              </table:table-cell>
              <table:table-cell office:value-type="float" office:value="9.178572">
                <text:p>9.1785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590676693">
                <text:p>4.590676693</text:p>
              </table:table-cell>
              <table:table-cell office:value-type="float" office:value="9.235485">
                <text:p>9.2354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617273168">
                <text:p>4.617273168</text:p>
              </table:table-cell>
              <table:table-cell office:value-type="float" office:value="9.399741">
                <text:p>9.3997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644068011">
                <text:p>4.644068011</text:p>
              </table:table-cell>
              <table:table-cell office:value-type="float" office:value="9.330153">
                <text:p>9.3301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670725521">
                <text:p>4.670725521</text:p>
              </table:table-cell>
              <table:table-cell office:value-type="float" office:value="9.37822">
                <text:p>9.378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697077852">
                <text:p>4.697077852</text:p>
              </table:table-cell>
              <table:table-cell office:value-type="float" office:value="9.486827">
                <text:p>9.4868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722911377">
                <text:p>4.722911377</text:p>
              </table:table-cell>
              <table:table-cell office:value-type="float" office:value="9.677347">
                <text:p>9.6773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748760161">
                <text:p>4.748760161</text:p>
              </table:table-cell>
              <table:table-cell office:value-type="float" office:value="9.671635">
                <text:p>9.6716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774486872">
                <text:p>4.774486872</text:p>
              </table:table-cell>
              <table:table-cell office:value-type="float" office:value="9.717526">
                <text:p>9.7175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799938922">
                <text:p>4.799938922</text:p>
              </table:table-cell>
              <table:table-cell office:value-type="float" office:value="9.8223915">
                <text:p>9.82239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824978977">
                <text:p>4.824978977</text:p>
              </table:table-cell>
              <table:table-cell office:value-type="float" office:value="9.984003">
                <text:p>9.9840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850247917">
                <text:p>4.850247917</text:p>
              </table:table-cell>
              <table:table-cell office:value-type="float" office:value="9.893569">
                <text:p>9.8935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875516857">
                <text:p>4.875516857</text:p>
              </table:table-cell>
              <table:table-cell office:value-type="float" office:value="9.893569">
                <text:p>9.8935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900678984">
                <text:p>4.900678984</text:p>
              </table:table-cell>
              <table:table-cell office:value-type="float" office:value="9.935568">
                <text:p>9.9355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925505412">
                <text:p>4.925505412</text:p>
              </table:table-cell>
              <table:table-cell office:value-type="float" office:value="10.069915">
                <text:p>10.0699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950682798">
                <text:p>4.950682798</text:p>
              </table:table-cell>
              <table:table-cell office:value-type="float" office:value="9.929546">
                <text:p>9.9295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975966997">
                <text:p>4.975966997</text:p>
              </table:table-cell>
              <table:table-cell office:value-type="float" office:value="9.887598">
                <text:p>9.8875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001266455">
                <text:p>5.001266455</text:p>
              </table:table-cell>
              <table:table-cell office:value-type="float" office:value="9.881635">
                <text:p>9.8816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026337027">
                <text:p>5.026337027</text:p>
              </table:table-cell>
              <table:table-cell office:value-type="float" office:value="9.97185">
                <text:p>9.971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051804335">
                <text:p>5.051804335</text:p>
              </table:table-cell>
              <table:table-cell office:value-type="float" office:value="9.816506">
                <text:p>9.8165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077363196">
                <text:p>5.077363196</text:p>
              </table:table-cell>
              <table:table-cell office:value-type="float" office:value="9.781343">
                <text:p>9.7813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102922057">
                <text:p>5.102922057</text:p>
              </table:table-cell>
              <table:table-cell office:value-type="float" office:value="9.781343">
                <text:p>9.7813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128267293">
                <text:p>5.128267293</text:p>
              </table:table-cell>
              <table:table-cell office:value-type="float" office:value="9.863787">
                <text:p>9.8637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154009263">
                <text:p>5.154009263</text:p>
              </table:table-cell>
              <table:table-cell office:value-type="float" office:value="9.711766">
                <text:p>9.7117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179858047">
                <text:p>5.179858047</text:p>
              </table:table-cell>
              <table:table-cell office:value-type="float" office:value="9.671635">
                <text:p>9.6716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205706831">
                <text:p>5.205706831</text:p>
              </table:table-cell>
              <table:table-cell office:value-type="float" office:value="9.671635">
                <text:p>9.6716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231311471">
                <text:p>5.231311471</text:p>
              </table:table-cell>
              <table:table-cell office:value-type="float" office:value="9.763855">
                <text:p>9.7638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257343361">
                <text:p>5.257343361</text:p>
              </table:table-cell>
              <table:table-cell office:value-type="float" office:value="9.603605">
                <text:p>9.6036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283466806">
                <text:p>5.283466806</text:p>
              </table:table-cell>
              <table:table-cell office:value-type="float" office:value="9.569948">
                <text:p>9.5699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30960551">
                <text:p>5.30960551</text:p>
              </table:table-cell>
              <table:table-cell office:value-type="float" office:value="9.564362">
                <text:p>9.5643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33550007">
                <text:p>5.33550007</text:p>
              </table:table-cell>
              <table:table-cell office:value-type="float" office:value="9.654537">
                <text:p>9.6545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361821883">
                <text:p>5.361821883</text:p>
              </table:table-cell>
              <table:table-cell office:value-type="float" office:value="9.497826">
                <text:p>9.4978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8825051">
                <text:p>5.38825051</text:p>
              </table:table-cell>
              <table:table-cell office:value-type="float" office:value="9.459439">
                <text:p>9.4594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414648617">
                <text:p>5.414648617</text:p>
              </table:table-cell>
              <table:table-cell office:value-type="float" office:value="9.470376">
                <text:p>9.4703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4080258">
                <text:p>5.44080258</text:p>
              </table:table-cell>
              <table:table-cell office:value-type="float" office:value="9.558782">
                <text:p>9.5587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467383797">
                <text:p>5.467383797</text:p>
              </table:table-cell>
              <table:table-cell office:value-type="float" office:value="9.405137">
                <text:p>9.4051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494102345">
                <text:p>5.494102345</text:p>
              </table:table-cell>
              <table:table-cell office:value-type="float" office:value="9.356796">
                <text:p>9.3567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520775116">
                <text:p>5.520775116</text:p>
              </table:table-cell>
              <table:table-cell office:value-type="float" office:value="9.372854">
                <text:p>9.3728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547188482">
                <text:p>5.547188482</text:p>
              </table:table-cell>
              <table:table-cell office:value-type="float" office:value="9.464905">
                <text:p>9.4649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574044361">
                <text:p>5.574044361</text:p>
              </table:table-cell>
              <table:table-cell office:value-type="float" office:value="9.3089485">
                <text:p>9.30894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600976535">
                <text:p>5.600976535</text:p>
              </table:table-cell>
              <table:table-cell office:value-type="float" office:value="9.2825775">
                <text:p>9.28257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627862931">
                <text:p>5.627862931</text:p>
              </table:table-cell>
              <table:table-cell office:value-type="float" office:value="9.298383">
                <text:p>9.2983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654520441">
                <text:p>5.654520441</text:p>
              </table:table-cell>
              <table:table-cell office:value-type="float" office:value="9.37822">
                <text:p>9.378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681605205">
                <text:p>5.681605205</text:p>
              </table:table-cell>
              <table:table-cell office:value-type="float" office:value="9.230282">
                <text:p>9.2302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708781524">
                <text:p>5.708781524</text:p>
              </table:table-cell>
              <table:table-cell office:value-type="float" office:value="9.199185">
                <text:p>9.1991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735866288">
                <text:p>5.735866288</text:p>
              </table:table-cell>
              <table:table-cell office:value-type="float" office:value="9.230282">
                <text:p>9.2302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762630612">
                <text:p>5.762630612</text:p>
              </table:table-cell>
              <table:table-cell office:value-type="float" office:value="9.340793">
                <text:p>9.3407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789730635">
                <text:p>5.789730635</text:p>
              </table:table-cell>
              <table:table-cell office:value-type="float" office:value="9.225085">
                <text:p>9.2250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816815399">
                <text:p>5.816815399</text:p>
              </table:table-cell>
              <table:table-cell office:value-type="float" office:value="9.230282">
                <text:p>9.2302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843732315">
                <text:p>5.843732315</text:p>
              </table:table-cell>
              <table:table-cell office:value-type="float" office:value="9.28784">
                <text:p>9.287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870206718">
                <text:p>5.870206718</text:p>
              </table:table-cell>
              <table:table-cell office:value-type="float" office:value="9.443083">
                <text:p>9.4430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896894748">
                <text:p>5.896894748</text:p>
              </table:table-cell>
              <table:table-cell office:value-type="float" office:value="9.367496">
                <text:p>9.3674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923430186">
                <text:p>5.923430186</text:p>
              </table:table-cell>
              <table:table-cell office:value-type="float" office:value="9.421363">
                <text:p>9.4213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949675704">
                <text:p>5.949675704</text:p>
              </table:table-cell>
              <table:table-cell office:value-type="float" office:value="9.525436">
                <text:p>9.5254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975371898">
                <text:p>5.975371898</text:p>
              </table:table-cell>
              <table:table-cell office:value-type="float" office:value="9.729068">
                <text:p>9.7290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001220682">
                <text:p>6.001220682</text:p>
              </table:table-cell>
              <table:table-cell office:value-type="float" office:value="9.671635">
                <text:p>9.6716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026916876">
                <text:p>6.026916876</text:p>
              </table:table-cell>
              <table:table-cell office:value-type="float" office:value="9.729068">
                <text:p>9.7290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052353665">
                <text:p>6.052353665</text:p>
              </table:table-cell>
              <table:table-cell office:value-type="float" office:value="9.828284">
                <text:p>9.8282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07739372">
                <text:p>6.07739372</text:p>
              </table:table-cell>
              <table:table-cell office:value-type="float" office:value="9.984003">
                <text:p>9.9840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102677919">
                <text:p>6.102677919</text:p>
              </table:table-cell>
              <table:table-cell office:value-type="float" office:value="9.887598">
                <text:p>9.8875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127946859">
                <text:p>6.127946859</text:p>
              </table:table-cell>
              <table:table-cell office:value-type="float" office:value="9.893569">
                <text:p>9.8935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153108986">
                <text:p>6.153108986</text:p>
              </table:table-cell>
              <table:table-cell office:value-type="float" office:value="9.935568">
                <text:p>9.9355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177935414">
                <text:p>6.177935414</text:p>
              </table:table-cell>
              <table:table-cell office:value-type="float" office:value="10.069915">
                <text:p>10.0699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203158578">
                <text:p>6.203158578</text:p>
              </table:table-cell>
              <table:table-cell office:value-type="float" office:value="9.911525">
                <text:p>9.9115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228473295">
                <text:p>6.228473295</text:p>
              </table:table-cell>
              <table:table-cell office:value-type="float" office:value="9.875679">
                <text:p>9.8756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253788012">
                <text:p>6.253788012</text:p>
              </table:table-cell>
              <table:table-cell office:value-type="float" office:value="9.875679">
                <text:p>9.8756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278873845">
                <text:p>6.278873845</text:p>
              </table:table-cell>
              <table:table-cell office:value-type="float" office:value="9.965785">
                <text:p>9.9657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304341153">
                <text:p>6.304341153</text:p>
              </table:table-cell>
              <table:table-cell office:value-type="float" office:value="9.816506">
                <text:p>9.8165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329945793">
                <text:p>6.329945793</text:p>
              </table:table-cell>
              <table:table-cell office:value-type="float" office:value="9.763855">
                <text:p>9.7638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355504654">
                <text:p>6.355504654</text:p>
              </table:table-cell>
              <table:table-cell office:value-type="float" office:value="9.781343">
                <text:p>9.7813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38084989">
                <text:p>6.38084989</text:p>
              </table:table-cell>
              <table:table-cell office:value-type="float" office:value="9.863787">
                <text:p>9.8637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406622378">
                <text:p>6.406622378</text:p>
              </table:table-cell>
              <table:table-cell office:value-type="float" office:value="9.700267">
                <text:p>9.7002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432455903">
                <text:p>6.432455903</text:p>
              </table:table-cell>
              <table:table-cell office:value-type="float" office:value="9.677347">
                <text:p>9.6773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458319945">
                <text:p>6.458319945</text:p>
              </table:table-cell>
              <table:table-cell office:value-type="float" office:value="9.665929">
                <text:p>9.6659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483939843">
                <text:p>6.483939843</text:p>
              </table:table-cell>
              <table:table-cell office:value-type="float" office:value="9.758039">
                <text:p>9.75803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509971733">
                <text:p>6.509971733</text:p>
              </table:table-cell>
              <table:table-cell office:value-type="float" office:value="9.603605">
                <text:p>9.6036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536110437">
                <text:p>6.536110437</text:p>
              </table:table-cell>
              <table:table-cell office:value-type="float" office:value="9.564362">
                <text:p>9.5643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562233882">
                <text:p>6.562233882</text:p>
              </table:table-cell>
              <table:table-cell office:value-type="float" office:value="9.569948">
                <text:p>9.5699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588113183">
                <text:p>6.588113183</text:p>
              </table:table-cell>
              <table:table-cell office:value-type="float" office:value="9.66023">
                <text:p>9.660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614450255">
                <text:p>6.614450255</text:p>
              </table:table-cell>
              <table:table-cell office:value-type="float" office:value="9.492323">
                <text:p>9.4923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640894141">
                <text:p>6.640894141</text:p>
              </table:table-cell>
              <table:table-cell office:value-type="float" office:value="9.453981">
                <text:p>9.4539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667307507">
                <text:p>6.667307507</text:p>
              </table:table-cell>
              <table:table-cell office:value-type="float" office:value="9.464905">
                <text:p>9.4649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69349198899999">
                <text:p>6.69349198899999</text:p>
              </table:table-cell>
              <table:table-cell office:value-type="float" office:value="9.54764">
                <text:p>9.547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72008846399999">
                <text:p>6.72008846399999</text:p>
              </table:table-cell>
              <table:table-cell office:value-type="float" office:value="9.399741">
                <text:p>9.3997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746791753">
                <text:p>6.746791753</text:p>
              </table:table-cell>
              <table:table-cell office:value-type="float" office:value="9.362143">
                <text:p>9.3621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773495042">
                <text:p>6.773495042</text:p>
              </table:table-cell>
              <table:table-cell office:value-type="float" office:value="9.362143">
                <text:p>9.3621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799923669">
                <text:p>6.799923669</text:p>
              </table:table-cell>
              <table:table-cell office:value-type="float" office:value="9.459439">
                <text:p>9.4594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82682532399999">
                <text:p>6.82682532399999</text:p>
              </table:table-cell>
              <table:table-cell office:value-type="float" office:value="9.293109">
                <text:p>9.2931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85377275699999">
                <text:p>6.85377275699999</text:p>
              </table:table-cell>
              <table:table-cell office:value-type="float" office:value="9.277321">
                <text:p>9.2773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88073544899999">
                <text:p>6.88073544899999</text:p>
              </table:table-cell>
              <table:table-cell office:value-type="float" office:value="9.272071">
                <text:p>9.2720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90742347899999">
                <text:p>6.90742347899999</text:p>
              </table:table-cell>
              <table:table-cell office:value-type="float" office:value="9.367496">
                <text:p>9.3674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93449298399999">
                <text:p>6.93449298399999</text:p>
              </table:table-cell>
              <table:table-cell office:value-type="float" office:value="9.235485">
                <text:p>9.2354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96165404399999">
                <text:p>6.96165404399999</text:p>
              </table:table-cell>
              <table:table-cell office:value-type="float" office:value="9.204354">
                <text:p>9.2043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98873880799999">
                <text:p>6.98873880799999</text:p>
              </table:table-cell>
              <table:table-cell office:value-type="float" office:value="9.230282">
                <text:p>9.23028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.01551839099999">
                <text:p>7.01551839099999</text:p>
              </table:table-cell>
              <table:table-cell office:value-type="float" office:value="9.33547">
                <text:p>9.335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.04263367299999">
                <text:p>7.04263367299999</text:p>
              </table:table-cell>
              <table:table-cell office:value-type="float" office:value="9.219893">
                <text:p>9.2198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06974895499999">
                <text:p>7.06974895499999</text:p>
              </table:table-cell>
              <table:table-cell office:value-type="float" office:value="9.219893">
                <text:p>9.2198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09668112899999">
                <text:p>7.09668112899999</text:p>
              </table:table-cell>
              <table:table-cell office:value-type="float" office:value="9.2825775">
                <text:p>9.28257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12318604899999">
                <text:p>7.12318604899999</text:p>
              </table:table-cell>
              <table:table-cell office:value-type="float" office:value="9.432211">
                <text:p>9.4322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14988933799999">
                <text:p>7.14988933799999</text:p>
              </table:table-cell>
              <table:table-cell office:value-type="float" office:value="9.362143">
                <text:p>9.3621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17644003699999">
                <text:p>7.17644003699999</text:p>
              </table:table-cell>
              <table:table-cell office:value-type="float" office:value="9.415948">
                <text:p>9.4159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20270081299999">
                <text:p>7.20270081299999</text:p>
              </table:table-cell>
              <table:table-cell office:value-type="float" office:value="9.519901">
                <text:p>9.5199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22842752399999">
                <text:p>7.22842752399999</text:p>
              </table:table-cell>
              <table:table-cell office:value-type="float" office:value="9.717526">
                <text:p>9.7175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25429156599999">
                <text:p>7.25429156599999</text:p>
              </table:table-cell>
              <table:table-cell office:value-type="float" office:value="9.665929">
                <text:p>9.6659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28000301899999">
                <text:p>7.28000301899999</text:p>
              </table:table-cell>
              <table:table-cell office:value-type="float" office:value="9.723293">
                <text:p>9.7232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30545506899999">
                <text:p>7.30545506899999</text:p>
              </table:table-cell>
              <table:table-cell office:value-type="float" office:value="9.8223915">
                <text:p>9.82239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33052564099999">
                <text:p>7.33052564099999</text:p>
              </table:table-cell>
              <table:table-cell office:value-type="float" office:value="9.97185">
                <text:p>9.971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35582509899999">
                <text:p>7.35582509899999</text:p>
              </table:table-cell>
              <table:table-cell office:value-type="float" office:value="9.881635">
                <text:p>9.8816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38115507599999">
                <text:p>7.38115507599999</text:p>
              </table:table-cell>
              <table:table-cell office:value-type="float" office:value="9.869728">
                <text:p>9.8697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40637823999999">
                <text:p>7.40637823999999</text:p>
              </table:table-cell>
              <table:table-cell office:value-type="float" office:value="9.911525">
                <text:p>9.9115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43131148099999">
                <text:p>7.43131148099999</text:p>
              </table:table-cell>
              <table:table-cell office:value-type="float" office:value="10.026775">
                <text:p>10.0267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45658042099999">
                <text:p>7.45658042099999</text:p>
              </table:table-cell>
              <table:table-cell office:value-type="float" office:value="9.893569">
                <text:p>9.8935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48192565699999">
                <text:p>7.48192565699999</text:p>
              </table:table-cell>
              <table:table-cell office:value-type="float" office:value="9.863787">
                <text:p>9.8637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50720985599999">
                <text:p>7.50720985599999</text:p>
              </table:table-cell>
              <table:table-cell office:value-type="float" office:value="9.887598">
                <text:p>9.8875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53223465199999">
                <text:p>7.53223465199999</text:p>
              </table:table-cell>
              <table:table-cell office:value-type="float" office:value="9.990091">
                <text:p>9.9900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55764092299999">
                <text:p>7.55764092299999</text:p>
              </table:table-cell>
              <table:table-cell office:value-type="float" office:value="9.84009">
                <text:p>9.840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58312348999999">
                <text:p>7.58312348999999</text:p>
              </table:table-cell>
              <table:table-cell office:value-type="float" office:value="9.810628">
                <text:p>9.8106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60860605699999">
                <text:p>7.60860605699999</text:p>
              </table:table-cell>
              <table:table-cell office:value-type="float" office:value="9.810628">
                <text:p>9.8106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63384447999999">
                <text:p>7.63384447999999</text:p>
              </table:table-cell>
              <table:table-cell office:value-type="float" office:value="9.905532">
                <text:p>9.9055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65944911999999">
                <text:p>7.65944911999999</text:p>
              </table:table-cell>
              <table:table-cell office:value-type="float" office:value="9.763855">
                <text:p>9.7638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68514531399999">
                <text:p>7.68514531399999</text:p>
              </table:table-cell>
              <table:table-cell office:value-type="float" office:value="9.729068">
                <text:p>9.7290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71082624699999">
                <text:p>7.71082624699999</text:p>
              </table:table-cell>
              <table:table-cell office:value-type="float" office:value="9.734848">
                <text:p>9.7348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73624777699999">
                <text:p>7.73624777699999</text:p>
              </table:table-cell>
              <table:table-cell office:value-type="float" office:value="9.834184">
                <text:p>9.8341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76205078199999">
                <text:p>7.76205078199999</text:p>
              </table:table-cell>
              <table:table-cell office:value-type="float" office:value="9.688794">
                <text:p>9.6887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78796060099999">
                <text:p>7.78796060099999</text:p>
              </table:table-cell>
              <table:table-cell office:value-type="float" office:value="9.648851">
                <text:p>9.6488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81377886699999">
                <text:p>7.81377886699999</text:p>
              </table:table-cell>
              <table:table-cell office:value-type="float" office:value="9.683067">
                <text:p>9.6830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.83935298899999">
                <text:p>7.83935298899999</text:p>
              </table:table-cell>
              <table:table-cell office:value-type="float" office:value="9.775506">
                <text:p>9.7755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.86527806599999">
                <text:p>7.86527806599999</text:p>
              </table:table-cell>
              <table:table-cell office:value-type="float" office:value="9.643172">
                <text:p>9.6431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.89126418099999">
                <text:p>7.89126418099999</text:p>
              </table:table-cell>
              <table:table-cell office:value-type="float" office:value="9.6205225">
                <text:p>9.62052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.91718925799999">
                <text:p>7.91718925799999</text:p>
              </table:table-cell>
              <table:table-cell office:value-type="float" office:value="9.643172">
                <text:p>9.64317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.942809156">
                <text:p>7.942809156</text:p>
              </table:table-cell>
              <table:table-cell office:value-type="float" office:value="9.758039">
                <text:p>9.75803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.968795271">
                <text:p>7.968795271</text:p>
              </table:table-cell>
              <table:table-cell office:value-type="float" office:value="9.6205225">
                <text:p>9.62052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.994766127">
                <text:p>7.994766127</text:p>
              </table:table-cell>
              <table:table-cell office:value-type="float" office:value="9.626175">
                <text:p>9.6261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.02064542799999">
                <text:p>8.02064542799999</text:p>
              </table:table-cell>
              <table:table-cell office:value-type="float" office:value="9.66023">
                <text:p>9.6602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.04617377099999">
                <text:p>8.04617377099999</text:p>
              </table:table-cell>
              <table:table-cell office:value-type="float" office:value="9.793036">
                <text:p>9.7930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.072022555">
                <text:p>8.072022555</text:p>
              </table:table-cell>
              <table:table-cell office:value-type="float" office:value="9.671635">
                <text:p>9.67163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.097871339">
                <text:p>8.097871339</text:p>
              </table:table-cell>
              <table:table-cell office:value-type="float" office:value="9.671635">
                <text:p>9.67163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.123613309">
                <text:p>8.123613309</text:p>
              </table:table-cell>
              <table:table-cell office:value-type="float" office:value="9.711766">
                <text:p>9.71176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.149004321">
                <text:p>8.149004321</text:p>
              </table:table-cell>
              <table:table-cell office:value-type="float" office:value="9.846004">
                <text:p>9.8460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.174731032">
                <text:p>8.174731032</text:p>
              </table:table-cell>
              <table:table-cell office:value-type="float" office:value="9.717526">
                <text:p>9.7175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.200488261">
                <text:p>8.200488261</text:p>
              </table:table-cell>
              <table:table-cell office:value-type="float" office:value="9.706014">
                <text:p>9.7060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.226184455">
                <text:p>8.226184455</text:p>
              </table:table-cell>
              <table:table-cell office:value-type="float" office:value="9.729068">
                <text:p>9.7290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.251575467">
                <text:p>8.251575467</text:p>
              </table:table-cell>
              <table:table-cell office:value-type="float" office:value="9.846004">
                <text:p>9.8460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.277332696">
                <text:p>8.277332696</text:p>
              </table:table-cell>
              <table:table-cell office:value-type="float" office:value="9.706014">
                <text:p>9.7060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.303120443">
                <text:p>8.303120443</text:p>
              </table:table-cell>
              <table:table-cell office:value-type="float" office:value="9.694527">
                <text:p>9.69452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.328862413">
                <text:p>8.328862413</text:p>
              </table:table-cell>
              <table:table-cell office:value-type="float" office:value="9.711766">
                <text:p>9.71176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.354314463">
                <text:p>8.354314463</text:p>
              </table:table-cell>
              <table:table-cell office:value-type="float" office:value="9.8223915">
                <text:p>9.82239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.380086951">
                <text:p>8.380086951</text:p>
              </table:table-cell>
              <table:table-cell office:value-type="float" office:value="9.700267">
                <text:p>9.7002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.405920476">
                <text:p>8.405920476</text:p>
              </table:table-cell>
              <table:table-cell office:value-type="float" office:value="9.677347">
                <text:p>9.67734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.431708223">
                <text:p>8.431708223</text:p>
              </table:table-cell>
              <table:table-cell office:value-type="float" office:value="9.694527">
                <text:p>9.6945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.457206049">
                <text:p>8.457206049</text:p>
              </table:table-cell>
              <table:table-cell office:value-type="float" office:value="9.804757">
                <text:p>9.8047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.483024315">
                <text:p>8.483024315</text:p>
              </table:table-cell>
              <table:table-cell office:value-type="float" office:value="9.683067">
                <text:p>9.6830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.508888357">
                <text:p>8.508888357</text:p>
              </table:table-cell>
              <table:table-cell office:value-type="float" office:value="9.665929">
                <text:p>9.6659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.534691362">
                <text:p>8.534691362</text:p>
              </table:table-cell>
              <table:table-cell office:value-type="float" office:value="9.688794">
                <text:p>9.6887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.560204447">
                <text:p>8.560204447</text:p>
              </table:table-cell>
              <table:table-cell office:value-type="float" office:value="9.798893">
                <text:p>9.79889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.586053231">
                <text:p>8.586053231</text:p>
              </table:table-cell>
              <table:table-cell office:value-type="float" office:value="9.671635">
                <text:p>9.6716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.611993569">
                <text:p>8.611993569</text:p>
              </table:table-cell>
              <table:table-cell office:value-type="float" office:value="9.6375">
                <text:p>9.63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.637857611">
                <text:p>8.637857611</text:p>
              </table:table-cell>
              <table:table-cell office:value-type="float" office:value="9.665929">
                <text:p>9.66592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.663370696">
                <text:p>8.663370696</text:p>
              </table:table-cell>
              <table:table-cell office:value-type="float" office:value="9.798893">
                <text:p>9.79889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.689249997">
                <text:p>8.689249997</text:p>
              </table:table-cell>
              <table:table-cell office:value-type="float" office:value="9.66023">
                <text:p>9.6602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.715205594">
                <text:p>8.715205594</text:p>
              </table:table-cell>
              <table:table-cell office:value-type="float" office:value="9.631834">
                <text:p>9.6318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.741054378">
                <text:p>8.741054378</text:p>
              </table:table-cell>
              <table:table-cell office:value-type="float" office:value="9.671635">
                <text:p>9.6716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.766567463">
                <text:p>8.766567463</text:p>
              </table:table-cell>
              <table:table-cell office:value-type="float" office:value="9.798893">
                <text:p>9.7988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.792416247">
                <text:p>8.792416247</text:p>
              </table:table-cell>
              <table:table-cell office:value-type="float" office:value="9.671635">
                <text:p>9.67163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.818310807">
                <text:p>8.818310807</text:p>
              </table:table-cell>
              <table:table-cell office:value-type="float" office:value="9.654537">
                <text:p>9.6545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.844083295">
                <text:p>8.844083295</text:p>
              </table:table-cell>
              <table:table-cell office:value-type="float" office:value="9.700267">
                <text:p>9.7002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.869535345">
                <text:p>8.869535345</text:p>
              </table:table-cell>
              <table:table-cell office:value-type="float" office:value="9.8223915">
                <text:p>9.82239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.895292574">
                <text:p>8.895292574</text:p>
              </table:table-cell>
              <table:table-cell office:value-type="float" office:value="9.706014">
                <text:p>9.70601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.921095579">
                <text:p>8.921095579</text:p>
              </table:table-cell>
              <table:table-cell office:value-type="float" office:value="9.688794">
                <text:p>9.6887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.94682229">
                <text:p>8.94682229</text:p>
              </table:table-cell>
              <table:table-cell office:value-type="float" office:value="9.717526">
                <text:p>9.71752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.972228561">
                <text:p>8.972228561</text:p>
              </table:table-cell>
              <table:table-cell office:value-type="float" office:value="9.84009">
                <text:p>9.8400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.998001049">
                <text:p>8.998001049</text:p>
              </table:table-cell>
              <table:table-cell office:value-type="float" office:value="9.700267">
                <text:p>9.7002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.023819315">
                <text:p>9.023819315</text:p>
              </table:table-cell>
              <table:table-cell office:value-type="float" office:value="9.683067">
                <text:p>9.6830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.049515509">
                <text:p>9.049515509</text:p>
              </table:table-cell>
              <table:table-cell office:value-type="float" office:value="9.729068">
                <text:p>9.7290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.074937039">
                <text:p>9.074937039</text:p>
              </table:table-cell>
              <table:table-cell office:value-type="float" office:value="9.834184">
                <text:p>9.8341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.10066375">
                <text:p>9.10066375</text:p>
              </table:table-cell>
              <table:table-cell office:value-type="float" office:value="9.717526">
                <text:p>9.7175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.126436238">
                <text:p>9.126436238</text:p>
              </table:table-cell>
              <table:table-cell office:value-type="float" office:value="9.700267">
                <text:p>9.7002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.152101912">
                <text:p>9.152101912</text:p>
              </table:table-cell>
              <table:table-cell office:value-type="float" office:value="9.740636">
                <text:p>9.74063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.177462407">
                <text:p>9.177462407</text:p>
              </table:table-cell>
              <table:table-cell office:value-type="float" office:value="9.857852">
                <text:p>9.85785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.20317386">
                <text:p>9.20317386</text:p>
              </table:table-cell>
              <table:table-cell office:value-type="float" office:value="9.723293">
                <text:p>9.72329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.228931089">
                <text:p>9.228931089</text:p>
              </table:table-cell>
              <table:table-cell office:value-type="float" office:value="9.706014">
                <text:p>9.70601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.254581505">
                <text:p>9.254581505</text:p>
              </table:table-cell>
              <table:table-cell office:value-type="float" office:value="9.74643">
                <text:p>9.746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.279911482">
                <text:p>9.279911482</text:p>
              </table:table-cell>
              <table:table-cell office:value-type="float" office:value="9.869728">
                <text:p>9.86972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.305577156">
                <text:p>9.305577156</text:p>
              </table:table-cell>
              <table:table-cell office:value-type="float" office:value="9.740636">
                <text:p>9.7406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.331288609">
                <text:p>9.331288609</text:p>
              </table:table-cell>
              <table:table-cell office:value-type="float" office:value="9.723293">
                <text:p>9.72329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.356923766">
                <text:p>9.356923766</text:p>
              </table:table-cell>
              <table:table-cell office:value-type="float" office:value="9.752232">
                <text:p>9.75223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.382238483">
                <text:p>9.382238483</text:p>
              </table:table-cell>
              <table:table-cell office:value-type="float" office:value="9.875679">
                <text:p>9.87567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.40787364">
                <text:p>9.40787364</text:p>
              </table:table-cell>
              <table:table-cell office:value-type="float" office:value="9.752232">
                <text:p>9.75223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.433554573">
                <text:p>9.433554573</text:p>
              </table:table-cell>
              <table:table-cell office:value-type="float" office:value="9.734848">
                <text:p>9.73484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.459143953">
                <text:p>9.459143953</text:p>
              </table:table-cell>
              <table:table-cell office:value-type="float" office:value="9.769677">
                <text:p>9.76967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.48445867">
                <text:p>9.48445867</text:p>
              </table:table-cell>
              <table:table-cell office:value-type="float" office:value="9.875679">
                <text:p>9.87567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.510093827">
                <text:p>9.510093827</text:p>
              </table:table-cell>
              <table:table-cell office:value-type="float" office:value="9.752232">
                <text:p>9.7522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.53580528">
                <text:p>9.53580528</text:p>
              </table:table-cell>
              <table:table-cell office:value-type="float" office:value="9.723293">
                <text:p>9.72329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.561425178">
                <text:p>9.561425178</text:p>
              </table:table-cell>
              <table:table-cell office:value-type="float" office:value="9.758039">
                <text:p>9.75803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.586724636">
                <text:p>9.586724636</text:p>
              </table:table-cell>
              <table:table-cell office:value-type="float" office:value="9.881635">
                <text:p>9.88163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.612359793">
                <text:p>9.612359793</text:p>
              </table:table-cell>
              <table:table-cell office:value-type="float" office:value="9.752232">
                <text:p>9.7522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.638086504">
                <text:p>9.638086504</text:p>
              </table:table-cell>
              <table:table-cell office:value-type="float" office:value="9.717526">
                <text:p>9.71752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.663752178">
                <text:p>9.663752178</text:p>
              </table:table-cell>
              <table:table-cell office:value-type="float" office:value="9.740636">
                <text:p>9.74063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.689082155">
                <text:p>9.689082155</text:p>
              </table:table-cell>
              <table:table-cell office:value-type="float" office:value="9.869728">
                <text:p>9.86972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.714717312">
                <text:p>9.714717312</text:p>
              </table:table-cell>
              <table:table-cell office:value-type="float" office:value="9.752232">
                <text:p>9.75223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.740444023">
                <text:p>9.740444023</text:p>
              </table:table-cell>
              <table:table-cell office:value-type="float" office:value="9.717526">
                <text:p>9.71752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.766048663">
                <text:p>9.766048663</text:p>
              </table:table-cell>
              <table:table-cell office:value-type="float" office:value="9.763855">
                <text:p>9.76385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.791348121">
                <text:p>9.791348121</text:p>
              </table:table-cell>
              <table:table-cell office:value-type="float" office:value="9.881635">
                <text:p>9.88163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.816983278">
                <text:p>9.816983278</text:p>
              </table:table-cell>
              <table:table-cell office:value-type="float" office:value="9.752232">
                <text:p>9.75223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.842664211">
                <text:p>9.842664211</text:p>
              </table:table-cell>
              <table:table-cell office:value-type="float" office:value="9.734848">
                <text:p>9.73484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.868238333">
                <text:p>9.868238333</text:p>
              </table:table-cell>
              <table:table-cell office:value-type="float" office:value="9.775506">
                <text:p>9.77550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.893522532">
                <text:p>9.893522532</text:p>
              </table:table-cell>
              <table:table-cell office:value-type="float" office:value="9.887598">
                <text:p>9.88759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.919157689">
                <text:p>9.919157689</text:p>
              </table:table-cell>
              <table:table-cell office:value-type="float" office:value="9.752232">
                <text:p>9.75223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.944853883">
                <text:p>9.944853883</text:p>
              </table:table-cell>
              <table:table-cell office:value-type="float" office:value="9.729068">
                <text:p>9.72906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.970458523">
                <text:p>9.970458523</text:p>
              </table:table-cell>
              <table:table-cell office:value-type="float" office:value="9.763855">
                <text:p>9.76385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.99577324">
                <text:p>9.99577324</text:p>
              </table:table-cell>
              <table:table-cell office:value-type="float" office:value="9.875679">
                <text:p>9.87567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.021393138">
                <text:p>10.021393138</text:p>
              </table:table-cell>
              <table:table-cell office:value-type="float" office:value="9.758039">
                <text:p>9.75803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.047074071">
                <text:p>10.047074071</text:p>
              </table:table-cell>
              <table:table-cell office:value-type="float" office:value="9.734848">
                <text:p>9.7348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.072663451">
                <text:p>10.072663451</text:p>
              </table:table-cell>
              <table:table-cell office:value-type="float" office:value="9.769677">
                <text:p>9.76967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.097962909">
                <text:p>10.097962909</text:p>
              </table:table-cell>
              <table:table-cell office:value-type="float" office:value="9.881635">
                <text:p>9.88163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.123613325">
                <text:p>10.123613325</text:p>
              </table:table-cell>
              <table:table-cell office:value-type="float" office:value="9.74643">
                <text:p>9.7464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.149278999">
                <text:p>10.149278999</text:p>
              </table:table-cell>
              <table:table-cell office:value-type="float" office:value="9.740636">
                <text:p>9.74063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.174929415">
                <text:p>10.174929415</text:p>
              </table:table-cell>
              <table:table-cell office:value-type="float" office:value="9.74643">
                <text:p>9.7464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.200259392">
                <text:p>10.200259392</text:p>
              </table:table-cell>
              <table:table-cell office:value-type="float" office:value="9.869728">
                <text:p>9.86972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.225925066">
                <text:p>10.225925066</text:p>
              </table:table-cell>
              <table:table-cell office:value-type="float" office:value="9.740636">
                <text:p>9.74063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.251636519">
                <text:p>10.251636519</text:p>
              </table:table-cell>
              <table:table-cell office:value-type="float" office:value="9.723293">
                <text:p>9.72329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.277256417">
                <text:p>10.277256417</text:p>
              </table:table-cell>
              <table:table-cell office:value-type="float" office:value="9.758039">
                <text:p>9.75803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.302571134">
                <text:p>10.302571134</text:p>
              </table:table-cell>
              <table:table-cell office:value-type="float" office:value="9.875679">
                <text:p>9.87567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.328191032">
                <text:p>10.328191032</text:p>
              </table:table-cell>
              <table:table-cell office:value-type="float" office:value="9.758039">
                <text:p>9.75803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.353856706">
                <text:p>10.353856706</text:p>
              </table:table-cell>
              <table:table-cell office:value-type="float" office:value="9.740636">
                <text:p>9.74063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.379461346">
                <text:p>10.379461346</text:p>
              </table:table-cell>
              <table:table-cell office:value-type="float" office:value="9.763855">
                <text:p>9.76385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.404745545">
                <text:p>10.404745545</text:p>
              </table:table-cell>
              <table:table-cell office:value-type="float" office:value="9.887598">
                <text:p>9.88759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.430365443">
                <text:p>10.430365443</text:p>
              </table:table-cell>
              <table:table-cell office:value-type="float" office:value="9.758039">
                <text:p>9.7580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.456061637">
                <text:p>10.456061637</text:p>
              </table:table-cell>
              <table:table-cell office:value-type="float" office:value="9.729068">
                <text:p>9.7290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.481620498">
                <text:p>10.481620498</text:p>
              </table:table-cell>
              <table:table-cell office:value-type="float" office:value="9.781343">
                <text:p>9.78134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.506889438">
                <text:p>10.506889438</text:p>
              </table:table-cell>
              <table:table-cell office:value-type="float" office:value="9.893569">
                <text:p>9.89356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532509336">
                <text:p>10.532509336</text:p>
              </table:table-cell>
              <table:table-cell office:value-type="float" office:value="9.758039">
                <text:p>9.75803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.558144493">
                <text:p>10.558144493</text:p>
              </table:table-cell>
              <table:table-cell office:value-type="float" office:value="9.752232">
                <text:p>9.7522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.583703354">
                <text:p>10.583703354</text:p>
              </table:table-cell>
              <table:table-cell office:value-type="float" office:value="9.781343">
                <text:p>9.78134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.608987553">
                <text:p>10.608987553</text:p>
              </table:table-cell>
              <table:table-cell office:value-type="float" office:value="9.887598">
                <text:p>9.88759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.63462271">
                <text:p>10.63462271</text:p>
              </table:table-cell>
              <table:table-cell office:value-type="float" office:value="9.752232">
                <text:p>9.75223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.660303643">
                <text:p>10.660303643</text:p>
              </table:table-cell>
              <table:table-cell office:value-type="float" office:value="9.734848">
                <text:p>9.7348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.685908283">
                <text:p>10.685908283</text:p>
              </table:table-cell>
              <table:table-cell office:value-type="float" office:value="9.763855">
                <text:p>9.76385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.71123826">
                <text:p>10.71123826</text:p>
              </table:table-cell>
              <table:table-cell office:value-type="float" office:value="9.869728">
                <text:p>9.86972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.736903934">
                <text:p>10.736903934</text:p>
              </table:table-cell>
              <table:table-cell office:value-type="float" office:value="9.740636">
                <text:p>9.74063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.762584867">
                <text:p>10.762584867</text:p>
              </table:table-cell>
              <table:table-cell office:value-type="float" office:value="9.734848">
                <text:p>9.73484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.788189507">
                <text:p>10.788189507</text:p>
              </table:table-cell>
              <table:table-cell office:value-type="float" office:value="9.763855">
                <text:p>9.76385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.813473706">
                <text:p>10.813473706</text:p>
              </table:table-cell>
              <table:table-cell office:value-type="float" office:value="9.887598">
                <text:p>9.88759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.83913938">
                <text:p>10.83913938</text:p>
              </table:table-cell>
              <table:table-cell office:value-type="float" office:value="9.740636">
                <text:p>9.74063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.864820313">
                <text:p>10.864820313</text:p>
              </table:table-cell>
              <table:table-cell office:value-type="float" office:value="9.734848">
                <text:p>9.73484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.890440211">
                <text:p>10.890440211</text:p>
              </table:table-cell>
              <table:table-cell office:value-type="float" office:value="9.758039">
                <text:p>9.75803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.915785447">
                <text:p>10.915785447</text:p>
              </table:table-cell>
              <table:table-cell office:value-type="float" office:value="9.863787">
                <text:p>9.86378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.941481641">
                <text:p>10.941481641</text:p>
              </table:table-cell>
              <table:table-cell office:value-type="float" office:value="9.729068">
                <text:p>9.72906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.967208352">
                <text:p>10.967208352</text:p>
              </table:table-cell>
              <table:table-cell office:value-type="float" office:value="9.717526">
                <text:p>9.71752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.992904546">
                <text:p>10.992904546</text:p>
              </table:table-cell>
              <table:table-cell office:value-type="float" office:value="9.729068">
                <text:p>9.72906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.018310817">
                <text:p>11.018310817</text:p>
              </table:table-cell>
              <table:table-cell office:value-type="float" office:value="9.84009">
                <text:p>9.8400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.044098564">
                <text:p>11.044098564</text:p>
              </table:table-cell>
              <table:table-cell office:value-type="float" office:value="9.694527">
                <text:p>9.69452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.069932089">
                <text:p>11.069932089</text:p>
              </table:table-cell>
              <table:table-cell office:value-type="float" office:value="9.677347">
                <text:p>9.67734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.095704577">
                <text:p>11.095704577</text:p>
              </table:table-cell>
              <table:table-cell office:value-type="float" office:value="9.700267">
                <text:p>9.7002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.121187144">
                <text:p>11.121187144</text:p>
              </table:table-cell>
              <table:table-cell office:value-type="float" office:value="9.810628">
                <text:p>9.81062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.147035928">
                <text:p>11.147035928</text:p>
              </table:table-cell>
              <table:table-cell office:value-type="float" office:value="9.671635">
                <text:p>9.67163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.172945747">
                <text:p>11.172945747</text:p>
              </table:table-cell>
              <table:table-cell office:value-type="float" office:value="9.648851">
                <text:p>9.64885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.198764013">
                <text:p>11.198764013</text:p>
              </table:table-cell>
              <table:table-cell office:value-type="float" office:value="9.683067">
                <text:p>9.68306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.224322874">
                <text:p>11.224322874</text:p>
              </table:table-cell>
              <table:table-cell office:value-type="float" office:value="9.781343">
                <text:p>9.78134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.250232693">
                <text:p>11.250232693</text:p>
              </table:table-cell>
              <table:table-cell office:value-type="float" office:value="9.648851">
                <text:p>9.64885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.276218808">
                <text:p>11.276218808</text:p>
              </table:table-cell>
              <table:table-cell office:value-type="float" office:value="9.6205225">
                <text:p>9.62052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.302113368">
                <text:p>11.302113368</text:p>
              </table:table-cell>
              <table:table-cell office:value-type="float" office:value="9.654537">
                <text:p>9.65453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.327733266">
                <text:p>11.327733266</text:p>
              </table:table-cell>
              <table:table-cell office:value-type="float" office:value="9.758039">
                <text:p>9.75803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.353719381">
                <text:p>11.353719381</text:p>
              </table:table-cell>
              <table:table-cell office:value-type="float" office:value="9.6205225">
                <text:p>9.620522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.379736013">
                <text:p>11.379736013</text:p>
              </table:table-cell>
              <table:table-cell office:value-type="float" office:value="9.609238">
                <text:p>9.60923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.40569161">
                <text:p>11.40569161</text:p>
              </table:table-cell>
              <table:table-cell office:value-type="float" office:value="9.631834">
                <text:p>9.63183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.431326767">
                <text:p>11.431326767</text:p>
              </table:table-cell>
              <table:table-cell office:value-type="float" office:value="9.752232">
                <text:p>9.75223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.457312882">
                <text:p>11.457312882</text:p>
              </table:table-cell>
              <table:table-cell office:value-type="float" office:value="9.6205225">
                <text:p>9.62052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.483375292">
                <text:p>11.483375292</text:p>
              </table:table-cell>
              <table:table-cell office:value-type="float" office:value="9.59236">
                <text:p>9.5923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.509330889">
                <text:p>11.509330889</text:p>
              </table:table-cell>
              <table:table-cell office:value-type="float" office:value="9.631834">
                <text:p>9.63183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.534996563">
                <text:p>11.534996563</text:p>
              </table:table-cell>
              <table:table-cell office:value-type="float" office:value="9.740636">
                <text:p>9.74063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.561028453">
                <text:p>11.561028453</text:p>
              </table:table-cell>
              <table:table-cell office:value-type="float" office:value="9.603605">
                <text:p>9.60360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.587106123">
                <text:p>11.587106123</text:p>
              </table:table-cell>
              <table:table-cell office:value-type="float" office:value="9.586747">
                <text:p>9.58674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.613092238">
                <text:p>11.613092238</text:p>
              </table:table-cell>
              <table:table-cell office:value-type="float" office:value="9.6205225">
                <text:p>9.62052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.638727395">
                <text:p>11.638727395</text:p>
              </table:table-cell>
              <table:table-cell office:value-type="float" office:value="9.752232">
                <text:p>9.75223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.664759285">
                <text:p>11.664759285</text:p>
              </table:table-cell>
              <table:table-cell office:value-type="float" office:value="9.603605">
                <text:p>9.60360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.690821695">
                <text:p>11.690821695</text:p>
              </table:table-cell>
              <table:table-cell office:value-type="float" office:value="9.59236">
                <text:p>9.5923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.71680781">
                <text:p>11.71680781</text:p>
              </table:table-cell>
              <table:table-cell office:value-type="float" office:value="9.6205225">
                <text:p>9.62052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.742504004">
                <text:p>11.742504004</text:p>
              </table:table-cell>
              <table:table-cell office:value-type="float" office:value="9.729068">
                <text:p>9.72906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.768535894">
                <text:p>11.768535894</text:p>
              </table:table-cell>
              <table:table-cell office:value-type="float" office:value="9.603605">
                <text:p>9.60360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.794659339">
                <text:p>11.794659339</text:p>
              </table:table-cell>
              <table:table-cell office:value-type="float" office:value="9.569948">
                <text:p>9.56994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.820691229">
                <text:p>11.820691229</text:p>
              </table:table-cell>
              <table:table-cell office:value-type="float" office:value="9.603605">
                <text:p>9.60360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.846433199">
                <text:p>11.846433199</text:p>
              </table:table-cell>
              <table:table-cell office:value-type="float" office:value="9.711766">
                <text:p>9.71176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.872510869">
                <text:p>11.872510869</text:p>
              </table:table-cell>
              <table:table-cell office:value-type="float" office:value="9.586747">
                <text:p>9.58674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.898603797">
                <text:p>11.898603797</text:p>
              </table:table-cell>
              <table:table-cell office:value-type="float" office:value="9.5811405">
                <text:p>9.581140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.924635687">
                <text:p>11.924635687</text:p>
              </table:table-cell>
              <table:table-cell office:value-type="float" office:value="9.603605">
                <text:p>9.60360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.950362398">
                <text:p>11.950362398</text:p>
              </table:table-cell>
              <table:table-cell office:value-type="float" office:value="9.717526">
                <text:p>9.71752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.976455326">
                <text:p>11.976455326</text:p>
              </table:table-cell>
              <table:table-cell office:value-type="float" office:value="9.5811405">
                <text:p>9.581140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2.002609289">
                <text:p>12.002609289</text:p>
              </table:table-cell>
              <table:table-cell office:value-type="float" office:value="9.558782">
                <text:p>9.55878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2.028625921">
                <text:p>12.028625921</text:p>
              </table:table-cell>
              <table:table-cell office:value-type="float" office:value="9.609238">
                <text:p>9.60923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.054367891">
                <text:p>12.054367891</text:p>
              </table:table-cell>
              <table:table-cell office:value-type="float" office:value="9.711766">
                <text:p>9.71176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2.080491336">
                <text:p>12.080491336</text:p>
              </table:table-cell>
              <table:table-cell office:value-type="float" office:value="9.569948">
                <text:p>9.56994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.106660558">
                <text:p>12.106660558</text:p>
              </table:table-cell>
              <table:table-cell office:value-type="float" office:value="9.553207">
                <text:p>9.5532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.132738228">
                <text:p>12.132738228</text:p>
              </table:table-cell>
              <table:table-cell office:value-type="float" office:value="9.586747">
                <text:p>9.58674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.158525975">
                <text:p>12.158525975</text:p>
              </table:table-cell>
              <table:table-cell office:value-type="float" office:value="9.694527">
                <text:p>9.69452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.184634162">
                <text:p>12.184634162</text:p>
              </table:table-cell>
              <table:table-cell office:value-type="float" office:value="9.575541">
                <text:p>9.57554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.210803384">
                <text:p>12.210803384</text:p>
              </table:table-cell>
              <table:table-cell office:value-type="float" office:value="9.553207">
                <text:p>9.55320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.236835274">
                <text:p>12.236835274</text:p>
              </table:table-cell>
              <table:table-cell office:value-type="float" office:value="9.603605">
                <text:p>9.6036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.262561985">
                <text:p>12.262561985</text:p>
              </table:table-cell>
              <table:table-cell office:value-type="float" office:value="9.717526">
                <text:p>9.71752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.288624395">
                <text:p>12.288624395</text:p>
              </table:table-cell>
              <table:table-cell office:value-type="float" office:value="9.59236">
                <text:p>9.5923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.314702065">
                <text:p>12.314702065</text:p>
              </table:table-cell>
              <table:table-cell office:value-type="float" office:value="9.586747">
                <text:p>9.58674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.34068818">
                <text:p>12.34068818</text:p>
              </table:table-cell>
              <table:table-cell office:value-type="float" office:value="9.6205225">
                <text:p>9.62052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.366353854">
                <text:p>12.366353854</text:p>
              </table:table-cell>
              <table:table-cell office:value-type="float" office:value="9.740636">
                <text:p>9.74063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.392385744">
                <text:p>12.392385744</text:p>
              </table:table-cell>
              <table:table-cell office:value-type="float" office:value="9.603605">
                <text:p>9.60360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.418463414">
                <text:p>12.418463414</text:p>
              </table:table-cell>
              <table:table-cell office:value-type="float" office:value="9.586747">
                <text:p>9.58674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.44443427">
                <text:p>12.44443427</text:p>
              </table:table-cell>
              <table:table-cell office:value-type="float" office:value="9.626175">
                <text:p>9.6261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.470099944">
                <text:p>12.470099944</text:p>
              </table:table-cell>
              <table:table-cell office:value-type="float" office:value="9.740636">
                <text:p>9.74063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.496116576">
                <text:p>12.496116576</text:p>
              </table:table-cell>
              <table:table-cell office:value-type="float" office:value="9.609238">
                <text:p>9.60923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.522163726">
                <text:p>12.522163726</text:p>
              </table:table-cell>
              <table:table-cell office:value-type="float" office:value="9.597979">
                <text:p>9.59797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.548119323">
                <text:p>12.548119323</text:p>
              </table:table-cell>
              <table:table-cell office:value-type="float" office:value="9.631834">
                <text:p>9.63183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.573708703">
                <text:p>12.573708703</text:p>
              </table:table-cell>
              <table:table-cell office:value-type="float" office:value="9.769677">
                <text:p>9.76967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.599649041">
                <text:p>12.599649041</text:p>
              </table:table-cell>
              <table:table-cell office:value-type="float" office:value="9.6375">
                <text:p>9.63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.625650414">
                <text:p>12.625650414</text:p>
              </table:table-cell>
              <table:table-cell office:value-type="float" office:value="9.614877">
                <text:p>9.61487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2.651544974">
                <text:p>12.651544974</text:p>
              </table:table-cell>
              <table:table-cell office:value-type="float" office:value="9.654537">
                <text:p>9.65453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2.677149614">
                <text:p>12.677149614</text:p>
              </table:table-cell>
              <table:table-cell office:value-type="float" office:value="9.763855">
                <text:p>9.76385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.703089952">
                <text:p>12.703089952</text:p>
              </table:table-cell>
              <table:table-cell office:value-type="float" office:value="9.6375">
                <text:p>9.637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.729076067">
                <text:p>12.729076067</text:p>
              </table:table-cell>
              <table:table-cell office:value-type="float" office:value="9.6205225">
                <text:p>9.62052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.754985886">
                <text:p>12.754985886</text:p>
              </table:table-cell>
              <table:table-cell office:value-type="float" office:value="9.648851">
                <text:p>9.64885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.780605784">
                <text:p>12.780605784</text:p>
              </table:table-cell>
              <table:table-cell office:value-type="float" office:value="9.758039">
                <text:p>9.75803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2.80657664">
                <text:p>12.80657664</text:p>
              </table:table-cell>
              <table:table-cell office:value-type="float" office:value="9.626175">
                <text:p>9.6261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.83260853">
                <text:p>12.83260853</text:p>
              </table:table-cell>
              <table:table-cell office:value-type="float" office:value="9.603605">
                <text:p>9.60360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2.858548868">
                <text:p>12.858548868</text:p>
              </table:table-cell>
              <table:table-cell office:value-type="float" office:value="9.6375">
                <text:p>9.637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.884153508">
                <text:p>12.884153508</text:p>
              </table:table-cell>
              <table:table-cell office:value-type="float" office:value="9.763855">
                <text:p>9.76385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2.910109105">
                <text:p>12.910109105</text:p>
              </table:table-cell>
              <table:table-cell office:value-type="float" office:value="9.631834">
                <text:p>9.63183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2.93609522">
                <text:p>12.93609522</text:p>
              </table:table-cell>
              <table:table-cell office:value-type="float" office:value="9.6205225">
                <text:p>9.62052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2.962035558">
                <text:p>12.962035558</text:p>
              </table:table-cell>
              <table:table-cell office:value-type="float" office:value="9.6375">
                <text:p>9.63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2.987624938">
                <text:p>12.987624938</text:p>
              </table:table-cell>
              <table:table-cell office:value-type="float" office:value="9.769677">
                <text:p>9.76967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3.013565276">
                <text:p>13.013565276</text:p>
              </table:table-cell>
              <table:table-cell office:value-type="float" office:value="9.6375">
                <text:p>9.63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3.039551391">
                <text:p>13.039551391</text:p>
              </table:table-cell>
              <table:table-cell office:value-type="float" office:value="9.6205225">
                <text:p>9.62052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3.065445951">
                <text:p>13.065445951</text:p>
              </table:table-cell>
              <table:table-cell office:value-type="float" office:value="9.654537">
                <text:p>9.65453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3.091035331">
                <text:p>13.091035331</text:p>
              </table:table-cell>
              <table:table-cell office:value-type="float" office:value="9.769677">
                <text:p>9.76967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3.116975669">
                <text:p>13.116975669</text:p>
              </table:table-cell>
              <table:table-cell office:value-type="float" office:value="9.6375">
                <text:p>9.637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.142946525">
                <text:p>13.142946525</text:p>
              </table:table-cell>
              <table:table-cell office:value-type="float" office:value="9.626175">
                <text:p>9.62617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3.168856344">
                <text:p>13.168856344</text:p>
              </table:table-cell>
              <table:table-cell office:value-type="float" office:value="9.648851">
                <text:p>9.64885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3.194445724">
                <text:p>13.194445724</text:p>
              </table:table-cell>
              <table:table-cell office:value-type="float" office:value="9.769677">
                <text:p>9.76967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.220386062">
                <text:p>13.220386062</text:p>
              </table:table-cell>
              <table:table-cell office:value-type="float" office:value="9.6375">
                <text:p>9.63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.246402694">
                <text:p>13.246402694</text:p>
              </table:table-cell>
              <table:table-cell office:value-type="float" office:value="9.609238">
                <text:p>9.60923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.272327771">
                <text:p>13.272327771</text:p>
              </table:table-cell>
              <table:table-cell office:value-type="float" office:value="9.643172">
                <text:p>9.64317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.297962928">
                <text:p>13.297962928</text:p>
              </table:table-cell>
              <table:table-cell office:value-type="float" office:value="9.752232">
                <text:p>9.75223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.323949043">
                <text:p>13.323949043</text:p>
              </table:table-cell>
              <table:table-cell office:value-type="float" office:value="9.6205225">
                <text:p>9.620522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3.349965675">
                <text:p>13.349965675</text:p>
              </table:table-cell>
              <table:table-cell office:value-type="float" office:value="9.609238">
                <text:p>9.60923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.375936531">
                <text:p>13.375936531</text:p>
              </table:table-cell>
              <table:table-cell office:value-type="float" office:value="9.626175">
                <text:p>9.62617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.401617464">
                <text:p>13.401617464</text:p>
              </table:table-cell>
              <table:table-cell office:value-type="float" office:value="9.734848">
                <text:p>9.73484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.427618837">
                <text:p>13.427618837</text:p>
              </table:table-cell>
              <table:table-cell office:value-type="float" office:value="9.614877">
                <text:p>9.61487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3.453681247">
                <text:p>13.453681247</text:p>
              </table:table-cell>
              <table:table-cell office:value-type="float" office:value="9.59236">
                <text:p>9.5923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3.479667362">
                <text:p>13.479667362</text:p>
              </table:table-cell>
              <table:table-cell office:value-type="float" office:value="9.6205225">
                <text:p>9.620522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3.505348295">
                <text:p>13.505348295</text:p>
              </table:table-cell>
              <table:table-cell office:value-type="float" office:value="9.734848">
                <text:p>9.73484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3.531364927">
                <text:p>13.531364927</text:p>
              </table:table-cell>
              <table:table-cell office:value-type="float" office:value="9.609238">
                <text:p>9.60923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3.557427337">
                <text:p>13.557427337</text:p>
              </table:table-cell>
              <table:table-cell office:value-type="float" office:value="9.59236">
                <text:p>9.5923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.58342871">
                <text:p>13.58342871</text:p>
              </table:table-cell>
              <table:table-cell office:value-type="float" office:value="9.614877">
                <text:p>9.61487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3.609079126">
                <text:p>13.609079126</text:p>
              </table:table-cell>
              <table:table-cell office:value-type="float" office:value="9.74643">
                <text:p>9.7464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3.635126276">
                <text:p>13.635126276</text:p>
              </table:table-cell>
              <table:table-cell office:value-type="float" office:value="9.597979">
                <text:p>9.59797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3.661219204">
                <text:p>13.661219204</text:p>
              </table:table-cell>
              <table:table-cell office:value-type="float" office:value="9.5811405">
                <text:p>9.581140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3.687235836">
                <text:p>13.687235836</text:p>
              </table:table-cell>
              <table:table-cell office:value-type="float" office:value="9.609238">
                <text:p>9.60923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3.712947289">
                <text:p>13.712947289</text:p>
              </table:table-cell>
              <table:table-cell office:value-type="float" office:value="9.723293">
                <text:p>9.72329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3.738963921">
                <text:p>13.738963921</text:p>
              </table:table-cell>
              <table:table-cell office:value-type="float" office:value="9.609238">
                <text:p>9.60923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3.765072108">
                <text:p>13.765072108</text:p>
              </table:table-cell>
              <table:table-cell office:value-type="float" office:value="9.575541">
                <text:p>9.57554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3.791119258">
                <text:p>13.791119258</text:p>
              </table:table-cell>
              <table:table-cell office:value-type="float" office:value="9.597979">
                <text:p>9.59797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.816861228">
                <text:p>13.816861228</text:p>
              </table:table-cell>
              <table:table-cell office:value-type="float" office:value="9.711766">
                <text:p>9.71176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3.842954156">
                <text:p>13.842954156</text:p>
              </table:table-cell>
              <table:table-cell office:value-type="float" office:value="9.5811405">
                <text:p>9.58114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3.869108119">
                <text:p>13.869108119</text:p>
              </table:table-cell>
              <table:table-cell office:value-type="float" office:value="9.558782">
                <text:p>9.55878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3.895185789">
                <text:p>13.895185789</text:p>
              </table:table-cell>
              <table:table-cell office:value-type="float" office:value="9.586747">
                <text:p>9.58674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3.920943018">
                <text:p>13.920943018</text:p>
              </table:table-cell>
              <table:table-cell office:value-type="float" office:value="9.706014">
                <text:p>9.70601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3.947035946">
                <text:p>13.947035946</text:p>
              </table:table-cell>
              <table:table-cell office:value-type="float" office:value="9.5811405">
                <text:p>9.58114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3.973189909">
                <text:p>13.973189909</text:p>
              </table:table-cell>
              <table:table-cell office:value-type="float" office:value="9.558782">
                <text:p>9.55878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3.999252319">
                <text:p>13.999252319</text:p>
              </table:table-cell>
              <table:table-cell office:value-type="float" office:value="9.59236">
                <text:p>9.5923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.02497903">
                <text:p>14.02497903</text:p>
              </table:table-cell>
              <table:table-cell office:value-type="float" office:value="9.717526">
                <text:p>9.71752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.051071958">
                <text:p>14.051071958</text:p>
              </table:table-cell>
              <table:table-cell office:value-type="float" office:value="9.5811405">
                <text:p>9.581140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.077210662">
                <text:p>14.077210662</text:p>
              </table:table-cell>
              <table:table-cell office:value-type="float" office:value="9.564362">
                <text:p>9.56436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.103273072">
                <text:p>14.103273072</text:p>
              </table:table-cell>
              <table:table-cell office:value-type="float" office:value="9.59236">
                <text:p>9.5923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.129015042">
                <text:p>14.129015042</text:p>
              </table:table-cell>
              <table:table-cell office:value-type="float" office:value="9.711766">
                <text:p>9.71176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.15510797">
                <text:p>14.15510797</text:p>
              </table:table-cell>
              <table:table-cell office:value-type="float" office:value="9.5811405">
                <text:p>9.581140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.181261933">
                <text:p>14.181261933</text:p>
              </table:table-cell>
              <table:table-cell office:value-type="float" office:value="9.558782">
                <text:p>9.55878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.20737012">
                <text:p>14.20737012</text:p>
              </table:table-cell>
              <table:table-cell office:value-type="float" office:value="9.575541">
                <text:p>9.57554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.233157867">
                <text:p>14.233157867</text:p>
              </table:table-cell>
              <table:table-cell office:value-type="float" office:value="9.694527">
                <text:p>9.69452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.259327089">
                <text:p>14.259327089</text:p>
              </table:table-cell>
              <table:table-cell office:value-type="float" office:value="9.553207">
                <text:p>9.55320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.28552683">
                <text:p>14.28552683</text:p>
              </table:table-cell>
              <table:table-cell office:value-type="float" office:value="9.542079">
                <text:p>9.54207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.311680793">
                <text:p>14.311680793</text:p>
              </table:table-cell>
              <table:table-cell office:value-type="float" office:value="9.558782">
                <text:p>9.55878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.337544835">
                <text:p>14.337544835</text:p>
              </table:table-cell>
              <table:table-cell office:value-type="float" office:value="9.665929">
                <text:p>9.66592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.363790353">
                <text:p>14.363790353</text:p>
              </table:table-cell>
              <table:table-cell office:value-type="float" office:value="9.525436">
                <text:p>9.52543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.390081647">
                <text:p>14.390081647</text:p>
              </table:table-cell>
              <table:table-cell office:value-type="float" office:value="9.508851">
                <text:p>9.50885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.416296647">
                <text:p>14.416296647</text:p>
              </table:table-cell>
              <table:table-cell office:value-type="float" office:value="9.536525">
                <text:p>9.5365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.442206466">
                <text:p>14.442206466</text:p>
              </table:table-cell>
              <table:table-cell office:value-type="float" office:value="9.648851">
                <text:p>9.64885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.468467242">
                <text:p>14.468467242</text:p>
              </table:table-cell>
              <table:table-cell office:value-type="float" office:value="9.519901">
                <text:p>9.51990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.494773797">
                <text:p>14.494773797</text:p>
              </table:table-cell>
              <table:table-cell office:value-type="float" office:value="9.503335">
                <text:p>9.50333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.521004056">
                <text:p>14.521004056</text:p>
              </table:table-cell>
              <table:table-cell office:value-type="float" office:value="9.530977">
                <text:p>9.53097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.546898616">
                <text:p>14.546898616</text:p>
              </table:table-cell>
              <table:table-cell office:value-type="float" office:value="9.654537">
                <text:p>9.65453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.573159392">
                <text:p>14.573159392</text:p>
              </table:table-cell>
              <table:table-cell office:value-type="float" office:value="9.519901">
                <text:p>9.51990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.599481205">
                <text:p>14.599481205</text:p>
              </table:table-cell>
              <table:table-cell office:value-type="float" office:value="9.497826">
                <text:p>9.49782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.625741981">
                <text:p>14.625741981</text:p>
              </table:table-cell>
              <table:table-cell office:value-type="float" office:value="9.519901">
                <text:p>9.51990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.651682319">
                <text:p>14.651682319</text:p>
              </table:table-cell>
              <table:table-cell office:value-type="float" office:value="9.6375">
                <text:p>9.63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.677988874">
                <text:p>14.677988874</text:p>
              </table:table-cell>
              <table:table-cell office:value-type="float" office:value="9.503335">
                <text:p>9.50333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.704356464">
                <text:p>14.704356464</text:p>
              </table:table-cell>
              <table:table-cell office:value-type="float" office:value="9.481337">
                <text:p>9.48133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.730647758">
                <text:p>14.730647758</text:p>
              </table:table-cell>
              <table:table-cell office:value-type="float" office:value="9.508851">
                <text:p>9.50885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.756572835">
                <text:p>14.756572835</text:p>
              </table:table-cell>
              <table:table-cell office:value-type="float" office:value="9.643172">
                <text:p>9.64317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4.78284887">
                <text:p>14.78284887</text:p>
              </table:table-cell>
              <table:table-cell office:value-type="float" office:value="9.514373">
                <text:p>9.51437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4.809170683">
                <text:p>14.809170683</text:p>
              </table:table-cell>
              <table:table-cell office:value-type="float" office:value="9.497826">
                <text:p>9.49782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.835431459">
                <text:p>14.835431459</text:p>
              </table:table-cell>
              <table:table-cell office:value-type="float" office:value="9.519901">
                <text:p>9.51990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4.861341278">
                <text:p>14.861341278</text:p>
              </table:table-cell>
              <table:table-cell office:value-type="float" office:value="9.648851">
                <text:p>9.64885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4.887586796">
                <text:p>14.887586796</text:p>
              </table:table-cell>
              <table:table-cell office:value-type="float" office:value="9.525436">
                <text:p>9.52543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4.913893351">
                <text:p>14.913893351</text:p>
              </table:table-cell>
              <table:table-cell office:value-type="float" office:value="9.503335">
                <text:p>9.50333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.940062573">
                <text:p>14.940062573</text:p>
              </table:table-cell>
              <table:table-cell office:value-type="float" office:value="9.553207">
                <text:p>9.55320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.965926615">
                <text:p>14.965926615</text:p>
              </table:table-cell>
              <table:table-cell office:value-type="float" office:value="9.665929">
                <text:p>9.66592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4.992141615">
                <text:p>14.992141615</text:p>
              </table:table-cell>
              <table:table-cell office:value-type="float" office:value="9.536525">
                <text:p>9.53652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5.018371874">
                <text:p>15.018371874</text:p>
              </table:table-cell>
              <table:table-cell office:value-type="float" office:value="9.530977">
                <text:p>9.53097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.044495319">
                <text:p>15.044495319</text:p>
              </table:table-cell>
              <table:table-cell office:value-type="float" office:value="9.569948">
                <text:p>9.56994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5.070283066">
                <text:p>15.070283066</text:p>
              </table:table-cell>
              <table:table-cell office:value-type="float" office:value="9.694527">
                <text:p>9.69452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5.09642177">
                <text:p>15.09642177</text:p>
              </table:table-cell>
              <table:table-cell office:value-type="float" office:value="9.564362">
                <text:p>9.56436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.122606252">
                <text:p>15.122606252</text:p>
              </table:table-cell>
              <table:table-cell office:value-type="float" office:value="9.54764">
                <text:p>9.5476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5.14869918">
                <text:p>15.14869918</text:p>
              </table:table-cell>
              <table:table-cell office:value-type="float" office:value="9.5811405">
                <text:p>9.581140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5.174486927">
                <text:p>15.174486927</text:p>
              </table:table-cell>
              <table:table-cell office:value-type="float" office:value="9.694527">
                <text:p>9.69452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.200595114">
                <text:p>15.200595114</text:p>
              </table:table-cell>
              <table:table-cell office:value-type="float" office:value="9.575541">
                <text:p>9.57554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.226718559">
                <text:p>15.226718559</text:p>
              </table:table-cell>
              <table:table-cell office:value-type="float" office:value="9.569948">
                <text:p>9.56994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5.252750449">
                <text:p>15.252750449</text:p>
              </table:table-cell>
              <table:table-cell office:value-type="float" office:value="9.603605">
                <text:p>9.60360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.278446643">
                <text:p>15.278446643</text:p>
              </table:table-cell>
              <table:table-cell office:value-type="float" office:value="9.729068">
                <text:p>9.72906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5.304478533">
                <text:p>15.304478533</text:p>
              </table:table-cell>
              <table:table-cell office:value-type="float" office:value="9.603605">
                <text:p>9.60360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5.33058672">
                <text:p>15.33058672</text:p>
              </table:table-cell>
              <table:table-cell office:value-type="float" office:value="9.575541">
                <text:p>9.57554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5.356572835">
                <text:p>15.356572835</text:p>
              </table:table-cell>
              <table:table-cell office:value-type="float" office:value="9.6205225">
                <text:p>9.620522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5.382238509">
                <text:p>15.382238509</text:p>
              </table:table-cell>
              <table:table-cell office:value-type="float" office:value="9.740636">
                <text:p>9.74063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5.408163586">
                <text:p>15.408163586</text:p>
              </table:table-cell>
              <table:table-cell office:value-type="float" office:value="9.643172">
                <text:p>9.64317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5.434119183">
                <text:p>15.434119183</text:p>
              </table:table-cell>
              <table:table-cell office:value-type="float" office:value="9.631834">
                <text:p>9.63183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5.460013743">
                <text:p>15.460013743</text:p>
              </table:table-cell>
              <table:table-cell office:value-type="float" office:value="9.654537">
                <text:p>9.65453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5.485557345">
                <text:p>15.485557345</text:p>
              </table:table-cell>
              <table:table-cell office:value-type="float" office:value="9.787187">
                <text:p>9.78718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.511436646">
                <text:p>15.511436646</text:p>
              </table:table-cell>
              <table:table-cell office:value-type="float" office:value="9.66023">
                <text:p>9.6602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.537361723">
                <text:p>15.537361723</text:p>
              </table:table-cell>
              <table:table-cell office:value-type="float" office:value="9.643172">
                <text:p>9.64317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.563179989">
                <text:p>15.563179989</text:p>
              </table:table-cell>
              <table:table-cell office:value-type="float" office:value="9.683067">
                <text:p>9.68306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5.588632039">
                <text:p>15.588632039</text:p>
              </table:table-cell>
              <table:table-cell office:value-type="float" office:value="9.8223915">
                <text:p>9.822391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5.614419786">
                <text:p>15.614419786</text:p>
              </table:table-cell>
              <table:table-cell office:value-type="float" office:value="9.694527">
                <text:p>9.69452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5.640238052">
                <text:p>15.640238052</text:p>
              </table:table-cell>
              <table:table-cell office:value-type="float" office:value="9.683067">
                <text:p>9.68306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5.665964763">
                <text:p>15.665964763</text:p>
              </table:table-cell>
              <table:table-cell office:value-type="float" office:value="9.717526">
                <text:p>9.71752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5.691371034">
                <text:p>15.691371034</text:p>
              </table:table-cell>
              <table:table-cell office:value-type="float" office:value="9.84009">
                <text:p>9.8400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5.717067228">
                <text:p>15.717067228</text:p>
              </table:table-cell>
              <table:table-cell office:value-type="float" office:value="9.729068">
                <text:p>9.72906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5.742793939">
                <text:p>15.742793939</text:p>
              </table:table-cell>
              <table:table-cell office:value-type="float" office:value="9.717526">
                <text:p>9.71752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5.768459613">
                <text:p>15.768459613</text:p>
              </table:table-cell>
              <table:table-cell office:value-type="float" office:value="9.740636">
                <text:p>9.74063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5.79378959">
                <text:p>15.79378959</text:p>
              </table:table-cell>
              <table:table-cell office:value-type="float" office:value="9.869728">
                <text:p>9.86972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5.819455264">
                <text:p>15.819455264</text:p>
              </table:table-cell>
              <table:table-cell office:value-type="float" office:value="9.740636">
                <text:p>9.74063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5.845136197">
                <text:p>15.845136197</text:p>
              </table:table-cell>
              <table:table-cell office:value-type="float" office:value="9.734848">
                <text:p>9.73484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5.870740837">
                <text:p>15.870740837</text:p>
              </table:table-cell>
              <table:table-cell office:value-type="float" office:value="9.763855">
                <text:p>9.76385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5.895994518">
                <text:p>15.895994518</text:p>
              </table:table-cell>
              <table:table-cell office:value-type="float" office:value="9.899547">
                <text:p>9.89954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5.921599158">
                <text:p>15.921599158</text:p>
              </table:table-cell>
              <table:table-cell office:value-type="float" office:value="9.763855">
                <text:p>9.76385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5.947264832">
                <text:p>15.947264832</text:p>
              </table:table-cell>
              <table:table-cell office:value-type="float" office:value="9.740636">
                <text:p>9.74063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5.972808434">
                <text:p>15.972808434</text:p>
              </table:table-cell>
              <table:table-cell office:value-type="float" office:value="9.787187">
                <text:p>9.78718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.998062115">
                <text:p>15.998062115</text:p>
              </table:table-cell>
              <table:table-cell office:value-type="float" office:value="9.899547">
                <text:p>9.89954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6.023636237">
                <text:p>16.023636237</text:p>
              </table:table-cell>
              <table:table-cell office:value-type="float" office:value="9.775506">
                <text:p>9.77550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6.049256135">
                <text:p>16.049256135</text:p>
              </table:table-cell>
              <table:table-cell office:value-type="float" office:value="9.758039">
                <text:p>9.75803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6.074860775">
                <text:p>16.074860775</text:p>
              </table:table-cell>
              <table:table-cell office:value-type="float" office:value="9.763855">
                <text:p>9.76385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6.100129715">
                <text:p>16.100129715</text:p>
              </table:table-cell>
              <table:table-cell office:value-type="float" office:value="9.893569">
                <text:p>9.89356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6.125795389">
                <text:p>16.125795389</text:p>
              </table:table-cell>
              <table:table-cell office:value-type="float" office:value="9.740636">
                <text:p>9.74063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.1515221">
                <text:p>16.1515221</text:p>
              </table:table-cell>
              <table:table-cell office:value-type="float" office:value="9.717526">
                <text:p>9.71752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.177157257">
                <text:p>16.177157257</text:p>
              </table:table-cell>
              <table:table-cell office:value-type="float" office:value="9.752232">
                <text:p>9.75223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6.202563528">
                <text:p>16.202563528</text:p>
              </table:table-cell>
              <table:table-cell office:value-type="float" office:value="9.84009">
                <text:p>9.8400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6.228290239">
                <text:p>16.228290239</text:p>
              </table:table-cell>
              <table:table-cell office:value-type="float" office:value="9.717526">
                <text:p>9.71752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6.254139023">
                <text:p>16.254139023</text:p>
              </table:table-cell>
              <table:table-cell office:value-type="float" office:value="9.671635">
                <text:p>9.67163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.279865734">
                <text:p>16.279865734</text:p>
              </table:table-cell>
              <table:table-cell office:value-type="float" office:value="9.717526">
                <text:p>9.71752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6.305333042">
                <text:p>16.305333042</text:p>
              </table:table-cell>
              <table:table-cell office:value-type="float" office:value="9.816506">
                <text:p>9.81650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6.331166567">
                <text:p>16.331166567</text:p>
              </table:table-cell>
              <table:table-cell office:value-type="float" office:value="9.677347">
                <text:p>9.67734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6.357076386">
                <text:p>16.357076386</text:p>
              </table:table-cell>
              <table:table-cell office:value-type="float" office:value="9.648851">
                <text:p>9.64885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6.382894652">
                <text:p>16.382894652</text:p>
              </table:table-cell>
              <table:table-cell office:value-type="float" office:value="9.683067">
                <text:p>9.68306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6.408407737">
                <text:p>16.408407737</text:p>
              </table:table-cell>
              <table:table-cell office:value-type="float" office:value="9.798893">
                <text:p>9.79889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6.434256521">
                <text:p>16.434256521</text:p>
              </table:table-cell>
              <table:table-cell office:value-type="float" office:value="9.671635">
                <text:p>9.67163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6.460151081">
                <text:p>16.460151081</text:p>
              </table:table-cell>
              <table:table-cell office:value-type="float" office:value="9.654537">
                <text:p>9.65453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6.485969347">
                <text:p>16.485969347</text:p>
              </table:table-cell>
              <table:table-cell office:value-type="float" office:value="9.683067">
                <text:p>9.68306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6.511467173">
                <text:p>16.511467173</text:p>
              </table:table-cell>
              <table:table-cell office:value-type="float" office:value="9.804757">
                <text:p>9.80475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6.537300698">
                <text:p>16.537300698</text:p>
              </table:table-cell>
              <table:table-cell office:value-type="float" office:value="9.677347">
                <text:p>9.67734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6.563179999">
                <text:p>16.563179999</text:p>
              </table:table-cell>
              <table:table-cell office:value-type="float" office:value="9.66023">
                <text:p>9.6602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6.588967746">
                <text:p>16.588967746</text:p>
              </table:table-cell>
              <table:table-cell office:value-type="float" office:value="9.694527">
                <text:p>9.69452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6.614450313">
                <text:p>16.614450313</text:p>
              </table:table-cell>
              <table:table-cell office:value-type="float" office:value="9.810628">
                <text:p>9.81062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6.640299097">
                <text:p>16.640299097</text:p>
              </table:table-cell>
              <table:table-cell office:value-type="float" office:value="9.671635">
                <text:p>9.67163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6.666224174">
                <text:p>16.666224174</text:p>
              </table:table-cell>
              <table:table-cell office:value-type="float" office:value="9.643172">
                <text:p>9.64317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6.692072958">
                <text:p>16.692072958</text:p>
              </table:table-cell>
              <table:table-cell office:value-type="float" office:value="9.671635">
                <text:p>9.67163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6.71761656">
                <text:p>16.71761656</text:p>
              </table:table-cell>
              <table:table-cell office:value-type="float" office:value="9.787187">
                <text:p>9.78718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6.74351112">
                <text:p>16.74351112</text:p>
              </table:table-cell>
              <table:table-cell office:value-type="float" office:value="9.654537">
                <text:p>9.65453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6.769466717">
                <text:p>16.769466717</text:p>
              </table:table-cell>
              <table:table-cell office:value-type="float" office:value="9.631834">
                <text:p>9.63183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6.795376536">
                <text:p>16.795376536</text:p>
              </table:table-cell>
              <table:table-cell office:value-type="float" office:value="9.648851">
                <text:p>9.64885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6.821011693">
                <text:p>16.821011693</text:p>
              </table:table-cell>
              <table:table-cell office:value-type="float" office:value="9.752232">
                <text:p>9.75223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6.84696729">
                <text:p>16.84696729</text:p>
              </table:table-cell>
              <table:table-cell office:value-type="float" office:value="9.631834">
                <text:p>9.63183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6.87299918">
                <text:p>16.87299918</text:p>
              </table:table-cell>
              <table:table-cell office:value-type="float" office:value="9.603605">
                <text:p>9.60360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6.898939518">
                <text:p>16.898939518</text:p>
              </table:table-cell>
              <table:table-cell office:value-type="float" office:value="9.6375">
                <text:p>9.637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6.924574675">
                <text:p>16.924574675</text:p>
              </table:table-cell>
              <table:table-cell office:value-type="float" office:value="9.752232">
                <text:p>9.75223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6.950530272">
                <text:p>16.950530272</text:p>
              </table:table-cell>
              <table:table-cell office:value-type="float" office:value="9.631834">
                <text:p>9.63183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6.976531645">
                <text:p>16.976531645</text:p>
              </table:table-cell>
              <table:table-cell office:value-type="float" office:value="9.614877">
                <text:p>9.61487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7.002426205">
                <text:p>17.002426205</text:p>
              </table:table-cell>
              <table:table-cell office:value-type="float" office:value="9.654537">
                <text:p>9.65453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7.028030845">
                <text:p>17.028030845</text:p>
              </table:table-cell>
              <table:table-cell office:value-type="float" office:value="9.763855">
                <text:p>9.76385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7.053986442">
                <text:p>17.053986442</text:p>
              </table:table-cell>
              <table:table-cell office:value-type="float" office:value="9.631834">
                <text:p>9.63183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7.079957298">
                <text:p>17.079957298</text:p>
              </table:table-cell>
              <table:table-cell office:value-type="float" office:value="9.626175">
                <text:p>9.62617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7.105867117">
                <text:p>17.105867117</text:p>
              </table:table-cell>
              <table:table-cell office:value-type="float" office:value="9.648851">
                <text:p>9.64885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7.131456497">
                <text:p>17.131456497</text:p>
              </table:table-cell>
              <table:table-cell office:value-type="float" office:value="9.769677">
                <text:p>9.76967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7.157396835">
                <text:p>17.157396835</text:p>
              </table:table-cell>
              <table:table-cell office:value-type="float" office:value="9.6375">
                <text:p>9.637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7.183398208">
                <text:p>17.183398208</text:p>
              </table:table-cell>
              <table:table-cell office:value-type="float" office:value="9.614877">
                <text:p>9.61487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7.209277509">
                <text:p>17.209277509</text:p>
              </table:table-cell>
              <table:table-cell office:value-type="float" office:value="9.66023">
                <text:p>9.6602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7.234882149">
                <text:p>17.234882149</text:p>
              </table:table-cell>
              <table:table-cell office:value-type="float" office:value="9.763855">
                <text:p>9.76385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7.260822487">
                <text:p>17.260822487</text:p>
              </table:table-cell>
              <table:table-cell office:value-type="float" office:value="9.6375">
                <text:p>9.637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7.28682386">
                <text:p>17.28682386</text:p>
              </table:table-cell>
              <table:table-cell office:value-type="float" office:value="9.614877">
                <text:p>9.61487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7.312764198">
                <text:p>17.312764198</text:p>
              </table:table-cell>
              <table:table-cell office:value-type="float" office:value="9.6375">
                <text:p>9.637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7.338399355">
                <text:p>17.338399355</text:p>
              </table:table-cell>
              <table:table-cell office:value-type="float" office:value="9.752232">
                <text:p>9.75223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7.364400728">
                <text:p>17.364400728</text:p>
              </table:table-cell>
              <table:table-cell office:value-type="float" office:value="9.614877">
                <text:p>9.61487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7.390463138">
                <text:p>17.390463138</text:p>
              </table:table-cell>
              <table:table-cell office:value-type="float" office:value="9.59236">
                <text:p>9.5923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7.416464511">
                <text:p>17.416464511</text:p>
              </table:table-cell>
              <table:table-cell office:value-type="float" office:value="9.614877">
                <text:p>9.61487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7.442145444">
                <text:p>17.442145444</text:p>
              </table:table-cell>
              <table:table-cell office:value-type="float" office:value="9.734848">
                <text:p>9.73484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7.468177334">
                <text:p>17.468177334</text:p>
              </table:table-cell>
              <table:table-cell office:value-type="float" office:value="9.603605">
                <text:p>9.60360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7.494285521">
                <text:p>17.494285521</text:p>
              </table:table-cell>
              <table:table-cell office:value-type="float" office:value="9.575541">
                <text:p>9.57554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7.520332671">
                <text:p>17.520332671</text:p>
              </table:table-cell>
              <table:table-cell office:value-type="float" office:value="9.597979">
                <text:p>9.59797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7.546074641">
                <text:p>17.546074641</text:p>
              </table:table-cell>
              <table:table-cell office:value-type="float" office:value="9.711766">
                <text:p>9.71176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7.572167569">
                <text:p>17.572167569</text:p>
              </table:table-cell>
              <table:table-cell office:value-type="float" office:value="9.5811405">
                <text:p>9.581140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7.598321532">
                <text:p>17.598321532</text:p>
              </table:table-cell>
              <table:table-cell office:value-type="float" office:value="9.558782">
                <text:p>9.55878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7.624368682">
                <text:p>17.624368682</text:p>
              </table:table-cell>
              <table:table-cell office:value-type="float" office:value="9.597979">
                <text:p>9.59797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7.650125911">
                <text:p>17.650125911</text:p>
              </table:table-cell>
              <table:table-cell office:value-type="float" office:value="9.706014">
                <text:p>9.70601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7.676218839">
                <text:p>17.676218839</text:p>
              </table:table-cell>
              <table:table-cell office:value-type="float" office:value="9.5811405">
                <text:p>9.581140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7.702342284">
                <text:p>17.702342284</text:p>
              </table:table-cell>
              <table:table-cell office:value-type="float" office:value="9.569948">
                <text:p>9.56994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7.728374174">
                <text:p>17.728374174</text:p>
              </table:table-cell>
              <table:table-cell office:value-type="float" office:value="9.603605">
                <text:p>9.60360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7.754070368">
                <text:p>17.754070368</text:p>
              </table:table-cell>
              <table:table-cell office:value-type="float" office:value="9.729068">
                <text:p>9.72906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7.780117518">
                <text:p>17.780117518</text:p>
              </table:table-cell>
              <table:table-cell office:value-type="float" office:value="9.597979">
                <text:p>9.59797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7.806179928">
                <text:p>17.806179928</text:p>
              </table:table-cell>
              <table:table-cell office:value-type="float" office:value="9.59236">
                <text:p>9.5923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7.832227078">
                <text:p>17.832227078</text:p>
              </table:table-cell>
              <table:table-cell office:value-type="float" office:value="9.597979">
                <text:p>9.59797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7.857969048">
                <text:p>17.857969048</text:p>
              </table:table-cell>
              <table:table-cell office:value-type="float" office:value="9.711766">
                <text:p>9.71176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7.884061976">
                <text:p>17.884061976</text:p>
              </table:table-cell>
              <table:table-cell office:value-type="float" office:value="9.5811405">
                <text:p>9.581140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7.910246458">
                <text:p>17.910246458</text:p>
              </table:table-cell>
              <table:table-cell office:value-type="float" office:value="9.54764">
                <text:p>9.5476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7.936324128">
                <text:p>17.936324128</text:p>
              </table:table-cell>
              <table:table-cell office:value-type="float" office:value="9.586747">
                <text:p>9.58674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7.962142394">
                <text:p>17.962142394</text:p>
              </table:table-cell>
              <table:table-cell office:value-type="float" office:value="9.683067">
                <text:p>9.68306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7.988281098">
                <text:p>17.988281098</text:p>
              </table:table-cell>
              <table:table-cell office:value-type="float" office:value="9.564362">
                <text:p>9.56436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8.014511357">
                <text:p>18.014511357</text:p>
              </table:table-cell>
              <table:table-cell office:value-type="float" office:value="9.530977">
                <text:p>9.53097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8.04066532">
                <text:p>18.04066532</text:p>
              </table:table-cell>
              <table:table-cell office:value-type="float" office:value="9.558782">
                <text:p>9.55878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8.066514104">
                <text:p>18.066514104</text:p>
              </table:table-cell>
              <table:table-cell office:value-type="float" office:value="9.671635">
                <text:p>9.67163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8.092729104">
                <text:p>18.092729104</text:p>
              </table:table-cell>
              <table:table-cell office:value-type="float" office:value="9.536525">
                <text:p>9.53652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8.11898988">
                <text:p>18.11898988</text:p>
              </table:table-cell>
              <table:table-cell office:value-type="float" office:value="9.519901">
                <text:p>9.51990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8.14520488">
                <text:p>18.14520488</text:p>
              </table:table-cell>
              <table:table-cell office:value-type="float" office:value="9.536525">
                <text:p>9.53652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8.17109944">
                <text:p>18.17109944</text:p>
              </table:table-cell>
              <table:table-cell office:value-type="float" office:value="9.654537">
                <text:p>9.65453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8.197329699">
                <text:p>18.197329699</text:p>
              </table:table-cell>
              <table:table-cell office:value-type="float" office:value="9.530977">
                <text:p>9.53097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8.223636254">
                <text:p>18.223636254</text:p>
              </table:table-cell>
              <table:table-cell office:value-type="float" office:value="9.503335">
                <text:p>9.50333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8.249866513">
                <text:p>18.249866513</text:p>
              </table:table-cell>
              <table:table-cell office:value-type="float" office:value="9.530977">
                <text:p>9.53097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8.275806851">
                <text:p>18.275806851</text:p>
              </table:table-cell>
              <table:table-cell office:value-type="float" office:value="9.6375">
                <text:p>9.637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8.302082886">
                <text:p>18.302082886</text:p>
              </table:table-cell>
              <table:table-cell office:value-type="float" office:value="9.514373">
                <text:p>9.51437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8.328435217">
                <text:p>18.328435217</text:p>
              </table:table-cell>
              <table:table-cell office:value-type="float" office:value="9.486827">
                <text:p>9.48682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8.354695993">
                <text:p>18.354695993</text:p>
              </table:table-cell>
              <table:table-cell office:value-type="float" office:value="9.519901">
                <text:p>9.51990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8.38062107">
                <text:p>18.38062107</text:p>
              </table:table-cell>
              <table:table-cell office:value-type="float" office:value="9.643172">
                <text:p>9.64317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8.406912364">
                <text:p>18.406912364</text:p>
              </table:table-cell>
              <table:table-cell office:value-type="float" office:value="9.508851">
                <text:p>9.50885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8.433234177">
                <text:p>18.433234177</text:p>
              </table:table-cell>
              <table:table-cell office:value-type="float" office:value="9.497826">
                <text:p>9.49782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8.459464436">
                <text:p>18.459464436</text:p>
              </table:table-cell>
              <table:table-cell office:value-type="float" office:value="9.530977">
                <text:p>9.53097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8.485404774">
                <text:p>18.485404774</text:p>
              </table:table-cell>
              <table:table-cell office:value-type="float" office:value="9.6375">
                <text:p>9.637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8.511696068">
                <text:p>18.511696068</text:p>
              </table:table-cell>
              <table:table-cell office:value-type="float" office:value="9.508851">
                <text:p>9.50885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8.538017881">
                <text:p>18.538017881</text:p>
              </table:table-cell>
              <table:table-cell office:value-type="float" office:value="9.497826">
                <text:p>9.49782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8.56424814">
                <text:p>18.56424814</text:p>
              </table:table-cell>
              <table:table-cell office:value-type="float" office:value="9.530977">
                <text:p>9.53097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8.590203737">
                <text:p>18.590203737</text:p>
              </table:table-cell>
              <table:table-cell office:value-type="float" office:value="9.631834">
                <text:p>9.63183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8.616479772">
                <text:p>18.616479772</text:p>
              </table:table-cell>
              <table:table-cell office:value-type="float" office:value="9.514373">
                <text:p>9.51437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8.642832103">
                <text:p>18.642832103</text:p>
              </table:table-cell>
              <table:table-cell office:value-type="float" office:value="9.486827">
                <text:p>9.48682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8.669077621">
                <text:p>18.669077621</text:p>
              </table:table-cell>
              <table:table-cell office:value-type="float" office:value="9.525436">
                <text:p>9.52543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8.695017959">
                <text:p>18.695017959</text:p>
              </table:table-cell>
              <table:table-cell office:value-type="float" office:value="9.6375">
                <text:p>9.637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8.721309253">
                <text:p>18.721309253</text:p>
              </table:table-cell>
              <table:table-cell office:value-type="float" office:value="9.508851">
                <text:p>9.50885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8.747631066">
                <text:p>18.747631066</text:p>
              </table:table-cell>
              <table:table-cell office:value-type="float" office:value="9.497826">
                <text:p>9.49782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8.773891842">
                <text:p>18.773891842</text:p>
              </table:table-cell>
              <table:table-cell office:value-type="float" office:value="9.519901">
                <text:p>9.51990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8.799816919">
                <text:p>18.799816919</text:p>
              </table:table-cell>
              <table:table-cell office:value-type="float" office:value="9.643172">
                <text:p>9.64317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8.826092954">
                <text:p>18.826092954</text:p>
              </table:table-cell>
              <table:table-cell office:value-type="float" office:value="9.514373">
                <text:p>9.51437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8.852430026">
                <text:p>18.852430026</text:p>
              </table:table-cell>
              <table:table-cell office:value-type="float" office:value="9.492323">
                <text:p>9.49232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8.878706061">
                <text:p>18.878706061</text:p>
              </table:table-cell>
              <table:table-cell office:value-type="float" office:value="9.514373">
                <text:p>9.51437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8.904646399">
                <text:p>18.904646399</text:p>
              </table:table-cell>
              <table:table-cell office:value-type="float" office:value="9.6375">
                <text:p>9.637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8.930937693">
                <text:p>18.930937693</text:p>
              </table:table-cell>
              <table:table-cell office:value-type="float" office:value="9.508851">
                <text:p>9.50885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8.957274765">
                <text:p>18.957274765</text:p>
              </table:table-cell>
              <table:table-cell office:value-type="float" office:value="9.492323">
                <text:p>9.49232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8.983505024">
                <text:p>18.983505024</text:p>
              </table:table-cell>
              <table:table-cell office:value-type="float" office:value="9.530977">
                <text:p>9.53097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9.009414843">
                <text:p>19.009414843</text:p>
              </table:table-cell>
              <table:table-cell office:value-type="float" office:value="9.648851">
                <text:p>9.64885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9.035645102">
                <text:p>19.035645102</text:p>
              </table:table-cell>
              <table:table-cell office:value-type="float" office:value="9.530977">
                <text:p>9.53097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9.061936396">
                <text:p>19.061936396</text:p>
              </table:table-cell>
              <table:table-cell office:value-type="float" office:value="9.508851">
                <text:p>9.50885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9.088151396">
                <text:p>19.088151396</text:p>
              </table:table-cell>
              <table:table-cell office:value-type="float" office:value="9.536525">
                <text:p>9.53652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9.114061215">
                <text:p>19.114061215</text:p>
              </table:table-cell>
              <table:table-cell office:value-type="float" office:value="9.648851">
                <text:p>9.64885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9.140352509">
                <text:p>19.140352509</text:p>
              </table:table-cell>
              <table:table-cell office:value-type="float" office:value="9.508851">
                <text:p>9.50885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9.166720099">
                <text:p>19.166720099</text:p>
              </table:table-cell>
              <table:table-cell office:value-type="float" office:value="9.481337">
                <text:p>9.48133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9.192996134">
                <text:p>19.192996134</text:p>
              </table:table-cell>
              <table:table-cell office:value-type="float" office:value="9.514373">
                <text:p>9.51437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9.21896699">
                <text:p>19.21896699</text:p>
              </table:table-cell>
              <table:table-cell office:value-type="float" office:value="9.626175">
                <text:p>9.62617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9.245258284">
                <text:p>19.245258284</text:p>
              </table:table-cell>
              <table:table-cell office:value-type="float" office:value="9.508851">
                <text:p>9.50885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9.271595356">
                <text:p>19.271595356</text:p>
              </table:table-cell>
              <table:table-cell office:value-type="float" office:value="9.492323">
                <text:p>9.49232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9.297840874">
                <text:p>19.297840874</text:p>
              </table:table-cell>
              <table:table-cell office:value-type="float" office:value="9.525436">
                <text:p>9.52543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9.323735434">
                <text:p>19.323735434</text:p>
              </table:table-cell>
              <table:table-cell office:value-type="float" office:value="9.654537">
                <text:p>9.65453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9.34999621">
                <text:p>19.34999621</text:p>
              </table:table-cell>
              <table:table-cell office:value-type="float" office:value="9.519901">
                <text:p>9.51990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9.376318023">
                <text:p>19.376318023</text:p>
              </table:table-cell>
              <table:table-cell office:value-type="float" office:value="9.497826">
                <text:p>9.49782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9.402517764">
                <text:p>19.402517764</text:p>
              </table:table-cell>
              <table:table-cell office:value-type="float" office:value="9.542079">
                <text:p>9.54207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9.428427583">
                <text:p>19.428427583</text:p>
              </table:table-cell>
              <table:table-cell office:value-type="float" office:value="9.648851">
                <text:p>9.64885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9.454657842">
                <text:p>19.454657842</text:p>
              </table:table-cell>
              <table:table-cell office:value-type="float" office:value="9.530977">
                <text:p>9.53097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9.480964397">
                <text:p>19.480964397</text:p>
              </table:table-cell>
              <table:table-cell office:value-type="float" office:value="9.503335">
                <text:p>9.50333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9.507164138">
                <text:p>19.507164138</text:p>
              </table:table-cell>
              <table:table-cell office:value-type="float" office:value="9.542079">
                <text:p>9.54207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9.533089215">
                <text:p>19.533089215</text:p>
              </table:table-cell>
              <table:table-cell office:value-type="float" office:value="9.643172">
                <text:p>9.64317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9.55936525">
                <text:p>19.55936525</text:p>
              </table:table-cell>
              <table:table-cell office:value-type="float" office:value="9.514373">
                <text:p>9.51437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9.585702322">
                <text:p>19.585702322</text:p>
              </table:table-cell>
              <table:table-cell office:value-type="float" office:value="9.492323">
                <text:p>9.49232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9.611978357">
                <text:p>19.611978357</text:p>
              </table:table-cell>
              <table:table-cell office:value-type="float" office:value="9.514373">
                <text:p>9.51437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9.637918695">
                <text:p>19.637918695</text:p>
              </table:table-cell>
              <table:table-cell office:value-type="float" office:value="9.6375">
                <text:p>9.637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9.66419473">
                <text:p>19.66419473</text:p>
              </table:table-cell>
              <table:table-cell office:value-type="float" office:value="9.514373">
                <text:p>9.51437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9.690577579">
                <text:p>19.690577579</text:p>
              </table:table-cell>
              <table:table-cell office:value-type="float" office:value="9.475853">
                <text:p>9.47585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9.716868873">
                <text:p>19.716868873</text:p>
              </table:table-cell>
              <table:table-cell office:value-type="float" office:value="9.508851">
                <text:p>9.50885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9.74282447">
                <text:p>19.74282447</text:p>
              </table:table-cell>
              <table:table-cell office:value-type="float" office:value="9.631834">
                <text:p>9.63183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9.769131025">
                <text:p>19.769131025</text:p>
              </table:table-cell>
              <table:table-cell office:value-type="float" office:value="9.503335">
                <text:p>9.50333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9.795468097">
                <text:p>19.795468097</text:p>
              </table:table-cell>
              <table:table-cell office:value-type="float" office:value="9.492323">
                <text:p>9.49232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9.821713615">
                <text:p>19.821713615</text:p>
              </table:table-cell>
              <table:table-cell office:value-type="float" office:value="9.525436">
                <text:p>9.52543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9.847653953">
                <text:p>19.847653953</text:p>
              </table:table-cell>
              <table:table-cell office:value-type="float" office:value="9.6375">
                <text:p>9.637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9.873914729">
                <text:p>19.873914729</text:p>
              </table:table-cell>
              <table:table-cell office:value-type="float" office:value="9.519901">
                <text:p>9.51990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9.900251801">
                <text:p>19.900251801</text:p>
              </table:table-cell>
              <table:table-cell office:value-type="float" office:value="9.492323">
                <text:p>9.49232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9.926527836">
                <text:p>19.926527836</text:p>
              </table:table-cell>
              <table:table-cell office:value-type="float" office:value="9.514373">
                <text:p>9.51437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9.952468174">
                <text:p>19.952468174</text:p>
              </table:table-cell>
              <table:table-cell office:value-type="float" office:value="9.6375">
                <text:p>9.637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9.978744209">
                <text:p>19.978744209</text:p>
              </table:table-cell>
              <table:table-cell office:value-type="float" office:value="9.514373">
                <text:p>9.51437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0.005035503">
                <text:p>20.005035503</text:p>
              </table:table-cell>
              <table:table-cell office:value-type="float" office:value="9.508851">
                <text:p>9.50885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0.031265762">
                <text:p>20.031265762</text:p>
              </table:table-cell>
              <table:table-cell office:value-type="float" office:value="9.530977">
                <text:p>9.53097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0.057160322">
                <text:p>20.057160322</text:p>
              </table:table-cell>
              <table:table-cell office:value-type="float" office:value="9.654537">
                <text:p>9.65453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0.08340584">
                <text:p>20.08340584</text:p>
              </table:table-cell>
              <table:table-cell office:value-type="float" office:value="9.525436">
                <text:p>9.52543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0.109681875">
                <text:p>20.109681875</text:p>
              </table:table-cell>
              <table:table-cell office:value-type="float" office:value="9.514373">
                <text:p>9.51437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0.135927393">
                <text:p>20.135927393</text:p>
              </table:table-cell>
              <table:table-cell office:value-type="float" office:value="9.525436">
                <text:p>9.52543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0.161837212">
                <text:p>20.161837212</text:p>
              </table:table-cell>
              <table:table-cell office:value-type="float" office:value="9.648851">
                <text:p>9.64885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0.188067471">
                <text:p>20.188067471</text:p>
              </table:table-cell>
              <table:table-cell office:value-type="float" office:value="9.530977">
                <text:p>9.53097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0.214374026">
                <text:p>20.214374026</text:p>
              </table:table-cell>
              <table:table-cell office:value-type="float" office:value="9.503335">
                <text:p>9.50333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0.240589026">
                <text:p>20.240589026</text:p>
              </table:table-cell>
              <table:table-cell office:value-type="float" office:value="9.536525">
                <text:p>9.53652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0.266483586">
                <text:p>20.266483586</text:p>
              </table:table-cell>
              <table:table-cell office:value-type="float" office:value="9.654537">
                <text:p>9.65453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0.292698586">
                <text:p>20.292698586</text:p>
              </table:table-cell>
              <table:table-cell office:value-type="float" office:value="9.536525">
                <text:p>9.53652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0.318974621">
                <text:p>20.318974621</text:p>
              </table:table-cell>
              <table:table-cell office:value-type="float" office:value="9.514373">
                <text:p>9.51437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0.345174362">
                <text:p>20.345174362</text:p>
              </table:table-cell>
              <table:table-cell office:value-type="float" office:value="9.542079">
                <text:p>9.54207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0.371053663">
                <text:p>20.371053663</text:p>
              </table:table-cell>
              <table:table-cell office:value-type="float" office:value="9.66023">
                <text:p>9.6602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0.397268663">
                <text:p>20.397268663</text:p>
              </table:table-cell>
              <table:table-cell office:value-type="float" office:value="9.536525">
                <text:p>9.53652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0.423514181">
                <text:p>20.423514181</text:p>
              </table:table-cell>
              <table:table-cell office:value-type="float" office:value="9.525436">
                <text:p>9.52543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0.449668144">
                <text:p>20.449668144</text:p>
              </table:table-cell>
              <table:table-cell office:value-type="float" office:value="9.558782">
                <text:p>9.55878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0.47548641">
                <text:p>20.47548641</text:p>
              </table:table-cell>
              <table:table-cell office:value-type="float" office:value="9.683067">
                <text:p>9.68306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0.501625114">
                <text:p>20.501625114</text:p>
              </table:table-cell>
              <table:table-cell office:value-type="float" office:value="9.564362">
                <text:p>9.56436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0.527809596">
                <text:p>20.527809596</text:p>
              </table:table-cell>
              <table:table-cell office:value-type="float" office:value="9.54764">
                <text:p>9.5476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0.553902524">
                <text:p>20.553902524</text:p>
              </table:table-cell>
              <table:table-cell office:value-type="float" office:value="9.5811405">
                <text:p>9.581140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0.579644494">
                <text:p>20.579644494</text:p>
              </table:table-cell>
              <table:table-cell office:value-type="float" office:value="9.711766">
                <text:p>9.71176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0.605645867">
                <text:p>20.605645867</text:p>
              </table:table-cell>
              <table:table-cell office:value-type="float" office:value="9.614877">
                <text:p>9.61487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0.631693017">
                <text:p>20.631693017</text:p>
              </table:table-cell>
              <table:table-cell office:value-type="float" office:value="9.597979">
                <text:p>9.59797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0.657618094">
                <text:p>20.657618094</text:p>
              </table:table-cell>
              <table:table-cell office:value-type="float" office:value="9.643172">
                <text:p>9.64317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0.683222734">
                <text:p>20.683222734</text:p>
              </table:table-cell>
              <table:table-cell office:value-type="float" office:value="9.763855">
                <text:p>9.76385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0.709147811">
                <text:p>20.709147811</text:p>
              </table:table-cell>
              <table:table-cell office:value-type="float" office:value="9.643172">
                <text:p>9.64317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0.735118667">
                <text:p>20.735118667</text:p>
              </table:table-cell>
              <table:table-cell office:value-type="float" office:value="9.626175">
                <text:p>9.62617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0.760982709">
                <text:p>20.760982709</text:p>
              </table:table-cell>
              <table:table-cell office:value-type="float" office:value="9.665929">
                <text:p>9.66592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0.78654157">
                <text:p>20.78654157</text:p>
              </table:table-cell>
              <table:table-cell office:value-type="float" office:value="9.781343">
                <text:p>9.78134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0.812390354">
                <text:p>20.812390354</text:p>
              </table:table-cell>
              <table:table-cell office:value-type="float" office:value="9.671635">
                <text:p>9.67163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0.838284914">
                <text:p>20.838284914</text:p>
              </table:table-cell>
              <table:table-cell office:value-type="float" office:value="9.654537">
                <text:p>9.65453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0.864042143">
                <text:p>20.864042143</text:p>
              </table:table-cell>
              <table:table-cell office:value-type="float" office:value="9.706014">
                <text:p>9.70601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0.889494193">
                <text:p>20.889494193</text:p>
              </table:table-cell>
              <table:table-cell office:value-type="float" office:value="9.8223915">
                <text:p>9.822391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0.915236163">
                <text:p>20.915236163</text:p>
              </table:table-cell>
              <table:table-cell office:value-type="float" office:value="9.711766">
                <text:p>9.71176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0.94102391">
                <text:p>20.94102391</text:p>
              </table:table-cell>
              <table:table-cell office:value-type="float" office:value="9.694527">
                <text:p>9.69452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0.966689584">
                <text:p>20.966689584</text:p>
              </table:table-cell>
              <table:table-cell office:value-type="float" office:value="9.740636">
                <text:p>9.74063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0.992050079">
                <text:p>20.992050079</text:p>
              </table:table-cell>
              <table:table-cell office:value-type="float" office:value="9.857852">
                <text:p>9.85785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1.017685236">
                <text:p>21.017685236</text:p>
              </table:table-cell>
              <table:table-cell office:value-type="float" office:value="9.752232">
                <text:p>9.75223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1.04338143">
                <text:p>21.04338143</text:p>
              </table:table-cell>
              <table:table-cell office:value-type="float" office:value="9.729068">
                <text:p>9.72906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1.06898607">
                <text:p>21.06898607</text:p>
              </table:table-cell>
              <table:table-cell office:value-type="float" office:value="9.763855">
                <text:p>9.76385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1.094270269">
                <text:p>21.094270269</text:p>
              </table:table-cell>
              <table:table-cell office:value-type="float" office:value="9.887598">
                <text:p>9.88759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1.119874909">
                <text:p>21.119874909</text:p>
              </table:table-cell>
              <table:table-cell office:value-type="float" office:value="9.763855">
                <text:p>9.76385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1.145540583">
                <text:p>21.145540583</text:p>
              </table:table-cell>
              <table:table-cell office:value-type="float" office:value="9.740636">
                <text:p>9.74063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1.171099444">
                <text:p>21.171099444</text:p>
              </table:table-cell>
              <table:table-cell office:value-type="float" office:value="9.781343">
                <text:p>9.78134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1.196383643">
                <text:p>21.196383643</text:p>
              </table:table-cell>
              <table:table-cell office:value-type="float" office:value="9.887598">
                <text:p>9.88759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1.222003541">
                <text:p>21.222003541</text:p>
              </table:table-cell>
              <table:table-cell office:value-type="float" office:value="9.758039">
                <text:p>9.75803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1.247699735">
                <text:p>21.247699735</text:p>
              </table:table-cell>
              <table:table-cell office:value-type="float" office:value="9.729068">
                <text:p>9.72906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1.273334892">
                <text:p>21.273334892</text:p>
              </table:table-cell>
              <table:table-cell office:value-type="float" office:value="9.752232">
                <text:p>9.75223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1.298695387">
                <text:p>21.298695387</text:p>
              </table:table-cell>
              <table:table-cell office:value-type="float" office:value="9.857852">
                <text:p>9.85785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1.32437632">
                <text:p>21.32437632</text:p>
              </table:table-cell>
              <table:table-cell office:value-type="float" office:value="9.734848">
                <text:p>9.73484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1.350133549">
                <text:p>21.350133549</text:p>
              </table:table-cell>
              <table:table-cell office:value-type="float" office:value="9.706014">
                <text:p>9.70601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1.375799223">
                <text:p>21.375799223</text:p>
              </table:table-cell>
              <table:table-cell office:value-type="float" office:value="9.740636">
                <text:p>9.74063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1.401174977">
                <text:p>21.401174977</text:p>
              </table:table-cell>
              <table:table-cell office:value-type="float" office:value="9.851924">
                <text:p>9.85192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1.426871171">
                <text:p>21.426871171</text:p>
              </table:table-cell>
              <table:table-cell office:value-type="float" office:value="9.729068">
                <text:p>9.72906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1.452613141">
                <text:p>21.452613141</text:p>
              </table:table-cell>
              <table:table-cell office:value-type="float" office:value="9.711766">
                <text:p>9.71176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1.478278815">
                <text:p>21.478278815</text:p>
              </table:table-cell>
              <table:table-cell office:value-type="float" office:value="9.740636">
                <text:p>9.74063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1.503669827">
                <text:p>21.503669827</text:p>
              </table:table-cell>
              <table:table-cell office:value-type="float" office:value="9.846004">
                <text:p>9.84600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1.529427056">
                <text:p>21.529427056</text:p>
              </table:table-cell>
              <table:table-cell office:value-type="float" office:value="9.706014">
                <text:p>9.70601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1.555245322">
                <text:p>21.555245322</text:p>
              </table:table-cell>
              <table:table-cell office:value-type="float" office:value="9.683067">
                <text:p>9.68306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1.580972033">
                <text:p>21.580972033</text:p>
              </table:table-cell>
              <table:table-cell office:value-type="float" office:value="9.717526">
                <text:p>9.71752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1.606424083">
                <text:p>21.606424083</text:p>
              </table:table-cell>
              <table:table-cell office:value-type="float" office:value="9.8223915">
                <text:p>9.822391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1.632257608">
                <text:p>21.632257608</text:p>
              </table:table-cell>
              <table:table-cell office:value-type="float" office:value="9.677347">
                <text:p>9.67734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1.658182685">
                <text:p>21.658182685</text:p>
              </table:table-cell>
              <table:table-cell office:value-type="float" office:value="9.643172">
                <text:p>9.64317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1.68401621">
                <text:p>21.68401621</text:p>
              </table:table-cell>
              <table:table-cell office:value-type="float" office:value="9.677347">
                <text:p>9.67734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1.709544553">
                <text:p>21.709544553</text:p>
              </table:table-cell>
              <table:table-cell office:value-type="float" office:value="9.793036">
                <text:p>9.79303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1.735439113">
                <text:p>21.735439113</text:p>
              </table:table-cell>
              <table:table-cell office:value-type="float" office:value="9.654537">
                <text:p>9.65453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1.76139471">
                <text:p>21.76139471</text:p>
              </table:table-cell>
              <table:table-cell office:value-type="float" office:value="9.631834">
                <text:p>9.63183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1.787304529">
                <text:p>21.787304529</text:p>
              </table:table-cell>
              <table:table-cell office:value-type="float" office:value="9.648851">
                <text:p>9.64885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1.812924427">
                <text:p>21.812924427</text:p>
              </table:table-cell>
              <table:table-cell office:value-type="float" office:value="9.758039">
                <text:p>9.75803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1.838910542">
                <text:p>21.838910542</text:p>
              </table:table-cell>
              <table:table-cell office:value-type="float" office:value="9.6205225">
                <text:p>9.620522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1.864927174">
                <text:p>21.864927174</text:p>
              </table:table-cell>
              <table:table-cell office:value-type="float" office:value="9.609238">
                <text:p>9.60923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1.890867512">
                <text:p>21.890867512</text:p>
              </table:table-cell>
              <table:table-cell office:value-type="float" office:value="9.6375">
                <text:p>9.637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1.916502669">
                <text:p>21.916502669</text:p>
              </table:table-cell>
              <table:table-cell office:value-type="float" office:value="9.752232">
                <text:p>9.75223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1.942488784">
                <text:p>21.942488784</text:p>
              </table:table-cell>
              <table:table-cell office:value-type="float" office:value="9.6205225">
                <text:p>9.620522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1.968535934">
                <text:p>21.968535934</text:p>
              </table:table-cell>
              <table:table-cell office:value-type="float" office:value="9.597979">
                <text:p>9.59797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1.994491531">
                <text:p>21.994491531</text:p>
              </table:table-cell>
              <table:table-cell office:value-type="float" office:value="9.631834">
                <text:p>9.63183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2.020172464">
                <text:p>22.020172464</text:p>
              </table:table-cell>
              <table:table-cell office:value-type="float" office:value="9.734848">
                <text:p>9.73484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2.046173837">
                <text:p>22.046173837</text:p>
              </table:table-cell>
              <table:table-cell office:value-type="float" office:value="9.614877">
                <text:p>9.61487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2.072251507">
                <text:p>22.072251507</text:p>
              </table:table-cell>
              <table:table-cell office:value-type="float" office:value="9.586747">
                <text:p>9.58674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2.098283397">
                <text:p>22.098283397</text:p>
              </table:table-cell>
              <table:table-cell office:value-type="float" office:value="9.603605">
                <text:p>9.60360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2.124025367">
                <text:p>22.124025367</text:p>
              </table:table-cell>
              <table:table-cell office:value-type="float" office:value="9.711766">
                <text:p>9.71176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2.150118295">
                <text:p>22.150118295</text:p>
              </table:table-cell>
              <table:table-cell office:value-type="float" office:value="9.5811405">
                <text:p>9.581140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2.176272258">
                <text:p>22.176272258</text:p>
              </table:table-cell>
              <table:table-cell office:value-type="float" office:value="9.558782">
                <text:p>9.55878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2.202349928">
                <text:p>22.202349928</text:p>
              </table:table-cell>
              <table:table-cell office:value-type="float" office:value="9.586747">
                <text:p>9.58674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2.228076639">
                <text:p>22.228076639</text:p>
              </table:table-cell>
              <table:table-cell office:value-type="float" office:value="9.717526">
                <text:p>9.71752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2.254139049">
                <text:p>22.254139049</text:p>
              </table:table-cell>
              <table:table-cell office:value-type="float" office:value="9.59236">
                <text:p>9.5923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2.280293012">
                <text:p>22.280293012</text:p>
              </table:table-cell>
              <table:table-cell office:value-type="float" office:value="9.558782">
                <text:p>9.55878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2.306355422">
                <text:p>22.306355422</text:p>
              </table:table-cell>
              <table:table-cell office:value-type="float" office:value="9.59236">
                <text:p>9.5923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2.332143169">
                <text:p>22.332143169</text:p>
              </table:table-cell>
              <table:table-cell office:value-type="float" office:value="9.694527">
                <text:p>9.69452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2.358266614">
                <text:p>22.358266614</text:p>
              </table:table-cell>
              <table:table-cell office:value-type="float" office:value="9.569948">
                <text:p>9.56994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2.384435836">
                <text:p>22.384435836</text:p>
              </table:table-cell>
              <table:table-cell office:value-type="float" office:value="9.553207">
                <text:p>9.55320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2.410559281">
                <text:p>22.410559281</text:p>
              </table:table-cell>
              <table:table-cell office:value-type="float" office:value="9.569948">
                <text:p>9.56994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2.436392806">
                <text:p>22.436392806</text:p>
              </table:table-cell>
              <table:table-cell office:value-type="float" office:value="9.677347">
                <text:p>9.67734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2.462577288">
                <text:p>22.462577288</text:p>
              </table:table-cell>
              <table:table-cell office:value-type="float" office:value="9.54764">
                <text:p>9.5476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2.488883843">
                <text:p>22.488883843</text:p>
              </table:table-cell>
              <table:table-cell office:value-type="float" office:value="9.503335">
                <text:p>9.50333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2.515114102">
                <text:p>22.515114102</text:p>
              </table:table-cell>
              <table:table-cell office:value-type="float" office:value="9.530977">
                <text:p>9.53097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2.541039179">
                <text:p>22.541039179</text:p>
              </table:table-cell>
              <table:table-cell office:value-type="float" office:value="9.643172">
                <text:p>9.64317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2.567315214">
                <text:p>22.567315214</text:p>
              </table:table-cell>
              <table:table-cell office:value-type="float" office:value="9.514373">
                <text:p>9.51437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2.593652286">
                <text:p>22.593652286</text:p>
              </table:table-cell>
              <table:table-cell office:value-type="float" office:value="9.492323">
                <text:p>9.49232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2.619913062">
                <text:p>22.619913062</text:p>
              </table:table-cell>
              <table:table-cell office:value-type="float" office:value="9.519901">
                <text:p>9.51990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2.645868659">
                <text:p>22.645868659</text:p>
              </table:table-cell>
              <table:table-cell office:value-type="float" office:value="9.631834">
                <text:p>9.63183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2.672190472">
                <text:p>22.672190472</text:p>
              </table:table-cell>
              <table:table-cell office:value-type="float" office:value="9.497826">
                <text:p>9.49782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2.698542803">
                <text:p>22.698542803</text:p>
              </table:table-cell>
              <table:table-cell office:value-type="float" office:value="9.486827">
                <text:p>9.48682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2.724834097">
                <text:p>22.724834097</text:p>
              </table:table-cell>
              <table:table-cell office:value-type="float" office:value="9.508851">
                <text:p>9.50885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2.750820212">
                <text:p>22.750820212</text:p>
              </table:table-cell>
              <table:table-cell office:value-type="float" office:value="9.6205225">
                <text:p>9.620522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2.777126767">
                <text:p>22.777126767</text:p>
              </table:table-cell>
              <table:table-cell office:value-type="float" office:value="9.503335">
                <text:p>9.50333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2.803494357">
                <text:p>22.803494357</text:p>
              </table:table-cell>
              <table:table-cell office:value-type="float" office:value="9.481337">
                <text:p>9.48133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2.829800912">
                <text:p>22.829800912</text:p>
              </table:table-cell>
              <table:table-cell office:value-type="float" office:value="9.503335">
                <text:p>9.50333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2.855756509">
                <text:p>22.855756509</text:p>
              </table:table-cell>
              <table:table-cell office:value-type="float" office:value="9.631834">
                <text:p>9.63183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2.882047803">
                <text:p>22.882047803</text:p>
              </table:table-cell>
              <table:table-cell office:value-type="float" office:value="9.508851">
                <text:p>9.50885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2.908384875">
                <text:p>22.908384875</text:p>
              </table:table-cell>
              <table:table-cell office:value-type="float" office:value="9.492323">
                <text:p>9.49232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2.934630393">
                <text:p>22.934630393</text:p>
              </table:table-cell>
              <table:table-cell office:value-type="float" office:value="9.525436">
                <text:p>9.52543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2.960570731">
                <text:p>22.960570731</text:p>
              </table:table-cell>
              <table:table-cell office:value-type="float" office:value="9.6375">
                <text:p>9.637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2.986831507">
                <text:p>22.986831507</text:p>
              </table:table-cell>
              <table:table-cell office:value-type="float" office:value="9.519901">
                <text:p>9.51990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3.013138062">
                <text:p>23.013138062</text:p>
              </table:table-cell>
              <table:table-cell office:value-type="float" office:value="9.503335">
                <text:p>9.50333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3.03938358">
                <text:p>23.03938358</text:p>
              </table:table-cell>
              <table:table-cell office:value-type="float" office:value="9.525436">
                <text:p>9.52543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3.065293399">
                <text:p>23.065293399</text:p>
              </table:table-cell>
              <table:table-cell office:value-type="float" office:value="9.648851">
                <text:p>9.64885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3.091554175">
                <text:p>23.091554175</text:p>
              </table:table-cell>
              <table:table-cell office:value-type="float" office:value="9.519901">
                <text:p>9.51990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3.11786073">
                <text:p>23.11786073</text:p>
              </table:table-cell>
              <table:table-cell office:value-type="float" office:value="9.503335">
                <text:p>9.50333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3.14407573">
                <text:p>23.14407573</text:p>
              </table:table-cell>
              <table:table-cell office:value-type="float" office:value="9.536525">
                <text:p>9.53652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3.16997029">
                <text:p>23.16997029</text:p>
              </table:table-cell>
              <table:table-cell office:value-type="float" office:value="9.654537">
                <text:p>9.65453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3.196215808">
                <text:p>23.196215808</text:p>
              </table:table-cell>
              <table:table-cell office:value-type="float" office:value="9.525436">
                <text:p>9.52543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3.222537621">
                <text:p>23.222537621</text:p>
              </table:table-cell>
              <table:table-cell office:value-type="float" office:value="9.497826">
                <text:p>9.49782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3.24876788">
                <text:p>23.24876788</text:p>
              </table:table-cell>
              <table:table-cell office:value-type="float" office:value="9.530977">
                <text:p>9.53097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3.27466244">
                <text:p>23.27466244</text:p>
              </table:table-cell>
              <table:table-cell office:value-type="float" office:value="9.654537">
                <text:p>9.65453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3.30087744">
                <text:p>23.30087744</text:p>
              </table:table-cell>
              <table:table-cell office:value-type="float" office:value="9.536525">
                <text:p>9.53652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3.327153475">
                <text:p>23.327153475</text:p>
              </table:table-cell>
              <table:table-cell office:value-type="float" office:value="9.514373">
                <text:p>9.51437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3.353337957">
                <text:p>23.353337957</text:p>
              </table:table-cell>
              <table:table-cell office:value-type="float" office:value="9.54764">
                <text:p>9.5476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3.379171482">
                <text:p>23.379171482</text:p>
              </table:table-cell>
              <table:table-cell office:value-type="float" office:value="9.677347">
                <text:p>9.67734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3.405371223">
                <text:p>23.405371223</text:p>
              </table:table-cell>
              <table:table-cell office:value-type="float" office:value="9.542079">
                <text:p>9.54207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3.431616741">
                <text:p>23.431616741</text:p>
              </table:table-cell>
              <table:table-cell office:value-type="float" office:value="9.525436">
                <text:p>9.52543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3.457770704">
                <text:p>23.457770704</text:p>
              </table:table-cell>
              <table:table-cell office:value-type="float" office:value="9.558782">
                <text:p>9.55878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3.483604229">
                <text:p>23.483604229</text:p>
              </table:table-cell>
              <table:table-cell office:value-type="float" office:value="9.677347">
                <text:p>9.67734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3.509758192">
                <text:p>23.509758192</text:p>
              </table:table-cell>
              <table:table-cell office:value-type="float" office:value="9.558782">
                <text:p>9.55878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3.535942674">
                <text:p>23.535942674</text:p>
              </table:table-cell>
              <table:table-cell office:value-type="float" office:value="9.54764">
                <text:p>9.5476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3.562050861">
                <text:p>23.562050861</text:p>
              </table:table-cell>
              <table:table-cell office:value-type="float" office:value="9.575541">
                <text:p>9.57554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3.587853866">
                <text:p>23.587853866</text:p>
              </table:table-cell>
              <table:table-cell office:value-type="float" office:value="9.688794">
                <text:p>9.68879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3.613977311">
                <text:p>23.613977311</text:p>
              </table:table-cell>
              <table:table-cell office:value-type="float" office:value="9.569948">
                <text:p>9.56994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3.640192311">
                <text:p>23.640192311</text:p>
              </table:table-cell>
              <table:table-cell office:value-type="float" office:value="9.536525">
                <text:p>9.53652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3.666300498">
                <text:p>23.666300498</text:p>
              </table:table-cell>
              <table:table-cell office:value-type="float" office:value="9.575541">
                <text:p>9.57554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3.692118764">
                <text:p>23.692118764</text:p>
              </table:table-cell>
              <table:table-cell office:value-type="float" office:value="9.683067">
                <text:p>9.68306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3.718303246">
                <text:p>23.718303246</text:p>
              </table:table-cell>
              <table:table-cell office:value-type="float" office:value="9.54764">
                <text:p>9.5476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3.744564022">
                <text:p>23.744564022</text:p>
              </table:table-cell>
              <table:table-cell office:value-type="float" office:value="9.519901">
                <text:p>9.51990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3.770748504">
                <text:p>23.770748504</text:p>
              </table:table-cell>
              <table:table-cell office:value-type="float" office:value="9.54764">
                <text:p>9.5476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3.796643064">
                <text:p>23.796643064</text:p>
              </table:table-cell>
              <table:table-cell office:value-type="float" office:value="9.654537">
                <text:p>9.65453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3.822888582">
                <text:p>23.822888582</text:p>
              </table:table-cell>
              <table:table-cell office:value-type="float" office:value="9.525436">
                <text:p>9.52543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3.849164617">
                <text:p>23.849164617</text:p>
              </table:table-cell>
              <table:table-cell office:value-type="float" office:value="9.514373">
                <text:p>9.51437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3.875364358">
                <text:p>23.875364358</text:p>
              </table:table-cell>
              <table:table-cell office:value-type="float" office:value="9.542079">
                <text:p>9.54207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3.901258918">
                <text:p>23.901258918</text:p>
              </table:table-cell>
              <table:table-cell office:value-type="float" office:value="9.654537">
                <text:p>9.65453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3.927473918">
                <text:p>23.927473918</text:p>
              </table:table-cell>
              <table:table-cell office:value-type="float" office:value="9.536525">
                <text:p>9.53652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3.953749953">
                <text:p>23.953749953</text:p>
              </table:table-cell>
              <table:table-cell office:value-type="float" office:value="9.514373">
                <text:p>9.51437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3.979919175">
                <text:p>23.979919175</text:p>
              </table:table-cell>
              <table:table-cell office:value-type="float" office:value="9.553207">
                <text:p>9.55320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4.005767959">
                <text:p>24.005767959</text:p>
              </table:table-cell>
              <table:table-cell office:value-type="float" office:value="9.671635">
                <text:p>9.67163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4.031952441">
                <text:p>24.031952441</text:p>
              </table:table-cell>
              <table:table-cell office:value-type="float" office:value="9.54764">
                <text:p>9.5476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4.0581827">
                <text:p>24.0581827</text:p>
              </table:table-cell>
              <table:table-cell office:value-type="float" office:value="9.530977">
                <text:p>9.53097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4.084306145">
                <text:p>24.084306145</text:p>
              </table:table-cell>
              <table:table-cell office:value-type="float" office:value="9.569948">
                <text:p>9.56994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4.11010915">
                <text:p>24.11010915</text:p>
              </table:table-cell>
              <table:table-cell office:value-type="float" office:value="9.688794">
                <text:p>9.68879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4.136263113">
                <text:p>24.136263113</text:p>
              </table:table-cell>
              <table:table-cell office:value-type="float" office:value="9.558782">
                <text:p>9.55878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4.162462854">
                <text:p>24.162462854</text:p>
              </table:table-cell>
              <table:table-cell office:value-type="float" office:value="9.542079">
                <text:p>9.54207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4.188571041">
                <text:p>24.188571041</text:p>
              </table:table-cell>
              <table:table-cell office:value-type="float" office:value="9.575541">
                <text:p>9.57554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4.214358788">
                <text:p>24.214358788</text:p>
              </table:table-cell>
              <table:table-cell office:value-type="float" office:value="9.694527">
                <text:p>9.69452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4.240482233">
                <text:p>24.240482233</text:p>
              </table:table-cell>
              <table:table-cell office:value-type="float" office:value="9.569948">
                <text:p>9.56994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4.266636196">
                <text:p>24.266636196</text:p>
              </table:table-cell>
              <table:table-cell office:value-type="float" office:value="9.558782">
                <text:p>9.55878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4.292713866">
                <text:p>24.292713866</text:p>
              </table:table-cell>
              <table:table-cell office:value-type="float" office:value="9.586747">
                <text:p>9.58674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4.318471095">
                <text:p>24.318471095</text:p>
              </table:table-cell>
              <table:table-cell office:value-type="float" office:value="9.706014">
                <text:p>9.70601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4.344564023">
                <text:p>24.344564023</text:p>
              </table:table-cell>
              <table:table-cell office:value-type="float" office:value="9.5811405">
                <text:p>9.581140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4.370733245">
                <text:p>24.370733245</text:p>
              </table:table-cell>
              <table:table-cell office:value-type="float" office:value="9.553207">
                <text:p>9.55320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4.396795655">
                <text:p>24.396795655</text:p>
              </table:table-cell>
              <table:table-cell office:value-type="float" office:value="9.59236">
                <text:p>9.5923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4.422522366">
                <text:p>24.422522366</text:p>
              </table:table-cell>
              <table:table-cell office:value-type="float" office:value="9.717526">
                <text:p>9.71752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4.448615294">
                <text:p>24.448615294</text:p>
              </table:table-cell>
              <table:table-cell office:value-type="float" office:value="9.5811405">
                <text:p>9.581140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4.474738739">
                <text:p>24.474738739</text:p>
              </table:table-cell>
              <table:table-cell office:value-type="float" office:value="9.569948">
                <text:p>9.56994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4.500755371">
                <text:p>24.500755371</text:p>
              </table:table-cell>
              <table:table-cell office:value-type="float" office:value="9.609238">
                <text:p>9.60923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4.526482082">
                <text:p>24.526482082</text:p>
              </table:table-cell>
              <table:table-cell office:value-type="float" office:value="9.717526">
                <text:p>9.71752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4.552513972">
                <text:p>24.552513972</text:p>
              </table:table-cell>
              <table:table-cell office:value-type="float" office:value="9.603605">
                <text:p>9.60360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4.578637417">
                <text:p>24.578637417</text:p>
              </table:table-cell>
              <table:table-cell office:value-type="float" office:value="9.569948">
                <text:p>9.56994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4.604654049">
                <text:p>24.604654049</text:p>
              </table:table-cell>
              <table:table-cell office:value-type="float" office:value="9.609238">
                <text:p>9.60923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4.630365502">
                <text:p>24.630365502</text:p>
              </table:table-cell>
              <table:table-cell office:value-type="float" office:value="9.723293">
                <text:p>9.72329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4.656397392">
                <text:p>24.656397392</text:p>
              </table:table-cell>
              <table:table-cell office:value-type="float" office:value="9.603605">
                <text:p>9.60360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4.68249032">
                <text:p>24.68249032</text:p>
              </table:table-cell>
              <table:table-cell office:value-type="float" office:value="9.5811405">
                <text:p>9.581140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4.708491693">
                <text:p>24.708491693</text:p>
              </table:table-cell>
              <table:table-cell office:value-type="float" office:value="9.614877">
                <text:p>9.61487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4.734172626">
                <text:p>24.734172626</text:p>
              </table:table-cell>
              <table:table-cell office:value-type="float" office:value="9.734848">
                <text:p>9.73484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4.760143482">
                <text:p>24.760143482</text:p>
              </table:table-cell>
              <table:table-cell office:value-type="float" office:value="9.626175">
                <text:p>9.62617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4.786129597">
                <text:p>24.786129597</text:p>
              </table:table-cell>
              <table:table-cell office:value-type="float" office:value="9.6205225">
                <text:p>9.620522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4.811993639">
                <text:p>24.811993639</text:p>
              </table:table-cell>
              <table:table-cell office:value-type="float" office:value="9.665929">
                <text:p>9.66592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4.837506724">
                <text:p>24.837506724</text:p>
              </table:table-cell>
              <table:table-cell office:value-type="float" office:value="9.798893">
                <text:p>9.79889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4.863355508">
                <text:p>24.863355508</text:p>
              </table:table-cell>
              <table:table-cell office:value-type="float" office:value="9.671635">
                <text:p>9.67163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4.889204292">
                <text:p>24.889204292</text:p>
              </table:table-cell>
              <table:table-cell office:value-type="float" office:value="9.671635">
                <text:p>9.67163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4.914931003">
                <text:p>24.914931003</text:p>
              </table:table-cell>
              <table:table-cell office:value-type="float" office:value="9.717526">
                <text:p>9.71752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4.940367792">
                <text:p>24.940367792</text:p>
              </table:table-cell>
              <table:table-cell office:value-type="float" office:value="9.828284">
                <text:p>9.82828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4.966125021">
                <text:p>24.966125021</text:p>
              </table:table-cell>
              <table:table-cell office:value-type="float" office:value="9.706014">
                <text:p>9.70601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4.991897509">
                <text:p>24.991897509</text:p>
              </table:table-cell>
              <table:table-cell office:value-type="float" office:value="9.700267">
                <text:p>9.70026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5.017593703">
                <text:p>25.017593703</text:p>
              </table:table-cell>
              <table:table-cell office:value-type="float" office:value="9.729068">
                <text:p>9.72906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5.042984715">
                <text:p>25.042984715</text:p>
              </table:table-cell>
              <table:table-cell office:value-type="float" office:value="9.846004">
                <text:p>9.84600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5.068680909">
                <text:p>25.068680909</text:p>
              </table:table-cell>
              <table:table-cell office:value-type="float" office:value="9.729068">
                <text:p>9.72906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5.094453397">
                <text:p>25.094453397</text:p>
              </table:table-cell>
              <table:table-cell office:value-type="float" office:value="9.700267">
                <text:p>9.70026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5.12013433">
                <text:p>25.12013433</text:p>
              </table:table-cell>
              <table:table-cell office:value-type="float" office:value="9.734848">
                <text:p>9.73484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5.145479566">
                <text:p>25.145479566</text:p>
              </table:table-cell>
              <table:table-cell office:value-type="float" office:value="9.863787">
                <text:p>9.86378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5.171129982">
                <text:p>25.171129982</text:p>
              </table:table-cell>
              <table:table-cell office:value-type="float" office:value="9.74643">
                <text:p>9.7464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5.196856693">
                <text:p>25.196856693</text:p>
              </table:table-cell>
              <table:table-cell office:value-type="float" office:value="9.717526">
                <text:p>9.71752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5.222507109">
                <text:p>25.222507109</text:p>
              </table:table-cell>
              <table:table-cell office:value-type="float" office:value="9.74643">
                <text:p>9.7464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5.247837086">
                <text:p>25.247837086</text:p>
              </table:table-cell>
              <table:table-cell office:value-type="float" office:value="9.869728">
                <text:p>9.86972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5.273472243">
                <text:p>25.273472243</text:p>
              </table:table-cell>
              <table:table-cell office:value-type="float" office:value="9.752232">
                <text:p>9.75223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5.299153176">
                <text:p>25.299153176</text:p>
              </table:table-cell>
              <table:table-cell office:value-type="float" office:value="9.734848">
                <text:p>9.73484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5.324742556">
                <text:p>25.324742556</text:p>
              </table:table-cell>
              <table:table-cell office:value-type="float" office:value="9.769677">
                <text:p>9.76967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5.350042014">
                <text:p>25.350042014</text:p>
              </table:table-cell>
              <table:table-cell office:value-type="float" office:value="9.881635">
                <text:p>9.88163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5.375707688">
                <text:p>25.375707688</text:p>
              </table:table-cell>
              <table:table-cell office:value-type="float" office:value="9.740636">
                <text:p>9.74063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5.401403882">
                <text:p>25.401403882</text:p>
              </table:table-cell>
              <table:table-cell office:value-type="float" office:value="9.729068">
                <text:p>9.72906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5.427039039">
                <text:p>25.427039039</text:p>
              </table:table-cell>
              <table:table-cell office:value-type="float" office:value="9.752232">
                <text:p>9.75223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5.452369016">
                <text:p>25.452369016</text:p>
              </table:table-cell>
              <table:table-cell office:value-type="float" office:value="9.869728">
                <text:p>9.86972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5.478019432">
                <text:p>25.478019432</text:p>
              </table:table-cell>
              <table:table-cell office:value-type="float" office:value="9.74643">
                <text:p>9.7464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5.503746143">
                <text:p>25.503746143</text:p>
              </table:table-cell>
              <table:table-cell office:value-type="float" office:value="9.717526">
                <text:p>9.71752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5.529350783">
                <text:p>25.529350783</text:p>
              </table:table-cell>
              <table:table-cell office:value-type="float" office:value="9.763855">
                <text:p>9.76385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5.554650241">
                <text:p>25.554650241</text:p>
              </table:table-cell>
              <table:table-cell office:value-type="float" office:value="9.881635">
                <text:p>9.88163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5.580300657">
                <text:p>25.580300657</text:p>
              </table:table-cell>
              <table:table-cell office:value-type="float" office:value="9.74643">
                <text:p>9.7464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5.60598159">
                <text:p>25.60598159</text:p>
              </table:table-cell>
              <table:table-cell office:value-type="float" office:value="9.734848">
                <text:p>9.73484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5.631601488">
                <text:p>25.631601488</text:p>
              </table:table-cell>
              <table:table-cell office:value-type="float" office:value="9.758039">
                <text:p>9.75803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5.656900946">
                <text:p>25.656900946</text:p>
              </table:table-cell>
              <table:table-cell office:value-type="float" office:value="9.881635">
                <text:p>9.88163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5.682551362">
                <text:p>25.682551362</text:p>
              </table:table-cell>
              <table:table-cell office:value-type="float" office:value="9.74643">
                <text:p>9.7464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5.708278073">
                <text:p>25.708278073</text:p>
              </table:table-cell>
              <table:table-cell office:value-type="float" office:value="9.717526">
                <text:p>9.71752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5.733882713">
                <text:p>25.733882713</text:p>
              </table:table-cell>
              <table:table-cell office:value-type="float" office:value="9.763855">
                <text:p>9.76385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5.75921269">
                <text:p>25.75921269</text:p>
              </table:table-cell>
              <table:table-cell office:value-type="float" office:value="9.869728">
                <text:p>9.86972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5.784878364">
                <text:p>25.784878364</text:p>
              </table:table-cell>
              <table:table-cell office:value-type="float" office:value="9.740636">
                <text:p>9.74063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5.810605075">
                <text:p>25.810605075</text:p>
              </table:table-cell>
              <table:table-cell office:value-type="float" office:value="9.717526">
                <text:p>9.71752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5.836224973">
                <text:p>25.836224973</text:p>
              </table:table-cell>
              <table:table-cell office:value-type="float" office:value="9.758039">
                <text:p>9.75803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5.861509172">
                <text:p>25.861509172</text:p>
              </table:table-cell>
              <table:table-cell office:value-type="float" office:value="9.887598">
                <text:p>9.88759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5.88712907">
                <text:p>25.88712907</text:p>
              </table:table-cell>
              <table:table-cell office:value-type="float" office:value="9.758039">
                <text:p>9.75803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5.912794744">
                <text:p>25.912794744</text:p>
              </table:table-cell>
              <table:table-cell office:value-type="float" office:value="9.740636">
                <text:p>9.74063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5.938368866">
                <text:p>25.938368866</text:p>
              </table:table-cell>
              <table:table-cell office:value-type="float" office:value="9.775506">
                <text:p>9.77550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5.963637806">
                <text:p>25.963637806</text:p>
              </table:table-cell>
              <table:table-cell office:value-type="float" office:value="9.893569">
                <text:p>9.89356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5.989242446">
                <text:p>25.989242446</text:p>
              </table:table-cell>
              <table:table-cell office:value-type="float" office:value="9.763855">
                <text:p>9.76385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6.01493864">
                <text:p>26.01493864</text:p>
              </table:table-cell>
              <table:table-cell office:value-type="float" office:value="9.729068">
                <text:p>9.72906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6.040512762">
                <text:p>26.040512762</text:p>
              </table:table-cell>
              <table:table-cell office:value-type="float" office:value="9.775506">
                <text:p>9.77550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6.065766443">
                <text:p>26.065766443</text:p>
              </table:table-cell>
              <table:table-cell office:value-type="float" office:value="9.899547">
                <text:p>9.89954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6.0914016">
                <text:p>26.0914016</text:p>
              </table:table-cell>
              <table:table-cell office:value-type="float" office:value="9.752232">
                <text:p>9.75223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6.117113053">
                <text:p>26.117113053</text:p>
              </table:table-cell>
              <table:table-cell office:value-type="float" office:value="9.723293">
                <text:p>9.72329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6.142702433">
                <text:p>26.142702433</text:p>
              </table:table-cell>
              <table:table-cell office:value-type="float" office:value="9.769677">
                <text:p>9.76967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6.167971373">
                <text:p>26.167971373</text:p>
              </table:table-cell>
              <table:table-cell office:value-type="float" office:value="9.893569">
                <text:p>9.89356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6.193621789">
                <text:p>26.193621789</text:p>
              </table:table-cell>
              <table:table-cell office:value-type="float" office:value="9.74643">
                <text:p>9.7464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6.219302722">
                <text:p>26.219302722</text:p>
              </table:table-cell>
              <table:table-cell office:value-type="float" office:value="9.734848">
                <text:p>9.73484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6.24492262">
                <text:p>26.24492262</text:p>
              </table:table-cell>
              <table:table-cell office:value-type="float" office:value="9.758039">
                <text:p>9.75803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6.270237337">
                <text:p>26.270237337</text:p>
              </table:table-cell>
              <table:table-cell office:value-type="float" office:value="9.875679">
                <text:p>9.87567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6.295872494">
                <text:p>26.295872494</text:p>
              </table:table-cell>
              <table:table-cell office:value-type="float" office:value="9.752232">
                <text:p>9.75223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6.321568688">
                <text:p>26.321568688</text:p>
              </table:table-cell>
              <table:table-cell office:value-type="float" office:value="9.729068">
                <text:p>9.72906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6.34714281">
                <text:p>26.34714281</text:p>
              </table:table-cell>
              <table:table-cell office:value-type="float" office:value="9.775506">
                <text:p>9.77550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6.372427009">
                <text:p>26.372427009</text:p>
              </table:table-cell>
              <table:table-cell office:value-type="float" office:value="9.887598">
                <text:p>9.88759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6.398016389">
                <text:p>26.398016389</text:p>
              </table:table-cell>
              <table:table-cell office:value-type="float" office:value="9.769677">
                <text:p>9.76967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6.423666805">
                <text:p>26.423666805</text:p>
              </table:table-cell>
              <table:table-cell office:value-type="float" office:value="9.74643">
                <text:p>9.7464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6.449225666">
                <text:p>26.449225666</text:p>
              </table:table-cell>
              <table:table-cell office:value-type="float" office:value="9.781343">
                <text:p>9.78134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6.474494606">
                <text:p>26.474494606</text:p>
              </table:table-cell>
              <table:table-cell office:value-type="float" office:value="9.893569">
                <text:p>9.89356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6.500099246">
                <text:p>26.500099246</text:p>
              </table:table-cell>
              <table:table-cell office:value-type="float" office:value="9.763855">
                <text:p>9.76385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6.525749662">
                <text:p>26.525749662</text:p>
              </table:table-cell>
              <table:table-cell office:value-type="float" office:value="9.74643">
                <text:p>9.7464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6.551339042">
                <text:p>26.551339042</text:p>
              </table:table-cell>
              <table:table-cell office:value-type="float" office:value="9.769677">
                <text:p>9.76967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6.576607982">
                <text:p>26.576607982</text:p>
              </table:table-cell>
              <table:table-cell office:value-type="float" office:value="9.893569">
                <text:p>9.89356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6.60222788">
                <text:p>26.60222788</text:p>
              </table:table-cell>
              <table:table-cell office:value-type="float" office:value="9.758039">
                <text:p>9.75803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6.627893554">
                <text:p>26.627893554</text:p>
              </table:table-cell>
              <table:table-cell office:value-type="float" office:value="9.740636">
                <text:p>9.74063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6.653498194">
                <text:p>26.653498194</text:p>
              </table:table-cell>
              <table:table-cell office:value-type="float" office:value="9.763855">
                <text:p>9.76385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6.678812911">
                <text:p>26.678812911</text:p>
              </table:table-cell>
              <table:table-cell office:value-type="float" office:value="9.875679">
                <text:p>9.87567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6.704432809">
                <text:p>26.704432809</text:p>
              </table:table-cell>
              <table:table-cell office:value-type="float" office:value="9.758039">
                <text:p>9.75803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6.730083225">
                <text:p>26.730083225</text:p>
              </table:table-cell>
              <table:table-cell office:value-type="float" office:value="9.74643">
                <text:p>9.7464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6.755657347">
                <text:p>26.755657347</text:p>
              </table:table-cell>
              <table:table-cell office:value-type="float" office:value="9.775506">
                <text:p>9.77550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6.780956805">
                <text:p>26.780956805</text:p>
              </table:table-cell>
              <table:table-cell office:value-type="float" office:value="9.881635">
                <text:p>9.88163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6.806591962">
                <text:p>26.806591962</text:p>
              </table:table-cell>
              <table:table-cell office:value-type="float" office:value="9.752232">
                <text:p>9.75223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6.832318673">
                <text:p>26.832318673</text:p>
              </table:table-cell>
              <table:table-cell office:value-type="float" office:value="9.717526">
                <text:p>9.71752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6.857938571">
                <text:p>26.857938571</text:p>
              </table:table-cell>
              <table:table-cell office:value-type="float" office:value="9.758039">
                <text:p>9.75803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6.883268548">
                <text:p>26.883268548</text:p>
              </table:table-cell>
              <table:table-cell office:value-type="float" office:value="9.869728">
                <text:p>9.86972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6.908934222">
                <text:p>26.908934222</text:p>
              </table:table-cell>
              <table:table-cell office:value-type="float" office:value="9.740636">
                <text:p>9.74063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6.934660933">
                <text:p>26.934660933</text:p>
              </table:table-cell>
              <table:table-cell office:value-type="float" office:value="9.717526">
                <text:p>9.71752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6.96029609">
                <text:p>26.96029609</text:p>
              </table:table-cell>
              <table:table-cell office:value-type="float" office:value="9.752232">
                <text:p>9.75223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6.985641326">
                <text:p>26.985641326</text:p>
              </table:table-cell>
              <table:table-cell office:value-type="float" office:value="9.863787">
                <text:p>9.86378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7.01133752">
                <text:p>27.01133752</text:p>
              </table:table-cell>
              <table:table-cell office:value-type="float" office:value="9.729068">
                <text:p>9.72906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7.037110008">
                <text:p>27.037110008</text:p>
              </table:table-cell>
              <table:table-cell office:value-type="float" office:value="9.700267">
                <text:p>9.70026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7.062836719">
                <text:p>27.062836719</text:p>
              </table:table-cell>
              <table:table-cell office:value-type="float" office:value="9.717526">
                <text:p>9.71752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7.088258249">
                <text:p>27.088258249</text:p>
              </table:table-cell>
              <table:table-cell office:value-type="float" office:value="9.834184">
                <text:p>9.83418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7.114015478">
                <text:p>27.114015478</text:p>
              </table:table-cell>
              <table:table-cell office:value-type="float" office:value="9.706014">
                <text:p>9.70601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7.139849003">
                <text:p>27.139849003</text:p>
              </table:table-cell>
              <table:table-cell office:value-type="float" office:value="9.677347">
                <text:p>9.67734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7.16563675">
                <text:p>27.16563675</text:p>
              </table:table-cell>
              <table:table-cell office:value-type="float" office:value="9.694527">
                <text:p>9.69452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7.191104058">
                <text:p>27.191104058</text:p>
              </table:table-cell>
              <table:table-cell office:value-type="float" office:value="9.816506">
                <text:p>9.81650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7.216922324">
                <text:p>27.216922324</text:p>
              </table:table-cell>
              <table:table-cell office:value-type="float" office:value="9.683067">
                <text:p>9.68306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7.242771108">
                <text:p>27.242771108</text:p>
              </table:table-cell>
              <table:table-cell office:value-type="float" office:value="9.671635">
                <text:p>9.67163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7.268558855">
                <text:p>27.268558855</text:p>
              </table:table-cell>
              <table:table-cell office:value-type="float" office:value="9.694527">
                <text:p>9.69452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7.294056681">
                <text:p>27.294056681</text:p>
              </table:table-cell>
              <table:table-cell office:value-type="float" office:value="9.804757">
                <text:p>9.80475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7.319890206">
                <text:p>27.319890206</text:p>
              </table:table-cell>
              <table:table-cell office:value-type="float" office:value="9.677347">
                <text:p>9.67734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7.345800025">
                <text:p>27.345800025</text:p>
              </table:table-cell>
              <table:table-cell office:value-type="float" office:value="9.648851">
                <text:p>9.64885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7.37163355">
                <text:p>27.37163355</text:p>
              </table:table-cell>
              <table:table-cell office:value-type="float" office:value="9.677347">
                <text:p>9.67734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7.397146635">
                <text:p>27.397146635</text:p>
              </table:table-cell>
              <table:table-cell office:value-type="float" office:value="9.798893">
                <text:p>9.79889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7.423041195">
                <text:p>27.423041195</text:p>
              </table:table-cell>
              <table:table-cell office:value-type="float" office:value="9.654537">
                <text:p>9.65453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7.448981533">
                <text:p>27.448981533</text:p>
              </table:table-cell>
              <table:table-cell office:value-type="float" office:value="9.6375">
                <text:p>9.637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7.474830317">
                <text:p>27.474830317</text:p>
              </table:table-cell>
              <table:table-cell office:value-type="float" office:value="9.671635">
                <text:p>9.67163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7.500389178">
                <text:p>27.500389178</text:p>
              </table:table-cell>
              <table:table-cell office:value-type="float" office:value="9.781343">
                <text:p>9.78134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7.526314255">
                <text:p>27.526314255</text:p>
              </table:table-cell>
              <table:table-cell office:value-type="float" office:value="9.643172">
                <text:p>9.64317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7.552315628">
                <text:p>27.552315628</text:p>
              </table:table-cell>
              <table:table-cell office:value-type="float" office:value="9.614877">
                <text:p>9.61487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7.578225447">
                <text:p>27.578225447</text:p>
              </table:table-cell>
              <table:table-cell office:value-type="float" office:value="9.648851">
                <text:p>9.64885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7.603830087">
                <text:p>27.603830087</text:p>
              </table:table-cell>
              <table:table-cell office:value-type="float" office:value="9.763855">
                <text:p>9.76385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7.629785684">
                <text:p>27.629785684</text:p>
              </table:table-cell>
              <table:table-cell office:value-type="float" office:value="9.631834">
                <text:p>9.63183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7.655802316">
                <text:p>27.655802316</text:p>
              </table:table-cell>
              <table:table-cell office:value-type="float" office:value="9.609238">
                <text:p>9.60923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7.681757913">
                <text:p>27.681757913</text:p>
              </table:table-cell>
              <table:table-cell office:value-type="float" office:value="9.631834">
                <text:p>9.63183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7.70739307">
                <text:p>27.70739307</text:p>
              </table:table-cell>
              <table:table-cell office:value-type="float" office:value="9.752232">
                <text:p>9.75223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7.733379185">
                <text:p>27.733379185</text:p>
              </table:table-cell>
              <table:table-cell office:value-type="float" office:value="9.6205225">
                <text:p>9.620522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7.759441595">
                <text:p>27.759441595</text:p>
              </table:table-cell>
              <table:table-cell office:value-type="float" office:value="9.59236">
                <text:p>9.5923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7.785397192">
                <text:p>27.785397192</text:p>
              </table:table-cell>
              <table:table-cell office:value-type="float" office:value="9.631834">
                <text:p>9.63183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7.811047608">
                <text:p>27.811047608</text:p>
              </table:table-cell>
              <table:table-cell office:value-type="float" office:value="9.74643">
                <text:p>9.7464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7.837079498">
                <text:p>27.837079498</text:p>
              </table:table-cell>
              <table:table-cell office:value-type="float" office:value="9.603605">
                <text:p>9.60360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7.863141908">
                <text:p>27.863141908</text:p>
              </table:table-cell>
              <table:table-cell office:value-type="float" office:value="9.59236">
                <text:p>9.5923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7.889143281">
                <text:p>27.889143281</text:p>
              </table:table-cell>
              <table:table-cell office:value-type="float" office:value="9.614877">
                <text:p>9.61487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7.914808955">
                <text:p>27.914808955</text:p>
              </table:table-cell>
              <table:table-cell office:value-type="float" office:value="9.740636">
                <text:p>9.74063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7.940856105">
                <text:p>27.940856105</text:p>
              </table:table-cell>
              <table:table-cell office:value-type="float" office:value="9.597979">
                <text:p>9.59797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7.966918515">
                <text:p>27.966918515</text:p>
              </table:table-cell>
              <table:table-cell office:value-type="float" office:value="9.59236">
                <text:p>9.5923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7.992889371">
                <text:p>27.992889371</text:p>
              </table:table-cell>
              <table:table-cell office:value-type="float" office:value="9.626175">
                <text:p>9.62617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8.018570304">
                <text:p>28.018570304</text:p>
              </table:table-cell>
              <table:table-cell office:value-type="float" office:value="9.734848">
                <text:p>9.73484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8.044586936">
                <text:p>28.044586936</text:p>
              </table:table-cell>
              <table:table-cell office:value-type="float" office:value="9.609238">
                <text:p>9.60923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8.070679864">
                <text:p>28.070679864</text:p>
              </table:table-cell>
              <table:table-cell office:value-type="float" office:value="9.5811405">
                <text:p>9.581140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8.096696496">
                <text:p>28.096696496</text:p>
              </table:table-cell>
              <table:table-cell office:value-type="float" office:value="9.609238">
                <text:p>9.60923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8.122407949">
                <text:p>28.122407949</text:p>
              </table:table-cell>
              <table:table-cell office:value-type="float" office:value="9.723293">
                <text:p>9.72329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8.148455099">
                <text:p>28.148455099</text:p>
              </table:table-cell>
              <table:table-cell office:value-type="float" office:value="9.597979">
                <text:p>9.59797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8.174563286">
                <text:p>28.174563286</text:p>
              </table:table-cell>
              <table:table-cell office:value-type="float" office:value="9.575541">
                <text:p>9.57554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8.200610436">
                <text:p>28.200610436</text:p>
              </table:table-cell>
              <table:table-cell office:value-type="float" office:value="9.597979">
                <text:p>9.59797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8.226382924">
                <text:p>28.226382924</text:p>
              </table:table-cell>
              <table:table-cell office:value-type="float" office:value="9.700267">
                <text:p>9.70026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8.252491111">
                <text:p>28.252491111</text:p>
              </table:table-cell>
              <table:table-cell office:value-type="float" office:value="9.575541">
                <text:p>9.57554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8.278660333">
                <text:p>28.278660333</text:p>
              </table:table-cell>
              <table:table-cell office:value-type="float" office:value="9.553207">
                <text:p>9.55320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8.304738003">
                <text:p>28.304738003</text:p>
              </table:table-cell>
              <table:table-cell office:value-type="float" office:value="9.586747">
                <text:p>9.58674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8.330464714">
                <text:p>28.330464714</text:p>
              </table:table-cell>
              <table:table-cell office:value-type="float" office:value="9.717526">
                <text:p>9.71752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8.356542384">
                <text:p>28.356542384</text:p>
              </table:table-cell>
              <table:table-cell office:value-type="float" office:value="9.586747">
                <text:p>9.58674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8.382665829">
                <text:p>28.382665829</text:p>
              </table:table-cell>
              <table:table-cell office:value-type="float" office:value="9.569948">
                <text:p>9.56994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8.408728239">
                <text:p>28.408728239</text:p>
              </table:table-cell>
              <table:table-cell office:value-type="float" office:value="9.59236">
                <text:p>9.5923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8.434470209">
                <text:p>28.434470209</text:p>
              </table:table-cell>
              <table:table-cell office:value-type="float" office:value="9.711766">
                <text:p>9.71176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8.460547879">
                <text:p>28.460547879</text:p>
              </table:table-cell>
              <table:table-cell office:value-type="float" office:value="9.586747">
                <text:p>9.58674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8.486656066">
                <text:p>28.486656066</text:p>
              </table:table-cell>
              <table:table-cell office:value-type="float" office:value="9.575541">
                <text:p>9.5755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1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